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neva1" svg:font-family="Genev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2" style:family="paragraph" style:parent-style-name="Standard">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3" style:family="paragraph" style:parent-style-name="Standard">
      <style:paragraph-properties fo:margin-left="0cm" fo:margin-right="0.3cm" fo:line-height="0.564cm" fo:text-align="justify" style:justify-single-word="false" fo:text-indent="1cm" style:auto-text-indent="false" style:writing-mode="lr-tb">
        <style:tab-stops>
          <style:tab-stop style:position="14.841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4"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5"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6"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7"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8"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9" style:family="paragraph" style:parent-style-name="Standard">
      <style:paragraph-properties fo:margin-left="0cm" fo:margin-right="0.3cm" fo:line-height="0.564cm" fo:text-align="justify" style:justify-single-word="false" fo:text-indent="1cm" style:auto-text-indent="false" style:writing-mode="lr-tb">
        <style:tab-stops>
          <style:tab-stop style:position="5.082cm"/>
          <style:tab-stop style:position="10.162cm"/>
          <style:tab-stop style:position="15.242cm"/>
        </style:tab-stops>
      </style:paragraph-properties>
      <style:text-properties fo:color="#000000" style:font-name="Lato" fo:font-size="11pt" fo:language="tr" fo:country="TR" style:font-size-asian="11pt" style:font-name-complex="Times New Roman1"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fo:color="#000000" style:font-name="Lato" fo:font-size="11pt" fo:language="tr" fo:country="TR" style:font-size-asian="11pt" style:font-name-complex="Times New Roman1"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style:text-underline-style="solid" style:text-underline-width="auto" style:text-underline-color="font-color" fo:font-weight="bold" style:font-size-asian="11pt" style:font-style-asian="italic" style:font-weight-asian="bold" style:font-name-complex="Times New Roman1" style:font-size-complex="11pt" style:font-style-complex="italic" style:font-weight-complex="bold"/>
    </style:style>
    <style:style style:name="P12"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fo:font-weight="bold" style:font-size-asian="11pt" style:font-style-asian="italic" style:font-weight-asian="bold" style:font-name-complex="Times New Roman1" style:font-size-complex="11pt" style:font-style-complex="italic" style:font-weight-complex="bold"/>
    </style:style>
    <style:style style:name="P13"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style:font-size-asian="11pt" style:font-style-asian="italic" style:font-name-complex="Times New Roman1" style:font-size-complex="11pt" style:font-style-complex="italic"/>
    </style:style>
    <style:style style:name="P14" style:family="paragraph" style:parent-style-name="Standard">
      <style:paragraph-properties fo:margin-left="0cm" fo:margin-right="0.3cm" fo:line-height="0.564cm" fo:text-align="justify" style:justify-single-word="false" fo:text-indent="1cm" style:auto-text-indent="false" style:writing-mode="lr-tb">
        <style:tab-stops>
          <style:tab-stop style:position="14.841cm"/>
        </style:tab-stops>
      </style:paragraph-properties>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1" style:font-size-complex="11pt" style:font-weight-complex="bold"/>
    </style:style>
    <style:style style:name="P15" style:family="paragraph" style:parent-style-name="Standard">
      <style:paragraph-properties fo:margin-left="0cm" fo:margin-right="0.3cm" fo:text-align="justify" style:justify-single-word="false" fo:text-indent="1cm" style:auto-text-indent="false" style:writing-mode="lr-tb"/>
      <style:text-properties fo:color="#000000" style:font-name="Lato" fo:font-size="18pt" fo:letter-spacing="0.044cm" fo:language="tr" fo:country="TR" fo:font-weight="bold" style:font-size-asian="18pt" style:font-weight-asian="bold" style:font-name-complex="Times New Roman1" style:font-size-complex="18pt" style:font-weight-complex="bold"/>
    </style:style>
    <style:style style:name="P16"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17"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18" style:family="paragraph" style:parent-style-name="Standard">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19" style:family="paragraph" style:parent-style-name="Standard">
      <style:paragraph-properties fo:margin-left="0cm" fo:margin-right="0.3cm" fo:text-align="justify" style:justify-single-word="false" fo:text-indent="1cm" style:auto-text-indent="false" style:writing-mode="lr-tb"/>
      <style:text-properties style:font-name="Lato" fo:language="tr" fo:country="TR"/>
    </style:style>
    <style:style style:name="P20" style:family="paragraph" style:parent-style-name="Standard">
      <style:paragraph-properties fo:margin-left="0cm" fo:margin-right="0.3cm" fo:text-align="center" style:justify-single-word="false" fo:text-indent="1cm" style:auto-text-indent="false" style:writing-mode="lr-tb"/>
      <style:text-properties style:font-name="Lato" fo:language="tr" fo:country="TR"/>
    </style:style>
    <style:style style:name="P21"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22" style:family="paragraph" style:parent-style-name="Standard">
      <style:paragraph-properties fo:margin-left="0cm" fo:margin-right="0.3cm" fo:line-height="0.564cm" fo:text-align="justify" style:justify-single-word="false" fo:text-indent="1cm" style:auto-text-indent="false" style:writing-mode="lr-tb">
        <style:tab-stops>
          <style:tab-stop style:position="6.773cm"/>
          <style:tab-stop style:position="9.356cm" style:type="center"/>
        </style:tab-stops>
      </style:paragraph-properties>
      <style:text-properties style:font-name="Lato"/>
    </style:style>
    <style:style style:name="P23" style:family="paragraph" style:parent-style-name="Standard">
      <style:paragraph-properties fo:margin-left="0cm" fo:margin-right="0.3cm" fo:line-height="0.564cm" fo:text-align="justify" style:justify-single-word="false" fo:text-indent="1cm" style:auto-text-indent="false" style:writing-mode="lr-tb">
        <style:tab-stops>
          <style:tab-stop style:position="14.841cm"/>
        </style:tab-stops>
      </style:paragraph-properties>
      <style:text-properties style:font-name="Lato"/>
    </style:style>
    <style:style style:name="P24"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53cm"/>
        </style:tab-stops>
      </style:paragraph-properties>
      <style:text-properties style:font-name="Lato"/>
    </style:style>
    <style:style style:name="P25"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26"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style:font-name="Lato"/>
    </style:style>
    <style:style style:name="P27" style:family="paragraph" style:parent-style-name="Standard">
      <style:paragraph-properties fo:margin-left="0cm" fo:margin-right="0.3cm" fo:line-height="0.564cm" fo:text-align="justify" style:justify-single-word="false" fo:text-indent="1cm" style:auto-text-indent="false" style:writing-mode="lr-tb"/>
      <style:text-properties fo:text-transform="uppercase" fo:color="#000000" style:font-name="Lato" fo:font-size="11pt" fo:language="tr" fo:country="TR" fo:font-weight="bold" style:font-size-asian="11pt" style:font-weight-asian="bold" style:font-name-complex="Times New Roman1" style:font-size-complex="11pt" style:font-weight-complex="bold"/>
    </style:style>
    <style:style style:name="P28" style:family="paragraph" style:parent-style-name="Standard">
      <style:paragraph-properties fo:margin-left="0cm" fo:margin-right="0.3cm" fo:line-height="0.564cm" fo:text-align="justify" style:justify-single-word="false" fo:text-indent="1cm" style:auto-text-indent="false" style:writing-mode="lr-tb"/>
      <style:text-properties fo:text-transform="uppercase" fo:color="#000000" style:font-name="Lato" fo:font-size="11pt" fo:language="tr" fo:country="TR" style:text-underline-style="solid" style:text-underline-width="auto" style:text-underline-color="font-color" fo:font-weight="bold" style:font-size-asian="11pt" style:font-weight-asian="bold" style:font-name-complex="Times New Roman1" style:font-size-complex="11pt" style:font-weight-complex="bold"/>
    </style:style>
    <style:style style:name="P29"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Lato" fo:font-size="11pt" fo:language="tr" fo:country="TR" style:font-size-asian="11pt" style:font-name-complex="Times New Roman1" style:font-size-complex="11pt"/>
    </style:style>
    <style:style style:name="P30" style:family="paragraph" style:parent-style-name="Standard">
      <style:paragraph-properties fo:margin-left="0cm" fo:margin-right="0.3cm" fo:text-align="justify" style:justify-single-word="false" fo:text-indent="1cm" style:auto-text-indent="false" fo:break-before="page" style:writing-mode="lr-tb"/>
      <style:text-properties fo:color="#000000" style:font-name="Lato" fo:font-size="11pt" fo:letter-spacing="0.044cm" fo:language="tr" fo:country="TR" style:font-size-asian="11pt" style:font-name-complex="Times New Roman1" style:font-size-complex="11pt"/>
    </style:style>
    <style:style style:name="P31" style:family="paragraph" style:parent-style-name="Standard">
      <style:paragraph-properties fo:margin-left="0cm" fo:margin-right="0.3cm" fo:text-align="justify" style:justify-single-word="false" fo:text-indent="1cm" style:auto-text-indent="false" fo:break-before="pag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32" style:family="paragraph" style:parent-style-name="Standard">
      <style:paragraph-properties fo:margin-left="0cm" fo:margin-right="0.3cm" fo:text-align="center" style:justify-single-word="false" fo:text-indent="1cm" style:auto-text-indent="false" fo:break-before="pag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33" style:family="paragraph" style:parent-style-name="ANA_20_METIN">
      <style:paragraph-properties fo:margin-left="0cm" fo:margin-right="0.3cm"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34" style:family="paragraph" style:parent-style-name="ANA_20_METIN">
      <style:paragraph-properties fo:margin-left="0cm" fo:margin-right="0.3cm" fo:line-height="0.564cm"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35" style:family="paragraph" style:parent-style-name="ANA_20_METIN">
      <style:paragraph-properties fo:margin-left="0cm" fo:margin-right="0.3cm" fo:text-align="center" style:justify-single-word="false" fo:text-indent="1cm" style:auto-text-indent="fals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36" style:family="paragraph" style:parent-style-name="_30_0_20_KONU_20_BASLIGI">
      <style:paragraph-properties fo:margin-left="0cm" fo:margin-right="0.3cm" fo:text-align="center" style:justify-single-word="false" fo:text-indent="1cm" style:auto-text-indent="false" style:writing-mode="lr-tb"/>
      <style:text-properties style:font-name="Lato" fo:language="tr" fo:country="TR"/>
    </style:style>
    <style:style style:name="P37" style:family="paragraph" style:parent-style-name="_30_0_20_KONU_20_BASLIGI">
      <style:paragraph-properties fo:margin-left="0cm" fo:margin-right="0.3cm" fo:text-align="center" style:justify-single-word="false" fo:text-indent="1cm" style:auto-text-indent="false" fo:break-before="page" style:writing-mode="lr-tb"/>
      <style:text-properties fo:color="#000000" style:font-name="Lato" fo:font-size="18pt" fo:language="tr" fo:country="TR" fo:font-style="normal" style:font-size-asian="18pt" style:font-style-asian="normal" style:font-name-complex="Times New Roman1" style:font-size-complex="18pt" style:font-style-complex="normal"/>
    </style:style>
    <style:style style:name="P38" style:family="paragraph" style:parent-style-name="_30_0_20_ARA_20_BASLIK">
      <style:paragraph-properties fo:margin-left="0cm" fo:margin-right="0.3cm" fo:text-align="justify" style:justify-single-word="false" fo:text-indent="1cm" style:auto-text-indent="false" style:writing-mode="lr-tb"/>
      <style:text-properties fo:color="#000000" style:font-name="Lato" fo:font-size="16pt" fo:language="tr" fo:country="TR" style:font-size-asian="16pt" style:font-name-complex="Times New Roman1" style:font-size-complex="16pt"/>
    </style:style>
    <style:style style:name="P39" style:family="paragraph" style:parent-style-name="_30_0_20_HADIS">
      <style:paragraph-properties fo:margin-left="0cm" fo:margin-right="0.3cm" fo:margin-top="0cm" fo:margin-bottom="0cm" loext:contextual-spacing="false" fo:line-height="0.564cm" fo:text-indent="1cm" style:auto-text-indent="false" style:writing-mode="lr-tb"/>
      <style:text-properties style:font-name="Lato"/>
    </style:style>
    <style:style style:name="P40" style:family="paragraph" style:parent-style-name="_30_0_20_KONU_20_GIRISI2">
      <style:paragraph-properties fo:margin-left="0cm" fo:margin-right="0.3cm"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41" style:family="paragraph" style:parent-style-name="_30_0_20_KONU_20_GIRISI2">
      <style:paragraph-properties fo:margin-left="0cm" fo:margin-right="0.3cm" fo:line-height="0.564cm" fo:text-indent="1cm" style:auto-text-indent="false" style:writing-mode="lr-tb"/>
      <style:text-properties fo:color="#000000" style:font-name="Lato" fo:font-size="11pt" fo:language="tr" fo:country="TR" fo:font-weight="normal" style:font-size-asian="11pt" style:font-weight-asian="normal" style:font-name-complex="Times New Roman1" style:font-size-complex="11pt" style:font-weight-complex="normal"/>
    </style:style>
    <style:style style:name="P42" style:family="paragraph" style:parent-style-name="_30__20_KELIMELER">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fo:color="#000000" style:font-name="Lato" fo:font-size="11pt" fo:language="tr" fo:country="TR" style:font-size-asian="11pt" style:font-name-complex="Times New Roman1" style:font-size-complex="11pt"/>
    </style:style>
    <style:style style:name="P43" style:family="paragraph" style:parent-style-name="_30__20_KELIMELER">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fo:color="#000000" style:font-name="Lato" fo:font-size="11pt" fo:language="tr" fo:country="TR" fo:font-weight="normal" style:font-size-asian="11pt" style:font-weight-asian="normal" style:font-name-complex="Times New Roman1" style:font-size-complex="11pt" style:font-weight-complex="normal"/>
    </style:style>
    <style:style style:name="P44" style:family="paragraph" style:parent-style-name="_30__20_KELIMELER">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style:font-name="Lato" fo:language="tr" fo:country="TR"/>
    </style:style>
    <style:style style:name="P45" style:family="paragraph" style:parent-style-name="_30__20_KELIMELER">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style:font-name="Lato"/>
    </style:style>
    <style:style style:name="P46" style:family="paragraph" style:parent-style-name="_30__20_KELIMELER">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fo:text-transform="uppercase" fo:color="#000000" style:font-name="Lato" fo:font-size="11pt" fo:language="tr" fo:country="TR" style:font-size-asian="11pt" style:font-name-complex="Times New Roman1" style:font-size-complex="11pt"/>
    </style:style>
    <style:style style:name="P47" style:family="paragraph" style:parent-style-name="_30__20_KELIMELER">
      <style:paragraph-properties fo:margin-left="0cm" fo:margin-right="0.3cm" fo:line-height="0.564cm" fo:text-align="justify" style:justify-single-word="false" fo:text-indent="1cm" style:auto-text-indent="false" fo:break-before="page" style:writing-mode="lr-tb">
        <style:tab-stops>
          <style:tab-stop style:position="1.588cm"/>
        </style:tab-stops>
      </style:paragraph-properties>
      <style:text-properties fo:color="#000000" style:font-name="Lato" fo:font-size="11pt" fo:language="tr" fo:country="TR" style:font-size-asian="11pt" style:font-name-complex="Times New Roman1" style:font-size-complex="11pt"/>
    </style:style>
    <style:style style:name="P48" style:family="paragraph" style:parent-style-name="_30_0_20_ANA_20_METIN">
      <style:paragraph-properties fo:margin-left="0cm" fo:margin-right="0.3cm"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49"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fo:color="#000000" style:font-name="Lato" fo:font-size="11pt" fo:language="tr" fo:country="TR" style:font-size-asian="11pt" style:font-name-complex="Times New Roman1" style:font-size-complex="11pt"/>
    </style:style>
    <style:style style:name="P50" style:family="paragraph" style:parent-style-name="_30_0_20_ANA_20_METIN">
      <style:paragraph-properties fo:margin-left="0cm" fo:margin-right="0.3cm" fo:line-height="0.564cm"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51"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52" style:family="paragraph" style:parent-style-name="_30_0_20_ANA_20_METIN">
      <style:paragraph-properties fo:margin-left="0cm" fo:margin-right="0.3cm" fo:text-align="center" style:justify-single-word="false" fo:text-indent="1cm" style:auto-text-indent="false" style:writing-mode="lr-tb"/>
      <style:text-properties style:font-name="Lato" fo:language="tr" fo:country="TR"/>
    </style:style>
    <style:style style:name="P53" style:family="paragraph" style:parent-style-name="_30_0_20_ANA_20_METIN">
      <style:paragraph-properties fo:margin-left="0cm" fo:margin-right="0.3cm" fo:line-height="0.564cm" fo:text-indent="1cm" style:auto-text-indent="false" style:writing-mode="lr-tb"/>
      <style:text-properties style:font-name="Lato"/>
    </style:style>
    <style:style style:name="P54"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style:font-name="Lato"/>
    </style:style>
    <style:style style:name="P55" style:family="paragraph" style:parent-style-name="Title" style:master-page-name="Standard">
      <style:paragraph-properties fo:margin-left="0cm" fo:margin-right="0.3cm" fo:text-indent="1cm" style:auto-text-indent="false" style:page-number="1" style:writing-mode="lr-tb"/>
      <style:text-properties style:font-name="Lato" fo:font-size="36pt" fo:language="tr" fo:country="TR" style:text-underline-style="none" style:font-size-asian="36pt" style:font-name-complex="Times New Roman1" style:font-size-complex="36pt"/>
    </style:style>
    <style:style style:name="P56" style:family="paragraph" style:parent-style-name="Title">
      <style:paragraph-properties fo:margin-left="0cm" fo:margin-right="0.3cm" fo:text-indent="1cm" style:auto-text-indent="false" style:writing-mode="lr-tb"/>
      <style:text-properties style:font-name="Lato" fo:font-size="36pt" fo:language="tr" fo:country="TR" style:text-underline-style="none" style:font-size-asian="36pt" style:font-name-complex="Times New Roman1" style:font-size-complex="36pt"/>
    </style:style>
    <style:style style:name="P57" style:family="paragraph" style:parent-style-name="Title">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58" style:family="paragraph" style:parent-style-name="Title">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font-name-complex="Times New Roman1" style:font-size-complex="11pt"/>
    </style:style>
    <style:style style:name="P59" style:family="paragraph" style:parent-style-name="Title">
      <style:paragraph-properties fo:margin-left="0cm" fo:margin-right="0.3cm" fo:line-height="0.564cm" fo:text-indent="1cm" style:auto-text-indent="false" style:writing-mode="lr-tb"/>
      <style:text-properties style:font-name="Lato" fo:font-size="11pt" fo:language="tr" fo:country="TR" style:text-underline-style="none" fo:font-weight="normal" style:font-size-asian="11pt" style:font-weight-asian="normal" style:font-name-complex="Times New Roman1" style:font-size-complex="11pt" style:font-weight-complex="normal"/>
    </style:style>
    <style:style style:name="P60" style:family="paragraph" style:parent-style-name="Title">
      <style:paragraph-properties fo:margin-left="0cm" fo:margin-right="0.3cm" fo:line-height="0.564cm" fo:text-align="justify" style:justify-single-word="false" fo:text-indent="1cm" style:auto-text-indent="false" fo:break-before="page" style:writing-mode="lr-tb"/>
      <style:text-properties style:font-name="Lato" fo:font-size="11pt" fo:language="tr" fo:country="TR" style:font-size-asian="11pt" style:font-name-complex="Times New Roman1" style:font-size-complex="11pt"/>
    </style:style>
    <style:style style:name="P61" style:family="paragraph" style:parent-style-name="Title">
      <style:paragraph-properties fo:break-before="page"/>
      <style:text-properties style:font-name="Lato" fo:font-size="15pt" style:text-underline-style="none" style:font-size-asian="15pt" style:font-size-complex="15pt"/>
    </style:style>
    <style:style style:name="P62" style:family="paragraph" style:parent-style-name="Title">
      <style:text-properties style:font-name="Lato" fo:font-size="15pt" style:text-underline-style="none" style:font-size-asian="15pt" style:font-size-complex="15pt"/>
    </style:style>
    <style:style style:name="P63" style:family="paragraph" style:parent-style-name="Title">
      <style:paragraph-properties fo:margin-left="1cm" fo:margin-right="0.3cm" fo:text-indent="0cm" style:auto-text-indent="false" style:writing-mode="lr-tb"/>
      <style:text-properties style:font-name="Lato" fo:font-size="36pt" fo:language="tr" fo:country="TR" style:text-underline-style="none" style:font-size-asian="36pt" style:font-name-complex="Times New Roman1" style:font-size-complex="36pt"/>
    </style:style>
    <style:style style:name="T1" style:family="text">
      <style:text-properties fo:color="#000000" style:text-position="27% 100%" fo:font-size="11pt" fo:language="tr" fo:country="TR" style:text-underline-style="solid" style:text-underline-width="auto" style:text-underline-color="font-color" style:font-size-asian="11pt" style:font-name-complex="Times New Roman1" style:font-size-complex="11pt"/>
    </style:style>
    <style:style style:name="T2" style:family="text">
      <style:text-properties fo:color="#000000" style:text-position="27% 100%" fo:font-size="11pt" fo:language="tr" fo:country="TR" style:font-size-asian="11pt" style:font-name-complex="Times New Roman1" style:font-size-complex="11pt"/>
    </style:style>
    <style:style style:name="T3" style:family="text">
      <style:text-properties fo:color="#000000" style:text-position="27% 100%" fo:font-size="11pt" fo:language="tr" fo:country="TR" fo:font-weight="bold" style:font-size-asian="11pt" style:font-weight-asian="bold" style:font-name-complex="Times New Roman1" style:font-size-complex="11pt" style:font-weight-complex="bold"/>
    </style:style>
    <style:style style:name="T4" style:family="text">
      <style:text-properties fo:color="#000000" style:text-position="18% 100%" fo:font-size="11pt" fo:language="tr" fo:country="TR" style:font-size-asian="11pt" style:font-name-complex="Times New Roman1" style:font-size-complex="11pt"/>
    </style:style>
    <style:style style:name="T5" style:family="text">
      <style:text-properties fo:color="#000000" fo:font-size="11pt" fo:language="tr" fo:country="TR" fo:font-weight="bold" style:font-size-asian="11pt" style:font-weight-asian="bold" style:font-name-complex="Times New Roman1" style:font-size-complex="11pt" style:font-weight-complex="bold"/>
    </style:style>
    <style:style style:name="T6" style:family="text">
      <style:text-properties fo:color="#000000" fo:font-size="11pt" fo:language="tr" fo:country="TR" style:font-size-asian="11pt" style:font-name-complex="Times New Roman1" style:font-size-complex="11pt"/>
    </style:style>
    <style:style style:name="T7" style:family="text">
      <style:text-properties fo:color="#000000" fo:font-size="11pt" fo:language="tr" fo:country="TR" fo:font-style="italic" style:font-size-asian="11pt" style:font-style-asian="italic" style:font-name-complex="Times New Roman1" style:font-size-complex="11pt" style:font-style-complex="italic"/>
    </style:style>
    <style:style style:name="T8" style:family="text">
      <style:text-properties fo:color="#000000" fo:font-size="11pt" fo:language="tr" fo:country="TR" fo:font-style="italic" fo:font-weight="bold" style:font-size-asian="11pt" style:font-style-asian="italic" style:font-weight-asian="bold" style:font-name-complex="Times New Roman1" style:font-size-complex="11pt" style:font-style-complex="italic" style:font-weight-complex="bold"/>
    </style:style>
    <style:style style:name="T9" style:family="text">
      <style:text-properties fo:color="#000000" fo:font-size="11pt" fo:language="tr" fo:country="TR" style:text-underline-style="solid" style:text-underline-width="auto" style:text-underline-color="font-color" fo:font-weight="bold" style:font-size-asian="11pt" style:font-weight-asian="bold" style:font-name-complex="Times New Roman1" style:font-size-complex="11pt" style:font-weight-complex="bold"/>
    </style:style>
    <style:style style:name="T10" style:family="text">
      <style:text-properties fo:color="#000000" fo:font-size="11pt" fo:language="tr" fo:country="TR" style:text-underline-style="solid" style:text-underline-width="auto" style:text-underline-color="font-color" style:font-size-asian="11pt" style:font-name-complex="Times New Roman1" style:font-size-complex="11pt"/>
    </style:style>
    <style:style style:name="T11" style:family="text">
      <style:text-properties fo:color="#000000" fo:font-size="11pt" fo:language="tr" fo:country="TR" fo:font-weight="normal" style:font-size-asian="11pt" style:font-weight-asian="normal" style:font-name-complex="Times New Roman1" style:font-size-complex="11pt" style:font-weight-complex="normal"/>
    </style:style>
    <style:style style:name="T12" style:family="text">
      <style:text-properties fo:text-transform="uppercase" fo:color="#000000" fo:font-size="11pt" fo:language="tr" fo:country="TR" fo:font-weight="bold" style:font-size-asian="11pt" style:font-weight-asian="bold" style:font-name-complex="Times New Roman1" style:font-size-complex="11pt" style:font-weight-complex="bold"/>
    </style:style>
    <style:style style:name="T13" style:family="text">
      <style:text-properties fo:text-transform="uppercase" fo:color="#000000" fo:font-size="11pt" fo:language="tr" fo:country="TR" style:font-size-asian="11pt" style:font-name-complex="Times New Roman1" style:font-size-complex="11pt"/>
    </style:style>
    <style:style style:name="T14" style:family="text">
      <style:text-properties fo:text-transform="uppercase" fo:color="#000000" fo:font-size="11pt" fo:language="tr" fo:country="TR" fo:font-style="italic" fo:font-weight="bold" style:font-size-asian="11pt" style:font-style-asian="italic" style:font-weight-asian="bold" style:font-name-complex="Times New Roman1" style:font-size-complex="11pt" style:font-style-complex="italic" style:font-weight-complex="bold"/>
    </style:style>
    <style:style style:name="T15" style:family="text">
      <style:text-properties fo:text-transform="uppercase" fo:color="#000000" fo:font-size="11pt" fo:language="tr" fo:country="TR" style:text-underline-style="solid" style:text-underline-width="auto" style:text-underline-color="font-color" fo:font-weight="bold" style:font-size-asian="11pt" style:font-weight-asian="bold" style:font-name-complex="Times New Roman1" style:font-size-complex="11pt" style:font-weight-complex="bold"/>
    </style:style>
    <style:style style:name="T16" style:family="text">
      <style:text-properties fo:text-transform="uppercase" fo:color="#000000" fo:font-size="11pt" fo:language="tr" fo:country="TR" style:text-underline-style="solid" style:text-underline-width="auto" style:text-underline-color="font-color" style:font-size-asian="11pt" style:font-name-complex="Times New Roman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6"/>
      <text:p text:style-name="P56"/>
      <text:p text:style-name="P56"/>
      <text:p text:style-name="P56"/>
      <text:p text:style-name="P63">AHİR ZAMAN’I BEDİÜZZAMAN </text:p>
      <text:p text:style-name="P56">İLE </text:p>
      <text:p text:style-name="P56">ANLAMAK</text:p>
      <text:p text:style-name="P1"/>
      <text:p text:style-name="P1"/>
      <text:p text:style-name="P1"/>
      <text:p text:style-name="P17"/>
      <text:p text:style-name="P29"/>
      <text:p text:style-name="P7"/>
      <text:p text:style-name="P7"/>
      <text:p text:style-name="P7"/>
      <text:p text:style-name="P7"/>
      <text:p text:style-name="P7"/>
      <text:p text:style-name="P7"/>
      <text:p text:style-name="P7"/>
      <text:p text:style-name="P7"/>
      <text:p text:style-name="P7"/>
      <text:p text:style-name="P7"/>
      <text:p text:style-name="P6">Birinci baskı:Haziran 2005</text:p>
      <text:p text:style-name="P6"/>
      <text:p text:style-name="P6"/>
      <text:p text:style-name="P6">GÜNEŞ</text:p>
      <text:p text:style-name="P6">YAYINCILIK</text:p>
      <text:p text:style-name="P7"/>
      <text:p text:style-name="P7"/>
      <text:p text:style-name="P7">Darülaceze Caddesi No: 9</text:p>
      <text:p text:style-name="P7">Ekşioğlu İş Merkezi B Blok D: 5</text:p>
      <text:p text:style-name="P7">Okmeydanı - İstanbul</text:p>
      <text:p text:style-name="P7">Tel:(0212) 220 15 60</text:p>
      <text:p text:style-name="P7"/>
      <text:p text:style-name="P7"/>
      <text:p text:style-name="P7">Baskı: Tavaslı Matbaacılık</text:p>
      <text:p text:style-name="P7">Sanayi Cd. No:17 Yenibosna-İstanbul</text:p>
      <text:p text:style-name="P7">Tel:(0 212) 451 31 32</text:p>
      <text:p text:style-name="P8"/>
      <text:p text:style-name="P8"/>
      <text:p text:style-name="P19"/>
      <text:p text:style-name="P30"/>
      <text:p text:style-name="P15">İÇİNDEKİLER</text:p>
      <text:p text:style-name="P8"/>
      <text:p text:style-name="P48"/>
      <text:p text:style-name="P48">Ahir Zamanda</text:p>
      <text:p text:style-name="P48">Gelecek Olan Hz. Mehdi </text:p>
      <text:p text:style-name="P48">Bir Şahsı Manevi Değildir</text:p>
      <text:p text:style-name="P8"/>
      <text:p text:style-name="P8">Şahıs Ve Şahsı Manevi </text:p>
      <text:p text:style-name="P8">Bir Bütündür</text:p>
      <text:p text:style-name="P8"/>
      <text:p text:style-name="P8">Bediüzzaman Hz. Mehdi’nin Siyaset </text:p>
      <text:p text:style-name="P8">Ve Saltanat Alanlarındaki </text:p>
      <text:p text:style-name="P8">Görevlerini Nasıl Açıklamıştır?</text:p>
      <text:p text:style-name="P8"/>
      <text:p text:style-name="P8">Bediüzzaman Eserlerinde, </text:p>
      <text:p text:style-name="P8">Kendisinin “Son Müceddid” </text:p>
      <text:p text:style-name="P8">Ve “Mehdi” Olmadığını </text:p>
      <text:p text:style-name="P8">Delilleriyle Birlikte Açıklamıştır</text:p>
      <text:p text:style-name="P33"/>
      <text:p text:style-name="P33">EK BÖLÜM: </text:p>
      <text:p text:style-name="P33">Evrim Teorisinin Sonu</text:p>
      <text:p text:style-name="P8"/>
      <text:p text:style-name="P52"/>
      <text:p text:style-name="P61">Ahir Zamanda</text:p>
      <text:p text:style-name="P62">Gelecek Olan Hz. Mehdi</text:p>
      <text:p text:style-name="P62">Bir Şahsı Manevi Değildir</text:p>
      <text:p text:style-name="P50"/>
      <text:p text:style-name="P50"/>
      <text:p text:style-name="P48">Peygamberimiz (sav) tarafından ahir zamanda gönderileceği müjdelenmiş olan, yeryüzündeki fitneleri ortadan kaldıracak, tüm dünyaya barış, adalet, bolluk, huzur, mutluluk ve refah getirecek çok mübarek ve değerli bir şahıs olan Hz. Mehdi’nin ortaya çıkışı yüzyıllardır İslam ümmeti tarafından beklenen müjdeli bir olaydır. Nitekim rivayetlerde Hz. Mehdi’nin çıkış alameti olarak bildirilen olayların pek çoğunun ardı ardına gerçekleşmesi, bu zuhurun yakın olduğunun açık bir göstergesidir. Peygamber Efendimiz (sav)’in çok sayıdaki hadisinde, ismiyle, vasıflarıyla ve yapacağı işlerle ayrıntılı olarak tarif edilen Hz. Mehdi’nin geleceğine dair Kuran ayetlerinde de işari anlamlarda çeşitli müjdeler vardır. Tüm bu bilgiler dikkatlice incelendiğinde Mehdiyet konusunun tartışmaya yer bırakmayacak derecede kesinlik gösterdiği akıl ve vicdan sahibi her insan tarafından kolaylıkla anlaşılmaktadır.</text:p>
      <text:p text:style-name="P48">Bediüzzaman Said Nursi’nin açıklamaları da, Kuran’da yer alan işaretler ve Peygamberimiz (sav)'in hadisleriyle aynı doğrultudadır. Ancak Bediüzzaman’ın eserlerinde kullandığı “şahsı manevi” kavramı konusundaki yanlış anlaşılma Hz. Mehdi için de söz konusudur. Rivayetlerden ve İslam alimlerinin izahlarından Hz. Mehdi’nin bir şahsı manevi olmayacağı, fiziksel özelliklerine, karakter ve ahlakına, nesebine kadar detaylı olarak tarif edilmiş mübarek bir şahıs olacağı, açık ve net bir biçimde anlaşılmaktadır. Ancak elbette ki Hz. Mehdi’nin de kendisinden önceki tüm elçiler gibi bir şahsı manevisi olacaktır. Hatta rivayetlerde bu şahsı manevinin bütün yeryüzünü kaplayacağı bildirilmiştir. Fakat Hz. Mehdi’nin kendisi de bizzat işin başında olacaktır. Dolayısıyla Hz. Mehdi’nin şahsı manevisi de ona tabi olanlarla birlikte başlarında imam olarak kendisidir. </text:p>
      <text:p text:style-name="P8"/>
      <text:p text:style-name="P36"/>
      <text:p text:style-name="P37">Şahıs Ve Şahsı Manevi</text:p>
      <text:p text:style-name="P16">Bir Bütündür</text:p>
      <text:p text:style-name="P8"/>
      <text:p text:style-name="P8"/>
      <text:p text:style-name="P38">Şahıs Ve Şahsı Manevi Ruh Ve Beden Gibidir</text:p>
      <text:p text:style-name="P48"/>
      <text:p text:style-name="P48">Bir şahıs olmadan onun şahsı manevisinden söz edebilmek mümkün değildir. Çünkü ikisi bir bütünü meydana getirir, adeta ruh ve beden gibidir. Birinin kabulü, diğerinin reddi olmaz. </text:p>
      <text:p text:style-name="P48">Her peygamberin ve elçinin çevresinde onun maneviyatının tecellisi olan bir şahsı manevi oluşur. O elçiye tabi olan, onu örnek alan, onun tebliğini izleyenlerin oluşturduğu bir kitle ve hareket de, onun şahsı manevisini oluşturur.</text:p>
      <text:p text:style-name="P48">Her mümin topluluğunun bir önderi olduğu, Kuran’da bildirilen Allah’ın bir adetullahıdır. Dolayısıyla Bediüzzaman Said Nursi de “şahsı manevi” terimini kullanırken Kuran’ın adetullahında olduğu şekilde kullanmıştır. Nitekim Bediüzzaman Said Nursi de kendi talebeleri ve eserleri için şahsı manevi tabirini kullanırken, bu şahsı manevinin başında yine kendisi bulunmaktadır. Risale-i Nur’un şahsı manevisine, eserler ile onu takip eden talebeler de dahildir, ama nur hareketinin önderi Bediüzzaman da bu ifadeden ayrı tutulamaz.</text:p>
      <text:p text:style-name="P48">Şahsı manevi kavramını, onun önderi olan, başındaki şahıstan ayrı, müstakil ve bağımsız değerlendirmek büyük bir hata olur. Kuran’da bahsi geçen tüm mümin topluluklarının başında bir elçi ya da bir kumandan yer almaktadır. Ahir zamanda da Kuran ahlakının tüm yeryüzüne hakim olması gibi dünya tarihinin çok müstesna bir döneminde müminlerin başsız, kendi halinde bir topluluk olarak kalmaları Kuran’da bildirilen adetullaha uygun değildir (en doğrusunu Allah bilir). </text:p>
      <text:p text:style-name="P48">Hz. Mehdi de bir şahsı manevi olarak değil, bizzat gelip ahir zamanda Müslümanların başına geçecek, onları Allah’ın izniyle içine düştükleri sıkıntı ve zorluklardan kurtarıp huzur, adalet, nimet ve bolluğa kavuşturacaktır. Mehdi’nin bir şahıs olarak gelip, kendi cemaatinin başında bulunarak o cemaatin şahsı manevisini temsil ederek faaliyet yapacağını Bediüzzaman çok açık bir şekilde izah etmiştir. </text:p>
      <text:p text:style-name="P39"><text:span text:style-name="T6">Çok defa mektuplarımda işaret ettiğim gibi, </text:span><text:span text:style-name="T5">HZ. MEHDİ AL-İ RESUL’ÜN</text:span><text:span text:style-name="T6"> (Peygamberimiz (sav)'in soyundan gelen Hz. Mehdi'nin) </text:span><text:span text:style-name="T5">TEMSİL ETTİĞİ KUDSİ </text:span><text:span text:style-name="T6">(mukaddes, kutsal) CEMAATİNİN ŞAHSI MANEVİSİNİN ÜÇ VAZİFESİ var. Eğer çabuk kıyamet kopmazsa ve beşer (insanlar) bütün bütün yoldan çıkmazsa, o vazifeleri onun cemiyeti ve seyyidler cemaati (Peygamberimiz (sav)'in soyundan gelenlerin) yapacağını Rahmet-i İlahiyeden (Allah’ın rahmetinden) bekliyoruz. </text:span><text:span text:style-name="T5">Ve O’NUN ÜÇ BÜYÜK VAZİFESİ OLACAK. </text:span><text:span text:style-name="T7">(Emirdağ Lahikası, s. 259)</text:span></text:p>
      <text:p text:style-name="P11"/>
      <text:p text:style-name="P40">Bediüzzaman, bu sözünde Hz. Mehdi'nin ahir zamanda muhakkak geleceğini ve Hz. Mehdi ile mukaddes cemaatinin birlikte yerine getirecekleri üç büyük vazife olacağını açıklamaktadır:</text:p>
      <text:p text:style-name="P12"/>
      <text:p text:style-name="P21"><text:span text:style-name="T6">Bediüzzaman bu sözünde Hz. Mehdi ile ilgili önemli birkaç konuyu birden açıklamıştır. Bediüzzaman öncelikle </text:span><text:span text:style-name="T5">“HZ. MEHDİ AL-İ RESUL’ÜN TEMSİL ETTİĞİ”</text:span><text:span text:style-name="T6"> sözleriyle, Hz. Mehdi'nin Peygamberimiz (sav)'in soyundan gelecek bir şahıs olduğunu hatırlatmıştır. Bir şahsı manevinin herhangi </text:span><text:soft-page-break/><text:span text:style-name="T6">bir soydan gelmesi kuşkusuz ki mümkün değildir. Ancak bir insanın bir başkasının soyundan gelebilmesi söz konusu olabilir. Bediüzzaman da burada bu gerçeği vurgulamış, Hz. Mehdi'nin manevi bir kişilik olmadığını, </text:span><text:span text:style-name="T5">“BİR ŞAHIS”</text:span><text:span text:style-name="T6"> olduğunu açıkça ifade etmiştir.</text:span></text:p>
      <text:p text:style-name="P21"><text:span text:style-name="T6">Bediüzzaman bu sözünde ayrıca Hz. Mehdi’nin ve cemaatinin iki ayrı kavram olduğunu hatırlatarak, Hz. Mehdi'nin bir “şahsı manevi” olduğu iddiasının geçersizliğini bir kez daha ortaya koymuştur. Bediüzzaman </text:span><text:span text:style-name="T5">“HZ. MEHDİ AL-İ RESUL’ÜN TEMSİL ETTİĞİ kudsi cemaatin şahsı manevisi”</text:span><text:span text:style-name="T6"> sözleriyle “Hz. Mehdi'nin bir cemaati” olacağını ve </text:span><text:span text:style-name="T5">“bu cemaatin başında da onu temsil eden Hz. Mehdi'nin bizzat bulunacağını”</text:span><text:span text:style-name="T6"> ifade etmiştir. Hz. Mehdi'nin bir cemaatinin olabilmesi için, öncelikle Hz. Mehdi'nin bir şahıs olarak var olması gerekmektedir. Çünkü bir şahsı manevinin kendine ait bir cemaatinin olabilmesi elbette ki söz konusu değildir. Bediüzzaman da bu sözünde bu gerçeği dile getirmiştir. Bediüzzaman'ın belirttiği bu durumu birkaç soru sorarak da anlayabiliriz:</text:span></text:p>
      <text:p text:style-name="P21"><text:span text:style-name="T5">1- </text:span><text:span text:style-name="T6">Bediüzzaman Hz. Mehdi Al-i Resul’ün neyi temsil ettiğini bildirmiştir</text:span><text:span text:style-name="T5">?</text:span></text:p>
      <text:p text:style-name="P1">Kudsi cemaatinin şahsı manevisini.</text:p>
      <text:p text:style-name="P21"><text:span text:style-name="T5">2- </text:span><text:span text:style-name="T6">Bediüzzaman kudsi cemaatin şahsı manevisini kimin temsil ettiğini bildirmiştir?</text:span></text:p>
      <text:p text:style-name="P1">Hz. Mehdi'nin.</text:p>
      <text:p text:style-name="P8">Bu soruların cevapları Hz. Mehdi ve onun mukaddes cemaatinin birbirinden ayrı kavramlar olduğunu bir kez daha ortaya koymaktadır.</text:p>
      <text:p text:style-name="P21"><text:span text:style-name="T6">Bediüzzaman ahir zamanda Hz. Mehdi’nin yanında bulunan mümin topluluğunun mukaddes bir cemaat olduğunu, bu cemaatin önderliğini yapan Hz. Mehdi’nin de Hz. Peygamber (sav) soyundan gelen mukaddes biri olacağını belirtmiştir. Nitekim Bediüzzaman bu sözünün son cümlesinde </text:span><text:span text:style-name="T5">“ONUN ÜÇ GÖREVİ OLACAK”</text:span><text:span text:style-name="T6"> cümlesiyle bu konuya açıklık getirmekte, bu üç görevi, yanındaki kutsal toplulukla birlikte, Hz. Mehdi'nin de bizzat başlarında bulunarak yerine getireceğini ifade etmektedir.</text:span></text:p>
      <text:p text:style-name="P21"><text:span text:style-name="T6">Nitekim Hz. İsa ve Hz. Mehdi'nin manevi birer şahıs, ruh ya da mana gibi görünmez birer güç olarak tanımlanması, Kuran ayetlerinde bildirilen Allah’ın adetullahı </text:span><text:span text:style-name="T7">(Allah’ın kanunu)</text:span><text:span text:style-name="T6"> ile tamamen çelişmektedir. Tarih boyunca hiçbir elçi veya peygamber, bir şahsı manevi olarak gelmemiştir. Kuran’da çeşitli toplumlara gönderilen elçiler, nebiler ve resullerin hayatları, mücadeleleri ve tebliğleri hakkında pek çok bilgi verilmiştir. Yaşamlarının sonuna kadar gönderildikleri kavimleri hak dine davet etmiş, onları Allah’ın azabına karşı uyarıp korkutmuş ve iman edenleri cennetle müjdelemişlerdir. Yaşadıkları toplumlardaki inkarcıların baskılarına, kurdukları tuzaklara ve hak dine yönelik mücadelelerine sabır ve tevekkülle karşı koymuş, onları Allah’ın razı olacağı ahlakı yaşamaya çağırmışlardır. Tüm bu bilgiler bize, tarih boyunca hiçbir elçi, nebi veya resulün manevi bir şahıs olarak gönderilmediğini, tüm elçilerin birer fert olarak geldiklerini göstermektedir.</text:span></text:p>
      <text:p text:style-name="P21"><text:span text:style-name="T6">Yüzyıllardır süregelen bu adetullah </text:span><text:span text:style-name="T7">(Allah'ın kanunu)</text:span><text:span text:style-name="T6">, tüm İslam tarihinde olduğu gibi ahir zamanda gelecek olan Hz. İsa ve Hz. Mehdi için de söz konusudur. Ancak elbette ki tüm peygamber ve elçilerin olduğu gibi Hz. İsa ve Hz. Mehdi'nin de kendilerinden ayrı olarak şahsı manevileri de olacaktır. Kuran’da, gönderilmiş olan tüm peygamber ve elçilerin çevresinde, onlara inanan ve gösterdikleri hak yolu izleyen birer topluluk olduğu haber verilmiştir. Elçilere iman eden bu kimseler ve onların elçileriyle birlikte yapmış oldukları faaliyetlerin tümü, bu elçilerin şahsı manevilerini oluşturur. Kuran’da peygamberlerin hayatlarını anlatan kıssalarda bu durum açıkça görülmektedir. Örneğin Peygamberimiz (sav)'in ashabı onun şahsı manevisini oluşturmuştur. Fakat bu, Peygamber Efendimiz (sav)'in varlığı şartı ile oluşmuştur. </text:span><text:soft-page-break/><text:span text:style-name="T6">Bu durum ahir zamanda da değişmeyecek, Bediüzzaman’ın da dile getirdiği gibi, Hz. İsa ve Hz. Mehdi beraberlerindeki mümin topluluklarının başında bizzat birer hidayet önderi olarak bulunacaklardır.</text:span></text:p>
      <text:p text:style-name="P21"><text:span text:style-name="T6">Bediüzzaman, Hz. Mehdi'den bahsederken, </text:span><text:span text:style-name="T5">“ONUN”</text:span><text:span text:style-name="T6"> zamirini kullanarak, bir kez daha Hz. Mehdi'nin </text:span><text:span text:style-name="T5">“BİR ŞAHIS”</text:span><text:span text:style-name="T6"> olduğunu belirtmektedir. </text:span></text:p>
      <text:p text:style-name="P21"><text:span text:style-name="T6">Bediüzzaman'ın da ifade ettiği gibi, Hz. Mehdi'nin üç büyük görevi olacaktır. Hz. Mehdi bu görevlerini yerine getirirken, etrafında bir de kendisine destek olan mübarek bir topluluk bulunacaktır. Bu büyük görevler “Hz. Mehdi ve onun kutsal cemaatinin" birarada gerçekleştireceği görevlerdir. Ancak Bediüzzaman'ın </text:span><text:span text:style-name="T5">“ONUN üç görevi olacak”</text:span><text:span text:style-name="T6"> sözleriyle açıkça vurguladığı gibi, Hz. Mehdi bu topluluğun başında bizzat bulunarak bu görevleri yerine getirecektir.</text:span></text:p>
      <text:p text:style-name="P8">Üçüncü vazifesi: </text:p>
      <text:p text:style-name="P21"><text:span text:style-name="T6">... </text:span><text:span text:style-name="T9">O ZAT</text:span><text:span text:style-name="T6"> BÜTÜN EHL-İ İMANIN (iman edenlerin) MANEVİ YARDIMLARIYLA ve İTTİHAD-I İSLAM’IN MUAVENETİYLE (İslam birliğinin yardımlaşmasıyla) ve BÜTÜN ULEMA VE EVLİYANIN (alimlerin ve velilerin) ve bilhassa AL-İ BEYT’İN NESLİNDEN (Peygamberimiz (sav)'in soyundan) HER ASIRDA KUVVETLİ VE KESRETLİ (çok sayıda) BULUNAN MİLYONLAR FEDAKAR SEYYİDLERİN İLTİHAKLARIYLA (Peygamber soyundan gelen fedakar kimselerin katılımlarıyla </text:span><text:span text:style-name="T9">O VAZİFE-İ UZMAYI (büyük görevi) YAPMAYA ÇALIŞIR</text:span><text:span text:style-name="T10">.</text:span><text:span text:style-name="T7"> (Emirdağ Lahikası, s. 260)</text:span></text:p>
      <text:p text:style-name="P48">Bediüzzaman bu sözünde, Hz. Mehdi'nin üçüncü görevini açıklamıştır. Buna göre, Hz. Mehdi Kuran ahlakının göz ardı edildiği bir dönemde, insanların yeniden din ahlakına yönelmesine vesile olacak, İslam birliğini kuracak ve bu büyük görevlerinde kendisine destekçi olan pek çok salih insan bulunacaktır.</text:p>
      <text:p text:style-name="P1"/>
      <text:p text:style-name="P42">“O ZAT”:</text:p>
      <text:p text:style-name="P21"><text:span text:style-name="T6">Bediüzzaman, Hz. Mehdi için Risale-i Nur’un birçok yerinde olduğu gibi, bu sözlerinde de Hz. Mehdi için </text:span><text:span text:style-name="T5">“O ZAT”</text:span><text:span text:style-name="T6"> ifadesini kullanmıştır. Bediüzzaman, hem </text:span><text:span text:style-name="T5">“O”</text:span><text:span text:style-name="T6"> kelimesiyle hem de </text:span><text:span text:style-name="T5">“ZAT”</text:span><text:span text:style-name="T6"> ifadesiyle Hz. Mehdi'nin bir topluluk veya manevi bir kişi değil, bir </text:span><text:span text:style-name="T5">“ŞAHIS”</text:span><text:span text:style-name="T6"> olduğunu açıkça belirtmiştir.</text:span></text:p>
      <text:p text:style-name="P21"><text:span text:style-name="T6">Yüksek ilim ve hikmet sahibi Bediüzzaman hiç kuşkusuz ki bu vurguları da belirli bir hikmetle yapmakta ve tüm Müslümanları Hz. Mehdi'nin </text:span><text:span text:style-name="T12">“bİr ŞAHIS”</text:span><text:span text:style-name="T6"> olduğu konusunda en doğru şekilde bilgilendirmektedir.</text:span></text:p>
      <text:p text:style-name="P1"/>
      <text:p text:style-name="P42"/>
      <text:p text:style-name="P42">“VAZİFE-İ UZMAYI (BÜYÜK GÖREVİ) </text:p>
      <text:p text:style-name="P42">YAPMAYA ÇALIŞIR”:</text:p>
      <text:p text:style-name="P8"/>
      <text:p text:style-name="P21"><text:span text:style-name="T6">Bediüzzaman </text:span><text:span text:style-name="T5">“O VAZİFE-İ UZMAYI YAPMAYA ÇALIŞIR”</text:span><text:span text:style-name="T6"> sözleriyle “Hz. Mehdi’nin bir şahsı manevi değil, </text:span><text:span text:style-name="T5">“BİR İNSAN OLARAK İŞ BAŞINDA OLACAĞINI”</text:span><text:span text:style-name="T6"> ifade etmiştir. Zira bir şahsı manevinin bir görevi </text:span><text:span text:style-name="T5">“yapmaya çalışması”</text:span><text:span text:style-name="T6"> söz konusu değildir. Böyle bir çaba ancak bir insanın gerçekleştirebileceği bir fiildir. Bediüzzaman da bu gerçeği vurgulayarak Hz. Mehdi'nin bir şahıs olduğunu ifade etmiştir. </text:span></text:p>
      <text:p text:style-name="P21"><text:span text:style-name="T6">Bediüzzaman sözlerinde ayrıca Hz. Mehdi'nin yerine getireceği hizmeti </text:span><text:span text:style-name="T5">“BÜYÜK GÖREV”</text:span><text:span text:style-name="T6"> olarak nitelendirmiştir. Bediüzzaman'ın bu ifadesine göre Hz. Mehdi'nin yapacağı hizmetler, kendisinden </text:span><text:soft-page-break/><text:span text:style-name="T6">önceki dönemlerde gelen müceddidlerin görevlerinden farklı, </text:span><text:span text:style-name="T5">“ÇOK BÜYÜK ÇAPLI”</text:span><text:span text:style-name="T6"> faaliyetlerdir. Hz. Mehdi İslam ahlakını dünya çapında hakim kılacak, İslam dünyasını biraraya getirecek ve tüm Müslümanların liderliğini üstlenecektir. Bediüzzaman'ın </text:span><text:span text:style-name="T5">“VAZİFE-İ UZMA”</text:span><text:span text:style-name="T6"> sözleriyle ifade ettiği bu olaylar Hz. Mehdi'nin tanınmasını sağlayacak en önemli alametlerinden olacaktır.</text:span></text:p>
      <text:p text:style-name="P8"/>
      <text:p text:style-name="P21"><text:span text:style-name="T6">Gerçi </text:span><text:span text:style-name="T9">HER ASIRDA HİDAYET EDİCİ, BİR NEVİ MEHDÎ VE MÜCEDDİD GELİYOR VE GELMİŞ</text:span><text:span text:style-name="T10">.</text:span><text:span text:style-name="T1"> </text:span><text:span text:style-name="T6">Fakat </text:span><text:span text:style-name="T9">HER BİRİ</text:span><text:span text:style-name="T2"> </text:span><text:span text:style-name="T6">ÜÇ VAZİFELERDEN BİRİSİNİ BİR CİHETTE (açıdan) YAPMASI İTİBARIYLA (nedeniyle) AHİR ZAMANIN BÜYÜK MEHDÎ UNVANINI ALMAMIŞLAR.</text:span><text:span text:style-name="T7"> (Emirdağ Lahikası, s. 260)</text:span></text:p>
      <text:p text:style-name="P8"/>
      <text:p text:style-name="P8">Bediüzzaman bu sözünde, Kuran ahlakını dünya üzerinde hakim kılmak amacıyla önceki asırlarda da bazı Müslüman şahısların geldiğini, ancak bunların hiçbirinin, ahir zamanda Hz. Mehdi’nin yapacağı üç önemli görevi birarada yerine getiremediklerini ifade etmiştir:</text:p>
      <text:p text:style-name="P1"/>
      <text:p text:style-name="P42"/>
      <text:p text:style-name="P42">HER ASIRDA HİDAYET EDİCİ BİR NEVİ </text:p>
      <text:p text:style-name="P42">MEHDİ VE MÜCEDDİD GELİYOR VE GELMİŞ:</text:p>
      <text:p text:style-name="P8"/>
      <text:p text:style-name="P8">Bediüzzaman bu sözüyle birkaç önemli konuya açıklık kazandırmıştır. Bediüzzaman öncelikle Hz. Peygamberimiz (sav)’in hadislerine dayanarak her yüz yıl başında bir müceddid (yenileyici) gönderileceğini bildirmiştir. Bediüzzaman Risalelerde Hz. Mehdi'nin de Hicri 14. yy’ın başında geleceğini ve 14. ve 15. yy’lar arasındaki müceddid olacağını belirtmiştir. </text:p>
      <text:p text:style-name="P21"><text:span text:style-name="T6">Bediüzzaman burada ayrıca Hz. Mehdi'nin bir şahsı manevi olmadığını da açıklamıştır. Peygamberimiz (sav)'den bu yana 14. yy’a kadar gelen tüm müceddidler birer </text:span><text:span text:style-name="T5">“ŞAHIS”</text:span><text:span text:style-name="T6"> olarak gelmişlerdir. 14. yy’da bu durum değişmeyecek, Hz. Mehdi de bir şahıs olarak bizzat görev yapacaktır. Bediüzzaman </text:span><text:span text:style-name="T5">“GELİYOR VE GELMİŞ”</text:span><text:span text:style-name="T6"> sözleriyle bu sürekliliği ifade etmiş, </text:span><text:span text:style-name="T5">“GELİYOR”</text:span><text:span text:style-name="T6"> kelimesiyle bu adetullahın halen devam etmekte olduğunu belirtmiştir.</text:span></text:p>
      <text:p text:style-name="P1"/>
      <text:p text:style-name="P42">HER BİRİ:</text:p>
      <text:p text:style-name="P21"><text:span text:style-name="T6">Bediüzzaman kullandığı </text:span><text:span text:style-name="T5">“HER BİRİ”</text:span><text:span text:style-name="T6"> ifadesiyle Hz. Mehdi'den önce gelmiş olan müceddidlerin de Hz. Mehdi gibi gerçek kişilikler olduklarına, şahs-ı manevi olmadıklarına dikkat çekmektedir. Bu açıklamada bahsi geçen önceki yüzyıllarda gönderilen müceddidlerin birer şahıs oldukları kabul görürken, Bediüzzaman'ın aynı açıklamalarında yine bir şahıs olacağını belirttiği “Büyük Mehdi”nin bir şahsı manevi olacağı düşüncesi elbette ki çelişkilidir. Bu düşünceye göre, ahir zaman Mehdisi’nden önce gelen tüm müceddidlerin de birer şahsı manevi olması gerekirdi. Ancak böyle bir şey söz konusu olmamıştır. Nitekim Bediüzzaman da sözlerinde bu gerçeği açıklamıştır. Bediüzzaman'ın da müjdelediği gibi, Peygamberimiz (sav)'in rivayetlerindeki özelliklere sahip olmasıyla tanınacak olan Büyük Mehdi ahir zamanda </text:span><text:span text:style-name="T5">“BİR ŞAHIS”</text:span><text:span text:style-name="T6"> olarak ortaya çıkacak ve Allah’ın izniyle Bediüzzaman'ın belirttiği üç görevi birden yerine getirecektir.</text:span></text:p>
      <text:p text:style-name="P22"><text:soft-page-break/><text:span text:style-name="T5">BEN, KENDİMİ SEYYİD </text:span><text:span text:style-name="T6">(Peygamberimiz (sav)'in soyundan)</text:span><text:span text:style-name="T5"> BİLEMİYORUM. </text:span><text:span text:style-name="T6">Bu zamanda nesiller bilinmiyor. Halbuki </text:span><text:span text:style-name="T5">AHİR ZAMANIN O BÜYÜK ŞAHSI</text:span><text:span text:style-name="T3"> </text:span><text:span text:style-name="T5">AL-İ BEYT'TEN </text:span><text:span text:style-name="T6">(Peygamberimiz (sav)'in soyundan) </text:span><text:span text:style-name="T5">OLACAKTIR.</text:span><text:span text:style-name="T7"> (Emirdağ Lahikası, s. 247-250)</text:span></text:p>
      <text:p text:style-name="P40"/>
      <text:p text:style-name="P40">Bediüzzaman da bu sözünde, kendisinin Peygamberimiz (sav)'in soyundan olmadığını, Hz. Mehdi'nin ise bu mübarek soydan olacağını belirtmiştir:</text:p>
      <text:p text:style-name="P41"/>
      <text:p text:style-name="P21"><text:span text:style-name="T6">Hz. Mehdi'nin hadislerde bildirilen en önemli özelliklerinden biri de, </text:span><text:span text:style-name="T12">“seyyİd”</text:span><text:span text:style-name="T6"> yani Peygamber Efendimiz (sav)'in soyundan olmasıdır:</text:span></text:p>
      <text:p text:style-name="P21"><text:span text:style-name="T7">Kıyametin kopması için zamanda sadece bir günden başka vakit kalmamış da olsa Allah </text:span><text:span text:style-name="T8">BENİM EHL-İ BEYT’İMDEN (SOYUMDAN) BİR ZATI </text:span><text:span text:style-name="T7">(Hz. Mehdi'yi) gönderecek. (Sünen-i Ebu Davud, 5/92)</text:span></text:p>
      <text:p text:style-name="P42"/>
      <text:p text:style-name="P42"/>
      <text:p text:style-name="P42">BEN KENDİMİ SEYYİD BİLEMİYORUM:</text:p>
      <text:p text:style-name="P8"/>
      <text:p text:style-name="P21"><text:span text:style-name="T6">Bediüzzaman seyyid değildir ve, seyyid olmamasının kendisinin Mehdi olmayacağının delillerinden biri olduğunu belirtmektedir. Kuşkusuz ki bir kişiye bir soru sorulmasının nedeni, ilgili konunun doğrusunu öğrenmektir. Bediüzzaman Said Nursi’ye de Mehdi olup olmadığının sorulmasının nedeni doğruları öğrenmektir. Bu soru karşısında </text:span><text:span text:style-name="T5">“Hayır, ben Mehdi değilim”</text:span><text:span text:style-name="T6"> diyorsa ve bunun onlarca delilini öne sürüyorsa buna inanmak gerekir. Zira Bediüzzaman çok açık bir şekilde bu konuya cevap vermiş ve </text:span><text:span text:style-name="T5">“ben seyyid değilim”</text:span><text:span text:style-name="T6"> demiştir. </text:span></text:p>
      <text:p text:style-name="P21"><text:span text:style-name="T6">Ayrıca Bediüzzaman eğer seyyid olmuş olsaydı, bunu gizlemesi için hiçbir sebep yoktur. Çünkü seyyid olmak, saklanması gereken bir özellik değildir. Tam aksine Peygamber Efendimiz (sav)'in neslinden olmak Müslümanlar için büyük bir şereftir. Dolayısıyla Bediüzzaman seyyid olsaydı, bunu hiçbir şekilde gizlemez ve açıkça ifade ederdi. Peygamberimiz (sav)'in soyundan olduğunu ifade etmekten büyük bir onur duyardı. Kendisine böyle bir soru sorulduğunda “Evet seyyidim, ama Mehdi değilim” derdi. Zira Bediüzzaman bizzat kendi eserlerinde Peygamberimiz (sav)'in hadisini hatırlatarak </text:span><text:span text:style-name="T5">“seyyid olan bir kişinin seyyidliğini gizlemesinin Kuran ahlakına uygun olmadığını”</text:span><text:span text:style-name="T6"> belirtmiştir.</text:span></text:p>
      <text:p text:style-name="P21"><text:span text:style-name="T8">Seyyid olmayan seyyidim ve seyyid olan değilim diyenler, ikisi de günahkar ve duhul ve huruc (isyan) haram oldukları gibi... hadis ve Kuran’da dahi, ziyade veya noksan etmek memnu’dur</text:span><text:span text:style-name="T6"> (yasaklanmıştır). (Muhakemat, s. 52)</text:span></text:p>
      <text:p text:style-name="P21"><text:span text:style-name="T6">Bediüzzaman'ın bu sözü çok açıktır. Peygamberimiz (sav)’in hadisinde bildirildiği gibi, İslam ahlakına göre, seyyid olan bir kişi hiçbir nedenle bunu gizleyemez, saklayamaz. Seyyid olmayan bir kişi de ben seyyidim diyemez. Bu durumda Bediüzzaman gibi değerli ve üstün ahlaklı bir şahsın, seyyidliğini gizlediği yaklaşımı son derece yakışıksız bir düşüncedir. Bunun yanı sıra her seyyid olan kişi, mutlaka Mehdi olacak diye bir durum da söz konusu değildir. Dünya üzerinde milyonlarca seyyid olan insan bulunmaktadır. Bir kişinin seyyid olması Mehdi olmasını gerektirmediği için, her insan bu gerçeği rahatlıkla dile getirebilir. Dahası Bediüzzaman “Benim bu konudaki tek eksikliğim seyyidliğim, eğer seyyid olsaydım Mehdi olurdum” da dememiştir. Tam aksine Bediüzzaman Hz. Mehdi'nin tüm </text:span><text:soft-page-break/><text:span text:style-name="T6">özelliklerini, yapacağı benzersiz faaliyetleri uzun uzun açıklamış ve bunların hiçbirinin kendi yaşadığı dönemde henüz gerçekleşmediğini belirtmiştir.</text:span></text:p>
      <text:p text:style-name="P8"/>
      <text:p text:style-name="P8"/>
      <text:p text:style-name="P42">AHİR ZAMANIN O BÜYÜK ŞAHSI:</text:p>
      <text:p text:style-name="P8"/>
      <text:p text:style-name="P21"><text:span text:style-name="T6">Bediüzzaman </text:span><text:span text:style-name="T5">“AHİR ZAMANIN O BÜYÜK ŞAHSI”</text:span><text:span text:style-name="T6"> ifadesiyle Hz. Mehdi’nin bir şahs-ı manevi olmadığını bir kez daha delillendirmiştir. Bediüzzaman açıkça </text:span><text:span text:style-name="T5">“O BÜYÜK ŞAHIS”</text:span><text:span text:style-name="T6"> diyerek Hz. Mehdi'nin şahs-ı manevi olmadığını, gerçek ve beklenen </text:span><text:span text:style-name="T5">“BİR KİŞİ”</text:span><text:span text:style-name="T6"> olduğunu ifade etmiştir.</text:span></text:p>
      <text:p text:style-name="P21"><text:span text:style-name="T6">Bediüzzaman'ın </text:span><text:span text:style-name="T5">O</text:span><text:span text:style-name="T6"> ve </text:span><text:span text:style-name="T5">ŞAHIS</text:span><text:span text:style-name="T6"> kelimelerini özenle seçtiği ve tekrarladığı çok açıktır. Bediüzzaman bu şekilde, Hz. Mehdi'nin bir şahsı manevi olabileceği düşüncesini, hiçbir itiraza yer bırakmayacak şekilde geçersiz kılmaktadır.</text:span></text:p>
      <text:p text:style-name="P1"/>
      <text:p text:style-name="P42"/>
      <text:p text:style-name="P42">AL-İ BEYT’TEN (Peygamberimiz (sav)'in soyundan) OLACAKTIR:</text:p>
      <text:p text:style-name="P8"/>
      <text:p text:style-name="P21"><text:span text:style-name="T6">Bediüzzaman </text:span><text:span text:style-name="T5">“AL-İ BEYT’TEN OLACAKTIR”</text:span><text:span text:style-name="T6"> sözleriyle Hz. Mehdi’nin Peygamberimiz (sav)'in soyundan gelen seyyid bir kimse olacağını belirtmiştir. Bediüzzaman eserlerinin çeşitli bölümlerinde Hz. Mehdi'nin bu özelliğine dikkat çekerek, Hz. Mehdi'nin manevi bir varlık olmadığını, belirli bir soydan gelecek olan </text:span><text:span text:style-name="T5">“BİR ŞAHIS”</text:span><text:span text:style-name="T6"> olduğunu vurgulamıştır. Peygamberimiz (sav)'in de Hz. Mehdi'nin bu özelliğini bildirdiği çok sayıda hadisi vardır. Bir şahsı manevinin peygamber soyundan gelmesi elbette ki söz konusu değildir. Ayrıca böyle bir düşünce hem Peygamberimiz (sav)'in hadisleriyle hem de Bediüzzaman'ın sözleriyle çok açık bir şekilde çelişmektedir. Bediüzzaman'ın da belirttiği gibi, Hz. Mehdi </text:span><text:span text:style-name="T5">“PEYGAMBERİMİZ (SAV)'İN SOYUNDAN GELEN BİR ŞAHIS”</text:span><text:span text:style-name="T6"> olacaktır.</text:span></text:p>
      <text:p text:style-name="P8"/>
      <text:p text:style-name="P21"><text:span text:style-name="T6">Ümmetin beklediği,</text:span><text:span text:style-name="T5"> AHİR ZAMANDA GELECEK</text:span><text:span text:style-name="T3"> </text:span><text:span text:style-name="T5">ZATIN </text:span><text:span text:style-name="T6">ÜÇ VAZİFESİNDEN EN MÜHİMMİ (önemlisi) VE EN BÜYÜĞÜ VE EN KIYMETDARI (değerlisi) OLAN İMAN-I TAHKİKİYİ (gerçek imanı) NEŞR (yazma ve dağıtma yoluyla yaymak) VE EHL-İ İMANI (iman edenleri) DALALETTEN (sapkınlıktan) KURTARMAK...</text:span><text:span text:style-name="T2"> </text:span><text:span text:style-name="T7">(Sikke-i Tasdik-i Gaybi, s. 9)</text:span></text:p>
      <text:p text:style-name="P8"/>
      <text:p text:style-name="P8">Bediüzzaman, Hz. Mehdi'nin üç büyük görevinden birincisinin ve en önemlisinin gerçek imanı yayarak insanların sapkınlıktan kurtulmasına vesile olması olduğunu belirtmiştir:</text:p>
      <text:p text:style-name="P1"/>
      <text:p text:style-name="P42"/>
      <text:p text:style-name="P42">AHİR ZAMANDA GELECEK:</text:p>
      <text:p text:style-name="P8"/>
      <text:p text:style-name="P21"><text:span text:style-name="T6">Bediüzzaman </text:span><text:span text:style-name="T5">“AHİR ZAMANDA GELECEK”</text:span><text:span text:style-name="T6"> diyerek Hz. Mehdi'nin kendisinden sonraki bir dönemde geleceğini ifade etmiştir. Eğer Bediüzzaman, kendi yaşadığı dönemde ya da öncesinde Hz. Mehdi'nin gelip faaliyetlerine başladığı kanaatinde olsaydı, hiç şüphesiz </text:span><text:span text:style-name="T5">“GELECEK”</text:span><text:span text:style-name="T6"> kelimesi yerine </text:span><text:soft-page-break/><text:span text:style-name="T6">“gelmiş” ya da “geldi” gibi sözler kullanırdı. Ancak böyle bir durum henüz gerçekleşmediğinden, Bediüzzaman da Hz. Mehdi'nin geliş vaktinin </text:span><text:span text:style-name="T5">“İLERİDE”</text:span><text:span text:style-name="T6"> olacağını belirten bir kelime kullanmıştır.</text:span></text:p>
      <text:p text:style-name="P21"><text:span text:style-name="T6">Bediüzzaman </text:span><text:span text:style-name="T5">“GELECEK”</text:span><text:span text:style-name="T6"> kelimesini, bu kitabında yer alan Hz. Mehdi ile ilgili sözlerinde pek çok defa kullanmıştır. Bediüzzaman, aynı ifadeyi defalarca tekrarlayarak bu konuya kesinlik kazandırmış ve Hz. Mehdi'nin kendisinden sonraki bir zamanda ortaya çıkacağı konusunda hiçbir şüpheye yer bırakmamıştır.</text:span></text:p>
      <text:p text:style-name="P21"><text:span text:style-name="T6">Bediüzzaman bu sözlerinde ayrıca Hz. Mehdi'nin </text:span><text:span text:style-name="T5">“GELECEK BİR ŞAHIS”</text:span><text:span text:style-name="T6"> olduğunu da ifade etmiştir. Zira bir şahsı manevinin </text:span><text:span text:style-name="T5">“GELMESİ”</text:span><text:span text:style-name="T6">nden değil, ancak </text:span><text:span text:style-name="T5">“OLUŞMASI”</text:span><text:span text:style-name="T6">ndan bahsedilebilir. Bediüzzaman da bu sebeple “ahir zamanda oluşacak” dememiş, </text:span><text:span text:style-name="T5">“ahir zamanda GELECEK”</text:span><text:span text:style-name="T6"> sözlerini kullanarak, Hz. Mehdi'nin </text:span><text:span text:style-name="T5">“BİR ŞAHIS”</text:span><text:span text:style-name="T6"> olduğunu açıklamıştır.</text:span></text:p>
      <text:p text:style-name="P8"/>
      <text:p text:style-name="P42">ZATIN:</text:p>
      <text:p text:style-name="P21"><text:span text:style-name="T6">Bediüzzaman kullandığı </text:span><text:span text:style-name="T5">“ZAT”</text:span><text:span text:style-name="T6"> ifadesi ile ise, Hz. Mehdi'nin “manevi bir varlık” değil, </text:span><text:span text:style-name="T5">“BİR ŞAHIS”</text:span><text:span text:style-name="T6"> olduğunu olabilecek en açık şekilde izah etmiştir. Bilindiği gibi </text:span><text:span text:style-name="T5">“ZAT”</text:span><text:span text:style-name="T6"> kelimesinin sözlük anlamı, </text:span><text:span text:style-name="T5">“KİŞİ, KİMSE, ŞAHIS”</text:span><text:span text:style-name="T6">dır. Aynı zamanda da “tekil” yani </text:span><text:span text:style-name="T5">“BİR KİŞİ”</text:span><text:span text:style-name="T6">den bahsedildiğini açıklayan bir ifadedir. Bilinen bir kişiyi belirtmek amacıyla kullanılır. Aynı zamanda da bir saygı ifadesidir. Onlarca risaleyi birbirinden hikmetli ifadelerle kaleme alan büyük İslam alimi Bediüzzaman da hiç şüphesiz ku bu kelimenin anlamını tüm detaylarıyla çok iyi bilmektedir. Eğer Bediüzzaman Hz. Mehdi'nin bir şahsı manevi olacağını anlatmak isteseydi, kuşkusuz ki bunu açıkça belirtecek kadar kesin anlamlar ile </text:span><text:span text:style-name="T5">“BİR İNSAN”</text:span><text:span text:style-name="T6">ı ifade eden </text:span><text:span text:style-name="T5">“ZAT”</text:span><text:span text:style-name="T6"> kelimesini kullanmazdı. Bunun yerine “şahsı manevi” kavramını ifade edecek birbirinden hikmetli çok çeşitli kelimeler seçebilirdi. Buna rağmen açıkça </text:span><text:span text:style-name="T5">“ZAT”</text:span><text:span text:style-name="T6"> kelimesini tercih etmiş olması, Bediüzzaman'ın Hz. Mehdi'nin bir şahıs olduğu konusundaki kanaatini çok açık bir şekilde ortaya koymaktadır. </text:span></text:p>
      <text:p text:style-name="P21"><text:span text:style-name="T6">... Bu hakikatdan anlaşılıyor ki; </text:span><text:span text:style-name="T5">SONRA GELECEK</text:span><text:span text:style-name="T6"> </text:span><text:span text:style-name="T5">O MÜBAREK ZAT</text:span><text:span text:style-name="T6"> RİSALE-İ NUR’U BİR PROGRAMI OLARAK NEŞR VE TATBİK EDECEK (yazma ve dağıtma yoluyla yayacak ve uygulayacak). </text:span><text:span text:style-name="T7">(Sikke-i Tasdik-i Gaybi, s. 9)</text:span></text:p>
      <text:p text:style-name="P8"/>
      <text:p text:style-name="P8">Bediüzzaman bu sözüyle bir kez daha Hz. Mehdi'nin gelişini müjdelemiş ve bu mübarek zatın, faaliyetlerini yerine getirirken kendisini “Hz. Mehdi'ye zemin hazırlayan bir öncü” olarak tanımlayan Bediüzzaman'ın eserlerinden de istifade edeceğini belirtmiştir:</text:p>
      <text:p text:style-name="P8"/>
      <text:p text:style-name="P42"/>
      <text:p text:style-name="P42">SONRA GELECEK:</text:p>
      <text:p text:style-name="P8"/>
      <text:p text:style-name="P21"><text:span text:style-name="T6">Bediüzzaman bu sözleriyle Hz. Mehdi'nin, önceki müceddidlerin ve Bediüzzaman'ın yaşadığı dönemlerde gelmediğini söylemiş; bu mübarek zatın bunların hepsinden </text:span><text:span text:style-name="T5">“SONRA”</text:span><text:span text:style-name="T6"> geleceğini ifade etmiştir. Ayrıca Bediüzzaman bu durumu, yalnızca gelecek zaman ifade eden bir fiil kullanarak değil, bunu bir de </text:span><text:span text:style-name="T5">“SONRA”</text:span><text:span text:style-name="T6"> kelimesiyle destekleyerek çok kesin bir üslupla açıklamıştır. </text:span></text:p>
      <text:p text:style-name="P21"><text:span text:style-name="T6">Bediüzzaman bu sözleriyle ayrıca Hz. Mehdi'nin “bir şahsı manevi” olmadığını, </text:span><text:span text:style-name="T5">“belirli bir zamanda gelecek BİR ŞAHIS olduğunu”</text:span><text:span text:style-name="T6"> da açıkça belirtmiştir.</text:span></text:p>
      <text:p text:style-name="P8"><text:soft-page-break/></text:p>
      <text:p text:style-name="P42">O:</text:p>
      <text:p text:style-name="P21"><text:span text:style-name="T6">Bediüzzaman Hz. Mehdi'den </text:span><text:span text:style-name="T5">“BİR KİŞİLİK ZAMİRİ”</text:span><text:span text:style-name="T6"> olan ve </text:span><text:span text:style-name="T5">“TEK BİR KİŞİ”</text:span><text:span text:style-name="T6">yi ifade eden </text:span><text:span text:style-name="T5">“O”</text:span><text:span text:style-name="T6"> kelimesiyle bahsetmiştir. Bediüzzaman'ın Hz. Mehdi'yi tanımlamak için böyle bir sözcük seçmiş olması ise elbette ki bir tevafuk değildir. Bediüzzaman broşürün başından bu yana yer verilen sözlerinin pek çoğunda, Hz. Mehdi için yine </text:span><text:span text:style-name="T5">“O”</text:span><text:span text:style-name="T6"> zamirini kullanmıştır. Kuşkusuz ki yüzlerce sayfadan, onlarca kitaptan oluşan büyük bir külliyat meydana getiren büyük mütefekkir Bediüzzaman, eserlerinde kullandığı her hikmetli kelime gibi, bu sözcüğü de son derece bilinçli ve kasıtlı bir şekilde bu kadar çok tekrarlamıştır. Çok açıktır ki Bediüzzaman Müslümanlara, Hz. Mehdi'nin sadece “maneviyat ifade eden bir kavram” olmadığını belirtmekte, ahir zamanda tüm inananların sorumluluğunu üstlenecek özelliklere sahip </text:span><text:span text:style-name="T5">“BİR İNSAN”, “BİR ŞAHIS”</text:span><text:span text:style-name="T6"> olduğunu müjdelemektedir.</text:span></text:p>
      <text:p text:style-name="P42"/>
      <text:p text:style-name="P42">MÜBAREK ZAT:</text:p>
      <text:p text:style-name="P21"><text:span text:style-name="T6">Bediüzzaman, aynı sözü içerisinde tekrar tekrar </text:span><text:span text:style-name="T5">“ZAT”</text:span><text:span text:style-name="T6"> kelimesini kullanarak Hz. Mehdi'nin müminlere önderlik edecek </text:span><text:span text:style-name="T5">“BİR ŞAHIS”</text:span><text:span text:style-name="T6"> olduğunu ısrarla vurgulamaktadır. </text:span></text:p>
      <text:p text:style-name="P21"><text:span text:style-name="T6">Bediüzzaman ayrıca burada bu </text:span><text:span text:style-name="T5">“ZAT”</text:span><text:span text:style-name="T6"> kelimesini bir de nitelendirmekte ve Hz. Mehdi'nin </text:span><text:span text:style-name="T5">“NASIL BİR ZAT”</text:span><text:span text:style-name="T6"> olduğunu da açıklamaktadır. Bediüzzaman Hz. Mehdi'nin </text:span><text:span text:style-name="T5">“MÜBAREK BİR ZAT”</text:span><text:span text:style-name="T6"> olduğunu belirtmektedir. </text:span><text:span text:style-name="T5">“MÜBAREK”</text:span><text:span text:style-name="T6"> kelimesi </text:span><text:span text:style-name="T5">“İlahi hayrın bulunduğu”</text:span><text:span text:style-name="T6"> anlamına gelmektedir. Bediüzzaman da burada kullandığı bu </text:span><text:span text:style-name="T5">“mübarek”</text:span><text:span text:style-name="T6"> sıfatıyla Hz. Mehdi'nin imanını, yerine getireceği vazifeleri övmektedir. Bediüzzaman verdiği tüm bu detaylı bilgilerle Müslümanlara Hz. Mehdi'nin ahlakını ve mücadelesini tanıtmakta, bu üstün ahlaklı şahsın hangi özellikleriyle tanınabileceğini anlatmaktadır.</text:span></text:p>
      <text:p text:style-name="P1"/>
      <text:p text:style-name="P42"/>
      <text:p text:style-name="P42">RİSALE-İ NUR'U BİR PROGRAMI </text:p>
      <text:p text:style-name="P42">OLARAK NEŞR VE TATBİK EDECEK </text:p>
      <text:p text:style-name="P42">(YAZMA VE DAĞITMA YOLUYLA YAYACAK </text:p>
      <text:p text:style-name="P42">VE UYGULAYACAK):</text:p>
      <text:p text:style-name="P8"/>
      <text:p text:style-name="P21"><text:span text:style-name="T6">Bediüzzaman eserlerinde, Hz. Mehdi'den önceki yüzyılın müceddidi olması sebebiyle kendisini “Hz. Mehdi’nin bir öncüsü”, “ona zemin hazırlayan bir askeri” olarak tanımlamıştır. Yine bir sözünde de, “kendisinin ektiği tohumların Hz. Mehdi tarafından geliştirileceğini ve bu mübarek şahıs vesilesiyle bu tohumların sümbülleneceğini” anlatarak, Hz. Mehdi'nin gelişinden önce yaptığı çalışmalarla ona “bir ön hazırlık” yaptığını anlatmaktadır. Bediüzzaman bu sözünde de Risale-i Nur Külliyatı’nın Hz. Mehdi’nin tebliğinde kullanacağı bir ön hazırlık olduğunu belirtmiştir. Bediüzzaman, ortaya çıktığında Hz. Mehdi’nin, Risaleleri hazır yazılmış olarak bulacağını ve imanı kurtarma vazifesinde Risaleler'den faydalanacağını belirtmiştir. Bediüzzaman bu sözleriyle kendisinin Hz. Mehdi olmadığını, Hz. Mehdi'nin </text:span><text:span text:style-name="T5">“KENDİSİNDEN SONRAKİ DÖNEMDE GELECEK BİR ŞAHIS OLDUĞUNU”</text:span><text:span text:style-name="T6"> bir kez daha açıklığa kavuşturmuştur.</text:span></text:p>
      <text:p text:style-name="P21"><text:span text:style-name="T5">O</text:span><text:span text:style-name="T3"> </text:span><text:span text:style-name="T5">ZATIN </text:span><text:span text:style-name="T6">İKİNCİ VAZİFESİ</text:span><text:span text:style-name="T5">, </text:span><text:span text:style-name="T6">ŞERİATI (Kuran ahlakının esaslarını ve Peygamberimiz (sav)'in sünnetini) İCRA VE TATBİK ETMEKTİR (uygulamak ve yerine getirmektir). </text:span><text:span text:style-name="T7">(Sikke-i Tasdik-i Gaybi, s. 9)</text:span></text:p>
      <text:p text:style-name="P1"><text:soft-page-break/></text:p>
      <text:p text:style-name="P40">Bediüzzaman, bu sözünde de Hz. Mehdi'nin ikinci görevinin Kuran ahlakının esaslarının tam olarak yaşanmasına vesile olmak olduğunu açıklamaktadır:</text:p>
      <text:p text:style-name="P8"/>
      <text:p text:style-name="P42">O:</text:p>
      <text:p text:style-name="P21"><text:span text:style-name="T6">Bediüzzaman sözlerinde sık sık tekrarladığı bu kelime ile, ahir zamanda ortaya çıkacak olan Hz. Mehdi'nin “manevi bir önder” değil, bizzat müminlerin başına geçerek, onları hidayete yöneltecek </text:span><text:span text:style-name="T5">“BİR ŞAHIS”</text:span><text:span text:style-name="T6"> olduğunu belirtmektedir. </text:span></text:p>
      <text:p text:style-name="P21"><text:span text:style-name="T6">Bediüzzaman ayrıca burada “onlar” gibi çoğul bir topluluğu ifade eden bir kelime de kullanmamış, Hz. Mehdi'nin </text:span><text:span text:style-name="T5">“TEK BİR KİŞİ”</text:span><text:span text:style-name="T6"> olduğunu ifade eden </text:span><text:span text:style-name="T5">“O”</text:span><text:span text:style-name="T6"> sözcüğüne yer vermiştir. Bediüzzaman bu açıklamalarıyla, Hz. Mehdi'nin bir şahsı manevi olmadığı konusundaki kesin kanaatlerini delilleriyle birlikte ortaya koymuştur. </text:span></text:p>
      <text:p text:style-name="P8"/>
      <text:p text:style-name="P42">ZATIN:</text:p>
      <text:p text:style-name="P21"><text:span text:style-name="T6">Bediüzzaman buradaki </text:span><text:span text:style-name="T5">“ZAT”</text:span><text:span text:style-name="T6"> kelimesiyle, aynı cümle içerisinde Hz. Mehdi'nin </text:span><text:span text:style-name="T5">“BİR ŞAHIS”</text:span><text:span text:style-name="T6"> olduğu konusuna açıklık getiren ikinci bir vurgulama daha yapmıştır. Bediüzzaman, Bediüzzaman bu kadar çok tekrarladığı bu sözüyle, Hz. Mehdi’nin kesinlikle “manevi bir varlık” olmadığını açıklamış ve Müslümanların bu kutlu </text:span><text:span text:style-name="T5">“ŞAHIS”</text:span><text:span text:style-name="T6"> hakkında en doğru şekilde bilgilenmelerini sağlamıştır.</text:span></text:p>
      <text:p text:style-name="P21"><text:span text:style-name="T5">O</text:span><text:span text:style-name="T6"> </text:span><text:span text:style-name="T5">ZATIN</text:span><text:span text:style-name="T6"> üçüncü vazifesi, HİLAFET-İ İSLAMİYE’Yİ (İslam halifeliğini) İTTİHAD-I İSLAM’A BİNA EDEREK (İslam birliği üzerine kurarak),İSEVİ RUHANİLERİYLE (dindar Hıristiyanlarla ve Hıristiyan alimleriyle) İTTİFAK EDİP (iş birliği ve dayanışma içerisine girerek) DİN-İ İSLAM’A (İslam dinine) HİZMET ETMEKTİR. BU VAZİFE, PEK BÜYÜK BİR SALTANAT ve KUVVET ve MİLYONLAR FEDAKARLARLA (MİLYONLARIN FEDAKARANE KATILIMIYLA) TATBİK EDİLEBİLİR (yerine getirilebilir). </text:span><text:span text:style-name="T7">(Sikke-i Tasdik-i Gaybi, s. 9)</text:span></text:p>
      <text:p text:style-name="P40"/>
      <text:p text:style-name="P40">Bediüzzaman, Hz. Mehdi'nin bir başka görevinin de İslam toplumunu birleştirmek ve Hıristiyan alemiyle ittifak etmek olduğunu bildirmiştir:</text:p>
      <text:p text:style-name="P8"/>
      <text:p text:style-name="P42">O:</text:p>
      <text:p text:style-name="P21"><text:span text:style-name="T6">Bediüzzaman, bu sözünde </text:span><text:span text:style-name="T5">“6. KEZ”</text:span><text:span text:style-name="T6"> </text:span><text:span text:style-name="T5">“O”</text:span><text:span text:style-name="T6"> zamirini kullanmış ve Hz. Mehdi'nin </text:span><text:span text:style-name="T5">“BİR ŞAHIS”</text:span><text:span text:style-name="T6"> olduğunu bir kez daha tekrarlamıştır. Eğer Bediüzzaman, Hz. Mehdi'nin “manevi bir isim” ya da “birçok insandan oluşan bir topluluk” olduğunu düşünseydi, elbette ki tüm bu iddiaları reddedecek açıklıkta bir kelime kullanmaz, Hz. Mehdi'den </text:span><text:span text:style-name="T5">“O ZAT”</text:span><text:span text:style-name="T6"> sözleriyle bahsetmezdi. Çok açıktır ki Bediüzzaman, Hz. Mehdi'nin </text:span><text:span text:style-name="T5">“TEK BİR ŞAHIS”</text:span><text:span text:style-name="T6"> olduğunu belirtmiş ve aksi yöndeki tüm düşüncelerin geçersizliğini ortaya koymuştur.</text:span></text:p>
      <text:p text:style-name="P1"/>
      <text:p text:style-name="P42">ZATIN:</text:p>
      <text:p text:style-name="P21"><text:span text:style-name="T6">Bediüzzaman, </text:span><text:span text:style-name="T5">“KİŞİ, KİMSE YA DA ŞAHIS”</text:span><text:span text:style-name="T6"> anlamına gelen </text:span><text:span text:style-name="T5">“ZAT”</text:span><text:span text:style-name="T6"> kelimesini bu sözlerinde de </text:span><text:span text:style-name="T5">“5. KEZ”</text:span><text:span text:style-name="T6"> tekrarlamış ve Hz. Mehdi’nin tüm dünya Müslümanlarının liderliğin üstlenecek </text:span><text:span text:style-name="T5">“üstün vasıflı BİR İNSAN”</text:span><text:span text:style-name="T6"> olduğunu yeniden vurgulamıştır.</text:span></text:p>
      <text:p text:style-name="P21"><text:soft-page-break/><text:span text:style-name="T6">TA AHİR ZAMANDA, HAYATIN GENİŞ DAİRESİNDE (dünya çapında) ASIL SAHİPLERİ, </text:span><text:span text:style-name="T5">YANİ MEHDİ VE ŞAKİRTLERİ (talebeleri) CENAB-I HAKK’IN İZNİYLE GELİR</text:span><text:span text:style-name="T6"> , O DAİREYİ GENİŞLETİR ve O TOHUMLAR SÜMBÜLLENİR. </text:span><text:span text:style-name="T5">BİZLER DE KABRİMİZDE SEYREDİP ALLAH’A ŞÜKREDERİZ</text:span><text:span text:style-name="T6">.</text:span><text:span text:style-name="T7"> (Sikke-i Tasdik-i Gaybi, s. 138)</text:span></text:p>
      <text:p text:style-name="P40">Bediüzzaman, Hz. Mehdi'nin ahir zamanda ortaya çıkacağını haber vermektedir. Bediüzzaman, Hz. Mehdi ve talebelerini Risale-i Nur'un asıl sahipleri olarak nitelendirmekte, Risale-i Nur'un başlattığı hizmeti bu mübarek şahsın tamamlayacağını müjdelemektedir:</text:p>
      <text:p text:style-name="P42"/>
      <text:p text:style-name="P42"/>
      <text:p text:style-name="P42">ASIL SAHİPLERİ, YANİ HZ. MEHDİ </text:p>
      <text:p text:style-name="P42">VE ŞAKİRTLERİ (TALEBELERİ):</text:p>
      <text:p text:style-name="P8"/>
      <text:p text:style-name="P21"><text:span text:style-name="T6">Bediüzzaman Said Nursi burada ahir zamanda gelecek ve Kuran ahlakını tüm dünyada hakim kılacak olan Hz. Mehdi’den, Bediüzzaman’ın attığı tohumların </text:span><text:span text:style-name="T5">“ASIL SAHİPLERİ”</text:span><text:span text:style-name="T6"> olarak bahsetmektedir. Bu açıklamalarına göre, Bediüzzaman Kuran ahlakının dünya hakimiyetinin tohumlarını atan bir müceddid, Hz. Mehdi ise bu hakimiyetin asıl sahibi olacaktır. Hz. İsa ile birlikte İslam ahlakını dünya çapında hakim kılacak olan ahir zaman topluluğunun lideri Allah’ın izniyle Hz. Mehdi olacaktır. Dolayısıyla Bediüzzaman Hz. Mehdi ve onun talebeleri için burada kullandığı </text:span><text:span text:style-name="T5">“ASIL SAHİPLERİ”</text:span><text:span text:style-name="T6"> ifadesiyle Hz. Mehdi'nin ve talebelerinin dünya çapında yerine getireceği görevlerin asıl sahibinin kendisi olmadığını açıklamış ve böylece kendisinin Hz. Mehdi olmadığını da ifade etmiştir. </text:span></text:p>
      <text:p text:style-name="P21"><text:span text:style-name="T6">Bediüzzaman'ın bu sözlerinde vurguladığı bir başka önemli nokta ise, Hz. Mehdi ve onun şahsı manevisini oluşturan talebelerinin iki ayrı kavram olduğudur. Bediüzzaman </text:span><text:span text:style-name="T5">“Hz. Mehdi VE şakirtleri”</text:span><text:span text:style-name="T6"> derken burada kullandığı “VE” kelimesiyle bu duruma açıklık getirmektedir. Bu ikisi birbirinden ayrıdır ve ancak ikisinin biraraya gelmesinden Hz. Mehdi’nin şahsı manevisi oluşmaktadır. Ama bu şahsı manevinin oluşabilmesi için başta mutlaka Hz. Mehdi bir şahıs olarak bulunacaktır. Bediüzzaman da burada </text:span><text:span text:style-name="T5">“HZ. MEHDİ VE ŞAKİRTLERİ”</text:span><text:span text:style-name="T6"> sözleriyle bu gerçeği dile getirmekte ve Hz. Mehdi'nin manevi bir şahıs olarak değil, talebelerinin başında ayrı bir şahsiyet olarak var olacağını ifade etmektedir.</text:span></text:p>
      <text:p text:style-name="P8"/>
      <text:p text:style-name="P8"/>
      <text:p text:style-name="P42">CENAB-I HAKK’IN İZNİYLE GELİR:</text:p>
      <text:p text:style-name="P8"/>
      <text:p text:style-name="P21"><text:span text:style-name="T6">Bediüzzaman bu sözünde </text:span><text:span text:style-name="T5">“Cenab-ı Hakk’ın izniyle GELİR”</text:span><text:span text:style-name="T6"> diyerek öncelikle Hz. Mehdi'nin ahir zamanda gelecek bir şahıs olduğunu bir kez daha hatırlatmıştır. Çünkü bilindiği gibi </text:span><text:span text:style-name="T5">“GELME”</text:span><text:span text:style-name="T6"> fiili manevi bir şahsın gerçekleştirebileceği bir olay değildir. </text:span><text:span text:style-name="T5">“GELME”</text:span><text:span text:style-name="T6"> fiili burada açıkça bir insanın gelişini müjdelemek için kullanılmış bir fiildir. Eğer Bediüzzaman Hz. Mehdi'nin bir şahsı manevi olduğunu belirtmek isteseydi, kuşkusuz ki böyle bir kelime kullanmaz, Hz. Mehdi'nin gelişinden bahsetmezdi. </text:span></text:p>
      <text:p text:style-name="P21"><text:span text:style-name="T6">Bunun yanı sıra Bediüzzaman burada kullandığı </text:span><text:span text:style-name="T5">“GELİR”</text:span><text:span text:style-name="T6"> sözüyle, Hz. Mehdi’nin o dönemde henüz gelmediğini belirtmekte ve ileride geleceğini ifade etmektedir. Dikkat edilirse Bediüzzaman "geldi" veya "gelmiş" dememektedir, </text:span><text:span text:style-name="T5">“İLERİDE GELECEĞİNİ” </text:span><text:span text:style-name="T6">ifade etmek için </text:span><text:span text:style-name="T5">"Ta ahir zamanda gelir"</text:span><text:span text:style-name="T6"> diyerek, Hz. Mehdi'nin kendisinden ilerideki bir vakitteki gelişinin zamanını da belirtmiştir.</text:span></text:p>
      <text:p text:style-name="P42"><text:soft-page-break/></text:p>
      <text:p text:style-name="P42"/>
      <text:p text:style-name="P42">BİZLER DE KABRİMİZDEN </text:p>
      <text:p text:style-name="P42">SEYREDİP ALLAH’A ŞÜKREDERİZ:</text:p>
      <text:p text:style-name="P8"/>
      <text:p text:style-name="P21"><text:span text:style-name="T6">Bediüzzaman, </text:span><text:span text:style-name="T5">“BİZLER DE KABRİMİZDEN SEYREDİP”</text:span><text:span text:style-name="T6"> sözleriyle, ektiği iman tohumlarının sümbülleneceği yani Hz. Mehdi'nin Kuran ahlakını tüm dünyaya hakim kılacağı dönemde, kendisinin vefat etmiş olacağını belirtmiştir. Bediüzzaman bu sözüyle bir kez daha kendisinin Hz. Mehdi olmadığını, onun gelip görevine başladığı dönemde kendisinin hayatta olmayacağını hatırlatarak ifade etmiştir.</text:span></text:p>
      <text:p text:style-name="P21"><text:span text:style-name="T6">Hem bu ÜÇ VEZAİF (görevin) BİRDEN BİR ŞAHISTA YAHUT CEMAATTE BU ZAMANDA BULUNMASI VE MÜKEMMEL OLMASI VE BİRBİRİNİ CERHETMEMESİ (birbirine engel olmaması, zarar vermemesi) PEK UZAK, ADETA KABİL (mümkün) GÖRÜLMÜYOR. Ahir zamanda, </text:span><text:span text:style-name="T5">AL-İ BEYT-İ NEBEVİ'NİN (A.S.M.) CEMAAT-İ NURANİYESİNİ (Peygamberimiz (sav)'in soyunun nurani cemaatini) TEMSİL</text:span><text:span text:style-name="T6"> </text:span><text:span text:style-name="T5">EDEN</text:span><text:span text:style-name="T6"> </text:span><text:span text:style-name="T5">HAZRET-İ MEHDİ'DE VE CEMAATİNDEKİ ŞAHS-I MANEVİDE</text:span><text:span text:style-name="T6"> ANCAK İÇTİMA EDEBİLİR (bir araya gelebilir, toplanabilir) (Sikke-i Tasdik-i Gaybi, s. 156)</text:span></text:p>
      <text:p text:style-name="P40">Bediüzzaman bu sözünde, Hz. Mehdi'nin üç görevi olduğunu belirtmekte, bu üç görevin birarada yerine getirilmesinin Hz. Mehdi'nin en önemli alametlerinden biri olduğuna dikkat çekmektedir. Bediüzzaman kendi yaşadığı dönemde bu üç görevin birden yerine getirilemediğini, bunu ancak Hz. Mehdi'nin gerçekleştirebileceğini söylemektedir:</text:p>
      <text:p text:style-name="P21"><text:span text:style-name="T6">Bediüzzaman, eserlerinde birçok kez Hz. Mehdi'nin hadislerde bildirildiği üzere </text:span><text:span text:style-name="T5">“seyyid”</text:span><text:span text:style-name="T6"> yani </text:span><text:span text:style-name="T5">“Peygamberimiz (sav)'in soyundan gelen bir kimse”</text:span><text:span text:style-name="T6"> olacağını, </text:span><text:span text:style-name="T5">“kendisinin ise seyyid olmadığını”</text:span><text:span text:style-name="T6"> belirtmiştir. Bediüzzaman bu sözünde de bu konuya bir kez daha açıklık getirmekte, </text:span><text:span text:style-name="T5">“AL-İ BEYT’İ NEBEVİNİN CEMAAT-İ NURANİYESİNİ TEMSİL EDEN”</text:span><text:span text:style-name="T6"> sözleriyle Hz. Mehdi'nin Peygamberimiz (sav)'in mübarek soyundan olacağına dikkat çekmektedir. Bediüzzaman, Hz. Mehdi'nin bu önemli alametlerinden birini hatırlatarak kendisinin Hz. Mehdi olmadığını ifade etmektedir.</text:span></text:p>
      <text:p text:style-name="P43"/>
      <text:p text:style-name="P43"/>
      <text:p text:style-name="P42">HZ. MEHDİ VE CEMAATİNDEKİ ŞAHS-I MANEVİDE:</text:p>
      <text:p text:style-name="P8"/>
      <text:p text:style-name="P21"><text:span text:style-name="T6">Bediüzzaman burada çok önemli bir gerçeği açıklamaktadır. Bu söz, Hz. Mehdi'nin manevi bir kişi değil, bir şahıs olacağını göstermektedir. Zira Bediüzzaman, </text:span><text:span text:style-name="T5">“Hz. Mehdi VE cemaatindeki şahsı manevide”</text:span><text:span text:style-name="T6"> söyleriyle Hz. Mehdi'nin şahsından ve onun şahsı manevisini oluşturan cemaatinden ayrı kavramlar olarak bahsetmektedir. Aradaki </text:span><text:span text:style-name="T5">“VE”</text:span><text:span text:style-name="T6"> kelimesi, "</text:span><text:span text:style-name="T5">Hz. Mehdi'nin ve cemaatinin iki farklı varlık olduğunu”</text:span><text:span text:style-name="T6"> ifade etmektedir. Hz. Mehdi'nin kutlu şahsıyla birlikte, bir de onun şahsı manevisini oluşturan bir cemaati olacaktır. Hz. Mehdi'nin şahsı olmadan, böyle bir şahsı maneviden söz etmek mümkün değildir. Bediüzzaman da bu gerçeği ifade etmekte ve Hz. Mehdi'nin bir şahıs olacağını müjdelemektedir.</text:span></text:p>
      <text:p text:style-name="P21"><text:span text:style-name="T6">Çok zaman evvel bir ehl-i velayetten (veli şahıstan) işittim ki; o zat, eski velilerin gaybi işaretlerinden istihrac etmiş (manasını ortaya çıkarmış) ve kanaati gelmiş ki: ‘Şark tarafından bir nur zuhur edecek (ortaya çıkacak), bidatlar zulümatını (dine sonradan girmiş hurafeleri) dağıtacak </text:span><text:span text:style-name="T5">BEN </text:span><text:soft-page-break/><text:span text:style-name="T5">BÖYLE BİR NURUN ZUHURUNA (ortaya çıkışını) ÇOK İNTİZAR ETTİM (gözledim) VE EDİYORUM</text:span><text:span text:style-name="T6">. FAKAT ÇİÇEKLER BAHARDA GELİR. ÖYLE İSE O KUDSİ ÇİÇEKLERE ZEMİN HAZIR ETMEK LAZIM GELİR.</text:span><text:span text:style-name="T2"> </text:span><text:span text:style-name="T6">VE ANLADIK Kİ, BU HİZMETİMİZLE O NURANİ ZATLARA (nurlu şahıslara) ZEMİN İZHAR EDİYORUZ</text:span><text:span text:style-name="T5"> </text:span><text:span text:style-name="T6">(hazırlıyoruz). </text:span><text:span text:style-name="T7">(Sikke-i Tasdik-i Gaybi, s. 189)</text:span></text:p>
      <text:p text:style-name="P40">Bediüzzaman, Hz. Mehdi ve yardımcılarını “baharda gelecek kudsi çiçekler” olarak nitelendirmiş, kendisinin ise, “yaptığı hizmetlerle bu mübarek şahsa zemin hazırlayan bir öncü” olduğunu belirtmiştir:</text:p>
      <text:p text:style-name="P1"/>
      <text:p text:style-name="P42"/>
      <text:p text:style-name="P42">BEN BÖYLE BİR NURUN ZUHURUNA (ORTAYA ÇIKIŞINI) </text:p>
      <text:p text:style-name="P42">ÇOK İNTİZAR ETTİM (GÖZLEDİM) VE EDİYORUM:</text:p>
      <text:p text:style-name="P8"/>
      <text:p text:style-name="P21"><text:span text:style-name="T6">Bediüzzaman, </text:span><text:span text:style-name="T5">“BİR NUR”</text:span><text:span text:style-name="T6"> olarak ifade ettiği ahir zamanda gelecek olan Hz. Mehdi'nin ortaya çıkışını çok gözlediğini ve hala da gözlemekte olduğunu ifade etmektedir. Bediüzzaman bu sözleriyle çok açık bir şekilde kendisinin Hz. Mehdi olmadığını ve kendisinin de bu mübarek şahsın çıkışını büyük bir heyecanla gözlediğini belirtmektedir. Yalnız Bediüzzaman değil, sahabeler döneminden itibaren milyonlarca samimi Müslüman, İslam alimleri, mezhep imamları, müçtehidler Hz. Mehdi ve beraberindeki müminlere karşı derin bir sevgi beslemişlerdir. 1400 yıldır bu mübarek zatı sevgi ve saygıyla anmışlardır. Ona ve cemaatine dua etmişler, onlar için Allah’tan yardım dilemişlerdir. Hz. Mehdi ve cemaati gelmiş geçmiş tüm Müslümanların ortak dostudur. Tüm inananlar için şevk ve heyecan vesilesidir. Bediüzzaman da sözlerinde bu bakış açısını dile getirmekte, kendisinin de büyük bir heyecan ve sevgiyle Hz. Mehdi'nin gelişini beklediğini ifade etmektedir. Bediüzzaman, burada kullandığı </text:span><text:span text:style-name="T5">“ÇOK İNTİZAR ETTİM VE EDİYORUM”</text:span><text:span text:style-name="T6"> yani </text:span><text:span text:style-name="T5">“ÇOK GÖZLEDİM VE GÖZLÜYORUM”</text:span><text:span text:style-name="T6"> sözleriyle bu durumu dile getirmiş, ancak hayatta olduğu süre içerisinde bu kutlu şahsın çıkışının gerçekleşmediğini bildirmiştir.</text:span></text:p>
      <text:p text:style-name="P8"/>
      <text:p text:style-name="P42"/>
      <text:p text:style-name="P42">VE ANLADIK Kİ BU HİZMETİMİZLE</text:p>
      <text:p text:style-name="P42">O NURANİ ZATLARA (NURLU ŞAHISLARA) </text:p>
      <text:p text:style-name="P42">ZEMİN İZHAR EDİYORUZ (HAZIRLIYORUZ):</text:p>
      <text:p text:style-name="P8"/>
      <text:p text:style-name="P21"><text:span text:style-name="T6">Bediüzzaman </text:span><text:span text:style-name="T5">"ANLADIK Kİ"</text:span><text:span text:style-name="T6"> sözleriyle, kendisinin Hz. Mehdi olmadığı, ancak yaptığı hizmetlerle bu mübarek kişiye zemin hazırlamakta olduğu konusundaki kanaatini dile getirmektedir. </text:span><text:span text:style-name="T5">“ANLADIK Kİ”</text:span><text:span text:style-name="T6"> ifadesi, Bediüzzaman'ın kalbine gelen gerçeği ve Bediüzzaman'ın bu gerçeğe net ve samimi olarak inandığını göstermektedir. Bediüzzaman bu kelimeyle, tevazu gereği böyle bir söz söylemediğini, delilleriyle açıkça ortada olan bu konuda kesin kanaatini ifade ettiğini ortaya koymaktadır. </text:span></text:p>
      <text:p text:style-name="P21"><text:span text:style-name="T6">Bediüzzaman bu sözünde </text:span><text:span text:style-name="T5">"HİZMETİMİZLE"</text:span><text:span text:style-name="T6"> diyerek çoğul bir ifade kullanmıştır. Demek ki Bediüzzaman bu hizmette tek başına değildir; kendisine yardımcı olan Nur cemaati de vardır. Bediüzzaman "hizmetimizle" derken tüm Nur talebelerini de bu hizmete dahil etmektedir.</text:span></text:p>
      <text:p text:style-name="P21"><text:span text:style-name="T6">Ayrıca Bediüzzaman burada </text:span><text:span text:style-name="T5">“O NURANİ ZATLARA”</text:span><text:span text:style-name="T6"> sözleriyle, Hz. Mehdi ve talebelerinin </text:span><text:span text:style-name="T5">“BİRER ŞAHIS”</text:span><text:span text:style-name="T6"> olduklarını yeniden vurgulamaktadır. Bu, Bediüzzaman’ın Hz. Mehdi'den bahsederken </text:span><text:span text:style-name="T5">“7 KEZ” </text:span><text:soft-page-break/><text:span text:style-name="T6">kullandığı </text:span><text:span text:style-name="T5">“O”</text:span><text:span text:style-name="T6"> zamiridir. </text:span><text:span text:style-name="T5">“ZAT”</text:span><text:span text:style-name="T6"> kelimesini ise Bediüzzaman broşürün başından bu yana Hz. Mehdi için </text:span><text:span text:style-name="T5">“6 KEZ” </text:span><text:span text:style-name="T6">kullanmıştır. Bediüzzaman'ın her iki kelimeyi de bu kadar çok tekrarlamış olması, Hz. Mehdi'nin </text:span><text:span text:style-name="T5">“BİR ŞAHIS” </text:span><text:span text:style-name="T6">olduğu konusunda çok kesin deliller oluşturmakta ve manevi bir kişilik olmadığını açıkça ortaya koymaktadır.</text:span></text:p>
      <text:p text:style-name="P21"><text:span text:style-name="T6">İstikbal-i dünyeviyede (dünyanın geleceğinde) </text:span><text:span text:style-name="T5">1400 sene sonra gelecek</text:span><text:span text:style-name="T6"> bir </text:span><text:span text:style-name="T5">hakikati</text:span><text:span text:style-name="T6"> asırlarında karib (yakın) zannetmişler. (Sözler, 318)</text:span></text:p>
      <text:p text:style-name="P40">Bediüzzaman bu sözüyle, bazı şahısların Hz. Mehdi'nin geçmişte geldiğini düşünerek yanıldıklarını belirtmiş ve Hz. Mehdi'nin geliş zamanı hakkında bilgi vermiştir:</text:p>
      <text:p text:style-name="P42"/>
      <text:p text:style-name="P42"/>
      <text:p text:style-name="P42">İSTİKBAL-İ DÜNYEVİDE (DÜNYANIN </text:p>
      <text:p text:style-name="P42">GELECEĞİNDE) 1400 SENE SONRA:</text:p>
      <text:p text:style-name="P8"/>
      <text:p text:style-name="P21"><text:span text:style-name="T6">Bediüzzaman bu sözleriyle İslam tarihinde pek çok kişinin Hz. Mehdi'nin kendi dönemlerinde geleceğini düşünerek yanıldıklarını belirtmiş ve Hz. Mehdi'nin, Peygamberimiz (sav)'den </text:span><text:span text:style-name="T5">“1400 SENE SONRA”</text:span><text:span text:style-name="T6"> geleceğini hatırlatmıştır. Bu çok önemli bir bilgidir. Bediüzzaman burada ne 1373, ne 1378 ne 1398 ne de başka bir tarih vermemiş tam olarak 1400 yıl sonrasından bahsetmiştir. Bu tarih Miladi 1980 yılına denk gelmektedir. Hicri 13. yüzyılın müceddidi olarak Hicri 14. yüzyıla kadar müceddidlik görevini yerine getiren Bediüzzaman, Hicri 1379 yani Miladi olarak 1960 yılında vefat etmiştir. Dolayısıyla Bediüzzaman Hz. Mehdi'nin gelişi için kendi yaşadığı dönemden çok ileriki bir tarihi belirtmektedir. Bediüzzaman bu açıklamasıyla, açık ve kesin bir tarih vererek kendisinin Hz. Mehdi olmadığını ifade etmekte, Hz. Mehdi'nin kendi vefatından yaklaşık 20 sene kadar sonra geleceğini müjdelemektedir.</text:span></text:p>
      <text:p text:style-name="P21"><text:span text:style-name="T6">Bediüzzaman ayrıca risalelerinde Peygamberimiz (sav)'in hadislerine dayanarak </text:span><text:span text:style-name="T5">“her yüz yıl başında bir müceddid gönderileceğini”</text:span><text:span text:style-name="T6"> hatırlatmıştır. Bediüzzaman </text:span><text:span text:style-name="T5">“1400 YIL SONRA”</text:span><text:span text:style-name="T6"> tarihini vererek aynı zamanda “</text:span><text:span text:style-name="T5">14. ve 15. yüzyıllar arasında görev yapacak olan müceddidin de Hz. Mehdi olduğunu”</text:span><text:span text:style-name="T6"> haber vermektedir.</text:span></text:p>
      <text:p text:style-name="P1"/>
      <text:p text:style-name="P42">GELECEK:</text:p>
      <text:p text:style-name="P21"><text:span text:style-name="T6">Bediüzzaman Hz. Mehdi için </text:span><text:span text:style-name="T5">“1400 sene sonra GELECEK”</text:span><text:span text:style-name="T6"> ifadesini kullanarak, Hz. Mehdi'nin kesin olarak </text:span><text:span text:style-name="T5">“geleceğini”</text:span><text:span text:style-name="T6"> müjdelemektedir. Bediüzzaman bu sözleriyle Hz. Mehdi'nin manevi bir kişi olmadığını, </text:span><text:span text:style-name="T5">“belirtilen tarihte gelecek bir şahıs olduğunu”</text:span><text:span text:style-name="T6"> açıklamaktadır.</text:span></text:p>
      <text:p text:style-name="P21"><text:span text:style-name="T6">Bediüzzaman verdiği bu bilgiyle ayrıca Hz. Mehdi'nin geçmişte ve Bediüzzaman'ın kendi yaşadığı dönemde henüz gelmemiş olduğu konusuna da açıklık kazandırmaktadır. Çünkü dikkat edilirse Bediüzzaman “Hz. Mehdi geldi ya da gelmiş” dememekte, “gelecek zaman” belirten bir kelime kullanmakta ve </text:span><text:span text:style-name="T5">“GELECEK”</text:span><text:span text:style-name="T6"> demektedir. </text:span></text:p>
      <text:p text:style-name="P1"/>
      <text:p text:style-name="P42">HAKİKATİ:</text:p>
      <text:p text:style-name="P21"><text:soft-page-break/><text:span text:style-name="T6">Bediüzzaman Hz. Mehdi için </text:span><text:span text:style-name="T5">“HAKİKAT”</text:span><text:span text:style-name="T6"> kelimesini kullanmıştır. Bediüzzaman bu ifadesiyle, Hz. Mehdi'nin gelişinin bir hakikat yani hiçbir şüpheye yer bırakmayacak kadar </text:span><text:span text:style-name="T5">“kesin bir </text:span><text:span text:style-name="T12">gerçek</text:span><text:span text:style-name="T5">”</text:span><text:span text:style-name="T6"> olduğunu belirtmiştir. </text:span></text:p>
      <text:p text:style-name="P21"><text:span text:style-name="T6">Bediüzzaman bu sözüyle ayrıca, Hz. Mehdi'nin gelişinden önce Mehdi olduğu sanılan şahısların aksine,</text:span><text:span text:style-name="T5"> “1400 sene sonra gelecek olan Mehdi'nin bir hakikat”</text:span><text:span text:style-name="T6"> olacağını belirtmiştir. Yani bu kutlu zatın, Peygamberimiz (sav)'in hadislerinde müjdelediği tüm özelliklere sahip olan </text:span><text:span text:style-name="T5">“GERÇEK MEHDİ"</text:span><text:span text:style-name="T6"> olacağını ve bu özellikleriyle Mehdi sanılan kişilerden ayırt edilip tanınacağını hatırlatmıştır.</text:span></text:p>
      <text:p text:style-name="P21"><text:span text:style-name="T6">Şimdi, </text:span><text:span text:style-name="T5">Hz. Mehdi gibi eşhasın</text:span><text:span text:style-name="T6"> hakkındaki rivayatın (rivayetlerin) ihtilafatı (farklılıkları) ve sırrı şudur ki: Ehadisi tefsir edenler (hadisleri açıklayanlar), metn-i ehadisi tefsirlerine (hadis metinlerindeki açıklamalar) ve istinbatlarına (gizli manaları meydana çıkarmalarına) tatbik etmişler. Mesela: Merkez-i saltanat o vakit Şam’da veya Medine’de olduğundan, vukuat-ı Hz. Mehdiyye veya Süfyaniyye’yi (Hz. Mehdi ve Süfyan ile ilgili olayları) merkez-i saltanat civarında olan Basra, Kufe, Şam gibi yerlerde tasavvur ederek (düşünerek) öyle tefsir etmişler (açıklamışlar). (Sözler, 359)</text:span></text:p>
      <text:p text:style-name="P8">Bediüzzaman, son saltanat ve Halifeliğin merkezi İstanbul’da olduğu için Hz. Mehdi ile ilgili olayların da bu şehirde gerçekleşeceğini bildirmiştir:</text:p>
      <text:p text:style-name="P1"/>
      <text:p text:style-name="P42"/>
      <text:p text:style-name="P44"/>
      <text:p text:style-name="P47">HZ. MEHDİ GİBİ EŞHASIN (ŞAHISLARIN):</text:p>
      <text:p text:style-name="P8"/>
      <text:p text:style-name="P21"><text:span text:style-name="T6">Peygamberimiz (sav) hadislerinde, kendisinden sonra gelecek birçok şahıs olacağını bildirmiştir. Bu kişilerin bazıları gelmiş, vazifelerini yapıp vefat etmişlerdir. Her yüzyıl başında gönderilen müceddidler bunlardan bazılarıdır. Peygamberimiz (sav)’in geleceğini haber verdiği şahısların bazıları da halen beklenmektedir. Bediüzzaman da eserlerinde halen beklenmekte olan bu ahir zaman şahısları hakkında hadisler doğrultusunda detaylı bilgiler vermiştir. Hz. İsa ve Hz. Mehdi'nin yanı sıra, Deccal ve Süfyan </text:span><text:span text:style-name="T7">(hadislerde ahir zamanda İslam dünyası içerisinde ortaya çıkacağı ve Hz. Mehdi'ye karşı mücadele edeceği bildirilen ve Süfyan-ı Deccal olarak anılan şahıs)</text:span><text:span text:style-name="T6"> gibi inkara dayalı bir mücadele verecek ahir zaman şahısları da Bediüzzaman'ın bilgi verdiği bu kişiler arasındadır. </text:span></text:p>
      <text:p text:style-name="P21"><text:span text:style-name="T6">Bediüzzaman buradaki </text:span><text:span text:style-name="T5">“HZ. MEHDİ GİBİ EŞHASIN (ŞAHISLARIN)”</text:span><text:span text:style-name="T6"> sözleriyle öncelikle çok açık bir şekilde Hz. Mehdi'nin manevi bir varlık olmadığını, </text:span><text:span text:style-name="T5">“BİR ŞAHIS OLDUĞUNU”</text:span><text:span text:style-name="T6"> belirtmiştir. Bediüzzaman bu ifadesiyle ayrıca Hz. Mehdi gibi, diğer ahir zaman şahıslarının da manevi kişilikler olmadıklarını, aynı şekilde </text:span><text:span text:style-name="T12">“bİrer ŞAHIS”</text:span><text:span text:style-name="T6"> olduklarını açıklamıştır. Kuşkusuz ki Bediüzzaman'ın bu sözleri, ahir zaman şahıslarından bir kısmının birer “şahıs”, bir kısmının ise birer “şahsı manevi” olarak gelecekleri iddialarını geçersiz kılmaktadır. Çünkü Bediüzzaman </text:span><text:span text:style-name="T5">“Hz. Mehdi gibi şahıslar”</text:span><text:span text:style-name="T6"> sözleriyle bunların tümünü kapsayan ve hepsi için </text:span><text:span text:style-name="T5">“ŞAHIS”</text:span><text:span text:style-name="T6"> tanımlamasını yapan bir ifade kullanmaktadır. Nitekim Bediüzzaman eserlerinde Deccal ve Süfyan’ın birer şahıs olduklarını ne kadar net bir şekilde açıklamışsa, Hz. İsa ve Hz. Mehdi konusunda da bu gerçeği o kadar açık ve anlaşılır ifadelerle dile getirmiştir. Deccal'in de fiziksel özelliklerini anlatmış, Hz. İsa ve Hz. Mehdi'nin de fiziksel özelliklerini tarif etmiştir. Dolayısıyla Hz. İsa ve Hz. Mehdi'nin birer şahsı manevi olacakları düşüncesi, Bediüzzaman'ın bu açıklamalarına tamamıyla ters düşmektedir. Bediüzzaman bu sözünde Hz. Mehdi'den açıkça bir şahıs kelimesini kullanarak bahsetmekte ve aksi yöndeki düşüncelerin geçersizliğini ortaya koymaktadır.</text:span></text:p>
      <text:p text:style-name="P21"><text:span text:style-name="T6">Hem şu sırdandır ki; </text:span><text:span text:style-name="T5">MEHDİ, SÜFYAN GİBİ AHİR ZAMANDA GELECEK EŞHASLARI</text:span><text:span text:style-name="T3"> </text:span><text:span text:style-name="T6">çok zaman evvel hatta tabiin (Peygamberimiz (sav)'i sağ iken görmüş olan müminlerle, yani Ashab’la görüşmüş ve onlardan ders almış olan salih Müslümanlar) zamanında onları beklemişler yetişmek emelinde bulunmuşlar.” </text:span><text:span text:style-name="T7">(Sözler, s. 358)</text:span></text:p>
      <text:p text:style-name="P1"/>
      <text:p text:style-name="P1"/>
      <text:p text:style-name="P42">MEHDİ, SÜFYAN GİBİ AHİR ZAMANDA</text:p>
      <text:p text:style-name="P42">GELECEK EŞHASLARI:</text:p>
      <text:p text:style-name="P8"/>
      <text:p text:style-name="P21"><text:span text:style-name="T6">Bediüzzaman buradaki ifadesinde de </text:span><text:span text:style-name="T5">“MEHDİ, SÜFYAN GİBİ AHİR ZAMANDA GELECEK EŞHASLARI (ŞAHISLAR)”</text:span><text:span text:style-name="T6"> diyerek, ahir zamanda gelecek olan Hz. Mehdi'nin ve ona karşı mücadele vereceği bildirilen Süfyan’ın </text:span><text:span text:style-name="T5">“BİRER ŞAHIS OLDUKLARINI”</text:span><text:span text:style-name="T6"> Sözler adlı eserinde </text:span><text:span text:style-name="T12">“2. bİr kez”</text:span><text:span text:style-name="T6"> daha belirtmiştir. Bediüzzaman Risale-i Nur’da yer alan, Hz. Mehdi ve ahir zaman şahıslarından bahsettiği tüm sözlerinde hep aynı ifadeleri kullanmış, bu kişilerden “şahıs”, “zat” gibi kelimelerle bahsetmiştir. Bediüzzaman bu sözünde de bu gerçeği bir kez daha ifade etmektedir. </text:span></text:p>
      <text:p text:style-name="P21"><text:span text:style-name="T6">Ayrıca Bediüzzaman, bu kitabında Hz. Mehdi için kullandığı </text:span><text:span text:style-name="T5">“GELECEK”</text:span><text:span text:style-name="T6"> kelimesiyle, Hz. Mehdi'nin </text:span><text:span text:style-name="T5">“ilerideki bir tarihte gelecek bir şahıs olduğunu”</text:span><text:span text:style-name="T6"> ikinci bir kez daha vurgulamıştır. </text:span><text:soft-page-break/><text:span text:style-name="T6">Bediüzzaman bu yolla, yaşadığı dönemde Hz. Mehdi'nin henüz gelmemiş olduğunu açık bir şekilde ifade etmektedir.</text:span></text:p>
      <text:p text:style-name="P21"><text:span text:style-name="T6">Bazı ayat-ı kerime (ayetler) ve ehadis-i şerife (hadisler) AHİR ZAMANDA GELECEK</text:span><text:span text:style-name="T3"> </text:span><text:span text:style-name="T6">BİR MÜCEDDİD-İ EKBERİ</text:span><text:span text:style-name="T5"> </text:span><text:span text:style-name="T6">(en büyük müceddidi)</text:span><text:span text:style-name="T3"> </text:span><text:span text:style-name="T6">mana-yı işari ile (işari anlamda) haber veriyorlar. Fakat</text:span><text:span text:style-name="T5"> O</text:span><text:span text:style-name="T3"> </text:span><text:span text:style-name="T5">GELECEK ZATIN</text:span><text:span text:style-name="T6"> </text:span><text:span text:style-name="T5">VE</text:span><text:span text:style-name="T3"> </text:span><text:span text:style-name="T5">CEMİYETİNİN</text:span><text:span text:style-name="T6"> ÜÇ VAZİFESİNDEN</text:span><text:span text:style-name="T2"> </text:span><text:span text:style-name="T6">en ehemmiyetlisi (önemlisi) olan ve zahiren (görünüşte) en küçüğü görünen imanı kurtarmak ve hakaik-i imaniyeyi (iman hakikatlerini) güneş gibi göstermek vazifesini Risale-i Nur ve şakirdlerinin (talebelerinin) şahs-ı manevisi tam yaptıklarından;</text:span><text:span text:style-name="T5"> O GELECEK</text:span><text:span text:style-name="T3"> </text:span><text:span text:style-name="T5">ZATA</text:span><text:span text:style-name="T3"> </text:span><text:span text:style-name="T6">dair HABERLERİ VE İŞARETLERİ, RİSALE-İ NUR’UN ŞAHS-I MANEVİSİNE</text:span><text:span text:style-name="T2"> </text:span><text:span text:style-name="T6">HATTA BAZEN TERCÜMANINA DA TATBİKE (uydurmaya) ÇALIŞMIŞLAR</text:span><text:span text:style-name="T5"> </text:span><text:span text:style-name="T6">ve Şeriatı ihya (Kuran ahlakının esaslarını hatırlatarak yeniden hayata geçirme) ve hilafeti tatbik olan ÇOK GENİŞ DAİREDE HÜKMEDEN BU MÜHİM VAZİFESİNİ NAZARA ALMAMIŞLAR</text:span><text:span text:style-name="T5"> </text:span><text:span text:style-name="T6">(göz önünde bulundurmamışlar).</text:span><text:span text:style-name="T5"> </text:span><text:span text:style-name="T7">(Tılsımlar Mecmuası, s. 168)</text:span></text:p>
      <text:p text:style-name="P42"/>
      <text:p text:style-name="P42"><text:s/>O:</text:p>
      <text:p text:style-name="P21"><text:span text:style-name="T6">Bediüzzaman Hz. Mehdi'den </text:span><text:span text:style-name="T12">“8. kez”</text:span><text:span text:style-name="T6"> </text:span><text:span text:style-name="T5">“O” </text:span><text:span text:style-name="T6">zamirini kullanarak bahsetmiştir. </text:span><text:span text:style-name="T5">“O”</text:span><text:span text:style-name="T6"> zamiri </text:span><text:span text:style-name="T5">“TEKİL BİR ŞAHIS”</text:span><text:span text:style-name="T6"> ifade eden bir kelimedir. Dolayısıyla Bediüzzaman'ın Hz. Mehdi'den bahsederken bir topluluğu ya da bir şahsı maneviyi kastetmediği çok açıktır. Eğer böyle bir durum söz konusu olsaydı Bediüzzaman burada </text:span><text:span text:style-name="T5">“O” </text:span><text:span text:style-name="T6">yerine “onlar” zamirini ya da buna benzer bir başka ifade kullanırdı. Ancak böyle bir ifade şekli burada kullanılmadığı gibi, Bediüzzaman'ın Hz. Mehdi'den bahsettiği sözlerinin hiçbirinde kullanılmş değildir. Aksine sadece broşürün bu bölümüne kadar yer alan sözlerinde bile bu kelimeyi tam </text:span><text:span text:style-name="T12">“8 kez”</text:span><text:span text:style-name="T6"> tekrarlamıştır. Bediüzzaman bu kelimeyi çok bilinçli bir şekilde defalarca vurgulamaktadır. Dolayısıyla çok açıktır ki Bediüzzaman burada, tüm Müslümanlara önderlik edecek ve insanların hidayetine vesile olacak bir kişinin varlığından söz etmektedir.</text:span></text:p>
      <text:p text:style-name="P1"/>
      <text:p text:style-name="P42">GELECEK:</text:p>
      <text:p text:style-name="P21"><text:span text:style-name="T6">Bediüzzaman, kullandığı </text:span><text:span text:style-name="T5">“o GELECEK zat”</text:span><text:span text:style-name="T6"> ifadesiyle, Hz. Mehdi'nin </text:span><text:span text:style-name="T5">“ileriki bir tarihte gelmesi beklenen bir şahıs”</text:span><text:span text:style-name="T6"> olduğunu bir kez daha belirtmiştir. Bediüzzaman’ın Müslümanları yanlış bilgilendirmesi söz konusu olamayacağına göre, Hz. Mehdi Bediüzzaman'ın zamanında ya da ondan önceki dönemlerde henüz gelmemiştir. Zira eğer böyle bir durum söz konusu olsaydı o zaman Bediüzzaman, </text:span><text:span text:style-name="T5">“O GELECEK ZATIN”</text:span><text:span text:style-name="T6"> ifadesi yerine, “o gelmiş olan zat” deyimini kullanırdı. Buna rağmen Bediüzzaman'ın böyle kesin bir ifadeyi bu kadar çok tekrarlamış olması, Bediüzzaman'ın Hz. Mehdi'nin ileriki bir tarihte geleceğine olan kanaatinin de o denli kesin olduğunu ortaya koymaktadır.</text:span></text:p>
      <text:p text:style-name="P42"/>
      <text:p text:style-name="P42">ZATIN:</text:p>
      <text:p text:style-name="P21"><text:span text:style-name="T6">Bediüzzaman bu açıklamasında Hz. Mehdi için “O gelecek zatlar” değil, </text:span><text:span text:style-name="T5">“o gelecek</text:span><text:span text:style-name="T6"> </text:span><text:span text:style-name="T5">ZAT</text:span><text:span text:style-name="T6">” ifadesini kullanmıştır. Bediüzzaman bu sözleriyle Hz. Mehdi'nin bir şahsı manevi, ruh ya da mana gibi bir varlık veya bir topluluk olmadığını açıkça ifade etmiştir. </text:span><text:span text:style-name="T5">“ZAT”</text:span><text:span text:style-name="T6"> kelimesi </text:span><text:span text:style-name="T5">“tekil”</text:span><text:span text:style-name="T6"> bir kelimedir ve bir insanı ifade etmek için kullanılır. Dolayısıyla Bediüzzaman burada </text:span><text:span text:style-name="T5">“TEK BİR ŞAHISTAN”</text:span><text:span text:style-name="T6"> bahsetmektedir. </text:span></text:p>
      <text:p text:style-name="P21"><text:span text:style-name="T6">Ayrıca bu, Bediüzzaman'ın Hz. Mehdi için </text:span><text:span text:style-name="T12">“7. defa”</text:span><text:span text:style-name="T6"> kullandığı </text:span><text:span text:style-name="T12">“zat”</text:span><text:span text:style-name="T6"> ifadesidir. Bediüzzaman gibi büyük bir mütefekkirin, böyle açık bir anlam taşıyan bir ifadeyi bu kadar çok tekrarlaması kuşkusuz ki </text:span><text:soft-page-break/><text:span text:style-name="T6">belirlibir hikmet üzerinedir. Bediüzzaman, Hz. Mehdi'nin bir şahsı manevi olmadığı konusunda tüm Müslümanları bilgilendirmekte ve bu kutlu zatın gelişiyle müjdelemektedir.</text:span></text:p>
      <text:p text:style-name="P1"/>
      <text:p text:style-name="P42">VE:</text:p>
      <text:p text:style-name="P21"><text:span text:style-name="T6">Bediüzzaman burada </text:span><text:span text:style-name="T5">“O gelecek zatın VE cemiyetinin”</text:span><text:span text:style-name="T6"> ifadesini kullanmıştır. </text:span><text:span text:style-name="T5">“O GELECEK ZAT”</text:span><text:span text:style-name="T6"> ve </text:span><text:span text:style-name="T5">“BU ZATIN CEMİYETİ”</text:span><text:span text:style-name="T6"> iki ayrı kavramdır. Bediüzzaman “VE” kelimesini kullanarak bu ikisinin ayrı şeyleri ifade ettiğini açıkça belirtmiştir. Eğer Hz. Mehdi bir şahsı manevi olsaydı ya da bu cemiyet Mehdilik görevini üstlenmiş olsaydı, Bediüzzaman burada </text:span><text:span text:style-name="T5">“O gelecek cemiyet”</text:span><text:span text:style-name="T6"> ya da “Mehdilik görevini üstlenecek cemiyet” gibi bu konuyu netleştiren açık ifadeler kullanırdı. Ancak Bediüzzaman hiçbir itiraza yer bırakmayacak şekilde açıkça “O gelecek zat ve cemiyeti” sözlerini kullanmış ve Hz. Mehdi'nin, kendisini izleyenlerden oluşan bir topluluğun başında bulunan bir şahıs olduğunu belirtmiştir. Bediüzzaman'ın vurguladığı bu gerçek birkaç soru sorulduğunda da açıkça görülebilmektedir:</text:span></text:p>
      <text:p text:style-name="P8"/>
      <text:p text:style-name="P1">1- <text:tab/>Bediüzzaman ahir zamanda gelecek bu şahsın tek başına mı olduğunu belirmiştir?</text:p>
      <text:p text:style-name="P1"><text:tab/>Hayır, Bediüzzaman Hz. Mehdi'nin beraberinde bir cemiyetinin de olacağını açıklamıştır.</text:p>
      <text:p text:style-name="P21"><text:span text:style-name="T5">2- <text:tab/>Bediüzzaman, bahsettiği bu cemiyetin başında herhangi bir şahsın olacağını belirtmiş midir?</text:span><text:span text:style-name="T6"> </text:span></text:p>
      <text:p text:style-name="P21"><text:span text:style-name="T5"><text:tab/>Evet, Bediüzzaman bu cemiyetin başında Hz. Mehdi'nin bizzat bulunacağını bildirmiştir.</text:span><text:span text:style-name="T6"> </text:span></text:p>
      <text:p text:style-name="P1"/>
      <text:p text:style-name="P42">CEMİYETİNİN:</text:p>
      <text:p text:style-name="P21"><text:span text:style-name="T6">Bediüzzaman burada bir cemiyetin varlığından bahsetmiştir. Bu cemiyet, Bediüzzaman'ın </text:span><text:span text:style-name="T5">“o gelecek zat”</text:span><text:span text:style-name="T6"> sözleriyle müjdelediği Hz. Mehdi'nin yardımcılarının ve destekçilerinin oluşturduğu bir cemiyettir. Bediüzzaman eserlerinin pek çok yerinde Peygamberimiz (sav)'in hadisleri doğrultusunda Hz. Mehdi'nin bir cemaati olacağını ve cemaatin Hz. Mehdi'nin yapacağı faaliyetlerde onun yardımcıları olacağını belirtmiştir. Ancak Hz. Mehdi'nin bu hareketin önderi ve lideri olarak, bizzat bu topluluğun başında bulunacağını da ifade etmiştir. Bediüzzaman, Hz. Mehdi'ye tabi olan ve onun tebliğini izleyen bu kitle ve hareketi “Hz. Mehdi'nin şahsı manevisi” olarak adlandırmıştır. Ancak Bediüzzaman'ın da ifade ettiği gibi şu çok açık bir gerçektir ki, başında bulunan bir şahıs, bir liderleri olmadan bir şahsı maneviden bahsetmek mümkün değildir. Hz. Mehdi de bu cemiyetinin başında, onlara önderlik etmek üzere bizzat yer alacaktır. Dolayısıyla Bediüzzaman'ın bu açıklamalarına göre </text:span><text:span text:style-name="T5">“HZ. MEHDİ KENDİSİNİ İZLEYEN BİR CEMAATİ OLAN VE ONLARA LİDERLİK EDEN TEK BİR ŞAHISTIR”</text:span><text:span text:style-name="T6">.</text:span></text:p>
      <text:p text:style-name="P1"/>
      <text:p text:style-name="P42">O:</text:p>
      <text:p text:style-name="P21"><text:span text:style-name="T6">Bediüzzaman, burada da </text:span><text:span text:style-name="T12">“9. kez”</text:span><text:span text:style-name="T6"> Hz. Mehdi için </text:span><text:span text:style-name="T5">“O” </text:span><text:span text:style-name="T6">kelimesini kullanmıştır. </text:span><text:span text:style-name="T5">“O”</text:span><text:span text:style-name="T6"> kelimesinin tek bir kişiyi ifade ettiği çok açıktır. Bediüzzaman burada manevi bir kişiden, bir gruptan ya da bir hareketten bahsetmemekte, Hz. Mehdi'nin bizzat gelişini müjdelemektedir. Bu sözü </text:span><text:span text:style-name="T12">“9 defa”</text:span><text:span text:style-name="T6"> tekrarlamış olması ise, Bediüzzaman'ın bu konudaki açıklamalarının hiçbir şüpheye yer bırakmayacak kadar kesin olduğunu ortaya koymaktadır.</text:span></text:p>
      <text:p text:style-name="P42">GELECEK:</text:p>
      <text:p text:style-name="P21"><text:soft-page-break/><text:span text:style-name="T6">Bediüzzaman burada kullandığı </text:span><text:span text:style-name="T5">“GELECEK”</text:span><text:span text:style-name="T6"> sözüyle ayrıca Hz. Mehdi'nin gelişinin kesin bir gerçek olduğunu da vurgulamıştır. Eğer Hz. Mehdi manevi bir şahıstan ibaret olsaydı kuşkusuz ki Bediüzzaman sözlerinde pek çok kez onun </text:span><text:span text:style-name="T5">“geleceğini” </text:span><text:span text:style-name="T6">ifade etmezdi. Dolayısıyla Bediüzzaman bu sözüyle aynı zamanda Hz. Mehdi'nin bir şahıs olduğunu da açıklamıştır. </text:span></text:p>
      <text:p text:style-name="P1"/>
      <text:p text:style-name="P42">ZATA:</text:p>
      <text:p text:style-name="P21"><text:span text:style-name="T6">Bediüzzaman, Hz. Mehdi için Risale-i Nur’un birçok yerinde olduğu gibi bu bölümünde de </text:span><text:span text:style-name="T5">“ZAT”</text:span><text:span text:style-name="T6"> deyimini kullanmıştır. Demek ki Hz. Mehdi, bir cemaat veya manevi bir kişi değil, bir </text:span><text:span text:style-name="T5">“ŞAHIS”</text:span><text:span text:style-name="T6">tır. Buradaki </text:span><text:span text:style-name="T12">“zat” </text:span><text:span text:style-name="T6">kelimesi, Bediüzzaman'ın broşürün başından bu yana Hz. Mehdi için </text:span><text:span text:style-name="T12">“8. kez”</text:span><text:span text:style-name="T6"> kullandığı bir ifadedir. Bediüzzaman’ın Müslümanları yanlış yönlendirmesi veya bilgisini gizlemesi düşünülemeyeceğine göre; eğer Hz. Mehdi bir cemaat veya şahs-ı manevi olsaydı, kuşkusuz ki Bediüzzaman da </text:span><text:span text:style-name="T5">“O ZAT”</text:span><text:span text:style-name="T6"> deyimini bu kadar çok tekrarlamazdı. </text:span></text:p>
      <text:p text:style-name="P21"><text:span text:style-name="T5">O</text:span><text:span text:style-name="T3"> </text:span><text:span text:style-name="T5">İLERİDE GELECEK ACİB</text:span><text:span text:style-name="T6"> (şaşılan, hayret uyandıran, benzeri görülmeyen)</text:span><text:span text:style-name="T5"> ŞAHSIN</text:span><text:span text:style-name="T3"> </text:span><text:span text:style-name="T6">bir </text:span><text:span text:style-name="T5">HİZMETKARI</text:span><text:span text:style-name="T3"> </text:span><text:span text:style-name="T6">ve </text:span><text:span text:style-name="T5">ONA</text:span><text:span text:style-name="T3"> </text:span><text:span text:style-name="T5">YER HAZIR EDECEK</text:span><text:span text:style-name="T3"> </text:span><text:span text:style-name="T5">BİR DÜMDARI </text:span><text:span text:style-name="T6">(yardımcı kuvveti) ve </text:span><text:span text:style-name="T5">O</text:span><text:span text:style-name="T3"> </text:span><text:span text:style-name="T5">BÜYÜK KUMANDANIN</text:span><text:span text:style-name="T3"> </text:span><text:span text:style-name="T5">PİŞDAR BİR NEFERİ </text:span><text:span text:style-name="T6">(önden giden bir askeri)</text:span><text:span text:style-name="T3"> </text:span><text:span text:style-name="T6">olduğumu zannediyorum. </text:span><text:span text:style-name="T7">(Barla Lahikası, s. 162)</text:span></text:p>
      <text:p text:style-name="P8">Bediüzzaman bu sözünde, kendisini Hz. Mehdi'nin bir tür “öncüsü” olarak nitelendirmiş ve Hz. Mehdi'nin “kendisinden sonra geleceğini” açıklamıştır:</text:p>
      <text:p text:style-name="P1"/>
      <text:p text:style-name="P42">O:</text:p>
      <text:p text:style-name="P21"><text:span text:style-name="T6">Bediüzzaman cümlenin başında </text:span><text:span text:style-name="T5">"O"</text:span><text:span text:style-name="T6"> zamirini kullanarak </text:span><text:span text:style-name="T12">“bİr ŞAhsI”</text:span><text:span text:style-name="T6"> kastettiğini özellikle vurgulamaktadır. </text:span><text:span text:style-name="T5">"O"</text:span><text:span text:style-name="T6"> zamirinin </text:span><text:span text:style-name="T12">“tek bİr kİŞİ”</text:span><text:span text:style-name="T6">ye işaret ettiği açıktır. Bediüzzaman bir şahsı maneviden, gruptan ya da topluluktan bahsetmemekte, Hz. Mehdi'nin mübarek şahsının gelişini müjdelemektedir.</text:span></text:p>
      <text:p text:style-name="P21"><text:span text:style-name="T6">Bediüzzaman bu söz ile birlikte, broşürün başından beri Hz. Mehdi ile ilgili yer verilen sözlerinde </text:span><text:span text:style-name="T12">“10. kez”</text:span><text:span text:style-name="T6"> </text:span><text:span text:style-name="T5">“O”</text:span><text:span text:style-name="T6"> ifadesini kullanmıştır. Bediüzzaman'ın bu sözlerinin “10 unun birden tevafuk etmiş olması” söz konusu değildir. Bediüzzaman Hz. Mehdi için bu ifadeyi son derece bilinçli bir şekilde kullanmakta ve bu yolla bu mübarek zatın bir şahsı manevi ya da bir topluluk olabileceği yönündeki tüm iddiaları geçersiz kılmaktadır.</text:span></text:p>
      <text:p text:style-name="P1"/>
      <text:p text:style-name="P42">ACİB ŞAHSIN:</text:p>
      <text:p text:style-name="P21"><text:span text:style-name="T6">Bediüzzaman </text:span><text:span text:style-name="T5">"ŞAHIS"</text:span><text:span text:style-name="T6"> kelimesini kullanmakta, belli bir kişiden bahsetmektedir. Bediüzzaman bu sözüyle bir topluluktan veya şahsı maneviden söz etmemektedir. Eğer Bediüzzaman, Hz. Mehdi'nin şahsı manevi olarak geleceğini düşünüyor olsaydı, -hayatı boyunca gerçekleri ifade etmekten asla kaçınmamış büyük bir alim olarak- bunu da açıkça ifade ederdi. Ancak Bediüzzaman, burada ve daha birçok ifadesinde olduğu gibi, Hz. Mehdi'nin kutlu zatından bahsetmektedir. Hz. Mehdi'nin ahir zamanda </text:span><text:span text:style-name="T12">“bİr ŞAHIS”</text:span><text:span text:style-name="T6"> olarak geleceğini açıkça söylemekte ve bunu, aksi bir yönde tevil edilemeyecek kadar çok sayıda sözüyle defalarca teyit etmektedir.</text:span></text:p>
      <text:p text:style-name="P21"><text:span text:style-name="T6">Bediüzzaman burada ayrıca şahıs kelimesini nitelendirmek için tekil bir ifade kullanmıştır. Demek ki Bediüzzaman </text:span><text:span text:style-name="T5">“TEK BİR ŞAHIS”</text:span><text:span text:style-name="T6">tan bahsetmektedir, “iki veya üç şahıstan” değil. Bediüzzaman'ın bu sözleri, Hz. Mehdi'nin bir grup ya da bir topluluk olabileceği düşüncesini tümüyle geçersiz kılmaktadır.</text:span></text:p>
      <text:p text:style-name="P21"><text:soft-page-break/><text:span text:style-name="T6">Bunun yanı sıra Bediüzzaman </text:span><text:span text:style-name="T5">“bir şahıs”</text:span><text:span text:style-name="T6"> olduğunu ifade ettiği Hz. Mehdi'nin önemli bir özelliğini de vurgulamıştır. Hz. Mehdi'nin</text:span><text:span text:style-name="T5"> “ACİB BİR ŞAHIS”</text:span><text:span text:style-name="T6"> olduğunu ifade etmiştir. </text:span><text:span text:style-name="T5">“Acib”</text:span><text:span text:style-name="T6"> kelimesi, </text:span><text:span text:style-name="T5">“hayret veren, şaşırtıcı, benzeri görülmeyen”</text:span><text:span text:style-name="T6"> anlamındadır. Hadislerde Hz. Mehdi'nin çok büyük bir fikri mücadelesi olacağı, yaptığı işlerin dünya çapında etki göstereceği bildirilmektedir. Bediüzzaman da, Hz. Mehdi'den </text:span><text:span text:style-name="T5">"ACİB"</text:span><text:span text:style-name="T6"> ifadesiyle bahsetmekte, bu mübarek zatın daha önce </text:span><text:span text:style-name="T5">“BENZERİ GÖRÜLMEMİŞ BİR KİŞİ”</text:span><text:span text:style-name="T6"> olacağına dikkat çekmektedir. </text:span></text:p>
      <text:p text:style-name="P8">Peygamberimiz (sav)'in hadislerinde Hz. Mehdi'nin kullandığı yöntemlerin ve mücadele şeklinin alışılmışın dışında olacağı bildirilmiştir. Bu bilgilere göre Hz. Mehdi çok etkili yöntemler kullanacak, her konuda başarılı sonuçlar elde edecektir. Bu başarısına karşılık, kendisine çok yoğun saldırılar olmasına rağmen bunlardan hiç etkilenmeyecektir. Bediüzzaman da bu sözüyle Hz. Mehdi'nin herkesin anlayamayacağı vehbi (çalışmakla kazanılmayıp Allah'ın lütfuyla olan) ilimlere de vakıf bir şahıs olacağını ifade etmiştir. Bediüzzaman'ın bu sözünden anlaşıldığı üzere, Hz. Mehdi döneminde hayret verici olaylar da yaşanacaktır. Hadislerde bildirildiğine ve İslam alimlerinin ifadelerine göre, olağanüstü doğa olayları, beklenmedik siyasi değişimler, teknolojinin hızla gelişmesi, dünya çapında tebliğ yapılması benzeri görülmemiş bir dönem olacağını anlatmaktadır. Hz. Mehdi her an Allah’ın yakın takibine ve yardımına mazhar olacaktır. Bu nedenle, Bediüzzaman'ın da belirttiği gibi, iman gözüyle bakmayanların şaşıracağı, kolay kolay açıklayamayacağı harikalıkta başarılara vesile olacaktır.</text:p>
      <text:p text:style-name="P8"/>
      <text:p text:style-name="P42">ONA:</text:p>
      <text:p text:style-name="P21"><text:span text:style-name="T6">Bediüzzaman burada da Hz. Mehdi için </text:span><text:span text:style-name="T12">“11. kez”</text:span><text:span text:style-name="T6"> </text:span><text:span text:style-name="T5">“O”</text:span><text:span text:style-name="T6"> kelimesini kullanmaktadır. Bu, hem tekil bir ifadedir hem de bir kişilik zamiridir. Dolayısıyla Bediüzzaman böylece bir kez daha Hz. Mehdi'nin şahsı manevi olarak değil, </text:span><text:span text:style-name="T12">“bİR ŞAHIS”</text:span><text:span text:style-name="T13"> </text:span><text:span text:style-name="T6">olarak geleceğini ve bunun </text:span><text:span text:style-name="T5">“tek bir kişi”</text:span><text:span text:style-name="T6"> olacağını vurgulamaktadır. Bediüzzaman kendisinin çalışmalarıyla bir şahsı maneviye değil, kutlu bir zata ortam hazırladığını </text:span><text:span text:style-name="T5">"ONA" </text:span><text:span text:style-name="T6">ifadesiyle açıkça söylemektedir.</text:span></text:p>
      <text:p text:style-name="P1"/>
      <text:p text:style-name="P42">YER HAZIR EDECEK:</text:p>
      <text:p text:style-name="P21"><text:span text:style-name="T6">Bediüzzaman burada </text:span><text:span text:style-name="T5">“ONA YER HAZIR EDECEK”</text:span><text:span text:style-name="T6"> ifadesini kullanarak, Hz. Mehdi'nin kendisinden sonra gelecek bir kimse olduğunu bir kez daha açıklamıştır. Bilindiği gibi </text:span><text:span text:style-name="T5">“hazırlık”</text:span><text:span text:style-name="T6"> bir şeyin öncesinde yapılan bir eylemdir. Halihazırda mevcut olan, hazır bulunan bir şey için hazırlık yapılması söz konusu değildir. Bediüzzaman da burada kendisinin </text:span><text:span text:style-name="T5">“Hz. Mehdi'nin gelişinden önce böyle bir hazırlık içerisinde olduğunu”</text:span><text:span text:style-name="T6"> ifade etmektedir. Bu da Hz. Mehdi'nin, Bediüzzaman’ın yaşadığı dönemde henüz ortaya çıkmamış olduğunu, bu dönemin bir “hazırlık devresi” olduğunu göstermektedir.</text:span></text:p>
      <text:p text:style-name="P8">Hadislerde yer alan tariflere ve Bediüzzaman'ın açıklamalarına göre, ahir zaman mücadelesi çok kapsamlı bir fikri mücadele olacaktır. Bu fikri mücadelede Hz. Mehdi döneminde yaşayan salih müminler görev aldığı gibi, kendisinden önce gelip ona yer hazırlayacak yardımcıları, dostları da olacaktır. Bediüzzaman da bu sözleriyle bu gerçeğe işaret etmektedir. Büyük İslam alimi, kıymetli hizmetleri ile ahir zamanda gelecek olan Hz. Mehdi’ye ortam hazırladığını dile getirmektedir. Fikri mücadelesinin, hizmetlerinin, eserlerinin Hz. Mehdi’nin çalışmalarına fayda sağlayacağını ve bunların Hz. Mehdi tarafından kaynak olarak kullanılacağını ifade etmektedir. </text:p>
      <text:p text:style-name="P8"/>
      <text:p text:style-name="P42"><text:soft-page-break/>BİR DÜMDARI (yardımcı kuvveti):</text:p>
      <text:p text:style-name="P1"/>
      <text:p text:style-name="P21"><text:span text:style-name="T5">“DÜMDAR”</text:span><text:span text:style-name="T6"> kelimesi </text:span><text:span text:style-name="T5">“yardımcı kuvvet”</text:span><text:span text:style-name="T6"> anlamına gelmektedir. Bediüzzaman, bu sözüyle kendisini, asıl mücadeleyi yürüten zata imkan hazırlayan yardımcı kuvvetlere benzetmiştir. Bu şekilde kendisinden sonra gelecek olan ve yapacağı büyük fikri mücadele ile İslam ahlakının getirdiği tüm güzellikleri yeryüzüne hakim edecek olan Hz. Mehdi’nin bir yardımcısı olduğunu ifade etmektedir. </text:span></text:p>
      <text:p text:style-name="P42"/>
      <text:p text:style-name="P42">O:</text:p>
      <text:p text:style-name="P21"><text:span text:style-name="T6">Bediüzzaman burada Hz. Mehdi'den </text:span><text:span text:style-name="T12">“12. defa”</text:span><text:span text:style-name="T6"> </text:span><text:span text:style-name="T5">“O”</text:span><text:span text:style-name="T6"> zamirini kullanarak bahsetmekte ve onun </text:span><text:span text:style-name="T12">“tek bİr ŞAhIs</text:span><text:span text:style-name="T6">” olduğunu vurgulamaktadır. Bediüzzaman'ın aynı ifadeyi defalarca ve ısrarla tekrarlamış olması, kuşkusuz ki bunun bir tevafuk olmadığını göstermektedir. Bediüzzaman son derece bilinçli ve kasıtlı bir şekilde </text:span><text:span text:style-name="T5">“Hz. Mehdi'nin ahir zamanda gelecek </text:span><text:span text:style-name="T9">TEK BİR KİŞİ</text:span><text:span text:style-name="T5">” </text:span><text:span text:style-name="T6">olduğunu belirtmekte ve bunun dışında bir düşünceyi öne sürenler için konuya açıklık kazandırmaktadır.</text:span></text:p>
      <text:p text:style-name="P1"/>
      <text:p text:style-name="P42"/>
      <text:p text:style-name="P42">BÜYÜK KUMANDANIN:</text:p>
      <text:p text:style-name="P8"/>
      <text:p text:style-name="P21"><text:span text:style-name="T6">Bediüzzaman Hz. Mehdi'den bahsederken </text:span><text:span text:style-name="T5">“O BÜYÜK KUMANDAN”</text:span><text:span text:style-name="T6"> sözlerini kullanarak Hz. Mehdi’nin </text:span><text:span text:style-name="T5">“kumandanlık vasfına”</text:span><text:span text:style-name="T6"> da dikkat çekmektedir. Bir şahsı manevinin kumandanlık sıfatı taşımasının söz konusu olamayacağı çok açıktır. Bediüzzaman burada çok açık bir şekilde Hz. Mehdi’nin bu görevi yerine getirecek </text:span><text:span text:style-name="T5">“BİR ŞAHIS”</text:span><text:span text:style-name="T6"> olduğunu ifade etmektedir.</text:span></text:p>
      <text:p text:style-name="P1"/>
      <text:p text:style-name="P42"/>
      <text:p text:style-name="P42">PİŞDAR BİR NEFERİ (önden giden bir askeri):</text:p>
      <text:p text:style-name="P8"/>
      <text:p text:style-name="P21"><text:span text:style-name="T6">Bediüzzaman'ın burada kullandığı </text:span><text:span text:style-name="T5">“PİŞDAR BİR NEFER”</text:span><text:span text:style-name="T6"> ifadesi, </text:span><text:span text:style-name="T5">“ÖNDEN GİDEN ASKER”</text:span><text:span text:style-name="T6"> anlamını taşımaktadır. Bediüzzaman bu sözüyle kendisini önden giden öncü kuvvetlere benzetirken, Hz. Mehdi’nin kendisinden sonra geleceğini bir kez daha vurgulamıştır. Bediüzzaman </text:span><text:span text:style-name="T5">“kendisini ÖNDEN GİDEN”</text:span><text:span text:style-name="T6"> bir kişi olarak nitelendirmekle; </text:span><text:span text:style-name="T5">"Hz. Mehdi'nin ise kendisinden SONRA GELEN”</text:span><text:span text:style-name="T6"> bir kimse olduğunu netleştirmektedir. </text:span></text:p>
      <text:p text:style-name="P21"><text:span text:style-name="T6">Bediüzzaman burada ayrıca </text:span><text:span text:style-name="T12">“bİr nefer”</text:span><text:span text:style-name="T6"> yani asker kelimesini kullanarak, kendisinin Hz. Mehdi değil, onun bir yardımcısı ve ona hizmet eden bir görevli olduğunu bir kez daha ifade etmektedir. Bediüzzamanın kendisini bir </text:span><text:span text:style-name="T5">"HİZMETKARI, ÖNCÜSÜ"</text:span><text:span text:style-name="T6"> olarak vasıflandırdığı ve bu kadar övgüyle, saygıyla bahsettiği Hz. Mehdi, tüm İslam alemi tarafından asırlardır beklenmektedir. Bediüzzaman da bu açıklamalarıyla, Hz. Mehdi'nin ahir zamanda, Allah'ın izniyle, muhakkak ortaya çıkacağını müminlere müjdelemektedir.</text:span></text:p>
      <text:p text:style-name="P45"><text:span text:style-name="T11">HAKİKİ BEKLENİLEN ve </text:span><text:span text:style-name="T6">BİR ASIR SONRA GELECEK O ZAT</text:span><text:span text:style-name="T11"> dahi bu zamanda gelse... (Kastamonu Lahikası, s. 57)</text:span></text:p>
      <text:p text:style-name="P8">Bediüzzaman Said Nursi, Hz. Mehdi'nin henüz gelmediğini, Müslümanlar tarafından beklendiğini ve kendi yaşadığı devirden bir asır sonra geleceğini bildirmektedir:</text:p>
      <text:p text:style-name="P42"><text:soft-page-break/>BİR ASIR SONRA GELECEK:</text:p>
      <text:p text:style-name="P8"/>
      <text:p text:style-name="P21"><text:span text:style-name="T6">Bediüzzaman burada Hz. Mehdi için bir kez daha </text:span><text:span text:style-name="T5">“GELECEK”</text:span><text:span text:style-name="T6"> kelimesini kullanmış ve onun kendi yaşadığı dönemde henüz gelmediğini ve </text:span><text:span text:style-name="T5">“İLERİDE GELECEĞİNİ”</text:span><text:span text:style-name="T6"> tekrar belirtmiştir. Bu sözüyle aynı zamanda Hz. Mehdi'nin “manevi bir kişilik” değil, </text:span><text:span text:style-name="T5">“GELMESİ BEKLENEN BİR İNSAN”</text:span><text:span text:style-name="T6"> olduğunu da bir kez daha vurgulamıştır. </text:span></text:p>
      <text:p text:style-name="P21"><text:span text:style-name="T6">Bunun yanı sıra Bediüzzaman bu sözünde, gelmesi beklenilen bu mübarek zatın geliş zamanını da müjdelemektedir. Hz. Mehdi'nin </text:span><text:span text:style-name="T5">“KENDİSİNDEN BİR ASIR SONRA, YANİ HİCRİ 1400'LÜ YILLARDA”</text:span><text:span text:style-name="T6"> ortaya çıkacağını haber vermektedir. Kuşkusuz ki eğer Bediüzzaman Hz. Mehdi'nin kendi döneminde yaşadığını düşünseydi, böyle uzak bir tarih vermez, aksini açıkça ifade ederdi. Demek ki Bediüzzaman’ın bu konudaki kanaati hiçbir itiraza yer bırakmayacak kadar kesindir.</text:span></text:p>
      <text:p text:style-name="P1"/>
      <text:p text:style-name="P42">ZAT:</text:p>
      <text:p text:style-name="P21"><text:span text:style-name="T6">Bediüzzaman, burada Hz. Mehdi'den </text:span><text:span text:style-name="T5">“O ZAT”</text:span><text:span text:style-name="T6"> diyerek bahsetmekte ve Hz. Mehdi'nin mübarek şahsının geleceğini haber vermektedir. Bediüzzaman bir şahsı maneviden ya da topluluktan söz etmemektedir. Üçüncü tekil şahsı ifade eden </text:span><text:span text:style-name="T5">“O”</text:span><text:span text:style-name="T6"> zamirini ve “tek bir kişi”yi ifade eden </text:span><text:span text:style-name="T5">“ZAT”</text:span><text:span text:style-name="T6"> sözcüğünü kullanmaktadır. Bediüzzaman böylece Hz. Mehdi'nin yalnızca </text:span><text:span text:style-name="T5">“TEK BİR KİŞİ”</text:span><text:span text:style-name="T6"> olacağını da açıklamaktadır.</text:span></text:p>
      <text:p text:style-name="P21"><text:span text:style-name="T6">Bir vechi (sebebi) şudur ki: </text:span><text:span text:style-name="T5">SİHİR VE MANYETİZMA VE İSPİRTİZMA GİBİ İSTİDRACI HARİKALARIYLA (hipnoz ve ruhlarla bağlantı tarzındaki sahte mucizeleriyle) KENDİNİ MUHAFAZA EDEN VE HERKESİ TESHİR EDEN (büyüleyen, aldatan) O DEHŞETLİ DECCAL’İ</text:span><text:span text:style-name="T6"> yok edebilecek, mesleğini değiştirecek; </text:span><text:span text:style-name="T5">ANCAK HARİKA VE MU'CİZATLI VE UMUMUN MAKBULÜ</text:span><text:span text:style-name="T6"> (mucizeleri olan ve herkesin kabul ettiği) </text:span><text:span text:style-name="T5">BİR ZAT OLABİLİR Kİ</text:span><text:span text:style-name="T3"> </text:span><text:span text:style-name="T5">O ZAT</text:span><text:span text:style-name="T6"> en ziyade alakadar ve ekser insanların (insanların çoğunluğunun) Peygamberi olan HAZRET-İ İSA ALEYHİSSELAM'DIR.</text:span><text:span text:style-name="T2"> </text:span><text:span text:style-name="T7">(Şualar, s. 493)</text:span></text:p>
      <text:p text:style-name="P8">Bediüzzaman, Mesih Deccal'in birtakım olağanüstü güçlerle insanları aldatmaya çalışacağını ancak onun bu fitnesinin, Hz. İsa'nın ikinci kez yeryüzüne gelmesiyle tamamen ortadan kalkacağını anlatmaktadır:</text:p>
      <text:p text:style-name="P1"/>
      <text:p text:style-name="P42"/>
      <text:p text:style-name="P42">SİHİR VE MANYETİZMA VE İSPİRTİZMA GİBİ </text:p>
      <text:p text:style-name="P42">İSTİDRACI HARİKALARIYLA (HİPNOZ VE </text:p>
      <text:p text:style-name="P42">RUHLARLA BAĞLANTI TARZINDAKİ SAHTE </text:p>
      <text:p text:style-name="P42">MUCİZELERİYLE)... HERKESİ TESHİR EDEN </text:p>
      <text:p text:style-name="P42">(BÜYÜLEYEN, ALDATAN) O DEHŞETLİ DECCAL’İ:</text:p>
      <text:p text:style-name="P8"/>
      <text:p text:style-name="P8">Bediüzzaman, Peygamberimiz (sav)'in hadisleri doğrultusunda Deccal'in birtakım olağanüstü güçlere sahip olacağına dikkat çekmektedir. Deccal'in sahte mucizeler göstereceğini bildiren hadislerden bazıları şu şekildedir:</text:p>
      <text:p text:style-name="P21"><text:span text:style-name="T7">Fitnesinden birisi de şudur: O, bir bedeviye: “Söyle bakayım! Eğer ben SENİN İÇİN ANANI VE BABANI DİRİLTİRSEM benim senin Rabbin olduğuma şehadet eder misin?” diyecek. Bedevi de: “Evet,” diyecek. Bunun </text:span><text:soft-page-break/><text:span text:style-name="T7">üzerine İKİ ŞEYTAN ONUN BABASI VE ANASI SURETLERİNDE ONA GÖRÜNECEKLER... (Sünen-i İbni Mace, 4077)</text:span></text:p>
      <text:p text:style-name="P13">Onun bir fitnesi de şudur: O, tek bir kişiye musallat kılınarak O KİŞİYİ ÖLDÜRÜP TESTEREYLE BİÇECEK. Hatta o kişinin cesedi iki parçaya bölünmüş olarak (ayrı ayrı yerlere) atılacaktır. Sonra Deccal (orada bulunanlara): “Şu (öldürdüğüm) kuluma bakınız. ŞİMDİ BEN ONU DİRİLTECEĞİM..” diyecektir. (Sünen-i İbni Mace, 4077)</text:p>
      <text:p text:style-name="P8">Hadislerde, Deccal'in yalancı mucizelerini, fitnelerini insanlara kabul ettirebilmek için kullanacağı bildirilmektedir. (Allahu Alem) Zayıf akıllı insanlar bunları adeta birer “mucize” zannedebilirler. Oysa mucize Allah'ın veli kullarına lütfettiği bir nimettir. Deccal'in gösterdiği olağanüstü olaylar ise birer istidrac yani Allah'ın insanları denemek için yarattığı ve inkarcılarda görülen yalancı mucizelerdir. </text:p>
      <text:p text:style-name="P21"><text:span text:style-name="T6">Bediüzzaman, Deccal'in bu aldatıcı yöntemleri kullanarak insanların çoğunu etkisi altına alacağını belirtmektedir. Hadislerde de Deccal'in, hipnotizma ve büyü gösterileri gibi aldatmacalarla yeterince bilgi sahibi olmayan veya imanen zayıf olan bazı insanları etkisi altına alabileceği haber verilmektedir. Özellikle de bütün Hıristiyan dünyasının Hz. İsa'yı ve Yahudilerin de Mesihi bekledikleri bir dönemde, Deccal'in gösterdiği bu yalancı mucizeler ve hileler, pek çok kişinin Deccal'e aldanmasına neden olabilecektir. Bediüzzaman buradaki sözüyle, Deccal'in bu özelliğini vurgulayarak, aynı zamanda onun bir şahsı manevi olmadığını da ifade etmektedir. Bediüzzaman, Deccal’in insanları kandırabilecek özellikte, hipnoz ve büyü gibi aldatıcı yöntemler kullanabilme yeteneğine sahip olduğundan bahsederek bu durumu açıklığa kavuşturmuştur. Kuşkusuz Bediüzzaman'ın Deccal konusundaki bu anlatımları doğrultusunda Deccal'in bir şahıs olduğunu kabul edip, Hz. İsa ve Hz. Mehdi konusunda verdiği onlarca delil ve detaya rağmen onların birer şahsı manevi olabilecekleri ihtimalini öne sürmek çok yanlış bir yaklaşım olur. Yüksek ilim sahibi bir şahıs olan Bediüzzaman kuşkusuz ki tüm sözlerini, Müslümanları en doğru bilgilendirecek şekilde açıklamış, bu konuda da hiçbir şüpheye yer bırakmayacak bir üslupla </text:span><text:span text:style-name="T5">“Deccal gibi Hz. İsa ve Hz. Mehdi'nin de BİRER ŞAHIS olduklarını”</text:span><text:span text:style-name="T6"> ifade etmiştir.</text:span></text:p>
      <text:p text:style-name="P1"/>
      <text:p text:style-name="P42"/>
      <text:p text:style-name="P42">ANCAK HARİKA VE MU'CİZATLI VE UMUMUN MAKBULÜ </text:p>
      <text:p text:style-name="P42">(MUCİZELERİ OLAN VE HERKESİN KABUL ETTİĞİ) </text:p>
      <text:p text:style-name="P42">BİR ZAT OLABİLİR Kİ:</text:p>
      <text:p text:style-name="P8"/>
      <text:p text:style-name="P21"><text:span text:style-name="T6">Bediüzzaman, Mesih Deccal'in fitnesini ortadan kaldırabilecek kişinin ise, Allah'ın rahmetiyle, mucizeleri olan ve insanların çoğunun kendisine tabi olduğu mübarek </text:span><text:span text:style-name="T5">“BİR ZAT”</text:span><text:span text:style-name="T6"> olacağını söylemektedir. Sözünün devamında da bu kutlu kişinin Hz. İsa olduğunu bildirmektedir. Bu son derece açık ve farklı başka hiçbir düşünceye yer vermeyecek netlikte bir sözdür: Bediüzzaman açıkça </text:span><text:span text:style-name="T5">“Hz. İsa'nın BİR ŞAHIS olduğunu”</text:span><text:span text:style-name="T6"> ifade etmekte, bu kesin ifadesiyle onun bir şahsı manevi olabileceği yönündeki tüm düşünceleri kökten reddetmektedir. </text:span></text:p>
      <text:p text:style-name="P21"><text:span text:style-name="T6">Bunun yanı sıra Bediüzzaman burada kullandığı </text:span><text:span text:style-name="T5">“HARİKA VE MUCİZATLI VE UMUMUN MAKBULU BİR ZAT”</text:span><text:span text:style-name="T6"> sözleriyle, Hz. İsa'nın yine bir şahıs olduğunu ortaya koyan önemli bazı özelliklerini vurgulamaktadır. Bediüzzaman </text:span><text:span text:style-name="T5">“Hz. İsa'nın harikalar ve mucizeler gösterebilen BİR ZAT olduğunu”</text:span><text:span text:style-name="T6"> belirtmiştir. Ayrıca </text:span><text:span text:style-name="T5">“Hz. İsa'nın insanların büyük bir kısmı tarafından kabul gören BİR ZAT </text:span><text:soft-page-break/><text:span text:style-name="T5">olduğunu”</text:span><text:span text:style-name="T6"> hatırlatmaktadır. Kuşkusuz ki üstün bir ilme sahip olan Bediüzzaman bir şahsı manevinin mucize göstermesinin mümkün olmayacağını çok iyi bilmektedir. Aynı şekilde bir şahsı manevinin “umumun makbulü bir zat” olamayacağını da bilmekte, Hz. İsa'yı tanıtan tüm bu özellikleri çok bilinçli bir şekilde kullanarak onun </text:span><text:span text:style-name="T5">“BİR ŞAHIS”</text:span><text:span text:style-name="T6"> olarak yeryüzüne ikinci defa geleceğini tüm Müslümanlara müjdelemektedir.</text:span></text:p>
      <text:p text:style-name="P1"/>
      <text:p text:style-name="P42"/>
      <text:p text:style-name="P42">O ZAT... HZ. İSA ALEYHİSSELAM'DIR:</text:p>
      <text:p text:style-name="P8"/>
      <text:p text:style-name="P8">Bediüzzaman, Peygamberimiz (sav)'in hadislerinde haber verdiği gibi Deccal'in fitnesini Hz. İsa'nın ortadan kaldıracağını bildirmektedir:</text:p>
      <text:p text:style-name="P21"><text:span text:style-name="T7">Allah'ın düşmanı olan </text:span><text:span text:style-name="T8">MESİH-İ DECCAL, İSA ALEYHİSSELAM’I GÖRÜNCE, TUZUN SUDA ERİDİĞİ GİBİ ERİR</text:span><text:span text:style-name="T7">. Hz. İsa onu terk edip bıraksa bile helak oluncaya kadar eriyip gidecektir. Lakin </text:span><text:span text:style-name="T8">ALLAH ONU BİZZAT İSA ALEYHİSSELAM’IN ELİYLE YOK EDECEKTİR.</text:span><text:span text:style-name="T7"> (Müslim, Kitabü’l Fiten: 34) </text:span></text:p>
      <text:p text:style-name="P21"><text:span text:style-name="T8">... DECCAL ORTALIĞA FİTNE SAÇARKEN CENAB-I HAK, MESİH MERYEM OĞLU İSA'YI GÖNDERİR...</text:span><text:span text:style-name="T7"> Nefesini idrak eden her kafir mutlaka yok olur. İsa (a.s) Deccal ile Lüdd kapısında (Beytül Makdis'e yakın bir belde) karşılaşır </text:span><text:span text:style-name="T14">ve</text:span><text:span text:style-name="T7"> </text:span><text:span text:style-name="T8">ONU YOK EDER</text:span><text:span text:style-name="T7">. (Sahih-i Müslim; Büyük Fitne Mesih-i Deccal, Saim Güngör, s. 104)</text:span></text:p>
      <text:p text:style-name="P21"><text:span text:style-name="T7">... Müteakiben </text:span><text:span text:style-name="T8">HZ. İSA, DECCAL'İ ARAR</text:span><text:span text:style-name="T7"> ve nihayet Beytü’l Makdis’e yakın bir yer olan Bab-ü Lüdd (Lüdd Kapısı) denilen mevkide yetişerek, </text:span><text:span text:style-name="T8">ONU YOK EDER.</text:span><text:span text:style-name="T7"> (Sahih-i Müslim, c. 4/2251-2255; İmam Şarani, Ölüm, Kıyamet, Ahiret ve Ahir Zaman Alametleri, Bedir Yayınevi, s. 491) </text:span></text:p>
      <text:p text:style-name="P21"><text:span text:style-name="T6">Bediüzzaman Şualar adlı eserinde Hz. İsa için </text:span><text:span text:style-name="T12">“2. kez”</text:span><text:span text:style-name="T6"> kullandığı </text:span><text:span text:style-name="T5">“O ZAT”</text:span><text:span text:style-name="T6"> ifadesiyle, Hz. İsa’nın </text:span><text:span text:style-name="T5">“BİR ŞAHIS”</text:span><text:span text:style-name="T6"> olduğunu açıkça belirtmiştir. Bediüzzaman burada “İki veya üç zat” dememiştir. Aksine Hz. İsa'dan bahsederken kullandığı tüm sözler hep </text:span><text:span text:style-name="T5">“TEKİL”</text:span><text:span text:style-name="T6"> ifadelerdir; ve tümünde de </text:span><text:span text:style-name="T5">“TEK BİR ŞAHISTAN”</text:span><text:span text:style-name="T6"> bahsetmektedir. Bediüzzaman bu açıklamalarıyla bir kez daha Hz. İsa'nın bir şahsı manevi olmadığını, </text:span><text:span text:style-name="T5">“MÜBAREK BİR İNSAN”</text:span><text:span text:style-name="T6"> olduğunu çok açık ifadelerle ortaya koymuştur.</text:span></text:p>
      <text:p text:style-name="P21"><text:span text:style-name="T6">Hatta </text:span><text:span text:style-name="T5">HAZRET-İ İSA ALEYHİSSELAM'IN</text:span><text:span text:style-name="T6"> </text:span><text:span text:style-name="T5">NÜZULÜ </text:span><text:span text:style-name="T6">(yeryüzüne inişi) dahi ve </text:span><text:span text:style-name="T5">KENDİSİ İSA ALEYHİSSELAM OLDUĞU</text:span><text:span text:style-name="T6">, </text:span><text:span text:style-name="T5">NUR-U İMANIN DİKKATİYLE</text:span><text:span text:style-name="T6"> (imanın ışığıyla) </text:span><text:span text:style-name="T5">BİLİNİR; HERKES BİLEMEZ</text:span><text:span text:style-name="T6"> Hatta </text:span><text:span text:style-name="T5">DECCAL VE SÜFYAN GİBİ EŞHAS-I MÜDHİŞE</text:span><text:span text:style-name="T6"> (ürkütücü şahıslar) </text:span><text:span text:style-name="T5">KENDİLERİ DAHİ KENDİLERİNİ BİLMİYORLAR...</text:span><text:span text:style-name="T6"> </text:span><text:span text:style-name="T7">(Şualar, s. 487)</text:span></text:p>
      <text:p text:style-name="P8">Bediüzzaman, Hz. İsa'nın ahir zamanda yeryüzüne ikinci kez geleceğini bildirmekte, ancak bu mübarek zat geldiğinde herkesin kendisini tanımayacağına dikkat çekmektedir:</text:p>
      <text:p text:style-name="P1"/>
      <text:p text:style-name="P42"/>
      <text:p text:style-name="P42">HAZRET-İ İSA ALEYHİSSELAM'IN </text:p>
      <text:p text:style-name="P42">NÜZULÜ (YERYÜZÜNE İNİŞİ):</text:p>
      <text:p text:style-name="P8"/>
      <text:p text:style-name="P21"><text:span text:style-name="T6">Bediüzzaman </text:span><text:span text:style-name="T5">“HAZRET-İ İSA ALEYHİSSELAM’IN NÜZULÜ”</text:span><text:span text:style-name="T6"> sözleriyle Hz. İsa'nın, Allah’ın bir mucizesi olarak ahir zamanda insani bedeniyle gökyüzünden yeryüzüne ineceğini anlatmaktadır. Bediüzzaman verdiği bu bilgilerle Hz. İsa'nın ahir zamanda Hıristiyan toplumunun başında bir mana ya </text:span><text:soft-page-break/><text:span text:style-name="T6">da manevi bir lider olarak değil, bizzat hidayet önderi </text:span><text:span text:style-name="T5">“BİR ŞAHIS”</text:span><text:span text:style-name="T6"> olarak bulunacağını kesin ifadelerle açıklamaktadır.</text:span></text:p>
      <text:p text:style-name="P44"/>
      <text:p text:style-name="P47">KENDİSİ İSA ALEYHİSSELAM OLDUĞU:</text:p>
      <text:p text:style-name="P8"/>
      <text:p text:style-name="P21"><text:span text:style-name="T6">Bediüzzaman bu sözleriyle Hz. İsa’nın yeryüzüne ilk indiği zaman, kendisinin de Hz. İsa olduğunu önceleri bilmeyeceğini, ancak daha sonra farkına varacağını bildirmiştir. “Böyle bir şuur ve bilincin bir şahsı manevi için söz konusu olamayacağı” çok açıktır. </text:span><text:span text:style-name="T5">“BİLME”</text:span><text:span text:style-name="T6"> ve </text:span><text:span text:style-name="T5">“ANLAMA”</text:span><text:span text:style-name="T6"> kavramları ancak </text:span><text:span text:style-name="T5">“BİR İNSAN”</text:span><text:span text:style-name="T6"> için geçerli olabilir. Ancak </text:span><text:span text:style-name="T5">“bir insan kendisinin kim olduğunu anlayabilir”</text:span><text:span text:style-name="T6">, içerisinde bulunduğu durumu fark edebilir. Bediüzzaman da bu durumu çok iyi bilen bir kimse olarak bu sözleri kullanmış ve Hz. İsa'nın bir şahsı manevi olmadığını açıkça ifade etmiştir.</text:span></text:p>
      <text:p text:style-name="P21"><text:span text:style-name="T6">Bediüzzaman'ın bu gerçeği vurguladığı ifadelerinden biri de </text:span><text:span text:style-name="T5">“KENDİSİ”</text:span><text:span text:style-name="T6"> kelimesidir. Bu kelime de yine </text:span><text:span text:style-name="T5">“ŞAHIS”</text:span><text:span text:style-name="T6"> ifade eden bir kavramdır ve Bediüzzaman bu yolla </text:span><text:span text:style-name="T5">“Hz. İsa'nın maddi varlığı olan mübarek </text:span><text:span text:style-name="T12">bİr ŞAHIS</text:span><text:span text:style-name="T5"> olarak geleceğini”</text:span><text:span text:style-name="T6"> tekrar dile getirmektedir.</text:span></text:p>
      <text:p text:style-name="P2"/>
      <text:p text:style-name="P42"/>
      <text:p text:style-name="P42">NUR-U İMANIN DİKKATİYLE </text:p>
      <text:p text:style-name="P42">(İMANIN IŞIĞIYLA) BİLİNİR; HERKES BİLEMEZ:</text:p>
      <text:p text:style-name="P8"/>
      <text:p text:style-name="P21"><text:span text:style-name="T6">Hz. İsa'nın ikinci kez yeryüzüne geleceği Kuran'da bildirilmiş ve Peygamberimiz (sav)'in hadislerinde haber verilmiş bir gerçektir. Bediüzzaman, çevresindeki insanların, Hz. İsa’nın ahir zamanda beklenen peygamber olduğunu ancak </text:span><text:span text:style-name="T5">“İMANLARIYLA FARK EDEBİLECEKLERİNİ”</text:span><text:span text:style-name="T6"> söylemiştir. Bu da yine Bediüzzaman’ın Hz. İsa’dan bir şahsı manevi olarak söz etmediğini açıkça ortaya koymaktadır. Bediüzzaman burada açıkça insanların bir şahsı maneviyi değil, </text:span><text:span text:style-name="T5">“BEKLEDİKLERİ BİR ŞAHSI”</text:span><text:span text:style-name="T6"> tanımalarından bahsetmektedir. Bediüzzaman ayrıca </text:span><text:span text:style-name="T5">“HERKES BİLEMEZ”</text:span><text:span text:style-name="T6"> diyerek Hz. İsa’yı herkesin tanıyamayacağını bir kez daha belirtmiş, bahsedilenin bir şahsı manevi değil, maddi varlığıyla ortaya çıkacak </text:span><text:span text:style-name="T5">“BİR İNSAN”</text:span><text:span text:style-name="T6"> olduğunu tekrar vurgulamıştır. Bediüzzaman’ın da belirttiği gibi Hz. İsa ikinci kez yeryüzüne geldiğinde de samimi olarak iman edenler imanlarının vesilesiyle, Allah’ın izniyle bu mübarek zatı hemen tanıyacak, onun yardımcısı ve destekçisi olacaklardır.</text:span></text:p>
      <text:p text:style-name="P1"/>
      <text:p text:style-name="P42"/>
      <text:p text:style-name="P42">DECCAL VE SÜFYAN GİBİ EŞHAS-I MÜDHİŞE </text:p>
      <text:p text:style-name="P42">(ÜRKÜTÜCÜ ŞAHISLAR) KENDİLERİ DAHİ </text:p>
      <text:p text:style-name="P42">KENDİLERİNİ BİLMİYORLAR:</text:p>
      <text:p text:style-name="P8"/>
      <text:p text:style-name="P8">Bediüzzaman, bu sözleriyle Mesih Deccal ve Süfyan Deccal gibi, Hz. İsa ve Hz. Mehdi'ye karşı inkara dayalı bir mücadele verecek olan ahir zaman şahıslarının da herkes tarafından teşhis edilemeyeceğine dikkat</text:p>
      <text:p text:style-name="P21"><text:span text:style-name="T6">çekmektedir. Bediüzzaman burada kullandığı </text:span><text:span text:style-name="T5">“EŞHAS-I MÜDHİŞE”</text:span><text:span text:style-name="T6"> sözlerinde geçen </text:span><text:span text:style-name="T5">“EŞHAS-I”</text:span><text:span text:style-name="T6"> kelimesiyle, Süfyan ve Deccal'in </text:span><text:span text:style-name="T5">“BİRER ŞAHIS”</text:span><text:span text:style-name="T6"> olduğunu belirtmektedir. Bediüzzaman eserlerinde şahıs anlamına gelen benzer kelimeleri Hz. İsa ve Hz. Mehdi için de kullanmaktadır. Süfyan ve Deccal'in şahıs olarak ortaya çıkacağını kabul edip, Hz. İsa ve Hz. Mehdi'nin ise sadece şahsı manevilerinin olacağını düşünmek son derece çelişkilidir. Bediüzzaman'ın da bildirdiği gibi, Süfyan Deccal ve Mesih </text:span><text:soft-page-break/><text:span text:style-name="T6">Deccal nasıl birer şahıs olarak ortaya çıkıyorlarsa, bunların fitnelerini ortadan kaldıracak olan Hz. İsa ve Hz. Mehdi de Allah’ın izniyle ahir zamanda mübarek zatlarıyla ortaya çıkacaklardır. </text:span></text:p>
      <text:p text:style-name="P21"><text:span text:style-name="T6">Hattâ, </text:span><text:span text:style-name="T5">"HAZRET-İ İSA ALEYHİSSELAM GELİR, HZ. MEHDİ’YE NAMAZDA İKTİDA EDER </text:span><text:span text:style-name="T6">(uyar),</text:span><text:span text:style-name="T5"> TABİ OLUR."</text:span><text:span text:style-name="T6"> diye rivayeti BU İTTİFAKA (birleşmeye) VE HAKİKAT-I KUR’ANİYE’NİN METBUİYETİNE VE HAKİMİYETİNE (Kuran hakikatlerine uyulmasına ve tabi olunmasına)</text:span><text:span text:style-name="T13"> İŞaret eder</text:span><text:span text:style-name="T6">. </text:span><text:span text:style-name="T7">(Şualar, s. 493)</text:span></text:p>
      <text:p text:style-name="P8">Peygamber Efendimiz (sav) bir hadis-i şerifinde Hz. İsa'nın, Hz. Mehdi'nin arkasında namaz kılacağını bildirmiştir:</text:p>
      <text:p text:style-name="P21"><text:span text:style-name="T8">İmamları salih bir insan olan Mehdi olduğu halde, Beytü’l Makdis’e sığınırlar. Orada imamları kendilerine sabah namazını kıldırmak için öne geçtiği bir sırada, bir de bakarlar ki, Meryem oğlu İsa sabah vaktinde inmiştir. Mehdi, Hz. İsa'yı öne geçirmek için arkaya çekilir. Hz. İsa onun omuzlarına elini koyar ve ona der ki, "Geç öne namazı kıldır. Zira kamet (farz namazı kılmak için okunan ezan; namaza başlama işareti) senin için getirilmiştir."...</text:span><text:span text:style-name="T7"> (Ebu Rafi'den rivayet edilmiştir; İmam Şarani, Ölüm, Kıyamet, Ahiret ve Ahir Zaman Alametleri, Bedir Yayınevi, s. 495-496)</text:span></text:p>
      <text:p text:style-name="P8">Bediüzzaman, Peygamberimiz (sav)'in bu hadisine dikkat çekmekte, bu olayın Hz. İsa ve Hz. Mehdi'nin çıkışlarının önemli alametlerinden biri olduğunu hatırlatmaktadır. Bediüzzaman sözlerinde ayrıca Hz. İsa ve Hz. Mehdi döneminde Allah'ın izniyle, İslam ahlakının tüm dünyaya hakim olacağını ifade etmektedir. Bu hakimiyete, Hz. İsa ve Hz. Mehdi'nin ittifakıyla yürütülecek büyük fikri mücadelenin vesile olacağını belirtmektedir.</text:p>
      <text:p text:style-name="P1"/>
      <text:p text:style-name="P42"/>
      <text:p text:style-name="P42">HAZRET-İ İSA ALEYHİSSELAM GELİR, HZ. MEHDİ’YE </text:p>
      <text:p text:style-name="P42">NAMAZDA İKTİDA EDER (UYAR), TÂBİ OLUR:</text:p>
      <text:p text:style-name="P8"/>
      <text:p text:style-name="P21"><text:span text:style-name="T6">Bediüzzaman bu sözünde Peygamberimiz (sav)'in sahih hadisleri doğrultusunda </text:span><text:span text:style-name="T5">“HZ. İSA’NIN, HZ. MEHDİ İLE BİRLİKTE NAMAZ KILACAĞINI”</text:span><text:span text:style-name="T6"> belirtmiştir. Namaz, Rabbimiz'in insanlar için farz kıldığı bir ibadettir. Şahsı manevilerin birlikte namaz kılması, namazda imamlık yapmaları mümkün değildir. Bediüzzaman da bu gerçeğin kuşkusuz ki çok iyi bilincindedir ve bu sözleriyle, Hz. İsa’nın ve Hz. Mehdi'nin </text:span><text:span text:style-name="T5">“BİRER ŞAHIS”</text:span><text:span text:style-name="T6"> olarak ortaya çıkacaklarını haber vermektedir. Hz. İsa, yeryüzüne önceki gelişinde namaz ibadetini yerine getirdiği gibi ikinci kez gelişinde de Allah’ın izniyle bu ibadetine devam edecektir. Kuran’da bu konu şöyle bildirilmektedir: </text:span></text:p>
      <text:p text:style-name="P1"><text:s/>(İsa) Dedi ki: “Şüphesiz ben Allah’ın kuluyum. (Allah) Bana Kitabı verdi ve beni peygamber kıldı. Nerede olursam (olayım,) beni kutlu kıldı ve HAYAT SÜRDÜĞÜM MÜDDETÇE, BANA NAMAZI VE ZEKATI VASİYET (EMR) ETTİ.” (Meryem Suresi, 30-31)</text:p>
      <text:p text:style-name="P8">Ahir zamanda Hz. İsa ve Hz. Mehdi'nin mübarek şahısları ortaya çıkacak, Hz. İsa, Hz. Mehdi'nin imamlığında namaz kılacak, bu iki mübarek zatın yapacakları büyük fikri mücadele neticesinde İslam ahlakı yeryüzüne hakim olacaktır. Bediüzzaman pek çok sahih hadiste yer alan bu konuyu hatırlatarak, Hz. İsa ile Hz. Mehdi’nin geldiklerinde karşılıklı diyalog içerisinde olacaklarını bildirmektedir. Bunun için her iki kutlu şahsın da aynı dönemde ortaya çıkmaları ve biraraya gelmeleri gerekmektedir. Ancak Bediüzzaman hayattayken böyle bir olay gerçekleşmiş değildir. Hz. İsa’nın gelişi ve Hz. Mehdi'yle birlikte namaz kılmaları tüm dünya Müslümanları tarafından beklenmektedir.</text:p>
      <text:p text:style-name="P21"><text:soft-page-break/><text:span text:style-name="T6">Ayrıca hem iki Deccal’in sıfatları ve halleri ayrı ayrı olduğu halde, mutlak gelen </text:span><text:span text:style-name="T5">RİVAYETLERDE İLTİBAS OLUYOR </text:span><text:span text:style-name="T6">(karıştırılıyor),</text:span><text:span text:style-name="T5"> BİRİ ÖTEKİ ZANNEDİLİR. HEM “BÜYÜK MEHDİ”NİN HALLERİ SABIK MEHDİLERE </text:span><text:span text:style-name="T6">(önceki Mehdilere)</text:span><text:span text:style-name="T5"> İŞARET EDEN RİVAYETLERE MUTABIK </text:span><text:span text:style-name="T6">(uygun)</text:span><text:span text:style-name="T5"> ÇIKMIYOR,</text:span><text:span text:style-name="T6"> hadis-i müteşabih (birçok anlama gelebilecek hadis) hükmüne geçer. </text:span><text:span text:style-name="T7">(Şualar, s. 582)</text:span></text:p>
      <text:p text:style-name="P8">Bediüzzaman, Peygamberimiz (sav)'in ahir zamanla ilgili hadislerinde bahsi geçen Deccallerin özelliklerinin ve faaliyetlerinin birbirine benzediğini; bu sebeple birinin diğeri zannedilebildiğini söylemektedir. Ancak bu hadislerde “Büyük Mehdi”ye dair bildirilen özelliklerin, “sabık Mehdiler” olarak bahsettiği, önceki dönemlerde gelmiş olan müceddidlerden çok farklı olduğunu belirtmiştir:</text:p>
      <text:p text:style-name="P1"/>
      <text:p text:style-name="P42"/>
      <text:p text:style-name="P42">RİVAYETLERDE İLTİBAS OLUYOR </text:p>
      <text:p text:style-name="P42">(KARIŞTIRILIYOR) BİRİ ÖTEKİ ZANNEDİLİR):</text:p>
      <text:p text:style-name="P8"/>
      <text:p text:style-name="P21"><text:span text:style-name="T6">Bediüzzaman </text:span><text:span text:style-name="T5">“İLTİBAS OLUYOR (KARIŞTIRILIYOR) BİRİ ÖTEKİ ZANNEDİLİR”</text:span><text:span text:style-name="T6"> sözleriyle, hadislerde bahsi geçen Deccallerin karıştırılabildiğini hatırlatmıştır. Bediüzzaman ahir zamanda gelecek </text:span><text:span text:style-name="T5">“Büyük Mehdi”</text:span><text:span text:style-name="T6"> ile “sabık Mehdiler” arasında ise böyle bir karıştırmanın söz konusu olamayacağını belirtmiştir. Bunun sebebinin de </text:span><text:span text:style-name="T5">“Peygamberimiz (sav)'in hadislerinde sabık Mehdiler ile ilgili olarak verilen bilgilerin Büyük Mehdi'nin özellikleri ile uyuşmaması”</text:span><text:span text:style-name="T6"> olduğunu ifade etmiştir. </text:span></text:p>
      <text:p text:style-name="P21"><text:span text:style-name="T6">Bediüzzaman bu sözleriyle </text:span><text:span text:style-name="T5">“BÜYÜK MEHDİ”</text:span><text:span text:style-name="T6">nin </text:span><text:span text:style-name="T5">“geçmiş zamanlarda gelmemiş olduğunu”</text:span><text:span text:style-name="T6">, bu mübarek şahsın</text:span><text:span text:style-name="T5">, “Peygamberimiz (sav)'in bildirdiği tüm özelliklere birden sahip olmasıyla tanınacağını”</text:span><text:span text:style-name="T6"> dile getirmiştir. Zira bir kişinin Mehdi olabilmesi için Peygamberimiz (sav)'in hadislerinde bildirilen özelliklerin tamamını birden üzerinde göstermesi gerekmektedir. Yoksa bazı alametlerin var zannedilmesiyle, o kişinin Mehdi olduğunun düşünülmesi doğru değildir. Hz. Mehdi, Allah'ın izniyle ortaya çıktığı zaman, Peygamberimiz (sav)'in bildirdiği tüm bu alametleri üzerinde taşıyacaktır. Peygamberimiz (sav)'in bildirdiği gibi “seyyid”, yani Peygamberimiz (sav)'in soyundan olacak, İslam ahlakını tüm dünyaya hakim kılacak, yeryüzüne benzersiz bir adalet, huzur, bolluk ve bereket getirecektir. Bediüzzaman da buradaki sözleriyle bu alametlerin farklılığına dikkat çekmiş, bu özelliklerle uyuşmayan şahısların Hz. Mehdi olamayacağını hatırlatmıştır.</text:span></text:p>
      <text:p text:style-name="P21"><text:span text:style-name="T6">Bediüzzaman bu konuyu anlatığı sözlerinde bir başka konuyu daha vurgulamış, hadislerde bildirilen Deccallerin, sabık Mehdilerin ve Hz. Mehdi'nin “manevi kişilikler” değil, </text:span><text:span text:style-name="T5">“BİRER ŞAHIS”</text:span><text:span text:style-name="T6"> olduklarını belirten açıklamalar da yapmıştır. Zira </text:span><text:span text:style-name="T5">“BİRİ”</text:span><text:span text:style-name="T6"> ve </text:span><text:span text:style-name="T5">“ÖTEKİ”</text:span><text:span text:style-name="T6"> sözleri burada </text:span><text:span text:style-name="T5">“KİŞİ”</text:span><text:span text:style-name="T6"> ifade eden zamirler olarak kullanılmıştır. Bediüzzaman bu sözleriyle hem </text:span><text:span text:style-name="T5">“SABIK MEHDİLERİN”</text:span><text:span text:style-name="T6"> hem de </text:span><text:span text:style-name="T5">“BÜYÜK MEHDİ”</text:span><text:span text:style-name="T6">nin</text:span><text:span text:style-name="T5"> “BİRER ŞAHIS”</text:span><text:span text:style-name="T6"> olduklarını ifade etmektedir.</text:span></text:p>
      <text:p text:style-name="P42"/>
      <text:p text:style-name="P42"/>
      <text:p text:style-name="P44"/>
      <text:p text:style-name="P47">HEM “BÜYÜK MEHDİ”NİN HALLERİ SABIK </text:p>
      <text:p text:style-name="P42">MEHDİLERE (önceki mehdilere) İŞARET EDEN </text:p>
      <text:p text:style-name="P42">RİVAYETLERE MUTABIK (UYGUN) ÇIKMIYOR:</text:p>
      <text:p text:style-name="P8"/>
      <text:p text:style-name="P8">Bediüzzaman eserlerinde sabık Mehdilerin, ahir zaman Mehdisi’nin üç büyük görevini yerine getiremedikleri için Büyük Mehdi olamayacaklarını anlatmıştır. Bunun bir diğer sebebinin ise yukarıda da açıklandığı gibi, Büyük Mehdi'nin özelliklerinin Peygamberimiz (sav)'in hadislerinde sabık Mehdilere dair bildirdiği özelliklere uymaması olduğunu belirtmiştir. Bediüzzaman bu açıklamalarıyla Hz. Mehdi'nin, ortaya çıktığında bu özelliklere sahip olmasıyla tanınıp teşhis edilebileceğini hatırlatmıştır. Peygamberimiz (sav)'in hadislerinde bildirdiği, Hz. Mehdi'nin ahlakına, fiziksel özelliklerine, soyuna, mücadelesine, yerine getireceği faaliyetlere ait alametler görülmediği takdirde ise, bir kişinin Hz. Mehdi olabileceğinden bahsedilemeyeceğini belirtmiştir. Dolayısıyla da verdiği bu bilgilerle, hadislerde bildirilen müjdelerin henüz gerçekleşmediğine ve Hz. Mehdi'nin geçmiş dönemlerde gelmiş bir şahıs olmadığına dikkat çekmiştir. </text:p>
      <text:p text:style-name="P21"><text:span text:style-name="T6">Bediüzzaman bu sözleriyle aynı zamanda Hz. Mehdi'nin manevi bir varlık olmadığını,</text:span><text:span text:style-name="T5"> “BİR ŞAHIS”</text:span><text:span text:style-name="T6"> olarak müminlerin başında bulunup, onlara önderlik edeceğini de açıklamıştır. Şöyle ki:</text:span></text:p>
      <text:p text:style-name="P21"><text:span text:style-name="T6">1- Bediüzzaman, daha önce gelen Mehdilerin birer şahıs olduklarını anlatıp ardından da Büyük Mehdi ile aralarındaki farkı açıklamıştır. Demek ki Büyük Mehdi de </text:span><text:span text:style-name="T5">“BİR ŞAHIS”</text:span><text:span text:style-name="T6">tır. </text:span></text:p>
      <text:p text:style-name="P21"><text:span text:style-name="T6">2- Önceki Mehdiler belirtilen görevleri yerine getirememişlerdir. Ama bu görevleri Büyük Mehdi yerine getirecektir. Bu görevlerin yapılabilmesi ise, bir şahsın var olmasını gerektirmektedir. Demek ki Büyük Mehdi de </text:span><text:span text:style-name="T5">“BİR ŞAHIS”</text:span><text:span text:style-name="T6"> olacaktır. </text:span></text:p>
      <text:p text:style-name="P21"><text:span text:style-name="T6">3- Büyük Mehdi, Peygamberimiz (sav)'in hadislerinde tarif ettiği sabık Mehdi'lere dair özelliklere uymamaktadır. Büyük Mehdi, Peygamberimiz (sav)'in hadislerinde müjdelediği ahir zaman Mehdisi’nin özelliklerini taşıyacaktır. Peygamberimiz (sav)'in hadislerinde, Hz. Mehdi'nin bir şahsı manevi olmadığı fiziksel özellikleriyle, ahlakıyla tarif edilen bir şahıs olduğu yüzyıllardır tüm İslam alimleri tarafından bilinen bir gerçektir. Bediüzzaman da burada Büyük Mehdi'nin, hadislerde anlatılan sabık Mehdilerden bu farkına dikkat çekerek, yine </text:span><text:span text:style-name="T5">“BİR ŞAHIS”</text:span><text:span text:style-name="T6">tan bahsettiğini ifade etmiştir.</text:span></text:p>
      <text:p text:style-name="P21"><text:span text:style-name="T6">Bu açıklamalarda bahsi geçen “sabık Mehdilerin” birer şahıs oldukları kabullenilirken, Bediüzzaman'ın aynı açıklamalarında yine bir şahıs olacağını belirttiği “Büyük Mehdi”nin “bir şahsı manevi” olacağı düşüncesini öne sürmek elbette ki çelişkilidir. Böyle bir durumda, rivayetlerde belirtilen ahir zaman Mehdisi’nden önce gelen tüm Mehdilerin de birer şahsı manevi olması gerekirdi ki, böyle bir durum olmamıştır. Dolayısıyla da böyle bir yaklaşım son derece yanlış ve mantıksızdır. Bediüzzaman'ın da müjdelediği gibi, Peygamberimiz (sav)'in rivayetlerindeki özelliklere sahip olmasıyla tanınacak olan Büyük Mehdi, ahir zamanda </text:span><text:span text:style-name="T5">“BİR ŞAHIS”</text:span><text:span text:style-name="T6"> olarak ortaya çıkacak ve Allah’ın izniyle Bediüzzaman'ın belirttiği üç görevi birden bizzat yerine getirecektir.</text:span></text:p>
      <text:p text:style-name="P8"/>
      <text:p text:style-name="P21"><text:span text:style-name="T6">...</text:span><text:span text:style-name="T5"> HAZRET-İ İSA ALEYHİSSELAM, İSEVÎLİK ŞAHS-I MANEVÎSİNİ TEMSİL EDEREK</text:span><text:span text:style-name="T3"> </text:span><text:span text:style-name="T5">DİNSİZLİĞİN ŞAHS-I MANEVÎSİNİ TEMSİL EDEN DECCAL'İ</text:span><text:span text:style-name="T6"> yok eder... </text:span><text:span text:style-name="T7">(Mektubat, s. 6)</text:span></text:p>
      <text:p text:style-name="P40">Bediüzzaman bu sözünde, Hz. İsa'nın yeryüzüne ikinci kez geleceğini ve Deccal'in fitnesini fikren etkisiz hale getireceğini bildirmektedir:</text:p>
      <text:p text:style-name="P1"><text:soft-page-break/></text:p>
      <text:p text:style-name="P42">HAZRET-İ İSA ALEYHİSSELAM, İSEVİLİK </text:p>
      <text:p text:style-name="P42">ŞAHSI MANEVİSİNİ TEMSİL EDEREK:</text:p>
      <text:p text:style-name="P8"/>
      <text:p text:style-name="P21"><text:span text:style-name="T6">Bediüzzaman bu sözünde </text:span><text:span text:style-name="T5">“HZ. İSA'NIN HIRİSTİYANLIĞIN ŞAHSI MANEVİSİNİ TEMSİL ETTİĞİNİ”</text:span><text:span text:style-name="T6"> belirtmektedir. Bediüzzaman, tarih boyunca gönderilmiş tüm elçiler ve peygamberler gibi, Hz. İsa'nın da onu destekleyen, ona inanan ve onu takip eden kimselerden oluşan bir şahsı manevisi olacağını bildirmektedir. Ancak Bediüzzaman </text:span><text:span text:style-name="T5">“İSEVİLİK ŞAHSI MANEVİSİNİ TEMSİL EDEREK”</text:span><text:span text:style-name="T6"> sözleriyle, Allah’ın adetullahına </text:span><text:span text:style-name="T7">(Allah’ın kanununa) </text:span><text:span text:style-name="T6">uygun olarak </text:span><text:span text:style-name="T5">“HZ. İSA'NIN DA BU ŞAHSI MANEVİNİN BAŞINDA BİZZAT BİR HİDAYET ÖNDERİ OLARAK BULUNACAĞINI”</text:span><text:span text:style-name="T6"> ifade etmektedir. Nitekim bir şahsı manevinin bir şahsı maneviyi temsil etmesi söz konusu değildir. Bir şahsı manevinin oluşabilmesi için, onun başında öncelikle </text:span><text:span text:style-name="T5">“BİR ŞAHSIN”</text:span><text:span text:style-name="T6"> var olması gerekmektedir. Bediüzzaman da bu gerçeği vurgulayarak Hz. İsa'nın bir şahsı manevi olmadığını, kendi şahsı manevisinin başında bulunacağını ve onlara bizzat önderlik edeceğini açıklamaktadır. </text:span></text:p>
      <text:p text:style-name="P8">Bediüzzaman'ın belirttiği bu gerçekler bir iki soru sorulduğunda da kolaylıkla anlaşılmaktadır:</text:p>
      <text:p text:style-name="P8"/>
      <text:p text:style-name="P1">1- İsevilik şahsı manevisini bir kişi temsil ediyor. Bu kimdir? </text:p>
      <text:p text:style-name="P1"><text:tab/>Hz. İsa. </text:p>
      <text:p text:style-name="P1">2- Hz. İsa kimi temsil ediyor? </text:p>
      <text:p text:style-name="P1"><text:tab/>İsevilik şahsı manevisini.</text:p>
      <text:p text:style-name="P8"/>
      <text:p text:style-name="P8">Bu soruların cevapları Bediüzzaman’ın Hz. İsa’dan ve şahsı manevisinden ayrı kavramlar olarak bahsettiğini açıkça ortaya koymaktadır.</text:p>
      <text:p text:style-name="P1"/>
      <text:p text:style-name="P1"/>
      <text:p text:style-name="P42">DİNSİZLİĞİN ŞAHS-I MANEVÎSİNİ </text:p>
      <text:p text:style-name="P42">TEMSİL EDEN DECCAL'İ:</text:p>
      <text:p text:style-name="P8"/>
      <text:p text:style-name="P21"><text:span text:style-name="T6">Bediüzzaman aynı Hz. İsa gibi Deccal'in de bir şahsı manevisi olacağını belirtmektedir. Ancak Bediüzzaman </text:span><text:span text:style-name="T5">“DİNSİZLİĞİN ŞAHS-I MANEVİSİNİ TEMSİL EDEN DECCAL'İ”</text:span><text:span text:style-name="T6"> sözleriyle, Deccal'in de yine </text:span><text:span text:style-name="T5">“BİR ŞAHIS OLARAK BU ŞAHSI MANEVİNİN BİZZAT BAŞINDA BULUNACAĞINI”</text:span><text:span text:style-name="T6"> ifade etmektedir. </text:span></text:p>
      <text:p text:style-name="P21"><text:span text:style-name="T6">Bediüzzaman eserlerinde, Peygamberimiz (sav)'in ahir zamanda geleceğini müjdelediği tüm isimlerin birer şahıs olduklarını çeşitli delillerle açıklamıştır. Deccal de bu ahir zaman şahıslarından biridir. Bediüzzaman Deccal'in bir şahıs olacağını ne kadar detaylandırarak açıkladıysa, Hz. İsa ve Hz. Mehdi'nin birer şahıs olacakları konusunda da aynı açıklıkta deliller ortaya koymuştur. Kuşkusuz ki Bediüzzaman'ın bu anlatımlarından bir kısmını farklı yorumlayıp, Hz. İsa ve Hz. Mehdi'nin birer şahsı manevi, ancak Deccal'in bir şahıs olacağını düşünmek çok yanlış bir yaklaşım olacaktır. Zira Bediüzzaman Deccal gibi, </text:span><text:span text:style-name="T5">“Hz. İsa ve Hz. Mehdi'nin de BİRER ŞAHIS OLARAK geleceklerini”</text:span><text:span text:style-name="T6"> ısrarla tekrarlamış ve bunları delilleriyle birlikte açıklamıştır.</text:span></text:p>
      <text:p text:style-name="P21"><text:soft-page-break/><text:span text:style-name="T6">... Süfyan ve Mehdi hakkındaki hadislerin ifade ettikleri mana budur ki: ahir zamanda dinsizliğin iki cereyanı (akımı) kuvvet bulacak: </text:span><text:span text:style-name="T5">Birisi:</text:span><text:span text:style-name="T6"> Nifak perdesi altında (inkarcı olduğu halde Müslüman gibi görünerek) Risalet-i Ahmediyeyi (A.S.M.) (Peygamberimiz (sav)'in elçiliğini ve yolunu) inkar edecek </text:span><text:span text:style-name="T5">SÜFYAN NAMINDA </text:span><text:span text:style-name="T6">(adında) </text:span><text:span text:style-name="T5">MÜDHİŞ BİR ŞAHIS</text:span><text:span text:style-name="T6"> ehl-i nifakın (münafık karakterli kimselerin) başına geçecek, Şeriat-ı İslamiyenin (İslam dininin) tahribine (yıkılmasına) çalışacaktır. Ona karşı </text:span><text:span text:style-name="T5">AL-İ BEYT-İ NEBEVİNİN SİLSİLE-İ NURANİSİNE </text:span><text:span text:style-name="T6">(Peygamberimiz (sav)'in nurani soyuna)</text:span><text:span text:style-name="T5"> BAĞLANAN EHL-İ VELAYET </text:span><text:span text:style-name="T6">(velilerin)</text:span><text:span text:style-name="T5"> VE EHL-İ KEMALİN </text:span><text:span text:style-name="T6">(kamil iman sahiplerinin)</text:span><text:span text:style-name="T5"> BAŞINA GEÇECEK</text:span><text:span text:style-name="T6"> </text:span><text:span text:style-name="T5">AL-İ BEYT’TEN </text:span><text:span text:style-name="T6">(Peygamberimiz (sav)'in soyundan)</text:span><text:span text:style-name="T5"> MUHAMMED MEHDİ İSMİNDE BİR ZAT-I NURANİ </text:span><text:span text:style-name="T6">(nurlu bir şahıs) O SÜFYANIN ŞAHS-I MANEVİSİ OLAN CEREYAN-I MÜNAFİKANEYİ (münafıklık akımını) YOK EDİP DAĞITACAKTIR</text:span><text:span text:style-name="T5">. </text:span><text:span text:style-name="T7">(Mektubat, s. 53)</text:span></text:p>
      <text:p text:style-name="P8">Bediüzzaman, Peygamberimiz (sav)'in hadislerinde, ahir zamanda inkarcı felsefelerin yayılması için çaba harcayacak bir şahıs olduğu bildirilen Süfyan'dan bahsetmektedir. Bediüzzaman Süfyan'ın fitnesinin, Hz. Mehdi'nin fikri mücadelesi ile ortadan kaldırılacağını haber vermektedir:</text:p>
      <text:p text:style-name="P8"/>
      <text:p text:style-name="P42"/>
      <text:p text:style-name="P42">SÜFYAN NAMINDA (ADINDA) </text:p>
      <text:p text:style-name="P42">MÜDHİŞ BİR ŞAHIS:</text:p>
      <text:p text:style-name="P8"/>
      <text:p text:style-name="P21"><text:span text:style-name="T6">Peygamberimiz (sav)'in hadislerinde bildirdiği ahir zaman şahıslarından biri de </text:span><text:span text:style-name="T5">“Süfyan”</text:span><text:span text:style-name="T6">dır. Hadislerde, Süfyan'ın özellikleri ve yürüteceği olumsuz faaliyetler hakkında çeşitli bilgiler verilmiştir. Bediüzzaman da, bu sözünde Süfyan'ın yapacağı bu faaliyetlerden bahsetmekte, onun inkara dayalı mücadelesinin Hz. Mehdi vesilesiyle son bulacağını bildirmektedir. Bediüzzaman, burada kullandığı </text:span><text:span text:style-name="T5">“SÜFYAN NAMINDA MÜTHİŞ BİR ŞAHIS”</text:span><text:span text:style-name="T6"> ifadesiyle Süfyan'ın manevi bir varlık değil, </text:span><text:span text:style-name="T5">“BİR ŞAHIS”</text:span><text:span text:style-name="T6"> olduğunu belirtmiştir. Peygamberimiz (sav) de hadislerinde Süfyan’ın fiziksel görünümü, kusurları ve hastalıkları hakkında bilgi vererek, Süfyan’ın bir şahıs olduğunu çok açık bir şekilde anlatmıştır. </text:span></text:p>
      <text:p text:style-name="P21"><text:span text:style-name="T6">Aynı durum Hz. İsa ve Hz. Mehdi için de geçerlidir. Hem Peygamberimiz (sav)'in hadislerinde hem de Bediüzzaman'ın eserlerinde Hz. İsa ve Hz. Mehdi'nin fiziksel özellikleri, mücadeleleri, faaliyetleri gibi konularda çok detaylı bilgiler verilmiştir. Böyle bir durumda Süfyan'ın bir şahıs olacağını kabul edip, Hz. İsa veya Hz. Mehdi'nin birer şahıs olarak ortaya çıkacaklarını kabul etmemek akla ve mantığa uygun değildir. Peygamberimiz (sav)'in hadislerinde bildirilen tüm ahir zaman şahısları </text:span><text:span text:style-name="T12">“bİrer fert”</text:span><text:span text:style-name="T6"> olarak ortaya çıkacaklardır ve onların vesilesiyle ahir zamanda insanlık çok büyük olaylara tanıklık edecektir. Hz. Mehdi, Süfyan'ın İslam aleminde yaptığı manevi tahribatı bizzat ortadan kaldıracak, İslam ahlakının ve Peygamberimiz (sav)'in</text:span></text:p>
      <text:p text:style-name="P21"><text:span text:style-name="T6">sünnetinin yeniden canlanmasını ve dünya çapında yayılmasını sağlayacaktır. Bediüzzaman da bu sözünde bu gerçeği dile getirmiş, </text:span><text:span text:style-name="T5">“SÜFYAN NAMINDA MÜTHİŞ BİR ŞAHIS”</text:span><text:span text:style-name="T6"> olarak bahsettiği Süfyan’ın, yine </text:span><text:span text:style-name="T5">“BİR ŞAHIS olduğunu bildirdiği Hz. Mehdi vesilesiyle fikren etkisiz hale getirileceğini”</text:span><text:span text:style-name="T6"> bildirmiştir.</text:span></text:p>
      <text:p text:style-name="P1"/>
      <text:p text:style-name="P44"/>
      <text:p text:style-name="P47">AL-İ BEYT-İ NEBEVİNİN SİLSİLE-İ NURANİSİNE </text:p>
      <text:p text:style-name="P42">(PEYGAMBERİMİZ (SAV)'İN NURANİ SOYUNA) BAĞLANAN:</text:p>
      <text:p text:style-name="P8"/>
      <text:p text:style-name="P8">Bediüzzaman “AL-İ BEYT-İ NEBEVİNİN SİLSİLE-İ NURANİSİNE BAĞLANAN” sözleriyle “Hz. Mehdi'nin, Peygamber Efendimiz (sav)'in soyundan olan mübarek BİR ŞAHIS olduğunu” bildirmektedir. Bir şahsı manevinin belirli bir soyunun olması akla ve mantığa hiçbir şekilde uygun değildir. Ancak bir insanın peygamber soyundan geleceğinden bahsedilebilir. Bediüzzaman da bu sözüyle bu gerçeği bir kez daha vurgulayarak Hz. Mehdi'nin bir şahsı manevi olmadığını, Peygamberimiz (sav)'in soyundan olan “BİR ŞAHIS” olduğunu ifade etmektedir.</text:p>
      <text:p text:style-name="P1"/>
      <text:p text:style-name="P1"/>
      <text:p text:style-name="P42">EHL-İ VELAYET (VELİLERİN) VE </text:p>
      <text:p text:style-name="P42">KEMALİN (KAMİL İMAN SAHİPLERİNİN) </text:p>
      <text:p text:style-name="P42">BAŞINA GEÇECEK:</text:p>
      <text:p text:style-name="P8"/>
      <text:p text:style-name="P21"><text:span text:style-name="T6">Bediüzzaman, </text:span><text:span text:style-name="T5">“EHL-İ VELAYET (VELİLERİN) VE EHL-İ KEMALİN (KAMİL İMAN SAHİPLERİNİN) BAŞINA GEÇECEK”</text:span><text:span text:style-name="T6"> sözleriyle, Hz. Mehdi'nin ortaya çıktığında, alimlerin liderliğini üstleneceğini</text:span></text:p>
      <text:p text:style-name="P21"><text:span text:style-name="T6">haber vermektedir. Hz. Mehdi, Allah'ın pek çok ilim ve hikmetle nimetlendirdiği, çok üstün ahlaklı mübarek bir şahıstır. Hz. Mehdi'nin ahlakının ve imanının üstünlüğü pek çok hadiste detaylı olarak tarif edilmektedir. Bu kutlu zat, ortaya çıktığında hem devrinin müceddidi </text:span><text:span text:style-name="T7">(her yüzyıl başında dini hakikatleri devrin ihtiyacına göre ders vermek üzere gönderilen büyük İslam alimi, yenileyici)</text:span><text:span text:style-name="T6"> hem de müçtehidi </text:span><text:span text:style-name="T7">(ihtiyaç oluştuğunda ayetlerden hüküm çıkaran büyük İslam alimi ve önderi)</text:span><text:span text:style-name="T6"> olacak, dini Peygamber Efendimiz (sav) dönemindeki özüne döndürecektir. Bu üstün özellikleri nedeniyle kendisi tüm alimlerin önderi konumunda olacaktır. Kuşkusuz ki bir şahsı manevinin alimlerden, velilerden ve kamil iman sahiplerinden oluşan bir topluluğun lideri vasfını taşıması söz konusu değildir. Ancak bir insan, böyle bir liderlik görevini üstlenebilir. Bediüzzaman da bu sözleriyle bu gerçeği dile getirmiş, Hz. Mehdi'nin bizzat mümin topluluğunun lideri vasfını taşıyacak üstün vasıflı </text:span><text:span text:style-name="T5">“BİR ŞAHIS”</text:span><text:span text:style-name="T6"> olduğunu ifade etmiştir.</text:span></text:p>
      <text:p text:style-name="P8"/>
      <text:p text:style-name="P8"/>
      <text:p text:style-name="P42">AL-İ BEYT’TEN (PEYGAMBERİMİZ (SAV)'İN SOYUNDAN) </text:p>
      <text:p text:style-name="P42">MUHAMMED MEHDİ İSİMLİ BİR ZAT-I NURANİ (NURLU BİR ŞAHIS):</text:p>
      <text:p text:style-name="P8"/>
      <text:p text:style-name="P21"><text:span text:style-name="T6">Bediüzzaman, bu ifadesiyle Hz. Mehdi hakkında birkaç önemli bilgi birden vermektedir. Öncelikle Bediüzzaman </text:span><text:span text:style-name="T5">“AL-İ BEYT’TEN”</text:span><text:span text:style-name="T6"> ifadesiyle bir kez daha Hz. Mehdi'nin </text:span><text:span text:style-name="T5">“PEYGAMBERİMİZ (SAV)'İN SOYUNDAN GELEN BİR ŞAHIS OLDUĞUNU”</text:span><text:span text:style-name="T6"> belirtmiştir. </text:span></text:p>
      <text:p text:style-name="P21"><text:span text:style-name="T6">Bunun yanı sıra </text:span><text:span text:style-name="T5">“MUHAMMED MEHDİ İSİMLİ”</text:span><text:span text:style-name="T6"> sözleriyle Hz. Mehdi'nin ismi hakkında da bilgi vermiştir. Bediüzzaman Peygamberimiz (sav)'in hadislerine dayanarak verdiği bu bilgiyle, Hz. Mehdi'nin bir şahsı manevi olmadığını, </text:span><text:span text:style-name="T5">“İSMİ İLE MÜJDELENMİŞ BİR ŞAHIS OLDUĞUNU”</text:span><text:span text:style-name="T6"> ifade etmiştir.</text:span></text:p>
      <text:p text:style-name="P21"><text:span text:style-name="T6">Bediüzzaman </text:span><text:span text:style-name="T5">“BİR ZAT-I NURANİ”</text:span><text:span text:style-name="T6"> ifadesiyle ise, Hz. Mehdi'nin </text:span><text:span text:style-name="T5">“NURANİ BİR ZAT”</text:span><text:span text:style-name="T6"> olduğunu bildirmektedir. Eğer Bediüzzaman Hz. Mehdi’nin bir şahsı manevi olduğunu vurgulamak isteseydi </text:span><text:soft-page-break/><text:span text:style-name="T6">burada “bir zat-ı nuraniden” değil, “şahsı manevi-i nuraniden” bahsederdi. Ancak Bediüzzaman böyle bir şey söylememiş, “bir zat-ı nurani” demiştir. Ayrıca burada kullanılan </text:span><text:span text:style-name="T5">“BİR”</text:span><text:span text:style-name="T6"> kelimesi de bu konuyu bir başka açıdan daha açıklamakta, Hz. Mehdi'nin </text:span><text:span text:style-name="T5">“TEK BİR ŞAHIS”</text:span><text:span text:style-name="T6"> olduğunu ifade etmektedir. </text:span><text:span text:style-name="T5">“ZAT”</text:span><text:span text:style-name="T6"> kelimesi de yine “birlik” ifade eden bir başka şahıs ifadesidir. Bediüzzaman burada “iki zat”, “üç zat” ya da “birileri” ifadesini kullanmamış, Hz. Mehdi'nin açıkça </text:span><text:span text:style-name="T5">“tek bir zat”</text:span><text:span text:style-name="T6"> olduğunu belirtmiştir.</text:span></text:p>
      <text:p text:style-name="P21"><text:span text:style-name="T6">Bu aynı zamanda da Bediüzzaman'ın broşürün başından bu yana Hz. Mehdi için </text:span><text:span text:style-name="T12">“8. kez”</text:span><text:span text:style-name="T6"> kullandığı </text:span><text:span text:style-name="T12">“zat”</text:span><text:span text:style-name="T6"> ifadesidir. Çok açıktır ki Bediüzzaman, Hz. Mehdi'den bir şahsı manevi ya da bir topluluk olarak bahsetmemektedir. İsmini, soyunu ve nurlu bir kimse olduğunu haber vererek, Hz. Mehdi'nin kutlu </text:span><text:span text:style-name="T5">“BİR ZAT”, “BİR KİŞİ”</text:span><text:span text:style-name="T6"> olduğunu defalarca tekrarlamaktadır. </text:span></text:p>
      <text:p text:style-name="P21"><text:span text:style-name="T6">Ahir zamanın en büyük fesadı zamanında, elbette </text:span><text:span text:style-name="T5">EN BÜYÜK BİR MÜÇTEHİD </text:span><text:span text:style-name="T6">(ihtiyaç oluştuğunda ayetlerden hüküm çıkaran büyük İslam alimi) hem </text:span><text:span text:style-name="T5">EN BÜYÜK BİR MÜCEDDİD </text:span><text:span text:style-name="T6">(her yüzyıl başında dini hakikatleri devrin ihtiyacına göre ders vermek üzere gönderilen büyük İslam alimi, yenileyen, yenileyici), hem </text:span><text:span text:style-name="T5">HAKİM,</text:span><text:span text:style-name="T6"> hem </text:span><text:span text:style-name="T5">MEHDİ</text:span><text:span text:style-name="T6"> hem </text:span><text:span text:style-name="T5">MÜRŞİD </text:span><text:span text:style-name="T6">(doğru yolu gösteren kişi) hem </text:span><text:span text:style-name="T5">KUTB-U AZAM </text:span><text:span text:style-name="T6">(Müslümanların kendisine bağlandıkları büyük evliyalardan, zamanın en büyük mürşidi) olarak </text:span><text:span text:style-name="T5">BİR ZAT-I NURANİYİ </text:span><text:span text:style-name="T6">(nurlu bir zatı) </text:span><text:span text:style-name="T5">GÖNDERECEK</text:span><text:span text:style-name="T6"> ve </text:span><text:span text:style-name="T5">O ZAT </text:span><text:span text:style-name="T6">da, </text:span><text:span text:style-name="T5">EHL-İ BEYT-İ NEBEVİDEN </text:span><text:span text:style-name="T6">(Peygamberimiz (sav)’in soyundan) </text:span><text:span text:style-name="T5">OLACAKTIR.</text:span><text:span text:style-name="T6"> Cenab-ı Hak bir dakika zarfında beyn-es sema vel-arz alemini (yer ile gök arasındaki alemi) bulutlarla doldurup boşalttığı gibi bir saniyede denizin fırtınalarını teskin eder (dindirir) ve bahar içinde bir saatte yaz mevsiminin numunesini (örneğini) ve yazda bir saatte kış fırtınasını icad eden </text:span><text:span text:style-name="T5">KADİR-İ ZÜLCELAL </text:span><text:span text:style-name="T6">(herşeye muktedir olan Yüce Allah) </text:span><text:span text:style-name="T5">HZ. MEHDİ İLE DE, ALEM-İ İSLAM’IN </text:span><text:span text:style-name="T6">(İslam aleminin)</text:span><text:span text:style-name="T5"> ZULÜMATINI </text:span><text:span text:style-name="T6">(zulüm devrini, karanlığını) </text:span><text:span text:style-name="T5">DAĞITABİLİR. VE VA’DETMİŞTİR VAADİNİ ELBETTE YAPACAKTIR. </text:span><text:span text:style-name="T7">(Mektubat, s. 411-412)</text:span></text:p>
      <text:p text:style-name="P8">Bediüzzaman ahir zaman alametlerinin şiddetlendiği dönemde Allah’ın insanların kurtuluşuna vesile olması için Peygamberimiz (sav)'in soyundan nurani bir şahıs olan Hz. Mehdi'yi göndereceğini bildirmiş ve bu kutlu zatı geçmiş dönemlerdeki müceddidlerden ayıran özellikleri anlatmıştır:</text:p>
      <text:p text:style-name="P1"/>
      <text:p text:style-name="P42"/>
      <text:p text:style-name="P42">EN BÜYÜK BİR MÜÇTEHİD ve </text:p>
      <text:p text:style-name="P42">EN BÜYÜK BİR MÜCEDDİD:</text:p>
      <text:p text:style-name="P8"/>
      <text:p text:style-name="P8">Peygamberimiz (sav) hadislerinde her yüzyıl başında insanlara din ahlakını ve hükümlerini anlatan, dönemin ihtiyaçlarına göre açıklamalarda bulunan bir müceddid gönderileceğini bildirmiştir. Örneğin İmam-ı Rabbani 1000. Hicri yılın müceddididir. Mevlana Halid-i Bağdadi Hicri 1193 (Miladi 1779) yılında doğmuş, Hicri 1242 yılında (Miladi 1827) vefat etmiştir. Dolayısıyla bu mübarek insan ittifakla Hicri 12. ve 13. asırlar arasındaki müceddiddir. Bediüzzaman Said Nursi ise Mevlana Halid-i Bağdadi’den tam 100 sene sonra, Hicri 1293 (Miladi 1878) yılında doğmuştur. Vefatı ise Hicri 1379 (Miladi 1960) yılıdır. Bediüzzaman da Hicri 12. asrın müceddidi Mevlana Halid’den tam yüz sene sonra yayınlanan Risale-i Nur’un müellifi (yazarı) olması sebebiyle kendisinin de 13. ve 14. asırlar arasındaki müceddid olduğunu belirtmiştir.</text:p>
      <text:p text:style-name="P21"><text:span text:style-name="T6">Bediüzzaman, Hz. Mehdi’nin ise kendisinden sonra geleceğini -tarih vererek- bildirmiş, Hicri 14. ve 15. yüzyıllar arasındaki "müceddid"in Hz. Mehdi olacağını müjdelemiştir. Bediüzzaman bu sözünde </text:span><text:soft-page-break/><text:span text:style-name="T6">de Hz. Mehdi için </text:span><text:span text:style-name="T5">"EN BÜYÜK MÜCEDDİD</text:span><text:span text:style-name="T6"> ve </text:span><text:span text:style-name="T5">EN BÜYÜK MÜÇTEHİD"</text:span><text:span text:style-name="T6"> sıfatlarını kullanmaktadır. </text:span><text:span text:style-name="T5">"MÜCEDDİD"</text:span><text:span text:style-name="T6"> dini hakikatleri devrin ihtiyaçlarına göre açıklayan, </text:span><text:span text:style-name="T5">"MÜÇTEHİD"</text:span><text:span text:style-name="T6"> de ihtiyaç oluştuğunda ayetlerden hüküm çıkaran büyük İslam alimi ve önderidir. Bu vasıftaki büyük zatlar, İslam toplumlarına örnek olmuş, yol göstermiş, zamanın kutbu olmuş önderlerdir. Bu önderlerden kimi içtihat etme </text:span><text:span text:style-name="T7">(hükümleri usulüne uygun olarak Kuran ve hadislerden istifade ile ortaya koyma)</text:span><text:span text:style-name="T6"> ve hüküm verme vasıflarından dolayı "mezhep önderleri" olmuşlardır; Müslümanlar da onlara uymuşlardır.</text:span></text:p>
      <text:p text:style-name="P21"><text:span text:style-name="T6">İmam Hanefi, İmam Şafi, İmam Hanbeli, İmam Maliki bu önderlerden olup 4 mezhebin kurucularıdır. Bütün ehl-i sünnet onların verdiği hükümlerle amel etmektedir. Bediüzzaman bu "müçtehid ve müceddid"lerin en büyüklerinin ise Hz. Mehdi olacağını ifade etmiştir. Bu da Hz. Mehdi'nin içtihat etme </text:span><text:span text:style-name="T7">(hükümleri usulüne uygun olarak Kuran ve hadislerden istifade ile ortaya koyma)</text:span><text:span text:style-name="T6"> ve hüküm vermeye en yetkili kişi olarak, kendisinin de </text:span><text:span text:style-name="T5">“tüm mezhepleri kaldıracağını”</text:span><text:span text:style-name="T6"> göstermektedir. Zira en büyük mezhep imamı olduğuna göre zaten tüm diğer mezhepleri kaldırması gerekir. Zamanında herkesin ona uyacağının bildirilmiş olması da bunu doğrulamaktadır. </text:span></text:p>
      <text:p text:style-name="P21"><text:span text:style-name="T6">Bediüzzaman Hz. Mehdi'nin </text:span><text:span text:style-name="T5">“en büyük müceddid ve müçtehid” </text:span><text:span text:style-name="T6">olduğunu söyleyerek onun tüm mezheplerin üstünde olacağını ifade etmiştir. Geçmişten günümüze pek çok İslam alimi eserlerinde bu konuya değinmişlerdir. İslam tarihinin en büyük alimlerinden biri olan Muhyiddin Arabi ise </text:span><text:span text:style-name="T7">"Fütühat-ül Mekkiye"</text:span><text:span text:style-name="T6"> isimli eserinde bu konuda şöyle bilgi vermiştir:</text:span></text:p>
      <text:p text:style-name="P21"><text:span text:style-name="T8"><text:s/>... MEHDİ, DİNİ PEYGAMBER'İN ZAMANINDA OLDUĞU GİBİ AYNEN UYGULAYACAK. YERYÜZÜNDE MEZHEPLERİ KALDIRACAK. HALİS HAKİKİ DİNDEN BAŞKA HİÇBİR MEZHEP KALMAYACAK.</text:span><text:span text:style-name="T7"> (Muhammed B. Resul El Hüseyin El Berzenci, Kıyamet Alametleri, s. 186-187)</text:span></text:p>
      <text:p text:style-name="P21"><text:span text:style-name="T6">Hüseyin Hilmi Işık ise, </text:span><text:span text:style-name="T7">Saadet-i Ebediye</text:span><text:span text:style-name="T6"> adlı eserinde Hz. Mehdi'nin bu özelliğini şöyle haber vermiştir:</text:span></text:p>
      <text:p text:style-name="P21"><text:span text:style-name="T5"><text:s/></text:span><text:span text:style-name="T8">HAZRET-İ MEHDİ, AHİR ZAMANDA DÜNYAYA GELECEKTİR.</text:span><text:span text:style-name="T7"> Resullulah Efendimizin (sav) soyundan olacaktır. İsa</text:span><text:span text:style-name="T6"> </text:span><text:span text:style-name="T7">Aleyhisselam’la buluşacak, </text:span><text:span text:style-name="T8">MEZHEPLERİ KALDIRACAK, YALNIZ ONUN MEZHEBİ KALACAK.</text:span><text:span text:style-name="T7"> (H. Hilmi Işık, Saadeti Ebediye, s. 35)</text:span></text:p>
      <text:p text:style-name="P8">Bediüzzaman Said Nursi bilindiği gibi Şafi mezhebindendir. Bir mezhep sahibi değildir ve bir başka mezhep kurucusuna tabi olmuştur; İmam Şafi’yi imamı olarak kabul etmiştir. Bediüzzaman bu konuyu eserlerinde şöyle ifade etmiştir:</text:p>
      <text:p text:style-name="P21"><text:span text:style-name="T7"><text:s/>“Evvelâ: </text:span><text:span text:style-name="T8">Ben Şafiî’yim</text:span><text:span text:style-name="T7">...” (Emirdağ Lahikası, s. 38)</text:span></text:p>
      <text:p text:style-name="P21"><text:span text:style-name="T7"><text:s/>“... </text:span><text:span text:style-name="T8">hem hususî Şafiîce ibadetime</text:span><text:span text:style-name="T7">.” (Büyük Tarihçe-i Hayat, s. 202) </text:span></text:p>
      <text:p text:style-name="P21"><text:span text:style-name="T7">“Yalnız bu kadar var. </text:span><text:span text:style-name="T8">Ben Şafiîyim</text:span><text:span text:style-name="T7">...” (Büyük Tarihçe-i Hayat, s. 206)</text:span></text:p>
      <text:p text:style-name="P21"><text:span text:style-name="T7">“</text:span><text:span text:style-name="T8">Hattâ Şafiî mezhebinde olduğu için</text:span><text:span text:style-name="T7">...” (Emirdağ Lahikası, s. 573)</text:span></text:p>
      <text:p text:style-name="P8">Oysa ki Hz. Mehdi tüm mezhepleri kaldıracak ve tüm mezheplerin üzerinde olacaktır. Bir mezhebe bağlı olan Bediüzzaman da, bu özelliğin Hz. Mehdi'ye ait olacağını belirterek kendisinin Hz. Mehdi olmadığını açıklamıştır. </text:p>
      <text:p text:style-name="P21"><text:span text:style-name="T6">Ayrıca Bediüzzaman bu sözüyle Hz. Mehdi'nin bir şahıs olduğunu bir kez daha çok açık deliller vererek ortaya koymuştur. Bediüzzaman Hz. Mehdi'nin aynı zamanda hem </text:span><text:span text:style-name="T5">“BİR MÜCEDDİD”</text:span><text:span text:style-name="T6"> hem de </text:span><text:span text:style-name="T5">“BİR MÜÇTEHİD”</text:span><text:span text:style-name="T6"> olacağını söylemiştir. Hz. Mehdi'nin bu sıfatlarına uygun olarak “dini devrin ihtiyaçlarına göre açıklayabilmesi ve ihtiyaç olduğunda ayetlerden hüküm çıkarabilmesi, bir İslam alimi ve önderi olabilmesi” için çok açıktır ki </text:span><text:span text:style-name="T5">“BİR İNSAN”</text:span><text:span text:style-name="T6"> olması gerekmektedir. Bir şahsı manevinin </text:span><text:soft-page-break/><text:span text:style-name="T6">“açıklama yapabilmesi, hüküm çıkarabilmesi ya bir İslam alimi ve önderi olabilmesi” mümkün değildir. Bediüzzaman da bu özelliklerini vurgulayarak </text:span><text:span text:style-name="T5">“HZ. MEHDİ'NİN BİR ŞAHIS OLDUĞUNU”</text:span><text:span text:style-name="T6"> ifade etmiştir.</text:span></text:p>
      <text:p text:style-name="P21"><text:span text:style-name="T6">Tüm elçiler ve peygamberler gibi, Peygamberimiz (sav)’den sonra gelen ve İslam tarihinde yer alan hiçbir müceddid veya müçtehid bir şahsı manevi olarak gönderilmemiştir. Allah’ın Kuran’da bildirdiği adetullahına uygun olarak tüm müceddidler, insanları uyarıp korkutacak, onları Allah’ın rızası, rahmeti ve cennetiyle müjdeleyebilecek, onlara doğruyu yanlıştan ayıran, hidayet rehberi olabilecek </text:span><text:span text:style-name="T5">“BİRER İNSAN”</text:span><text:span text:style-name="T6"> olarak gelmişlerdir. Örneğin Mevlana Halid-i Bağdadi ve Bediüzzaman gibi müceddidler yaşadıkları yüzyıllarda birer şahıs olarak gelmiş büyük İslam alimleridir. Bediüzzaman’ın da dikkat çektiği gibi, 1400 senedir heyecanla beklenen Hz. Mehdi de Allah’ın izniyle bu adetullaha uygun olarak müceddid ve müçtehid sıfatlarını taşıyabilecek </text:span><text:span text:style-name="T5">“BİR ŞAHIS”</text:span><text:span text:style-name="T6"> olarak gelecektir.</text:span></text:p>
      <text:p text:style-name="P1"/>
      <text:p text:style-name="P42">HAKİM:</text:p>
      <text:p text:style-name="P21"><text:span text:style-name="T6">Bediüzzaman’ın kullandığı </text:span><text:span text:style-name="T5">“HAKİM”</text:span><text:span text:style-name="T6"> kelimesinin sözlük anlamı, "Haklı ve haksızı ayırıp adalet üzere hükmeden, idare eden"dir. Bediüzzaman eserlerinde Hz. Mehdi'nin yerine getireceği görevlerinden bahsetmiş, halihazırda dağınık halde bulunan tüm İslam dünyasını birleştirip bu birlikteliğin liderliğini üstlenmenin de Hz. Mehdi'nin bu görevlerinden biri olduğunu belirtmiştir. Bediüzzaman Hz. Mehdi'nin, burada belirttiği </text:span><text:span text:style-name="T5">“HAKİM”</text:span><text:span text:style-name="T6">lik sıfatını kullanarak, tüm İslam aleminin başında olacağını ve Müslümanların meselelerine çözüm getireceğini bildirmiştir. Buna göre, Hz. Mehdi karar mekanizmasının başında olacak, onun adil hükümleri ve yönlendirmesiyle İslam dünyası idare edilecektir. Böyle bir gelişme şu ana kadar gerçekleşmemiştir. Nitekim Bediüzzaman da bu gerçeği hatırlatarak Hz. Mehdi'nin henüz gelmediğini dile getirmiş;</text:span></text:p>
      <text:p text:style-name="P21"><text:span text:style-name="T6">ortaya çıktığında Hz. Mehdi'nin bu </text:span><text:span text:style-name="T5">“HAKİMLİK VASFINI TAŞIMASIYLA TANINABİLECEĞİNE”</text:span><text:span text:style-name="T6"> dikkat çekmiştir.</text:span></text:p>
      <text:p text:style-name="P21"><text:span text:style-name="T6">Bunun yanı sıra Bediüzzaman bu sözüyle Hz. Mehdi'nin bir şahsı manevi olmadığı konusuna da kesin ifadelerle açıklık getirmiştir. Bir şahsı manevinin “hakimlik” sıfatını taşıması, Müslümanların liderliğini üstlenerek adalet konusunda hüküm verebilmesi, bir topluluğu idare edebilmesi hiç şüphe yok ki imkansızdır. Tüm bunlar ancak bir insanın sahip olabileceği özelliklerdir. Yine bunlar ancak imanla, akıl, muhakeme ve vicdan kullanarak yerine getirilebilecek sorumluluklardır. Bir şahsı manevinin ise bu özelliklerin hiçbirine sahip olmadığı, dolayısıyla da hakim vasfıyla Müslümanları yönetemeyeceği son derece açık bir gerçektir. Bediüzzaman da sözlerinde bu gerçeği açıkça ifade etmiş, Hz. Mehdi'nin </text:span><text:span text:style-name="T5">“BİR ŞAHIS”</text:span><text:span text:style-name="T6"> olduğunu açıklamıştır.</text:span></text:p>
      <text:p text:style-name="P1"/>
      <text:p text:style-name="P42">MEHDİ:</text:p>
      <text:p text:style-name="P21"><text:span text:style-name="T6">Bediüzzaman Rabbimiz'in, ahir zamanın en zorlu ortamında, tüm insanların kurtuluşuna vesile olması için göndereceği mübarek zatın ayrıca </text:span><text:span text:style-name="T5">“MEHDİ”</text:span><text:span text:style-name="T6"> vasfını da taşıyacağını bildirmiştir. </text:span><text:span text:style-name="T5">“MEHDİ”</text:span><text:span text:style-name="T6"> kelimesi, </text:span><text:span text:style-name="T5">“HİDAYETE EREN, HİDAYETE VESİLE OLAN VE HİDAYETE YÖNELTEN”</text:span><text:span text:style-name="T6"> anlamlarındadır. Mehdi sıfatı, özel bir lütuf olarak Allah'ın hidayetine mazhar olan ve Allah’ın kendisine yol gösterdiği kişiyi tanımlamaktadır. Ahir zamanda gelecek olan Hz. Mehdi de ismini bu özelliğinden almaktadır. Bir şahsı manevinin “Mehdi vasfını taşıması” ise hiçbir şekilde söz konusu değildir. Allah’tan bir lütuf olarak verilen </text:span><text:span text:style-name="T5">“HİDAYET BULMA”</text:span><text:span text:style-name="T6"> özelliğinin </text:span><text:span text:style-name="T5">“BİR İNSANI”</text:span><text:span text:style-name="T6"> tanımladığı çok açıktır. Bir şahsı manevinin </text:span><text:soft-page-break/><text:span text:style-name="T6">“hidayet bulma” ve “insanların hidayetlerine vesile olma” özellikleri olamaz. Bediüzzaman da burada bu gerçeği vurgulamış, Hz. Mehdi'nin </text:span><text:span text:style-name="T5">“MEHDİ”</text:span><text:span text:style-name="T6"> vasfını belirterek, onun </text:span><text:span text:style-name="T5">“BİR ŞAHIS”</text:span><text:span text:style-name="T6"> olduğunu bir kez daha vurgulamıştır. </text:span></text:p>
      <text:p text:style-name="P42"/>
      <text:p text:style-name="P42"/>
      <text:p text:style-name="P42">MÜRŞİD ve KUTB-U AZAM: </text:p>
      <text:p text:style-name="P8"/>
      <text:p text:style-name="P21"><text:span text:style-name="T6">Bediüzzaman Hz. Mehdi'nin özelliklerinden bazılarını saydığı bu sözünde onun aynı zamanda hem </text:span><text:span text:style-name="T5">“MÜRŞİD”</text:span><text:span text:style-name="T6"> hem de </text:span><text:span text:style-name="T5">“KUTB-U AZAM”</text:span><text:span text:style-name="T6"> olacağını bildirmiştir. </text:span><text:span text:style-name="T5">“MÜRŞİD”</text:span><text:span text:style-name="T6"> kelimesi </text:span><text:span text:style-name="T5">“DOĞRU YOLU GÖSTEREN KİMSE”</text:span><text:span text:style-name="T6"> anlamına gelmektedir. </text:span><text:span text:style-name="T5">“KUTB-U AZAM”</text:span><text:span text:style-name="T6"> ifadesi ise </text:span><text:span text:style-name="T5">“MÜSLÜMANLARIN KENDİSİNE BAĞLANDIKLARI BÜYÜK EVLİYALARDAN, ZAMANIN EN BÜYÜK MÜRŞİDİ”</text:span><text:span text:style-name="T6"> anlamındadır. Bediüzzaman bu sözünün başındaki “ahir zamanın en büyük fesadı zamanında” ifadesiyle, Hz. Mehdi'nin dünyanın belki de en buhranlı devresi olan ahir zamanda, dünya çapında yapacağı çalışmalarla, imandan ve doğru yoldan, din ahlakından uzaklaşmış insanlığı gafletten uyandırıp hidayete yönelteceğini bildirmiştir. Hz. Mehdi, Müslümanların kendisine bağlandığı, zamanın en büyük yol göstericisi olacaktır. </text:span></text:p>
      <text:p text:style-name="P21"><text:span text:style-name="T6">Bediüzzaman'ın bu sözünde kullandığı yukarıdaki vasıflar, anlamlarından da anlaşılacağı gibi </text:span><text:span text:style-name="T5">“TEK BİR KİŞİ”</text:span><text:span text:style-name="T6">ye ait olacak özelliklerdir. Bir şahsı manevinin “mürşid” ve “kutb-u azam” olması düşünülemez. Bediüzzaman açıkça Hz. Mehdi'nin yaşadığı dönemde </text:span><text:span text:style-name="T5">“tüm Müslümanların kendisine bağlandığı en büyük evliyalardan, zamanının doğru yolu gösteren en büyük mürşidi olan BİR ŞAHIS”</text:span><text:span text:style-name="T6"> olacağını ifade etmiştir.</text:span></text:p>
      <text:p text:style-name="P42"/>
      <text:p text:style-name="P42"/>
      <text:p text:style-name="P42">BİR ZAT-I NURANİYİ (NURLU BİR ZATI) </text:p>
      <text:p text:style-name="P42">GÖNDERECEK:</text:p>
      <text:p text:style-name="P8"/>
      <text:p text:style-name="P21"><text:span text:style-name="T6">Bediüzzaman burada Hz. Mehdi’nin </text:span><text:span text:style-name="T5">“BİR ZAT-I NURANİ”</text:span><text:span text:style-name="T6"> olduğundan bahsetmektedir. Eğer Bediüzzaman Hz. Mehdi’nin bir şahsı manevi olduğunu vurgulamak isteseydi burada </text:span><text:span text:style-name="T5">“bir zat-ı nuraniden”</text:span><text:span text:style-name="T6"> değil, “bir şahsı manevi-i nuraniden” bahsederdi. Ancak çok açık olarak Hz. Mehdi için </text:span><text:span text:style-name="T5">“BİR ZAT”</text:span><text:span text:style-name="T6"> ifadesini kullanmıştır. Ayrıca </text:span><text:span text:style-name="T5">“NURANİ”</text:span><text:span text:style-name="T6"> kelimesiyle de bu mübarek zatın bir özelliğini de vurgulamış, onun </text:span><text:span text:style-name="T5">“NURLU BİR ŞAHIS”</text:span><text:span text:style-name="T6"> olduğunu belirtmiştir. Bir şahsı manevinin </text:span><text:span text:style-name="T5">“NURLU”</text:span><text:span text:style-name="T6"> olmasından söz edebilmek mümkün değildir. Bu bir insanda görülebilecek bir özelliktir. Bediüzzaman da tüm bu vurguları ve açıklamalarıyla Hz. Mehdi'nin bir şahsı manevi olmadığını, mübarek </text:span><text:span text:style-name="T5">“BİR İNSAN”</text:span><text:span text:style-name="T6"> olduğunu açıkça belirtmiştir.</text:span></text:p>
      <text:p text:style-name="P21"><text:span text:style-name="T6">Ayrıca Bediüzzaman burada “iki zat” ya da “üç zat” gibi ifadelere yer vermemiş, kullandığı </text:span><text:span text:style-name="T5">“BİR ZAT-I NURANİ”</text:span><text:span text:style-name="T6"> ifadesiyle Hz. Mehdi'nin yalnızca </text:span><text:span text:style-name="T5">“TEK BİR ŞAHIS”</text:span><text:span text:style-name="T6"> olduğunu da ifade etmiştir.</text:span></text:p>
      <text:p text:style-name="P21"><text:span text:style-name="T6">Bu sözlerdeki </text:span><text:span text:style-name="T5">“ZAT”</text:span><text:span text:style-name="T6"> kelimesi ayrıca Bediüzzaman'ın broşürün başından beri yer alan sözlerinde </text:span><text:span text:style-name="T5">“9. KEZ”</text:span><text:span text:style-name="T6"> kullanılmıştır. Bediüzzaman'ın 9 defa üst üste Hz. Mehdi'den </text:span><text:span text:style-name="T5">“ZAT”</text:span><text:span text:style-name="T6"> sözüyle bahsetmesi, Hz. Mehdi'nin manevi bir şahıs olduğu yönündeki her türlü düşünceyi kesin olarak geçersiz kılmaktadır.</text:span></text:p>
      <text:p text:style-name="P1"/>
      <text:p text:style-name="P42"><text:soft-page-break/>O ZAT:</text:p>
      <text:p text:style-name="P21"><text:span text:style-name="T6">Bediüzzaman burada da </text:span><text:span text:style-name="T5">“O ZAT”</text:span><text:span text:style-name="T6"> kelimesini kullanarak Hz. Mehdi'nin </text:span><text:span text:style-name="T5">“BİR ŞAHIS”</text:span><text:span text:style-name="T6"> olduğunu bir kez daha itinayla vurgulamıştır. Bediüzzaman burada Hz. Mehdi için </text:span><text:span text:style-name="T5">“O”</text:span><text:span text:style-name="T6"> zamirini </text:span><text:span text:style-name="T5">“14. KEZ”</text:span><text:span text:style-name="T6">, </text:span><text:span text:style-name="T5">“ZAT” </text:span><text:span text:style-name="T6">kelimesini ise </text:span><text:span text:style-name="T5">“10. KEZ”</text:span><text:span text:style-name="T6"> kullanmıştır. Bediüzzaman’ın ısrarla yer verdiği bu tekrarlar ve vurgular, bu anlatımların hiçbirinin bir tevafuk olmadığını, Bediüzzaman'ın bu konudaki kanaatinin çok kesin olduğunu ortaya koymaktadır. Bediüzzaman açıkça Hz. Mehdi'nin </text:span><text:span text:style-name="T5">“BİR ŞAHIS”</text:span><text:span text:style-name="T6"> olduğunu belirtmekte ve tüm inananları bu konuda en doğru şekilde bilgilendirmektedir.</text:span></text:p>
      <text:p text:style-name="P1"/>
      <text:p text:style-name="P42"/>
      <text:p text:style-name="P42">EHL-İ BEYT-İ NEBEVİDEN (PEYGAMBERİMİZ </text:p>
      <text:p text:style-name="P42">(SAV)’İN SOYUNDAN) OLACAKTIR:</text:p>
      <text:p text:style-name="P8"/>
      <text:p text:style-name="P21"><text:span text:style-name="T6">Bediüzzaman bu sözüyle de Hz. Mehdi'nin </text:span><text:span text:style-name="T5">“BİR ŞAHIS”</text:span><text:span text:style-name="T6"> olduğunu bir başka önemli delili hatırlatarak yeniden açıklamaktadır. Bediüzzaman </text:span><text:span text:style-name="T5">“HZ. MEHDİ'NİN PEYGAMBERİMİZ (SAV)'İN SOYUNDAN GELEN BİR ŞAHIS OLACAĞINI”</text:span><text:span text:style-name="T6"> belirtmektedir. Bediüzzaman eserlerinde bu konuyu da çok sık olarak vurgulamaktadır. Bediüzzaman bir şahsı manevinin, peygamber soyundan gelemeyeceğini kuşkusuz ki</text:span></text:p>
      <text:p text:style-name="P21"><text:span text:style-name="T6">çok iyi bilmektedir. Bu özelliğini hatırlatarak Hz. Mehdi'nin mübarek bir soydan gelen </text:span><text:span text:style-name="T5">“BİR İNSAN”</text:span><text:span text:style-name="T6"> olacağını ifade etmektedir. Bunun yanı sıra Bediüzzaman risalelerde birçok kez kendisinin Peygamberimiz (sav)'in soyundan olmadığını belirtmiş ve Hz. Mehdi geldiğinde, diğer müceddidlerden bu özelliğiyle ayırt edilebileceğine dikkat çekmiştir.</text:span></text:p>
      <text:p text:style-name="P19"/>
      <text:p text:style-name="P31">SONUÇ</text:p>
      <text:p text:style-name="P8"/>
      <text:p text:style-name="P8"/>
      <text:p text:style-name="P8">Bediüzzaman'ın eserlerinde kullandığı “şahsı manevi” kavramı konusundaki yanlış anlaşılmaya açıklık kazandıran bu izahlara daha pek çok örnek vermek mümkündür. Ancak bunlardan sadece birkaç tanesi bile, Hz. İsa’nın ve Hz. Mehdi’nin ahir zamanda beraberlerindeki mümin topluluklarının şahsı manevisi ile birlikte, onlara önderlik ederek zuhur edeceklerinin anlaşılması için yeterlidir. </text:p>
      <text:p text:style-name="P8">Bediüzzaman tüm bu sözlerinde “Hz. İsa ve cemaatinin şahsı manevisi” ve “Hz. Mehdi ve onun cemaatinin şahsı manevisi” olarak iki ayrı kavramdan bahsetmektedir. Bu “ikisinin biraraya gelmesinden şahsı manevi kavramının oluştuğunu”, ancak bu mübarek ve kutlu şahısların şahsı manevileriyle birlikte, bizzat beraberlerindeki müminlere önderlik edeceklerini açıklamaktadır. Üstad, Hz. Mehdi’nin, kendisinden önce gelip geçmiş halifeler, emirler, hükümdarlar gibi cismani bir şahıs olacağını ve Resulullah (sav)’in soyundan gelecek bir zat olarak zuhur edeceğini sözlerinde pek çok defa açıkça ifade etmiştir. </text:p>
      <text:p text:style-name="P8">Buraya kadar anlatılanlardan anlaşıldığı gibi, “şahsı manevi” kavramını, onun önderi olan, başındaki şahıstan ayrı, müstakil ve bağımsız değerlendirmek büyük bir hata olur. Kuran’da bahsi geçen tüm mümin topluluklarının başında bir elçi ya da bir kumandan yer almaktadır. Ahir zamanda da Kuran ahlakının tüm yeryüzüne hakim olması gibi dünya tarihinin çok müstesna bir döneminde müminlerin başsız, kendi halinde bir topluluk olarak kalmaları Kuran’da bildirilen adetullaha uygun değildir (en doğrusunu Allah bilir).</text:p>
      <text:p text:style-name="P8">Hz. İsa ahir zamanda yeryüzüne gelecek, müminlere önderlik edecek ve Hz. Mehdi ile birlikte İslam’ın nurunun tüm insanları aydınlatmasına vesile olacaklardır. Hz. Mehdi de bir şahsı manevi olarak değil, bizzat gelip ahir zamanda Müslümanların başına geçecek, onları Allah’ın izniyle içine düştükleri sıkıntı ve zorluklardan kurtarıp huzur adalet nimet ve bolluğa kavuşturacaktır.</text:p>
      <text:p text:style-name="P20"/>
      <text:p text:style-name="P32">Bediüzzaman Hz. Mehdi’nin Siyaset</text:p>
      <text:p text:style-name="P16">Ve Saltanat Alanlarındaki</text:p>
      <text:p text:style-name="P16">Görevlerini Nasıl Açıklamıştır?</text:p>
      <text:p text:style-name="P8"/>
      <text:p text:style-name="P8"/>
      <text:p text:style-name="P42">BEDİÜZZAMAN “HZ. MEHDİ’NİN </text:p>
      <text:p text:style-name="P42">HEM DİYANET, HEM SİYASET HEM DE </text:p>
      <text:p text:style-name="P42">SALTANAT ALANLARINDA MEHDİLİK </text:p>
      <text:p text:style-name="P42">YAPACAĞINI” BELİRTMİŞTİR</text:p>
      <text:p text:style-name="P8"/>
      <text:p text:style-name="P21"><text:span text:style-name="T6">Büyük İslam mütefekkiri Bediüzzaman Said Nursi eserlerinde, yüzyıllardır tüm İslam aleminin beklediği Hz. Mehdi'nin gelişi hakkında Peygamberimiz (sav)'in hadisleri doğrultusunda detaylı açıklamalarda bulunmuştur. Bediüzzaman hadislerde verilen bu bilgilere dayanarak, ahir zamanda gelecek olan Hz. Mehdi'nin üç ayrı alanda birden Mehdilik yapacağını yani, hem </text:span><text:span text:style-name="T12">“siyaset mehdİsİ” </text:span><text:span text:style-name="T6">hem </text:span><text:span text:style-name="T12">“saltanat mehdİsİ”</text:span><text:span text:style-name="T6"> hem de </text:span><text:span text:style-name="T5">“</text:span><text:span text:style-name="T12">dİyanet mehdİsİ”</text:span><text:span text:style-name="T6"> olacağını belirtmiştir. Bediüzzaman’ın Hz. Mehdi'nin bu önemli özelliğini açıkladığı sözlerinden biri şöyledir:</text:span></text:p>
      <text:p text:style-name="P23"><text:span text:style-name="T5">“Büyük Mehdi'nin çok vazifeleri var. Ve </text:span><text:span text:style-name="T15">sİyaset alemİnde, dİyanet alemİnde, saltanat alemİnde, mücadele alemİnde</text:span><text:span text:style-name="T5"> çok dairede icraatları olduğu gibi...”</text:span><text:span text:style-name="T6"> (Şualar, s. 590)<text:tab/></text:span></text:p>
      <text:p text:style-name="P21"><text:span text:style-name="T6">Bediüzzaman'a göre Hz. Mehdi, Mehdilik görevini sadece tek bir alanda gerçekleştirmeyecek, </text:span><text:span text:style-name="T5">dört ayrı alanda birden büyük ve önemli faaliyetleri olacaktır”</text:span><text:span text:style-name="T6">. </text:span></text:p>
      <text:p text:style-name="P21"><text:span text:style-name="T6">Ancak Emirdağ Lahikası’na ait yayınlanmamış bir mektubunda, Bediüzzaman'ın </text:span><text:span text:style-name="T5">“Gerçi hakikat noktasında ahir zamanda gelecek büyük </text:span><text:span text:style-name="T9">Hz. Mehdi siyaseti tam dindar İsevilere bırakıp yalnız İslamiyet hakikatlarını isbata, izhara, icraya çalışır</text:span><text:span text:style-name="T5">...”</text:span><text:span text:style-name="T6"> şeklinde bir sözü yer almaktadır. Bediüzzaman'ın bu sözüyle ne kastetmiş olduğu ise, çeşitli çevreler tarafından tartışma konusu olmaktadır. Bediüzzaman'ın bu sözlerine dayanılarak, </text:span><text:span text:style-name="T5">“Hz. Mehdi'nin yalnızca iman hakikatleri yönünde bir çalışma yapacağı; ancak</text:span><text:span text:style-name="T6"> </text:span><text:span text:style-name="T5">siyaset ve saltanat alanlarında herhangi bir görev üstlenmeyeceği”</text:span><text:span text:style-name="T6"> şeklinde yorumlar öne sürülmektedir. </text:span></text:p>
      <text:p text:style-name="P21"><text:span text:style-name="T6">Ancak bu düşünce, Bediüzzaman'ın risalelerde yüzlerce sayfa boyunca anlattığı bilgilerle tamamen çelişmektedir. Zira Bediüzzaman eserlerinde Hz. Mehdi'nin yerine getireceği üç büyük görev hakkında geniş bilgi vermiş ve Hz. Mehdi'nin </text:span><text:span text:style-name="T5">“diyanet, siyaset, saltanat ve mücadele alanlarında Mehdilik görevini ne şekilde yerine getireceğini”</text:span><text:span text:style-name="T6"> detaylı olarak anlatmıştır. Bu sözlerinde Hz. Mehdi'nin </text:span><text:span text:style-name="T5">“İslam ahlakını tüm dünyaya hakim kılacağını, Müslümanların manevi liderliğini üstlenerek İslam Birliği’ni sağlayacağını, Hıristiyan dünyasıyla ittifak yapacağını”</text:span><text:span text:style-name="T6"> ayrıntılı olarak açıklamıştır. Bediüzzaman'ın tüm bu izahları hiçbir tartışma ya da tevile yer bırakmayacak kadar açıktır.</text:span></text:p>
      <text:p text:style-name="P21"><text:span text:style-name="T6">Çok açıktır ki eğer Bediüzzaman, Hz. Mehdi'nin sadece iman hakikatleri yönünde bir hizmet yapıp, siyaset ya da saltanat alanlarında görev yapmayacağını düşünseydi, risalelerde böyle bir açıklamaya yer vermez, Hz. Mehdi'nin bu yöndeki görevlerini Peygamberimiz (sav)'in hadislerine dayanarak bu kadar uzun ve ayrıntılı olarak izah etmezdi. Zira Bediüzzaman gibi derin imanlı büyük bir müceddidin, eserlerinde, düşündüğü ve inandığı şeylerin tam tersine açıklamalarda bulunması hiçbir şekilde söz </text:span><text:soft-page-break/><text:span text:style-name="T6">konusu değildir. Açıktır ki ortada bir yanlış anlama vardır ve Bediüzzaman'ın bu mektubundaki sözlerinin yanlış şekillerde yorumlanması söz konusudur. Bu durum Bediüzzaman'ın bahsi geçen mektubunu risalelere koydurtmamış olmasının hikmetlerini de açıkça ortaya koymaktadır. Bediüzzaman da bu konuyu şaibeli gördüğü, kafa karıştırıcı olabileceğini ve yanlış anlaşılabileceğini düşündüğü için söz konusu mektubunu risalelere koydurtmamıştır. Nitekim bu da Bediüzzaman'ın bir kerametidir. Bediüzzaman'ın endişe ettiği durum gerçekleşmiş ve yapılan bu yorum hatası, Bediüzzaman'ın sözlerinin yanlış anlaşılmasına neden olmuştur. Bu nedenle bu konunun açıklığa kavuşturulmasında ve Bediüzzaman'ın bu sözlerle gerçekte ne kastetmiş olduğunun ortaya konmasında fayda vardır. </text:span></text:p>
      <text:p text:style-name="P8"/>
      <text:p text:style-name="P8"/>
      <text:p text:style-name="P42">BEDİÜZZAMAN, HZ. MEHDİ İLE İLGİLİ </text:p>
      <text:p text:style-name="P42">OLARAK KULLANDIĞI “SİYASET”</text:p>
      <text:p text:style-name="P42">KAVRAMI İLE NE KASTETMEKTEDİR?</text:p>
      <text:p text:style-name="P8"/>
      <text:p text:style-name="P21"><text:span text:style-name="T6">Bediüzzaman'ın Hz. Mehdi'nin siyaset alanındaki görevine ilişkin sözlerinin daha iyi anlaşılabilmesi için öncelikle Bediüzzaman'ın </text:span><text:span text:style-name="T5">“siyaset”</text:span><text:span text:style-name="T6"> kavramını ne anlamda kullandığının ve </text:span><text:span text:style-name="T5">“Hz. Mehdi'nin siyaset alanında yerine getireceği icraatlar”</text:span><text:span text:style-name="T6"> ifadeleriyle ne kastettiğinin tam olarak açıklanması gerekmektedir.</text:span></text:p>
      <text:p text:style-name="P8"/>
      <text:p text:style-name="P8"/>
      <text:p text:style-name="P42">BEDİÜZZAMAN ESERLERİNDE </text:p>
      <text:p text:style-name="P42">“İKİ AYRI SİYASET KAVRAMI”NDAN </text:p>
      <text:p text:style-name="P42">BAHSETMEKTEDİR</text:p>
      <text:p text:style-name="P8"/>
      <text:p text:style-name="P21"><text:span text:style-name="T6">Bediüzzaman eserlerinde </text:span><text:span text:style-name="T5">“iki ayrı siyaset kavramı”</text:span><text:span text:style-name="T6">ndan bahsetmektedir. Bunlardan birincisi, Bediüzzaman'ın da hayatı boyunca uzak durduğunu bildirdiği </text:span><text:span text:style-name="T5">“dünya siyaseti”</text:span><text:span text:style-name="T6">dir. Bediüzzaman eserlerinde bu gerçeği pek çok defa dile getirmiştir. Bediüzzaman'ın bu konudaki sözlerinden bazıları şöyledir:</text:span></text:p>
      <text:p text:style-name="P21"><text:span text:style-name="T5">Bir zaman, bu garazkârane </text:span><text:span text:style-name="T6">(maksatlı, kötü niyetli)</text:span><text:span text:style-name="T5"> tarafgirlik </text:span><text:span text:style-name="T6">(taraf tutma) </text:span><text:span text:style-name="T5">neticesi olarak gördüm ki; mütedeyyin </text:span><text:span text:style-name="T6">(dindar, dini emirlere ve yasaklara uyan)</text:span><text:span text:style-name="T5"> bir ehl-i ilim </text:span><text:span text:style-name="T6">(ilim ehli)</text:span><text:span text:style-name="T5">, fikr-i siyasisine muhalif </text:span><text:span text:style-name="T6">(siyaset fikrine karşı)</text:span><text:span text:style-name="T5"> bir âlim-i sâlihi </text:span><text:span text:style-name="T6">(samimi bir alimi) </text:span><text:span text:style-name="T5">tekfir derecesinde </text:span><text:span text:style-name="T6">(küfürle kafirlikle, itham etme derecesinde) </text:span><text:span text:style-name="T5">tezyif etti </text:span><text:span text:style-name="T6">(rahatsız etti)</text:span><text:span text:style-name="T5">. Ve kendi fikrinde olan bir münafığı, hürmetkârane methetti. İşte, </text:span><text:span text:style-name="T9">siyasetin bu fena neticelerinden ürktüm, eûzü billâhi mine’ş- şeytâni ve’s-siyâse</text:span><text:span text:style-name="T6"> (şeytandan ve siyasetten Allah’a sığınırım.) </text:span><text:span text:style-name="T9">dedim. O zamandan beri hayat-ı siyasiyeden </text:span><text:span text:style-name="T10">(siyaset hayatından) </text:span><text:span text:style-name="T9">çekildim</text:span><text:span text:style-name="T6">. (Mektubat, 22.Mektup, 4.Vecih, 4.Düstur, s.247)</text:span></text:p>
      <text:p text:style-name="P23"><text:span text:style-name="T6">Hem iman ve hakikat noktasında bu çeşit merakların büyük zararları var. </text:span><text:span text:style-name="T5">Çünki gaflet verecek ve dünyaya boğduracak ve hakikî vazife-i insaniyeti</text:span><text:span text:style-name="T6"> (insanın gerçek vazifesini) </text:span><text:span text:style-name="T5">ve âhireti unutturacak olan en geniş daire ise, siyaset dairesidir</text:span><text:span text:style-name="T6">. (Emirdağ Lahikası, s.46)<text:tab/></text:span></text:p>
      <text:p text:style-name="P21"><text:span text:style-name="T6">Bediüzzaman'ın burada </text:span><text:span text:style-name="T5">“</text:span><text:span text:style-name="T9">şeytandan ve siyasetten Allah’a sığınırım</text:span><text:span text:style-name="T5">”</text:span><text:span text:style-name="T6"> sözleriyle bahsettiği </text:span><text:span text:style-name="T5">“</text:span><text:span text:style-name="T9">Kuran dışı bir siyaset anlayışı</text:span><text:span text:style-name="T5">”</text:span><text:span text:style-name="T6">dır. Nitekim Allah’a sığındığını söylemesi bu gerçeği açıkça ortaya koymaktadır. </text:span></text:p>
      <text:p text:style-name="P21"><text:soft-page-break/><text:span text:style-name="T6">Bediüzzaman eserlerinde Hz. Mehdi'nin de bu anlamda bir siyaset ile ilgilenmeyeceğini bildirmektedir. Ancak Bediüzzaman </text:span><text:span text:style-name="T5">“... Ve </text:span><text:span text:style-name="T15">sİyaset alemİnde, dİyanet alemİnde, saltanat alemİnde, mücadele alemİnde</text:span><text:span text:style-name="T5"> çok dairede icraatları olduğu gibi...”</text:span><text:span text:style-name="T6"> (Şualar, s. 590) sözleriyle de, Hz. Mehdi'nin siyaset aleminde önemli görevler üstleneceğini belirtmektedir. Bediüzzaman'ın burada kullandığı siyaset kavramıyla kastettiği anlam, Bediüzzaman'ın kendisinin de Allah’a sığındığını belirttiği siyaset anlayışından çok farklıdır. Bediüzzaman Hz. Mehdi'nin, “Peygamberimiz (sav)'in halifesi” yani “Müslümanların manevi lideri” vasfını taşıyarak tüm dünya Müslümanları arasında İslam Birliği’ni kuracağını, Hıristiyan alemiyle ittifak oluşturacağını ve Hz. İsa ile birlikte, İslam ahlakını tüm dünyada hakim kılacağını belirtmiştir. Bediüzzaman'ın detaylı olarak açıkladığı Hz. Mehdi'nin üstleneceği tüm bu görevler, Hz. Mehdi'nin </text:span><text:span text:style-name="T5">“Peygamberimiz (sav)'in halifesi yani tüm dünya Müslümanlarının manevi lideri”</text:span><text:span text:style-name="T6"> vasfını taşıyacağını ve </text:span><text:span text:style-name="T5">“idareci”</text:span><text:span text:style-name="T6"> konumunda olacağını açıkça ortaya koymaktadır.</text:span></text:p>
      <text:p text:style-name="P21"><text:span text:style-name="T6">Ancak halife olması; yani Müslümanların manevi lideri sıfatını taşıması ayrı, siyaset ise ayrı bir konudur. Hz. Mehdi dünya siyasetiyle bizzat ilgilenmeyebilir ama </text:span><text:span text:style-name="T5">“Müslümanları ilgilendiren her konuda çözüm getirecek kişi olarak manevi liderleri Hz. Mehdi olacaktır”</text:span><text:span text:style-name="T6">. Hz. Mehdi'nin üstleneceği bu görevin ne şekilde adlandırıldığı önemli değildir. </text:span><text:span text:style-name="T5">“Hz. Mehdi'nin ilgileneceği siyaset, ‘</text:span><text:span text:style-name="T9">Kuran ahlakı içerisindeki siyaset</text:span><text:span text:style-name="T5">’ olacaktır”</text:span><text:span text:style-name="T6">. Önemli olan Hz. Mehdi'nin yerine getireceği bu vazifenin </text:span><text:span text:style-name="T5">“</text:span><text:span text:style-name="T9">Kuran’ın bir hükmü</text:span><text:span text:style-name="T5">”</text:span><text:span text:style-name="T6"> olmasıdır. </text:span><text:span text:style-name="T5">“Kuran ahlakına uygun siyaset”</text:span><text:span text:style-name="T6">in anlamı </text:span><text:span text:style-name="T5">“güzel ahlaklı, şefkatli, merhametli olmak, adaletli davranmak, müminler arasında birlik ve kardeşliği, barışı ve sosyal adaleti sağlamak, adaletsizliği gidermek, zenginlik ve refahı sağlamak”</text:span><text:span text:style-name="T6">tır. Kuran’da Hz. Mehdi'nin yerine getireceği bu görev </text:span><text:span text:style-name="T5">“</text:span><text:span text:style-name="T9">İslam ahlakının hakimiyeti</text:span><text:span text:style-name="T5">”</text:span><text:span text:style-name="T6"> olarak müjdelenmektedir:</text:span></text:p>
      <text:p text:style-name="P1"/>
      <text:p text:style-name="P1">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8"/>
      <text:p text:style-name="P21"><text:span text:style-name="T6">Hz. Mehdi de Kuran’ın bu hükmü gereği, tüm Müslümanların huzurunu, birlik ve beraberliğini sağlayacak, İslam ahlakının güzelliğini tüm dünyada yerleşik kılacaktır. Bediüzzaman'ın da siyaset ve saltanat kavramlarıyla kastettiği ana konu budur; </text:span><text:span text:style-name="T5">“Hz. Mehdi'nin tüm dünya Müslümanlarının liderliğini üstlenmesi ve Kuran'da belirtilen bu hükme uygun olarak İslam dünyasının menfaatleri yönünde faaliyetlerde bulunması”</text:span><text:span text:style-name="T6">dır. Tüm bunlar Kuran ahlakının ve Kuran ayetlerinin bir gereğidir. Bediüzzaman'ın </text:span><text:span text:style-name="T5">“o zatın ikinci vazifesi, şeriatı</text:span><text:span text:style-name="T6"> (Kuran ahlakının esaslarını ve Peygamberimiz (sav)'in sünnetini) </text:span><text:span text:style-name="T9">icra ve tatbik etmektir</text:span><text:span text:style-name="T5">”</text:span><text:span text:style-name="T6"> (Sikke-i Tasdik-i Gaybi, s. 9) sözleriyle belirttiği gibi, Hz. Mehdi de, Kuran ahlakının gerekliliklerini uyguladığında, İslam Birliği’nin oluşmaması, Hz. Mehdi'nin idareci vasfını taşımaması, yetki sahibi olmaması ya da lider konumunda olmaması söz konusu değildir. Zira tüm bunlar Allah’ın tüm Müslümanları yaşamakla yükümlü kıldığı hükümlerdir. Nitekim Bediüzzaman da Hz. Mehdi'nin bu vasıfları taşıyacağını </text:span><text:span text:style-name="T5">“</text:span><text:span text:style-name="T9">Hilafet i Muhammediye (A.S.M.)</text:span><text:span text:style-name="T5"> </text:span><text:span text:style-name="T6">(Peygamberimiz (sav)'in halifesi) </text:span><text:span text:style-name="T9">ünvanı ile şeair-i İslamiyeyi</text:span><text:span text:style-name="T5"> </text:span><text:span text:style-name="T6">(İslam ahlakının esaslarını)</text:span><text:span text:style-name="T5"> </text:span><text:span text:style-name="T9">ihya etmektir</text:span><text:span text:style-name="T5"> </text:span><text:span text:style-name="T6">(yeniden canlandırmaktır)</text:span><text:span text:style-name="T5">.”</text:span><text:span text:style-name="T6"> (Emirdağ Lahikası, s. 259) sözleriyle ifade etmektedir.</text:span></text:p>
      <text:p text:style-name="P21"><text:span text:style-name="T6">Bir ayette Allah Müslümanlara, içlerindeki </text:span><text:span text:style-name="T5">“emir sahiplerine”</text:span><text:span text:style-name="T6"> uymalarını şöyle bildirmektedir:</text:span></text:p>
      <text:p text:style-name="P1"><text:soft-page-break/></text:p>
      <text:p text:style-name="P1">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p>
      <text:p text:style-name="P8"/>
      <text:p text:style-name="P21"><text:span text:style-name="T6">Bu ayet gibi Kuran'da, Müslümanların, Allah’ın kendilerini dünyada ve ahirette kurtuluşa ulaştırması için göndermiş olduğu elçilere uymalarıyla ilgili çok fazla ayet yer almaktadır. İşte Bediüzzaman'ın, </text:span><text:span text:style-name="T5">“siyaset aleminde, diyanet aleminde, salatanat aleminde ve mücadele aleminde çok dairede icraatları olduğu gibi” </text:span><text:span text:style-name="T6">sözleriyle Hz. Mehdi için kastettiği siyaset anlayışı da budur. Bediüzzaman bu sözlerinde yer alan “siyaset ve saltanat” kavramlarıyla Hz. Mehdi'nin, Kuran’ın bu hükmünü ne şekilde yerine getireceğini açıklamaktadır. </text:span></text:p>
      <text:p text:style-name="P8">Nitekim risalelerdeki Hz. Mehdi'nin görevlerinin açıklandığı sözler dikkatlice incelendiğinde, Bediüzzaman'ın bu sözleriyle ne kastetmiş olduğu kolaylıkla anlaşılmakta; Hz. Mehdi'nin siyaset ve saltanat alanında pek çok görev üstleneceği açıkça görülmektedir. </text:p>
      <text:p text:style-name="P8"/>
      <text:p text:style-name="P42"/>
      <text:p text:style-name="P42">BEDİÜZZAMAN EMİRDAĞ LAHİKASI’NDAKİ YAYINLANMAMIŞ </text:p>
      <text:p text:style-name="P42">MEKTUBUNDA BAHSİ GEÇEN “DİNDAR İSEVİLER” SÖZLERİYLE </text:p>
      <text:p text:style-name="P42">KİMLERİ KASTETMEKTEDİR? </text:p>
      <text:p text:style-name="P3"/>
      <text:p text:style-name="P23"><text:span text:style-name="T5">“Gerçi hakikat noktasında ahir zamanda gelecek büyük </text:span><text:span text:style-name="T9">Hz. Mehdi siyaseti tam dindar İsevilere bırakıp yalnız İslamiyet hakikatlarını isbata, izhara </text:span><text:span text:style-name="T10">(açığa çıkarmaya, ortaya koymaya, göstermeye)</text:span><text:span text:style-name="T9">, icraya </text:span><text:span text:style-name="T10">(uygulamaya, tatbik etmeye, yerine getirmeye)</text:span><text:span text:style-name="T9"> çalışır</text:span><text:span text:style-name="T5">...”</text:span><text:span text:style-name="T6"> (Emirdağ Lahikası – 1)</text:span><text:span text:style-name="T5"><text:tab/></text:span></text:p>
      <text:p text:style-name="P21"><text:span text:style-name="T6">Bediüzzaman Emirdağ Lahikası’ndaki mektubunda Hz. Mehdi'nin </text:span><text:span text:style-name="T5">“siyaseti tam dindar İsevilere bırakacağını”</text:span><text:span text:style-name="T6"> ifade etmiştir. Bediüzzaman'ın bu sözlerinde </text:span><text:span text:style-name="T5">“dindar İseviler”</text:span><text:span text:style-name="T6"> sözleriyle kimleri kastettiğinin ortaya konulması, Hz. Mehdi'nin görevleri ile ilgili konunun en doğru şekilde anlaşılabilmesi açısından son derece önemlidir. Dikkat edilirse Bediüzzaman burada </text:span><text:span text:style-name="T5">“Müslümanlığa dönmüş İseviler”</text:span><text:span text:style-name="T6"> dememektedir. Demek ki bahsi geçen kişiler </text:span><text:span text:style-name="T5">“henüz Müslümanlığı kabul etmemiş Hıristiyanlar”</text:span><text:span text:style-name="T6">dır. Bu kişiler henüz Kuran’ı kabul etmemiş, İsevilikten dönerek Müslümanlığa tabi olmamış kişilerdir. Oysa ki Hz. İsa geldiğinde Kuran’a tabi olacak ve Müslüman olacaktır. Dolayısıyla İsevi değil, Muhammedi olacaktır. Ona bağlanan İseviler de, onun Müslüman olmasından dolayı, aynı şekilde Muhammedi olacaklardır. </text:span></text:p>
      <text:p text:style-name="P21"><text:span text:style-name="T6">Dolayısıyla Bediüzzaman'ın sözlerinden, burada </text:span><text:span text:style-name="T5">“bahsi geçen Hıristiyanların henüz Kuran’ın tebliğini kabul etmemiş ve Müslümanlığa dönmemiş kimseler oldukları”</text:span><text:span text:style-name="T6"> açıkça anlaşılmaktadır. Bediüzzaman'ın </text:span><text:span text:style-name="T5">“dindar İseviler”</text:span><text:span text:style-name="T6"> sözleriyle kastettiği </text:span><text:span text:style-name="T5">“İncil’e ve Hıristiyanlık dinine bağlı, dindar Hıristiyanlardır”</text:span><text:span text:style-name="T6">. </text:span></text:p>
      <text:p text:style-name="P21"><text:span text:style-name="T6">Bediüzzaman ahir zaman ile ilgili sözlerinde İseviler ile ilgili </text:span><text:span text:style-name="T5">“</text:span><text:span text:style-name="T9">iki aşama</text:span><text:span text:style-name="T5">”</text:span><text:span text:style-name="T6">dan bahsetmektedir. </text:span><text:span text:style-name="T5">“Bunlardan biri Hz. İsa gelmeden önceki, diğeri de Hz. İsa'nın ortaya çıkışından sonraki dönemdir”</text:span><text:span text:style-name="T6">. </text:span><text:span text:style-name="T9">Hz. İsa'nın ikinci kez yeryüzüne gelişinden önceki dönemde dindar İseviler ‘dünya siyaseti’ ile </text:span><text:soft-page-break/><text:span text:style-name="T9">ilgileneceklerdir</text:span><text:span text:style-name="T6">. Nitekim günümüzde de bu durum açıkça görülmektedir. Bediüzzaman da bu sözlerinde bu gerçeği dile getirmiştir. </text:span></text:p>
      <text:p text:style-name="P21"><text:span text:style-name="T6">Bunun yanı sıra önceki satırlarda bu konuya ilişkin olarak Hz. Mehdi'nin ilgileneceği siyasetin yalnızca, </text:span><text:span text:style-name="T5">“Kuran ahlakı içerisindeki bir siyaset”</text:span><text:span text:style-name="T6"> olacağı açıklanmıştı. </text:span><text:span text:style-name="T5">“İşte Hz. Mehdi'nin bu dönemde dindar İsevilere bıraktığı siyaset de ‘</text:span><text:span text:style-name="T9">Kuran dışı siyaset</text:span><text:span text:style-name="T5">’ olacaktır”</text:span><text:span text:style-name="T6">. Nitekim Hz. Mehdi'nin “Kuran’a uygun olmayan bir siyaseti” “Kuran’a tabi olmayan bir topluluğa” bırakması da çok normaldir. Demek ki İslam ahlakının hakim olmadığı bu dönemde güç ve imkanlar, Kuran’a tabi olmamış bu topluluk için müsait olacaktır.</text:span></text:p>
      <text:p text:style-name="P42"/>
      <text:p text:style-name="P42"/>
      <text:p text:style-name="P42">BEDİÜZZAMAN HZ. MEHDİ İÇİN KULLANDIĞI </text:p>
      <text:p text:style-name="P42">“ÇOK VAZİFELERİ VAR” SÖZLERİYLE </text:p>
      <text:p text:style-name="P42">NEYİ İFADE ETMEKTEDİR?</text:p>
      <text:p text:style-name="P8"/>
      <text:p text:style-name="P21"><text:span text:style-name="T6">Bediüzzaman Hz. Mehdi'nin görevlerini açıkladığı sözlerinde </text:span><text:span text:style-name="T5">“Büyük Mehdi'nin </text:span><text:span text:style-name="T15">çok vazİfelerİ var</text:span><text:span text:style-name="T5">...” </text:span><text:span text:style-name="T6">(Şualar, s. 590) şeklinde bildirmektedir. Bu sözlerinin devamında ise yine Hz. Mehdi için </text:span><text:span text:style-name="T5">“</text:span><text:span text:style-name="T15">çok daİrede İcraatlarI olduĞu gİbİ</text:span><text:span text:style-name="T5">...”</text:span><text:span text:style-name="T6"> ifadesini kullanmaktadır. </text:span></text:p>
      <text:p text:style-name="P21"><text:span text:style-name="T6">Bahsi geçen Emirdağ Lahikası’ndaki yayınlanmamış mektubunda ise Hz. Mehdi için</text:span><text:span text:style-name="T5">“... o zat-ı mübarek’in </text:span><text:span text:style-name="T6">(mübarek şahsın) </text:span><text:span text:style-name="T5">veyahut onun cemaat-i nuraniyesinin </text:span><text:span text:style-name="T6">(nurani cemaatinin)</text:span><text:span text:style-name="T5"> şahs-ı maneviyesinin </text:span><text:span text:style-name="T15">çok vazİfelerİnden</text:span><text:span text:style-name="T5"> en ehemmiyetli vazifesi olan hakaik-i imaniyenin </text:span><text:span text:style-name="T6">(iman hakikatlerinin)</text:span><text:span text:style-name="T5"> isbat ve neşrini </text:span><text:span text:style-name="T6">(yayılmasını)</text:span><text:span text:style-name="T5">...” </text:span><text:span text:style-name="T6">(Emirdağ Lahikası-1) sözlerine yer vermektedir. </text:span></text:p>
      <text:p text:style-name="P21"><text:span text:style-name="T6">Bediüzzaman'ın söz konusu mektubundaki sözlerine dayanılarak “Hz. Mehdi'nin siyaset ve saltanat alanlarındaki görevlerini dindar İsevilere bırakıp yalnızca birinci görevi olan iman hakikatlerine yönelik bir çalışma yapacağı” öne sürülmektedir. Ancak Bediüzzaman, yine bahsi geçen bu mektupta </text:span><text:span text:style-name="T12">“o zat-I mübarek”</text:span><text:span text:style-name="T6"> olarak bahsettiği Hz. Mehdi'nin </text:span><text:span text:style-name="T12">“çok vazİfelerİnden”</text:span><text:span text:style-name="T6"> söz etmektedir. </text:span></text:p>
      <text:p text:style-name="P1"/>
      <text:p text:style-name="P21"><text:span text:style-name="T5">1) Bediüzzaman'ın Emirdağ Lahikası’nda bahsettiği ve risalelerin diğer bölümlerinde de yer alan “</text:span><text:span text:style-name="T15">çok vazİfelerİ var</text:span><text:span text:style-name="T5">” sözleri ne anlama gelmektedir? </text:span></text:p>
      <text:p text:style-name="P21"><text:span text:style-name="T6">Bediüzzaman, Emirdağ Lahikası’ndaki mektubunda olduğu gibi, risalelerde yüzlerce sayfa boyunca Hz. Mehdi'nin </text:span><text:span text:style-name="T5">“çok vazifeleri olacağı”</text:span><text:span text:style-name="T6">, </text:span><text:span text:style-name="T5">“çok dairede icraatları olacağı”</text:span><text:span text:style-name="T6"> şeklinde açıklamalarda bulunmuş; </text:span><text:span text:style-name="T5">“Hz. Mehdi'nin birinci görevi”</text:span><text:span text:style-name="T6">, </text:span><text:span text:style-name="T5">“ikinci görevi”</text:span><text:span text:style-name="T6"> ve </text:span><text:span text:style-name="T5">“üçüncü görevi”</text:span><text:span text:style-name="T6"> olarak adlandırdığı pek çok sözüne yer vermiştir. Eğer Bediüzzaman </text:span><text:span text:style-name="T5">“çok vazifeleri var”</text:span><text:span text:style-name="T6"> diyorsa, bunun Hz. Mehdi'nin tek bir görevini ifade etmesi mümkün değildir. Demek ki </text:span><text:span text:style-name="T5">“Bediüzzaman'a göre </text:span><text:span text:style-name="T9">Hz. Mehdi'nin tek bir görevi yoktur; birden fazla görevi olacaktır</text:span><text:span text:style-name="T5">”</text:span><text:span text:style-name="T6">. </text:span></text:p>
      <text:p text:style-name="P1"/>
      <text:p text:style-name="P21"><text:span text:style-name="T5">2) Emirdağ Lahikası’na ait söz konusu mektubunda Bediüzzaman “en ehemmiyetli vazifesi olan hakaik-i imaniyenin </text:span><text:span text:style-name="T6">(iman hakikatlerinin)</text:span><text:span text:style-name="T5"> isbat ve neşri </text:span><text:span text:style-name="T6">(yayılması)</text:span><text:span text:style-name="T5">” </text:span><text:span text:style-name="T6">(Emirdağ Lahikası-I) </text:span><text:span text:style-name="T5">olduğunu belirtmektedir. Buradan birinci görevin ne olduğu anlaşılmaktadır.</text:span><text:span text:style-name="T6"> </text:span><text:span text:style-name="T5">Peki Hz. Mehdi'nin, Bediüzzaman'ın “çok vazifeleri” sözleriyle ifade ettiği diğer görevleri nelerdir?</text:span></text:p>
      <text:p text:style-name="P21"><text:soft-page-break/><text:span text:style-name="T6">Bediüzzaman bu sorunun cevaplarını risalelerde geniş ve ayrıntılı olarak izah etmiştir. Hz. Mehdi'nin </text:span><text:span text:style-name="T5">“</text:span><text:span text:style-name="T9">diyanet, siyaset, saltanat ve mücadele alemlerinde görevleri olduğunu</text:span><text:span text:style-name="T6">” açıklamıştır. İlerleyen satırlarda Hz. Mehdi'nin bu görevleri detaylı olarak anlatılacaktır.</text:span></text:p>
      <text:p text:style-name="P8">Bediüzzaman'ın risalelerde ele aldığı bir konuyu, sadece tek bir sözüyle değerlendirmek, yanlış yorumlara neden olabilir. Zira Bediüzzaman Risale-i Nur Külliyatı’nın çeşitli eserlerinde Mehdiyet konusuna yer vermiş, bu konularda birbirini tamamlayan önemli açıklamalarda bulunmuştur. Bu konuda da Bediüzzaman, Emirdağ Lahikası’na ait bu mektubundaki Hz. Mehdi'ye ilişkin açıklamalarını, risalalerin diğer bölümlerindeki izahlarıyla tamamlamaktadır. Bediüzzaman bu bölümlerde siyaset ve saltanat konularını çok geniş bir şekilde açıklamıştır.</text:p>
      <text:p text:style-name="P8">Dolayısıyla Bediüzzaman'ın bu mektubunda yer alan bu sözlerinin de, Bediüzzaman'ın risalelerde bu kadar uzun yer ayırdığı ve Peygamberimiz (sav)'in hadislerine dayanarak detaylı olarak anlattığı diğer sözlerinin ışığında değerlendirilmesi gerekmektedir. </text:p>
      <text:p text:style-name="P8"/>
      <text:p text:style-name="P8"/>
      <text:p text:style-name="P42">BEDİÜZZAMAN, HZ. MEHDİ’NİN </text:p>
      <text:p text:style-name="P42">GÖREVLERİNİ “ÜÇ AYRI DÖNEMDE” </text:p>
      <text:p text:style-name="P42">YERİNE GETİRECEĞİNİ AÇIKLAMIŞTIR</text:p>
      <text:p text:style-name="P3"/>
      <text:p text:style-name="P23"><text:span text:style-name="T5">Çok defa mektuplarımda işaret ettiğim gibi, </text:span><text:span text:style-name="T12">Mehdİ Al-i Resul’ün temsİl ettİĞİ kudsİ cemaatinin Şahs-I manevİsİnİn </text:span><text:span text:style-name="T15">üç vazİfesİ var</text:span><text:span text:style-name="T5">. Eğer çabuk kıyamet kopmazsa ve beşer (insanlar) bütün bütün yoldan çıkmazsa, o vazifeleri onun cemiyeti ve seyyidler (Peygamberimiz (sav)'in soyundan gelenler) cemaati yapacağını rahmet-i İlahiyyeden (Allah’ın rahmetinden) bekliyoruz. Ve </text:span><text:span text:style-name="T15">onun üç büyük vazİfesİ olacak</text:span><text:span text:style-name="T6">. (Emirdağ Lahikası, sf. 259)<text:tab/></text:span></text:p>
      <text:p text:style-name="P8"/>
      <text:p text:style-name="P27">1. safha</text:p>
      <text:p text:style-name="P8">Hz. Mehdi'nin birinci görevi olan iman hakikatlerini tebliğ ederek inkarcı felsefelerle mücadele ettiği dönem<text:tab/></text:p>
      <text:p text:style-name="P27"/>
      <text:p text:style-name="P27">2. safha</text:p>
      <text:p text:style-name="P8">Hz. Mehdi'nin siyaset ve saltanat alanlarındaki ikinci görevlerini yerine getirdiği dönem<text:tab/></text:p>
      <text:p text:style-name="P27"/>
      <text:p text:style-name="P27">3. safha</text:p>
      <text:p text:style-name="P9">Hz. İsa'nın ikinci kez yeryüzüne geldiği ve Hz. Mehdi ile birlikte İslam ahlakını tüm dünyaya hakim kıldıkları dönem<text:tab/></text:p>
      <text:p text:style-name="P8"/>
      <text:p text:style-name="P21"><text:span text:style-name="T6">Bediüzzaman eserlerinde Hz. Mehdi'nin yerine getireceği görevleri açıklarken, bunların belirli bir sıra içerisinde gerçekleşeceğini de belirtmiştir. Bediüzzaman'a göre Hz. Mehdi'nin bu görevlerini yerine getirmesi </text:span><text:span text:style-name="T5">“</text:span><text:span text:style-name="T15">üç ayrI safha</text:span><text:span text:style-name="T5">”</text:span><text:span text:style-name="T6">da gerçekleşecektir.</text:span></text:p>
      <text:p text:style-name="P8"/>
      <text:p text:style-name="P21"><text:soft-page-break/><text:span text:style-name="T15">Bİrİncİ safha:</text:span><text:span text:style-name="T6"> Hz. Mehdi görevine başladığı ilk yıllarda, Bediüzzaman'ın </text:span><text:span text:style-name="T5">“en ehemmiyetli vazifesi olan hakaik-i imaniyenin </text:span><text:span text:style-name="T6">(iman hakikatlerinin)</text:span><text:span text:style-name="T5"> isbat ve neşri </text:span><text:span text:style-name="T6">(yayılması)</text:span><text:span text:style-name="T5">” </text:span><text:span text:style-name="T6">(Emirdağ Lahikası-I) sözleriyle bahsettiği birinci vazifesini yerine getirecektir. Bu dönemde Hz. Mehdi siyaset ve saltanat alanlarında görev yapmayacak, bunu, henüz Kuran’a tabi olmamış olan dindar İsevilere bırakacaktır. Bediüzzaman'ın kullandığı </text:span><text:span text:style-name="T5">"neşr"</text:span><text:span text:style-name="T6"> kelimesinden anlaşıldığı üzere neşriyat yoluyla yani kitap, dergi, CD ve diğer kitle iletişim araçları yoluyla geniş kitlelere iman hakikatleri tebliği yapacaktır. </text:span></text:p>
      <text:p text:style-name="P21"><text:span text:style-name="T9">İKİNCİ SAFHA:</text:span><text:span text:style-name="T6"> Hz. Mehdi ikinci devrede ise siyaset ve saltanat alanlarındaki görevlerine geçecek; İslam Birliği’ni sağlayacak ve inkarcı felsefelere karşı Hıristiyanlarla ittifak sağlayacaktır. Bu dönemde Hz. Mehdi, “Peygamberimiz (sav)'in halifesi” yani “tüm Müslümanların manevi lideri” vasfıyla İslam aleminin başına geçecektir.</text:span></text:p>
      <text:p text:style-name="P21"><text:span text:style-name="T9">ÜÇÜNCÜ SAFHA:</text:span><text:span text:style-name="T6"> Bu üçüncü safhaya geçilen dönem ise, Hz. İsa'nın ikinci kez yeryüzüne gelişi ve Hz. Mehdi ile birleşmelerinin başlangıç yılları olacaktır. Bu dönem, Hz. Mehdi'nin Hz. İsa'yla birleşerek İslam ahlakını tüm dünyaya hakim kılacakları bir devre olacaktır.</text:span></text:p>
      <text:p text:style-name="P8"/>
      <text:p text:style-name="P8"/>
      <text:p text:style-name="P42">BEDİÜZZAMAN HZ. MEHDİ’NİN, </text:p>
      <text:p text:style-name="P42">BİRİNCİ GÖREVİNİ YAPARKEN SİYASETLE </text:p>
      <text:p text:style-name="P42">İLGİLENMEYECEĞİNİ NASIL AÇIKLAMIŞTIR?</text:p>
      <text:p text:style-name="P8"/>
      <text:p text:style-name="P8">Bediüzzaman Hz. Mehdi'nin, görevlerine başladığı birinci safhada vazifesine birinci görevi olan iman hakikatleri konusunu esas alarak başlayacağını; siyaset ve saltanat alanlarındaki görevlerini ise daha sonraki zamanlarda gerçekleştireceğini açıklamıştır. Bediüzzaman'ın bu konudaki sözleri şöyledir: </text:p>
      <text:p text:style-name="P21"><text:span text:style-name="T5">... Bu zamanda öyle fevkalade hakim cereyanlar </text:span><text:span text:style-name="T6">(fikir akımları)</text:span><text:span text:style-name="T5"> var ki, herşeyi kendi hesabına aldığı için, faraza </text:span><text:span text:style-name="T6">(farz edelim)</text:span><text:span text:style-name="T5"> </text:span><text:span text:style-name="T9">hakiki beklenilen ve bir asır sonra gelecek </text:span><text:span text:style-name="T15">o zat dahİ bu zamanda gelse</text:span><text:span text:style-name="T9">, harekâtını o cereyanlara kaptırmamak için</text:span><text:span text:style-name="T15"> sİyaset âlemİndekİ vazİyetten feragat edecek ve hedefİnİ deĞİŞtİrecek dİye tahmİn edİyorum</text:span><text:span text:style-name="T9">.</text:span><text:span text:style-name="T5"> </text:span></text:p>
      <text:p text:style-name="P23"><text:span text:style-name="T6">Hem üç mes'ele var: </text:span><text:span text:style-name="T5">Biri hayat, biri şeriat </text:span><text:span text:style-name="T6">(Kuran ahlakının esasları)</text:span><text:span text:style-name="T5">, biriimandır. Hakikat noktasında en mühimmi ve en a'zamı </text:span><text:span text:style-name="T6">(büyüğü)</text:span><text:span text:style-name="T5">, iman mes'elesidir. Fakat şimdiki umumun nazarında </text:span><text:span text:style-name="T6">(toplumun gözünde) </text:span><text:span text:style-name="T5">ve hal-i âlem ilcaatında </text:span><text:span text:style-name="T6">(dünyanın şu anki durumunda) </text:span><text:span text:style-name="T5">en mühim mes'ele, hayat ve şeriat </text:span><text:span text:style-name="T6">(İslam dininin esasları)</text:span><text:span text:style-name="T5"> göründüğünden </text:span><text:span text:style-name="T9">o zât şimdi olsa da, üç mes'eleyi birden umum rûy-i zeminde</text:span><text:span text:style-name="T10"> (yeryüzündeki genel durumda) </text:span><text:span text:style-name="T9">vaziyetlerini değiştirmek nev'-i beşerdeki cârî olan </text:span><text:span text:style-name="T10">(bütün insanlar için geçerli olan)</text:span><text:span text:style-name="T9"> âdetullaha muvafık </text:span><text:span text:style-name="T10">(uygun) </text:span><text:span text:style-name="T9">gelmediğinden</text:span><text:span text:style-name="T5">, </text:span><text:span text:style-name="T15">herhalde en a'zam </text:span><text:span text:style-name="T10">(büyük)</text:span><text:span text:style-name="T15"> mes'eleyİ esas yapIp, ötekİ mes'elelerİ esas yapmayacak</text:span><text:span text:style-name="T6">. Tâ ki iman hizmeti safvetini (saflığını, halisliğini, samimiyetini) umumun nazarında bozmasın ve avamın (ilmi ve bilgisi az olan kimselerin) çabuk iğfal olunabilen (aldatılabilen) akıllarında, o hizmet başka maksadlara âlet olmadığı tahakkuk etsin (anlaşılsın, delilleriyle ispat edilsin). (Kastamonu Lahikası, s. 57)<text:tab/></text:span></text:p>
      <text:p text:style-name="P21"><text:span text:style-name="T6">Bediüzzaman </text:span><text:span text:style-name="T5">“... harekâtını o cereyanlara kaptırmamak için siyaset âlemindeki vaziyetten </text:span><text:span text:style-name="T9">feragat edecek</text:span><text:span text:style-name="T5"> ve </text:span><text:span text:style-name="T9">hedefini değiştirecek</text:span><text:span text:style-name="T5"> diye tahmin ediyorum...” </text:span><text:span text:style-name="T6">sözleriyle Hz. Mehdi'nin görevine başladığı ilk zamanlarda siyaset ve saltanat alanlarındaki ikinci ve üçüncü vazifelerinden feragat ederek bunları bir sonraki safhaya bırakacağını tahmin ettiğini ifade etmiştir. Bediüzzaman bu ilk safhada, ortamın Hz. </text:span><text:soft-page-break/><text:span text:style-name="T6">Mehdi'nin siyaset ve saltanat alanlarındaki görevlerini gerçekleştirebilmesi için müsait olmadığını belirtmiştir. Ancak ikinci safhada ortam değişecek ve Hz. Mehdi'nin siyaset ve saltanat alanlarındaki ikinci ve üçüncü görevlerini yerine getirebilmesi için uygun hale gelecektir. </text:span></text:p>
      <text:p text:style-name="P21"><text:span text:style-name="T6">Bediüzzaman </text:span><text:span text:style-name="T5">“Herhalde </text:span><text:span text:style-name="T9">en azam meseleyi esas yapıp</text:span><text:span text:style-name="T5">, </text:span><text:span text:style-name="T9">öteki meseleleri esas yapmayacak</text:span><text:span text:style-name="T5">” </text:span><text:span text:style-name="T6">ifadesiyle ise, Hz. Mehdi'nin en önemli konu olan iman hakikatlerini anlatarak dinsizliğe karşı fikri bir mücadele yürütme görevini </text:span><text:span text:style-name="T5">“birinci sıraya alacağını”</text:span><text:span text:style-name="T6"> belirtmiştir.</text:span></text:p>
      <text:p text:style-name="P1"/>
      <text:p text:style-name="P21"><text:span text:style-name="T5"><text:s/>“</text:span><text:span text:style-name="T9">O zat dahi bu zamanda gelse</text:span><text:span text:style-name="T5">” </text:span><text:span text:style-name="T6">sözleriyle de, “</text:span><text:span text:style-name="T5">kendi yaşadığı dönemde Hz. Mehdi'nin siyaset, saltanat ve mücadele alemindeki görevlerinin yerine getirilebilmesinin mümkün olmadığını belirtmiş; Hz. Mehdi'nin bu vazifelerini yerine getirebilmesinin, bu şahsın ancak </text:span><text:span text:style-name="T15">ahİr zamanda gelmesİyle</text:span><text:span text:style-name="T5"> söz konusu olabileceğini” </text:span><text:span text:style-name="T6">bildirmiştir. Bediüzzaman'ın bu konuyu açıkladığı sözü şöyledir: </text:span></text:p>
      <text:p text:style-name="P23"><text:span text:style-name="T12">Hem bu üç vezaİf</text:span><text:span text:style-name="T6"> (görevin) </text:span><text:span text:style-name="T12">bİrden bİr ŞahIsta yahut bir cemaatte </text:span><text:span text:style-name="T15">bu zamanda</text:span><text:span text:style-name="T12"> bulunmasI ve mükemmel olmasI ve bİrbİrİnİ cerhetmemesİ</text:span><text:span text:style-name="T6"> (birbirine engel olmaması, zarar vermemesi), </text:span><text:span text:style-name="T15">pek uzak, âdeta kabİl</text:span><text:span text:style-name="T6"> (mümkün) </text:span><text:span text:style-name="T15">görülmüyor</text:span><text:span text:style-name="T6">, </text:span><text:span text:style-name="T15">âhİr zamanda</text:span><text:span text:style-name="T5"> Al-i Beyt-i Nebevî’nin </text:span><text:span text:style-name="T6">(Peygamberimiz (sav)'in soyunun) </text:span><text:span text:style-name="T5">cemaat-ı nuraniyesini </text:span><text:span text:style-name="T6">(nurani cemaatini) </text:span><text:span text:style-name="T5">temsil eden Mehdi'de ve cemaatindeki şahs-ı mânevîde </text:span><text:span text:style-name="T15">ancak</text:span><text:span text:style-name="T16"> </text:span><text:span text:style-name="T15">İçtİma edebİlİr</text:span><text:span text:style-name="T5"> </text:span><text:span text:style-name="T6">(biraraya gelebilir, toplanabilir). (Kastamonu Lahikası, s. 139) <text:tab/></text:span></text:p>
      <text:p text:style-name="P21"><text:span text:style-name="T6">Bediüzzaman burada Hz. Mehdi'nin siyaset ve saltanat alanlarındaki görevlerini yerine getirebilmesinin, bu şahsın </text:span><text:span text:style-name="T5">“</text:span><text:span text:style-name="T9">ANCAK AHİR ZAMANDA GELMESİYLE</text:span><text:span text:style-name="T5">”</text:span><text:span text:style-name="T6"> mümkün olabileceğini belirtmektedir. </text:span><text:span text:style-name="T5">“Yalnızca, sadece” </text:span><text:span text:style-name="T6">anlamlarındaki </text:span><text:span text:style-name="T5">“</text:span><text:span text:style-name="T9">ancak</text:span><text:span text:style-name="T5">” </text:span><text:span text:style-name="T6">kelimesi, bu konuya çok kesin olarak açıklık kazandırmaktadır. Demek ki Hz. Mehdi bu görevlerini yerine getirebilmek için Peygamberimiz (sav)'in hadislerinde bildirildiği gibi ahir zamanda gelecek ve bu dönemde şartların değişmesi ile birlikte, zaman içerisinde sırasıyla ikinci ve üçüncü görevlerini de yerine getirebilecektir. Zira o dönemde artık siyaset ile ilgilenmesinin bir mahsuru olmayacaktır.</text:span></text:p>
      <text:p text:style-name="P8">Bu konu soru cevap şeklinde açıklandığında, Bediüzzaman'ın kastettiği anlam daha iyi anlaşılabilecektir:</text:p>
      <text:p text:style-name="P1">1) Bediüzzaman'a göre Hz. Mehdi'nin, diğer görevleri zarar görmeden, siyaset ve saltanat alanlarındaki görevlerini yerine getirebilmesi için nasıl bir ortam oluşmalıdır?</text:p>
      <text:p text:style-name="P21"><text:span text:style-name="T6">Bu dönem</text:span><text:span text:style-name="T5"> “</text:span><text:span text:style-name="T9">ahir zaman</text:span><text:span text:style-name="T5">” </text:span><text:span text:style-name="T6">olmalıdır</text:span><text:span text:style-name="T5">. </text:span></text:p>
      <text:p text:style-name="P1">2) Hz. Mehdi'nin üç görevini birarada yerine getirebilmesi için ne gereklidir?</text:p>
      <text:p text:style-name="P21"><text:span text:style-name="T5">“</text:span><text:span text:style-name="T9">Hz. Mehdi'nin ahir zamanda gelmesi</text:span><text:span text:style-name="T5">” </text:span><text:span text:style-name="T6">gerekmektedir.</text:span></text:p>
      <text:p text:style-name="P1">3) Hz. Mehdi'nin siyaset ve saltanat alanlarındaki görevlerini gerçekleştirebilmesi ancak ne şekilde mümkün olabilecektir?</text:p>
      <text:p text:style-name="P21"><text:span text:style-name="T5">“</text:span><text:span text:style-name="T9">Ancak Hz. Mehdi'nin ahir zamanda gelmesiyle</text:span><text:span text:style-name="T5">” </text:span><text:span text:style-name="T6">mümkün olabilecektir.</text:span></text:p>
      <text:p text:style-name="P1">4) Bediüzzaman “ancak Mehdi’de ve cemaatindeki şahs-ı manevide içtima edebilir” sözleriyle ne ifade etmektedir?</text:p>
      <text:p text:style-name="P21"><text:span text:style-name="T6">Bediüzzaman bu sözleriyle </text:span><text:span text:style-name="T5">“</text:span><text:span text:style-name="T9">Hz. Mehdi ve cemaati dışında başka hiç kimsenin bu üç görevi aynı anda yerine getiremeyeceğini</text:span><text:span text:style-name="T5">”</text:span><text:span text:style-name="T6"> açıklamaktadır.</text:span></text:p>
      <text:p text:style-name="P8"/>
      <text:p text:style-name="P46"/>
      <text:p text:style-name="P46"><text:soft-page-break/>Bedİüzzaman “Hz. Mehdİ'nİn, sİyasetİ hangİ </text:p>
      <text:p text:style-name="P46">dönemde tam anlamIyla dİndar İsevİlere </text:p>
      <text:p text:style-name="P46">bIrakacaĞInI” söylemektedİr?</text:p>
      <text:p text:style-name="P8"/>
      <text:p text:style-name="P21"><text:span text:style-name="T6">Bediüzzaman'ın Emirdağ Lahikası’na ait, yayınlanmamış mektubunda bahsettiği </text:span><text:span text:style-name="T5">“Hz. Mehdi'nin siyaseti dindar İsevilere bıraktığı dönem; Hz. Mehdi'nin siyaset ve saltanatla ilgilenmediği, iman hakikatlerini neşr ile uğraştığı </text:span><text:span text:style-name="T15">bİrİncİ safha</text:span><text:span text:style-name="T5">”dır</text:span><text:span text:style-name="T6">. Bediüzzaman'a göre Hz. Mehdi bu devrede siyaseti tam olarak dindar İsevilere, yani henüz Müslüman olmamış Hıristiyanlara bırakacaktır. </text:span></text:p>
      <text:p text:style-name="P21"><text:span text:style-name="T6">Nitekim Bediüzzaman da sözlerinde </text:span><text:span text:style-name="T5">“Hz. Mehdi'nin siyaseti tam dindar İsevilere bıraktığı bu dönemde yalnız iman hakikatlerini </text:span><text:span text:style-name="T15">İspata</text:span><text:span text:style-name="T5">, </text:span><text:span text:style-name="T15">İzhara</text:span><text:span text:style-name="T5"> ve </text:span><text:span text:style-name="T15">İcraya </text:span><text:span text:style-name="T5">çalışmakla ilgileneceğini”</text:span><text:span text:style-name="T6"> bildirmektedir. Bediüzzaman'ın, Hz. Mehdi'nin bu dönemde, </text:span><text:span text:style-name="T9">“İslamiyetin esaslarını ispat, izhar ve icraya çalışacağını”</text:span><text:span text:style-name="T10"> söylemesi, bu dönemin Hz. Mehdi'nin birinci görevini yerine getirdiği </text:span><text:span text:style-name="T9">“’ilk dönem’</text:span><text:span text:style-name="T10"> olduğunu göstermektedir</text:span><text:span text:style-name="T6">. Zira </text:span><text:span text:style-name="T5">“</text:span><text:span text:style-name="T12">İspat</text:span><text:span text:style-name="T5">” </text:span><text:span text:style-name="T6">sözünün kelime anlamı </text:span><text:span text:style-name="T5">“doğruyu delil gööstererek meydana koymak, delil ve şahitle bir şeyin sıhhatini göstermek”</text:span><text:span text:style-name="T6">tir. </text:span><text:span text:style-name="T5">“</text:span><text:span text:style-name="T12">İzhar</text:span><text:span text:style-name="T5">”</text:span><text:span text:style-name="T6"> kelimesi ise </text:span><text:span text:style-name="T5">“açığa kavuşturma, ortaya koyma, gösterme”</text:span><text:span text:style-name="T6"> anlamına gelmektedir. Bediüzzaman'ın bu sözlerinden, Hz. Mehdi'nin siyaseti tam dindar İsevilere bıraktığı bu dönemde, birinci görevi olan iman hakikatlerini anlattığı, tebliğ aşamasını yerine getirdiği açıkça anlaşılmaktadır.</text:span></text:p>
      <text:p text:style-name="P8"/>
      <text:p text:style-name="P42"/>
      <text:p text:style-name="P42">BEDİÜZZAMAN “ÇOK VAZİFELERİ VAR” </text:p>
      <text:p text:style-name="P42">SÖZLERİYLE İFADE ETTİĞİ HZ. MEHDİ’NİN </text:p>
      <text:p text:style-name="P42">GÖREVLERİNİ NASIL AÇIKLAMIŞTIR?</text:p>
      <text:p text:style-name="P42"/>
      <text:p text:style-name="P42">HZ. MEHDİ’NİN BİRİNCİ GÖREVİ: </text:p>
      <text:p text:style-name="P21"><text:span text:style-name="T6">Bediüzzaman, ateist felsefelerin ahir zamanda tehlike oluşturacağını bildirmiş, özellikle Darwinist, materyalist felsefelerin ateizmle güç bulacaklarını ve Allah'ın varlığını inkar edecek tehlikeli bir çizgiye geleceklerini ifade etmiştir. Bu nedenle </text:span><text:span text:style-name="T5">“Hz. Mehdi’nin birinci vazifesinin, maddecilik fikri yani Allah’ı inkar üzerine kurulmuş materyalist, Darwinist ve ateist felsefelerle fikren mücadele etmek ve bu felsefelerin insanlar üzerindeki etkisini tam anlamıyla kaldırmak olacağını”</text:span><text:span text:style-name="T6"> belirtmiştir:</text:span></text:p>
      <text:p text:style-name="P23"><text:span text:style-name="T6">Birincisi: Fen ve felsefenin tasallutiyle (etkisiyle) ve maddiyun ve tabiiyyun taunu (materyalizm, Darwinizm ve ateizm hastalığı), beşer içine intişar etmesiyle (insanlar arasında yayılmasıyla, her şeyden evvel </text:span><text:span text:style-name="T5">felsefeyi ve maddiyun fikrini </text:span><text:span text:style-name="T6">(materyalizm, Darwinizm ve ateizm gibi Allah’ı inkar eden dinsiz akımları) </text:span><text:span text:style-name="T15">tam susturacak bİr tarzda</text:span><text:span text:style-name="T5"> imanı kurtarmaktır. Ehl-i imanı dalâletten muhafaza etmek </text:span><text:span text:style-name="T6">(iman edenleri sapkınlıktan korumak)... (Emirdağ Lahikası, 259) </text:span></text:p>
      <text:p text:style-name="P23"><text:span text:style-name="T5">Ümmetin beklediği, ahir zamanda gelecek zatın üç vazifesinden en mühimi ve en büyüğü ve en kıymetdarı</text:span><text:span text:style-name="T6"> (kıymetlisi) </text:span><text:span text:style-name="T5">olan</text:span><text:span text:style-name="T6"> </text:span><text:span text:style-name="T9">iman-ı tahkikiyi neşr</text:span><text:span text:style-name="T6"> (delillere dayalı imanı yaymak) </text:span><text:span text:style-name="T9">ve ehl-i imanı delaletten kurtarmak</text:span><text:span text:style-name="T6"> (iman edenleri sapkınlıktan korumak). (Sikke-i Tasdik-i Gaybi, s. 9) <text:tab/></text:span></text:p>
      <text:p text:style-name="P21"><text:span text:style-name="T6">Bediüzzaman eserleriyle büyük bir iman hizmeti vermiş pek çok insanın iman etmesine ve imanda derinleşmesine vesile olmuştur. Ancak Bediüzzaman'ın </text:span><text:span text:style-name="T12">“tam susturacak bİr tarzda”</text:span><text:span text:style-name="T6"> sözleriyle belirttiği </text:span><text:span text:style-name="T5">"</text:span><text:span text:style-name="T9">materyalizmi tüm dünyada, tam anlamıyla etkisiz hale getirme</text:span><text:span text:style-name="T5">" görevi Bediüzzaman </text:span><text:soft-page-break/><text:span text:style-name="T5">tarafından tam anlamıyla yapılmamış; dünya çapında insanların imanını kurtarma görevi Hz. Mehdi’ye verilmiştir</text:span><text:span text:style-name="T6">.</text:span></text:p>
      <text:p text:style-name="P8"><text:s/>Bilindiği gibi materyalizmin kuvvet bulması Bediüzzaman zamanında devam ettiği gibi, vefatından yani 1960 yıllarından sonra da günümüze kadar devam etmiştir. Televizyon ve radyo kanallarının gelişmesiyle, yazılı basının da desteğiyle etkisi giderek artmıştır. Yani Bediüzzaman'ın vefatından sonra da materyalizm propagandası artarak 21. yy'a kadar gelmiştir.</text:p>
      <text:p text:style-name="P21"><text:span text:style-name="T6">Dolayısıyla kendisinin de ifade ettiği gibi, Bediüzzaman'ın döneminde bu konuda tam bir sonuç elde edilememiştir. Bediüzzaman da </text:span><text:span text:style-name="T5">"tam susturacak tarzda"</text:span><text:span text:style-name="T6"> sözleriyle bu gerçeğe dikkat çekmiştir. Materyalizm, ateizm ve Darwinizm'in çöküşüyle birlikte insanların imanını kurtarma görevi dünya çapında Hz. Mehdi'ye verilmiştir. Bediüzzaman'ın bizzat başladığı, ancak bütünüyle sona ermeyen bu akımla fikri mücadele, Allah’ın izniyle Hz. Mehdi ile devam edecek ve sonuca ulaştırılacaktır.</text:span></text:p>
      <text:p text:style-name="P8"/>
      <text:p text:style-name="P8"/>
      <text:p text:style-name="P42">HZ. MEHDİ’NİN SİYASET VE SALTANAT </text:p>
      <text:p text:style-name="P42">ALANLARINDAKİ İKİNCİ VE ÜÇÜNCÜ GÖREVLERİ: </text:p>
      <text:p text:style-name="P8"/>
      <text:p text:style-name="P8">Bediüzzaman'ın, Hz. Mehdi'nin ikinci ve üçüncü görevlerinden bahsettiği sözlerinde Hz. Mehdi'nin, Diyanet Mehdisi olmasının yanında aynı zamanda Siyaset Mehdisi ve Saltanat Mehdisi olarak da üç görevi birarada yapacağı açıkça görülmektedir. Bediüzzaman'ın bu konuyu delilleriyle birlikte açıklayan sözlerinden bazıları şöyledir: </text:p>
      <text:p text:style-name="P23"><text:span text:style-name="T5">O zatın ikinci vazifesi, şeriatı </text:span><text:span text:style-name="T6">(Kuran ahlakının esaslarını ve Peygamberimiz (sav)'in sünnetini)</text:span><text:span text:style-name="T5"> </text:span><text:span text:style-name="T12">İcra ve tatbİk etmektİr</text:span><text:span text:style-name="T5"> </text:span><text:span text:style-name="T6">(uygulamak ve yerine getirmektir)</text:span><text:span text:style-name="T5">. </text:span><text:span text:style-name="T6">(Sikke-i Tasdik-i Gaybi, s. 9)<text:tab/></text:span></text:p>
      <text:p text:style-name="P8"/>
      <text:p text:style-name="P24"><text:span text:style-name="T5">1)<text:tab/></text:span><text:span text:style-name="T9">İCRA VE TATBİK ETMEK: </text:span></text:p>
      <text:p text:style-name="P21"><text:span text:style-name="T6">Bediüzzaman, Hz. Mehdi'nin ikinci vazifesinin, “İslam ahlak ve faziletini, Peygamberimiz (sav)'in gerçek sünnetlerini canlandırmak olduğunu” belirtmiştir. </text:span><text:span text:style-name="T5">“İCRA VE TATBİK ETMEK”</text:span><text:span text:style-name="T6">, </text:span><text:span text:style-name="T5">“uygulamak, yürürlüğe sokmak, yerine getirmek”</text:span><text:span text:style-name="T6"> demektir. Bediüzzaman da bu sözüyle Hz. Mehdi’nin, Kuran ahlakının gerekliliklerini ve esaslarını ve Peygamberimiz (sav)'in sünnetini tüm insanlar arasında uygulamaya koyacağını ve hayata geçireceğini belirtmektedir. Bu da, Hz. Mehdi'nin İslam birliğini oluşturması ve tüm Müslümanların manevi liderliğini üstlenmesiyle gerçekleştirilecektir. </text:span></text:p>
      <text:p text:style-name="P1">-Hz. Mehdi “icra ve tatbik etme” görevini nasıl yerine getirecektir?</text:p>
      <text:p text:style-name="P21"><text:span text:style-name="T6">Çok açıktır ki bunun için Hz. Mehdi'nin </text:span><text:span text:style-name="T5">“bu uygulamaları gerçekleştirebilecek bir “</text:span><text:span text:style-name="T9">yetki</text:span><text:span text:style-name="T5">ye” sahip olması” </text:span><text:span text:style-name="T6">gerekmektedir. Bu da </text:span><text:span text:style-name="T5">“Hz. Mehdi'nin siyaset ve saltanat alanında görev yapacağını, tüm Müslümanlara yönelik ‘</text:span><text:span text:style-name="T9">idareci bir vasfı</text:span><text:span text:style-name="T5">’ olacağını”</text:span><text:span text:style-name="T6"> açıkça ortaya koymaktadır.</text:span></text:p>
      <text:p text:style-name="P8"/>
      <text:p text:style-name="P23"><text:span text:style-name="T5">İkinci vazifesi: </text:span><text:span text:style-name="T15">Hİlafet-İ Muhammedİye</text:span><text:span text:style-name="T6"> (a.s.m.) </text:span><text:span text:style-name="T15">ünvanI İle</text:span><text:span text:style-name="T6"> (Peygamberimiz (sav)'in halifesi ünvanı ile) </text:span><text:span text:style-name="T5">şeair-i İslamiyeyi</text:span><text:span text:style-name="T6"> (İslam ahlakının esaslarını) </text:span><text:span text:style-name="T5">ihya etmektir</text:span><text:span text:style-name="T6"> (yeniden canlandırmaktır) </text:span><text:span text:style-name="T15">alem-İ İslam’In vahdetİnİ</text:span><text:span text:style-name="T6"> (İslam aleminin birliğini) </text:span><text:span text:style-name="T15">nokta-i İstİnad edİp</text:span><text:span text:style-name="T6"> (dayanak noktası yapıp) </text:span><text:span text:style-name="T5">beşeriyeti</text:span><text:span text:style-name="T6"> (insanlığı) </text:span><text:span text:style-name="T5">maddi ve mânevi tehlikelerden ve gadab-ı İlâhi'den</text:span><text:span text:style-name="T6"> (Allah'ın azabından) </text:span><text:soft-page-break/><text:span text:style-name="T5">kurtarmaktır. Bu vazifenin, nokta-i istinadı</text:span><text:span text:style-name="T6"> (dayanak noktası) </text:span><text:span text:style-name="T5">ve hadimleri </text:span><text:span text:style-name="T6">(hizmetkarları), </text:span><text:span text:style-name="T15">mİlyonlarla efradI</text:span><text:span text:style-name="T6"> (fertleri) </text:span><text:span text:style-name="T15">bulunan ordular</text:span><text:span text:style-name="T12"> </text:span><text:span text:style-name="T5">lazımdır</text:span><text:span text:style-name="T6">. (Emirdağ Lahikası, s. 259)<text:tab/></text:span></text:p>
      <text:p text:style-name="P28"/>
      <text:p text:style-name="P21"><text:span text:style-name="T15">2) hİlafet-İ Muhammedİye </text:span><text:span text:style-name="T10">(Peygamberimiz (sav)'in halifesi) </text:span><text:span text:style-name="T15">ünvanI İle: </text:span></text:p>
      <text:p text:style-name="P8">Hz. Mehdi, halihazırda çeşitli gruplar halinde dağınık olarak bulunan Müslümanları birleştirecek, İslam ahlak ve faziletini, Peygamberimiz (sav)'in gerçek sünnetlerini canlandıracaktır. İslam aleminin birliğini oluşturacak, bu vesileyle insanlığı maddi ve manevi tehlikelerden kurtaracak ve insanların Allah'ın rızasına uygun bir hayat yaşayarak Allah’ın azabından sakınmalarına vesile olacaktır. </text:p>
      <text:p text:style-name="P21"><text:span text:style-name="T6">Bediüzzaman Hz. Mehdi'nin bu ikinci görevini </text:span><text:span text:style-name="T5">“Peygamberimiz (sav)'in halifesi”</text:span><text:span text:style-name="T6"> yani “</text:span><text:span text:style-name="T5">Müslümanların manevi lideri”</text:span><text:span text:style-name="T6"> sıfatıyla yerine getireceğini belirtmiştir. Kuşkusuz ki </text:span><text:span text:style-name="T5">Hz. Mehdi'nin, "İslam toplumunun lideri vasfıyla” İslamiyet'i yeniden canlandırması, milyonları bulan bir topluluğun maddi ve manevi gücüyle hareket ederek tüm yeryüzünde İslam birliğini sağlaması" özellikleri, onun “</text:span><text:span text:style-name="T9">siyaset ve saltanat alanında yapacağı faaliyetleri”</text:span><text:span text:style-name="T5"> ifade etmektedir</text:span><text:span text:style-name="T6">.</text:span></text:p>
      <text:p text:style-name="P28"/>
      <text:p text:style-name="P21"><text:span text:style-name="T15">3) alem-İ İslam’In vahdetİnİ nokta-i İstİnad edİp </text:span><text:span text:style-name="T10">(İslam aleminin birliğini dayanak noktası yapıp)</text:span><text:span text:style-name="T15">:</text:span></text:p>
      <text:p text:style-name="P21"><text:span text:style-name="T6">Bediüzzaman Hz. Mehdi'nin, daha önce hiçbir müceddid tarafından yerine getirilmemiş olan görevlerinden birinin </text:span><text:span text:style-name="T5">"İslam Birliği’nin sağlanması"</text:span><text:span text:style-name="T6"> olduğunu bildirmektedir. Hz. Mehdi bu birliğin kurulmasına vesile olacak, milyonlarca Müslümanı biraraya getirecektir. İslam Birliği’nin sağlanması ve bu birliğin liderliği ünvanının taşınması Bediüzzaman'ın döneminde, ondan önceki müceddidlerin tarihinde ve günümüzde de henüz gerçekleşmiş olaylar değildir. Bediüzzaman da bu gerçeği vurgulamış, bu olayların Hz. Mehdi'nin tanınmasında en önemli alametlerden biri olacağını hatırlatmıştır. </text:span></text:p>
      <text:p text:style-name="P21"><text:span text:style-name="T6">Bediüzzaman'ın Hz. Mehdi'nin ikinci görevi hakkında vermiş olduğu bu bilgiler de yine </text:span><text:span text:style-name="T5">“Hz. Mehdi'nin ‘</text:span><text:span text:style-name="T9">idareci</text:span><text:span text:style-name="T5">’ konumda olacağını ve </text:span><text:span text:style-name="T9">siyaset alanında önemli görevler üstleneceğini</text:span><text:span text:style-name="T5">” </text:span><text:span text:style-name="T6">hiçbir tevile yer bırakmayacak bir şekilde açıklamaktadır. Zira Hz. Mehdi bu birliği sağlayan kişi olarak </text:span><text:span text:style-name="T5">“</text:span><text:span text:style-name="T9">lider</text:span><text:span text:style-name="T5">”</text:span><text:span text:style-name="T6"> vasfıyla İslam birliğinin başında bulunacaktır. </text:span></text:p>
      <text:p text:style-name="P8"/>
      <text:p text:style-name="P21"><text:span text:style-name="T15">4) mİlyonlarla efradI </text:span><text:span text:style-name="T10">(fertleri)</text:span><text:span text:style-name="T15"> </text:span></text:p>
      <text:p text:style-name="P28">bulunan ordular:</text:p>
      <text:p text:style-name="P21"><text:span text:style-name="T6">Bediüzzaman bu sözleriyle, Hz. Mehdi'nin bu birlikteliği sağlamasında, ona yardım edecek çok geniş bir kitlenin var olacağından söz etmektedir. Bediüzzaman, Hz. Mehdi'nin hizmetinde, Allah'ın varlığı ve birliği konusunu, iman hakikatlerini tüm insanlığa anlatacak, geniş kapsamlı bir iman hizmeti yürütecek olan ilim ve iman toplulukları olacağını bildirmiştir. Kuşkusuz sayıları milyonlarla ifade edilen böylesine geniş bir kitlenin yönlendirilmesi Hz. Mehdi'nin </text:span><text:span text:style-name="T5">“</text:span><text:span text:style-name="T9">yönetici vasfını</text:span><text:span text:style-name="T5">”</text:span><text:span text:style-name="T6"> taşıyacağını açıkça ortaya koymaktadır. </text:span></text:p>
      <text:p text:style-name="P23"><text:span text:style-name="T5">Birinci vazife, maddi kuvvetle değil, belki kuvvetli itikad</text:span><text:span text:style-name="T6"> (güçlü ve samimi bir iman) </text:span><text:span text:style-name="T5">ve ihlas </text:span><text:span text:style-name="T6">(yalnızca Allah'ın hoşnutluğunu gözetme)</text:span><text:span text:style-name="T5"> ve sadakatle olduğu halde, bu ikinci vazife, </text:span><text:span text:style-name="T9">GAYET BÜYÜK MADDİ BİR KUVVET VE HAKİMİYET</text:span><text:span text:style-name="T5"> lazım ki, o ikinci vazife tatbik edilebilsin </text:span><text:span text:style-name="T6">(yerine getirilebilsin). (Sikke-i Tasdik-i Gaybi, s. 9)<text:tab/></text:span></text:p>
      <text:p text:style-name="P8"/>
      <text:p text:style-name="P28"><text:soft-page-break/>5) gayet büyük maddİ </text:p>
      <text:p text:style-name="P28">bİr kuvvet ve hakİmİyet:</text:p>
      <text:p text:style-name="P21"><text:span text:style-name="T6">Bediüzzaman, Hz. Mehdi'nin ikinci görevinin ancak </text:span><text:span text:style-name="T5">"büyük bir maddi kuvvet ve hakimiyetle"</text:span><text:span text:style-name="T6"> gerçekleştirilebileceğini belirtmiştir. Hz. Mehdi'nin bu vazifesini dünya çapında gerçekleştireceğini hatırlatarak, </text:span><text:span text:style-name="T5">“Hz. Mehdi'nin sahip olacağı maddi kuvvet ve hâkimiyetin de çok büyük boyutlarda olacağına” </text:span><text:span text:style-name="T6">dikkat çekmiştir. </text:span></text:p>
      <text:p text:style-name="P1">-Hz. Mehdi'nin büyük bir kuvvet ve hakimiyete sahip olması neyi ifade etmektedir?</text:p>
      <text:p text:style-name="P21"><text:span text:style-name="T5">“Kuvvet ve hakimiyet” </text:span><text:span text:style-name="T6">kavramları </text:span><text:span text:style-name="T5">“</text:span><text:span text:style-name="T9">çok büyük bir yetki ve iktidarın varlığını</text:span><text:span text:style-name="T5">”</text:span><text:span text:style-name="T6"> ifade etmektedir. Hz. Mehdi'nin böylesine büyük bir yetki gücüne sahip olması, </text:span><text:span text:style-name="T5">“</text:span><text:span text:style-name="T9">lider vasfıyla yönetici</text:span><text:span text:style-name="T10"> </text:span><text:span text:style-name="T9">konumunda olacağını</text:span><text:span text:style-name="T5">”</text:span><text:span text:style-name="T6"> açıkça ortaya koymaktadır.</text:span></text:p>
      <text:p text:style-name="P21"><text:span text:style-name="T6">Peygamberimiz (sav)'in döneminden bu yana böyle bir güç ve hakimiyet sağlanamamıştır. Bediüzzaman böylesine geniş çaplı bir maddi güç ve hakimiyetin Hz. Mehdi döneminde yaşanacağını belirterek, Hz. Mehdi'nin siyaset ve saltanat alanında gerçekleştireceği görevlerin ehemmiyetini açıkça ifade etmektedir.</text:span><text:span text:style-name="T5"> </text:span></text:p>
      <text:p text:style-name="P23"><text:span text:style-name="T5">O ZATIN üçüncü vazifesi, </text:span><text:span text:style-name="T9">HİLAFET-İ İSLAMİYE'Yİ</text:span><text:span text:style-name="T5"> </text:span><text:span text:style-name="T6">(İslam halifeliğini)</text:span><text:span text:style-name="T5"> </text:span><text:span text:style-name="T9">İTTİHAD-I İSLAM'A BİNA EDEREK</text:span><text:span text:style-name="T5"> </text:span><text:span text:style-name="T6">(İslam birliği üzerine kurarak),</text:span><text:span text:style-name="T5"> </text:span><text:span text:style-name="T9">İSEVİ RUHANİLERİYLE</text:span><text:span text:style-name="T5"> </text:span><text:span text:style-name="T6">(dindar Hıristiyanlarla ve Hıristiyan alimleriyle)</text:span><text:span text:style-name="T5"> </text:span><text:span text:style-name="T9">İTTİFAK EDİP</text:span><text:span text:style-name="T5"> </text:span><text:span text:style-name="T6">(iş birliği ve dayanışma içerisine girerek) </text:span><text:span text:style-name="T9">DİN-İ İSLAM'A</text:span><text:span text:style-name="T5"> </text:span><text:span text:style-name="T6">(İslam dinine)</text:span><text:span text:style-name="T5"> </text:span><text:span text:style-name="T9">HİZMET ETMEKTİR</text:span><text:span text:style-name="T5">. Bu vazife, </text:span><text:span text:style-name="T9">PEK BÜYÜK BİR SALTANAT ve KUVVET</text:span><text:span text:style-name="T5"> ve milyonlar fedakarlarla </text:span><text:span text:style-name="T6">(milyonların fedakarane katılımlarıyla) </text:span><text:span text:style-name="T5">tatbik edilebilir </text:span><text:span text:style-name="T6">(yerine getirilebilir). (Sikke-i Tasdik-i Gaybi, s. 9)<text:tab/></text:span></text:p>
      <text:p text:style-name="P1"/>
      <text:p text:style-name="P21"><text:span text:style-name="T15">6) hİlafet-İ İslamİye’yİ </text:span><text:span text:style-name="T10">(İslam’ın halifeliğini)</text:span><text:span text:style-name="T15">:</text:span></text:p>
      <text:p text:style-name="P8">Bediüzzaman, Hz. Mehdi'nin bir başka görevinin de İslam toplumunu birleştirmek ve Hıristiyan alemiyle ittifak etmek olduğunu bildirmiştir. Hz. Mehdi'nin bu görevini, iman sahiplerinin, Peygamberimiz (sav)’in soyundan gelen fedakar seyyidlerin ve diğer tüm Müslümanların desteğiyle gerçekleştireceğini bildirmiştir.</text:p>
      <text:p text:style-name="P21"><text:span text:style-name="T6">Bediüzzaman bu sözüyle </text:span><text:span text:style-name="T5">“Hz. Mehdi'nin dünya çapında tüm Müslümanların manevi liderliğini üstleneceğini”</text:span><text:span text:style-name="T6"> bir kez daha belirterek, </text:span><text:span text:style-name="T5">“Hz. Mehdi'nin siyaset ve saltanat alanlarında görevlerini”</text:span><text:span text:style-name="T6"> açıklamıştır. </text:span></text:p>
      <text:p text:style-name="P8">Bediüzzaman'ın Hz. Mehdi ile ilgili izahlarında defalarca tekrarladığı Hz. Mehdi'nin bu özelliğini görmezden gelerek, yalnızca iman hakikatleri yönünde faaliyet yaparak, siyaset ve saltanat alanlarında bir görev üstlenmeyeceğini iddia edebilmek hiçbir şekilde söz konusu değildir. Bediüzzaman çok açık delillerle Hz. Mehdi'nin bu alanlarda çeşitli faaliyetlerde bulunacağını açıklamış ve tüm bunların Hz. Mehdi'nin tanınmasında en önemli alametlerden olacağını belirtmiştir.</text:p>
      <text:p text:style-name="P28"/>
      <text:p text:style-name="P21"><text:span text:style-name="T15">7) İttİhad-I İslam’a </text:span><text:span text:style-name="T10">(İslam birliğine)</text:span><text:span text:style-name="T15"> </text:span></text:p>
      <text:p text:style-name="P28">bİna ederek:</text:p>
      <text:p text:style-name="P21"><text:span text:style-name="T6">Bediüzzaman, Hz. Mehdi'nin </text:span><text:span text:style-name="T5">“siyaset, saltanat ve mücadele alanlarında”</text:span><text:span text:style-name="T6"> yapacağı faaliyetlerden birinin İslam Birliği’ni oluşturmak olduğunu belirtmiştir. Bediüzzaman Hz. Mehdi'nin bu göreviyle, onun </text:span><text:span text:style-name="T5">“</text:span><text:span text:style-name="T9">idareci</text:span><text:span text:style-name="T5">” </text:span><text:span text:style-name="T6">konumunda olacağını ve </text:span><text:span text:style-name="T5">“</text:span><text:span text:style-name="T9">Müslümanların manevi liderliğini</text:span><text:span text:style-name="T5">” </text:span><text:span text:style-name="T6">üstleneceğini ifade etmektedir. </text:span></text:p>
      <text:p text:style-name="P8"/>
      <text:p text:style-name="P21"><text:soft-page-break/><text:span text:style-name="T15">8) İsevİ ruhanİlerİyle </text:span><text:span text:style-name="T10">(dindar Hıristiyanlarla ve Hıristiyan alimleriyle)</text:span><text:span text:style-name="T9"> </text:span><text:span text:style-name="T15">İttİfak edİp </text:span><text:span text:style-name="T10">(işbirliği ve dayanışma içerisine girerek) </text:span><text:span text:style-name="T15">dİn-İ İslam’a</text:span><text:span text:style-name="T10"> (İslam dinine) </text:span><text:span text:style-name="T15">hİzmet etmektİr</text:span><text:span text:style-name="T9">:</text:span></text:p>
      <text:p text:style-name="P21"><text:span text:style-name="T6">Bediüzzaman, Hz. Mehdi'nin İslam toplumunu birleştirip Hıristiyan önderleriyle, İslam ve Hıristiyanlığın ortak cephesi olan "materyalizm ve dinsizliğe" karşı ittifak edeceğini ve bu yolla İslam dinine hizmet edeceğini bildirmektedir. Bediüzzaman, </text:span><text:span text:style-name="T5">“Hz. Mehdi'nin tüm Müslümanların manevi lideri vasfıyla”</text:span><text:span text:style-name="T6"> Hıristiyanlarla kuracağı bu ittifakı anlatarak Hz. Mehdi'nin </text:span><text:span text:style-name="T5">“siyaset alanında”</text:span><text:span text:style-name="T6"> yürüteceği faaliyetler hakkında bilgi vermektedir. Bediüzzaman tüm bu açıklamalarıyla, Hz. Mehdi'nin yalnızca iman hakikatleri yönünde bir görevi olmayacağını, aksine tüm dünyaya barış ve huzur getirecek çok geniş çaplı hizmetlerde bulunacağını ortaya koymaktadır.</text:span></text:p>
      <text:p text:style-name="P28"/>
      <text:p text:style-name="P28">9) pek büyük bİr saltanat ve kuvvet:</text:p>
      <text:p text:style-name="P21"><text:span text:style-name="T6">Bediüzzaman, İslam birliği ile Müslüman ve Hıristiyan dünyasının ittifakı gibi büyük bir olayın ancak üç şartın oluşmasıyla gerçekleşebileceğine dikkat çekmiştir. Bediüzzaman </text:span><text:span text:style-name="T5">“PEK BÜYÜK BİR SALTANAT VE KUVVET”</text:span><text:span text:style-name="T6"> sözleriyle bu şartlardan ikisini açıklamaktadır.</text:span></text:p>
      <text:p text:style-name="P21"><text:span text:style-name="T5">“Saltanat”</text:span><text:span text:style-name="T6"> kavramı, güç ve yetki ifade eden bir kelimedir. </text:span><text:span text:style-name="T5">“Kuvvet”</text:span><text:span text:style-name="T6"> kavramı ise </text:span><text:span text:style-name="T5">"istediği şeyi icra edebilme gücü yani yetki"</text:span><text:span text:style-name="T6">yi tanımlamaktadır. Bediüzzaman Hz. Mehdi'nin İslam birliğini oluşturup bu birliğin liderliğini üstleneceğini ve </text:span><text:span text:style-name="T5">"</text:span><text:span text:style-name="T9">pek büyük bir kuvvet ve yetkiye sahip olacağını</text:span><text:span text:style-name="T5">"</text:span><text:span text:style-name="T6"> bildirmiştir. Bediüzzaman'ın </text:span><text:span text:style-name="T5">"PEK BÜYÜK" </text:span><text:span text:style-name="T6">sözleri, Hz. Mehdi'nin sahip olacağı bu kuvvetin ve saltanatın çapının büyüklüğünü ifade etmektedir. </text:span></text:p>
      <text:p text:style-name="P8">Bediüzzaman, Hz. Mehdi'nin ikinci görevinde olduğu gibi, üçüncü görevini de yine çok büyük bir saltanat ve kuvvet ile gerçekleştireceğini belirtmiştir. Hz. Mehdi'nin İslam birliği ve Hıristiyan alemi arasında sağlayacağı ittifak dünya çapında bir hizmet olacak; bu vazifenin gerektirdiği güç ve saltanat da aynı şekilde dünya çapında çok büyük bir hakimiyetle gerçekleştirilecektir. </text:p>
      <text:p text:style-name="P21"><text:span text:style-name="T6">Bediüzzaman'ın Hz. Mehdi'nin üçüncü görevi hakkında sayfalar boyunca yapmış olduğu bu açıklamalar, </text:span><text:span text:style-name="T5">“Hz. Mehdi'nin sadece Diyanet Mehdisi olarak hizmet etmeyeceğini, </text:span><text:span text:style-name="T9">hem siyaset hem de saltanat alanında dünya çapında çok büyük görevler üstleneceğini</text:span><text:span text:style-name="T5">”</text:span><text:span text:style-name="T6"> ortaya koymaktadır.</text:span></text:p>
      <text:p text:style-name="P23"><text:span text:style-name="T5">Üçüncü Vazifesi: ... o zat, bütün ehl-i imanın </text:span><text:span text:style-name="T6">(iman edenlerin) </text:span><text:span text:style-name="T5">mânevi yardımlarıyla ve </text:span><text:span text:style-name="T15">İttİhad-I İslâm’In muavenetİyle</text:span><text:span text:style-name="T5"> </text:span><text:span text:style-name="T6">(İslam birliğinin yardımlaşmasıyla) </text:span><text:span text:style-name="T5">ve bütün ulema ve evliyanın </text:span><text:span text:style-name="T6">(alimlerin ve velilerin) </text:span><text:span text:style-name="T5">ve bilhassa Al-i Beyt’in neslinden </text:span><text:span text:style-name="T6">(Peygamberimiz (sav)'in soyundan) </text:span><text:span text:style-name="T5">her asırda kuvvetli ve kesretli </text:span><text:span text:style-name="T6">(çok sayıda) </text:span><text:span text:style-name="T5">bulunan milyonlar fedakâr seyyidlerin iltihaklarıyla </text:span><text:span text:style-name="T6">(peygamber soyundan gelen fedakar kimselerin katılımıyla) </text:span><text:span text:style-name="T5">o vazife-i uzmâyı </text:span><text:span text:style-name="T6">(büyük görevi) </text:span><text:span text:style-name="T5">yapmaya çalışır. </text:span><text:span text:style-name="T6">(Emirdağ Lahikası, s. 260) </text:span></text:p>
      <text:p text:style-name="P28"/>
      <text:p text:style-name="P21"><text:span text:style-name="T15">10) İttİhad-I İslam’In muavenetİyle </text:span><text:span text:style-name="T10">(İslam birliğinin yardımlaşmasıyla)</text:span><text:span text:style-name="T15">:</text:span></text:p>
      <text:p text:style-name="P21"><text:span text:style-name="T6">Bediüzzaman burada bir kez daha Hz. Mehdi'nin İslam birliğini oluşturacağından bahsetmiştir. Ancak hiç kuşkusuz ki önceki satırlarda da açıklandığı gibi, Hz. Mehdi bu birliğin başında tüm </text:span><text:span text:style-name="T5">“</text:span><text:span text:style-name="T9">Müslümanların manevi lideri</text:span><text:span text:style-name="T5">”</text:span><text:span text:style-name="T6"> olarak bizzat bulunacaktır. Bediüzzaman verdiği bu bilgilerde </text:span><text:span text:style-name="T5">“siyaset aleminde görevleri olmasıyla ne kastedildiğini ve Hz. Mehdi'nin bu alanda nasıl bir faaliyet yürüteceğini”</text:span><text:span text:style-name="T6"> açıkça ifade etmektedir.</text:span></text:p>
      <text:p text:style-name="P23"><text:soft-page-break/><text:span text:style-name="T5">Birinci vazife, o iki vazifeden üç-dört derece daha ziyade kıymetdardır </text:span><text:span text:style-name="T6">(değerlidir),</text:span><text:span text:style-name="T5"> fakat o ikinci, üçüncü vazifeler </text:span><text:span text:style-name="T15">pek parlak ve çok genİŞ bİr daİrede</text:span><text:span text:style-name="T5"> </text:span><text:span text:style-name="T6">(alanda) </text:span><text:span text:style-name="T15">ve Şa’ŞalI</text:span><text:span text:style-name="T5"> </text:span><text:span text:style-name="T6">(gösterişli)</text:span><text:span text:style-name="T5"> </text:span><text:span text:style-name="T15">bİr tarzda</text:span><text:span text:style-name="T5"> olduğundan umumun ve avamın nazarında </text:span><text:span text:style-name="T6">(genelin ve halkın gözünde)</text:span><text:span text:style-name="T5"> daha ehemmiyetli </text:span><text:span text:style-name="T6">(önemli)</text:span><text:span text:style-name="T5"> görünüyorlar. </text:span><text:span text:style-name="T6">(Sikke-i Tasdik-i Gaybi, s. 9)<text:tab/></text:span></text:p>
      <text:p text:style-name="P8"/>
      <text:p text:style-name="P21"><text:span text:style-name="T15">11) o İkİncİ, üçüncü vazİfeler pek parlak ve çok genİŞ bİr daİrede </text:span><text:span text:style-name="T10">(alanda) </text:span><text:span text:style-name="T15">ve Şa’ŞalI </text:span><text:span text:style-name="T10">(gösterişli) </text:span><text:span text:style-name="T15">bİr tarzda olduĞundan:</text:span></text:p>
      <text:p text:style-name="P21"><text:span text:style-name="T6">Bediüzzaman bu sözleriyle Hz. Mehdi'nin ikinci ve üçüncü görevlerinin </text:span><text:span text:style-name="T5">“çok geniş kitleleri ve coğrafyaları kapsayan gösterişli, görkemli ve geniş yankılar uyandıran icraatlar olduğunu”</text:span><text:span text:style-name="T6"> belirtmektedir. Nitekim, İslam Birliğini kurmak, tüm Müslümanların liderliğini üstlenmek, Hıristiyanlarla ittifak ve dayanışma içine girmek ve sonucunda İslam ahlakını yeryüzüne hakim kılmak, dünya tarihinin belki de en büyük ve en görkemli olaylarından olacaktır. Bediüzzaman tüm bu açıklamalarıyla, “</text:span><text:span text:style-name="T5">Hz. Mehdi'nin yerine getireceği hizmetlerin yalnızca birinci görevi olan iman hakikatleriyle sınırlı olmayacağını, ‘</text:span><text:span text:style-name="T9">Müslümanların manevi lideri</text:span><text:span text:style-name="T5">’ olarak dünya çapında çok büyük hizmetler vereceğini” </text:span><text:span text:style-name="T6">ortaya koymaktadır. </text:span></text:p>
      <text:p text:style-name="P23"><text:span text:style-name="T6">... </text:span><text:span text:style-name="T9">Hazret-i Mehdi’nin, o vazifesini bizzat kendisi görmeğe vakit ve hal müsaade edemez</text:span><text:span text:style-name="T5">. </text:span><text:span text:style-name="T9">Çünkü </text:span><text:span text:style-name="T15">hİlâfet-İ Muhammedİye (ASM) </text:span><text:span text:style-name="T10">(Peygamberimiz (sav)'in halifeliği)</text:span><text:span text:style-name="T9"> </text:span><text:span text:style-name="T15">cİhetİndekİ </text:span><text:span text:style-name="T10">(yönündeki) </text:span><text:span text:style-name="T15">saltanatI, onun İle İŞtİgale </text:span><text:span text:style-name="T10">(ilgilenmeye) </text:span><text:span text:style-name="T15">vakİt bIrakmIyor</text:span><text:span text:style-name="T6">. </text:span><text:span text:style-name="T5">Herhalde o vazifeyi ondan evvel bir taife </text:span><text:span text:style-name="T6">(topluluk) </text:span><text:span text:style-name="T5">bir cihette </text:span><text:span text:style-name="T6">(yönüyle) </text:span><text:span text:style-name="T5">görecek. O zat, o taifenin </text:span><text:span text:style-name="T6">(topluluğun) </text:span><text:span text:style-name="T5">uzun tedkikatı ile </text:span><text:span text:style-name="T6">(incelemelerle) </text:span><text:span text:style-name="T5">yazdıkları eseri kendine hazır bir program yapacak, onun ile o birinci vazifeyi tam yapmış olacak</text:span><text:span text:style-name="T6">... (Emirdağ Lahikası, s. 259)<text:tab/></text:span></text:p>
      <text:p text:style-name="P28"/>
      <text:p text:style-name="P21"><text:span text:style-name="T15">12) hİlâfet-İ Muhammedİye (ASM) </text:span><text:span text:style-name="T10">(Peygamberimiz (sav)'in halifeliği)</text:span><text:span text:style-name="T9"> </text:span><text:span text:style-name="T15">cİhetİndekİ </text:span><text:span text:style-name="T10">(yönündeki) </text:span><text:span text:style-name="T15">saltanatI, onun İle İŞtİgale </text:span><text:span text:style-name="T10">(ilgilenmeye) </text:span><text:span text:style-name="T15">vakİt bIrakmIyor:</text:span></text:p>
      <text:p text:style-name="P21"><text:span text:style-name="T6">Bediüzzaman Hz. Mehdi'nin çalışmalarından önce, Hz. Mehdi'nin birinci vazifesi olan iman hakikatlerini yayma ve materyalizmi fikren yıkma yönünde kullanacağı ilmi malzemeleri hazırlayacak olan bir topluluk olacağından bahsetmektedir. Bediüzzaman “</text:span><text:span text:style-name="T5">bir cihette</text:span><text:span text:style-name="T6">” yani </text:span><text:span text:style-name="T5">“bir yönüyle” </text:span><text:span text:style-name="T6">sözleriyle ise bu ilmi topluluğun, materyalizmi fikren etkisiz hale getirilmesi çalışmalarını yalnızca bir açıdan yürüteceklerini, dolayısıyla </text:span><text:span text:style-name="T5">“Hz. Mehdi'nin de kendisine program yaparak bu topluluğun çalışmalarından bu yönüyle faydalanacağını”</text:span><text:span text:style-name="T6"> belirtmektedir. Önceki sayfalarda da belirtildiği gibi, materyalist felsefenin </text:span><text:span text:style-name="T5">“tam anlamıyla etkisiz hale getirilmesi”</text:span><text:span text:style-name="T6"> ise ancak Hz. Mehdi'nin yerine getireceği hizmetler neticesinde gerçekleştirilecektir.</text:span></text:p>
      <text:p text:style-name="P25"><text:span text:style-name="T6">Bediüzzaman Hz. Mehdi için burada </text:span><text:span text:style-name="T5">“o vazifesini bizzat kendisi görmeğe vakit ve hal müsaade edemez”</text:span><text:span text:style-name="T6"> sözlerini kullanmıştır. Bunun nedeninin ise, </text:span><text:span text:style-name="T5">“Hz. Mehdi'nin dünya çapında tüm ‘</text:span><text:span text:style-name="T9">Müslümanların manevi lideri</text:span><text:span text:style-name="T5">’ olarak ‘</text:span><text:span text:style-name="T9">siyaset ve saltanat alanında gerçekleştireceği büyük görevleri</text:span><text:span text:style-name="T5">’ nedeniyle vakti olmaması olduğunu</text:span><text:span text:style-name="T6">” belirtmiştir.</text:span></text:p>
      <text:p text:style-name="P25"><text:span text:style-name="T6">Bediüzzaman'ın bu açıklamaları </text:span><text:span text:style-name="T5">“Hz. Mehdi'nin tüm dünya Müslümanlarının manevi lideri olarak siyaset ve saltanat alanlarında dünya çapında pek çok hizmette bulunacağını”</text:span><text:span text:style-name="T6"> açıkça ortaya koymaktadır. </text:span></text:p>
      <text:p text:style-name="P23"><text:soft-page-break/><text:span text:style-name="T6">... Ahir zamanda </text:span><text:span text:style-name="T5">şeriat-i Muhammediyeyi</text:span><text:span text:style-name="T6"> (Peygamberimiz (sav)'in yolunu, Kuran ahlakını) </text:span><text:span text:style-name="T5">ve hakikat-i Furkaniyeyi</text:span><text:span text:style-name="T6"> (Kuran ahlakının esaslarını, hakikatlerini) </text:span><text:span text:style-name="T5">ve sünnet-i Ahmediyeyi</text:span><text:span text:style-name="T6"> (ASM) (Peygamberimiz (sav)'in sünnetini) </text:span><text:span text:style-name="T15">İhya İle </text:span><text:span text:style-name="T10">(yeniden canlandırma ile)</text:span><text:span text:style-name="T15">, İlan ve İcra İle </text:span><text:span text:style-name="T10">(herkese duyurarak ve uygulayarak)</text:span><text:span text:style-name="T6">, </text:span><text:span text:style-name="T15">baŞkumandanlarI olan "Büyük Mehdİ"nİn kemal-İ adaletİnİ </text:span><text:span text:style-name="T10">(yüce adaletini)</text:span><text:span text:style-name="T15"> ve hakkanİyetİnİ </text:span><text:span text:style-name="T10">(haktan ve doğruluktan ayrılmayışını, doğruluğunu)</text:span><text:span text:style-name="T5"> dünyaya göstermeleri gayet makul olmakla beraber</text:span><text:span text:style-name="T6">, </text:span><text:span text:style-name="T5">gayet lazım ve zaruri ve hayat-i içtimaiye-i insaniyedeki düsturların </text:span><text:span text:style-name="T6">(cemiyet hayatına ait kuralların) </text:span><text:span text:style-name="T5">muktezasıdır</text:span><text:span text:style-name="T6"> (gereğidir)...” (Şualar, s. 456) <text:tab/></text:span></text:p>
      <text:p text:style-name="P28"/>
      <text:p text:style-name="P21"><text:span text:style-name="T15">13) ŞERİAT-I MUHAMMEDİYE’Yİ </text:span><text:span text:style-name="T16">(A.S.M.) </text:span><text:span text:style-name="T10">(Peygamberimiz (sav)'in yolunu, Kuran ahlakını)</text:span><text:span text:style-name="T15"> VE HAKİKAT-İ FURKANİYEYİ </text:span><text:span text:style-name="T10">(Kuran ahlakının esaslarını, hakikatlerini)</text:span><text:span text:style-name="T9"> </text:span><text:span text:style-name="T15">VE SÜNNETİ AHMEDİYEYİ </text:span><text:span text:style-name="T16">(A.S.M.)</text:span><text:span text:style-name="T15"> </text:span><text:span text:style-name="T10">(Peygamberimiz (sav)'in sünnetini)</text:span><text:span text:style-name="T15"> İhya İle </text:span><text:span text:style-name="T10">(yeniden canlandırma ile)</text:span><text:span text:style-name="T15">, İlan ve İcra İle </text:span><text:span text:style-name="T10">(herkese duyurarak ve uygulayarak)</text:span><text:span text:style-name="T15">:</text:span></text:p>
      <text:p text:style-name="P25"><text:span text:style-name="T6">Bediüzzaman bu sözlerinde Hz. Mehdi’nin siyaset ve saltanat alanında izleyeceği yolu anlatmakta, ikinci ve üçüncü görevlerini yerine getirirken kullanacağı yöntemleri açıklamaktadır. Bediüzzaman’ın burada kullandığı </text:span><text:span text:style-name="T5">“İHYA”</text:span><text:span text:style-name="T6"> kelimesinin anlamı, </text:span><text:span text:style-name="T5">“YENİDEN CANLANDIRMA”</text:span><text:span text:style-name="T6">dır. Bediüzzaman'ın da belirttiği gibi, Hz. Mehdi ahir zamanda Kuran’dan uzaklaşmış olan insanların yeniden Kuran ahlakına ve Peygamberimiz (sav)'in sünnetine göre yaşamalarına vesile olacaktır. </text:span></text:p>
      <text:p text:style-name="P25"><text:span text:style-name="T5"><text:s/>“İLAN”</text:span><text:span text:style-name="T6"> kelimesinin anlamı ise, </text:span><text:span text:style-name="T5">“HERKESE DUYURMA”</text:span><text:span text:style-name="T6">dır. Bediüzzaman'ın açıklamalarına göre Hz. Mehdi, Kuran’ın hakikatlerini ve Kuran ahlakını herkesin görebileceği, ulaşabileceği şekilde duyuracaktır. Kitle iletişim araçlarını ve teknolojiyi çok iyi kullanacağı anlaşılan Hz. Mehdi, İslam gerçeklerini çok çeşitli ve hikmetli yöntemler kullanarak tüm dünyaya açıkça gösterecek ve ilan edecektir. </text:span></text:p>
      <text:p text:style-name="P25"><text:span text:style-name="T5">“İCRA”</text:span><text:span text:style-name="T6"> kelimesinin anlamı da, </text:span><text:span text:style-name="T5">“UYGULAMA”</text:span><text:span text:style-name="T6">dır. Bediüzzaman bu sözleriyle de Hz. Mehdi'nin, Kuran ahlakını tüm dünyada hakim edeceğini ve tüm toplumlarda yaşanır hale getireceğini belirtmektedir.</text:span></text:p>
      <text:p text:style-name="P4">-Hz. Mehdi'nin “ihya, ilan ve icra etme” vasıfları neyi ifade etmektedir?</text:p>
      <text:p text:style-name="P25"><text:span text:style-name="T6">Bediüzzaman'ın burada kullandığı </text:span><text:span text:style-name="T5">“ihya, ilan ve icra ile” </text:span><text:span text:style-name="T6">sözleri, bir kez daha Hz. Mehdi'nin </text:span><text:span text:style-name="T5">“</text:span><text:span text:style-name="T9">idareci vasfını</text:span><text:span text:style-name="T5">” </text:span><text:span text:style-name="T6">ifade etmektedir. Bediüzzaman Hz. Mehdi'nin, tüm dünyanın şahit olacağı şekilde çok geniş çaplı faaliyetlerde bulunacağını ve bunları gerçekleştirirken </text:span><text:span text:style-name="T5">“</text:span><text:span text:style-name="T9">büyük bir yetki</text:span><text:span text:style-name="T5">”</text:span><text:span text:style-name="T6"> ve </text:span><text:span text:style-name="T5">“</text:span><text:span text:style-name="T9">yönetim gücü</text:span><text:span text:style-name="T5">”</text:span><text:span text:style-name="T6">ne sahip olacağını ifade etmektedir.</text:span></text:p>
      <text:p text:style-name="P28"/>
      <text:p text:style-name="P21"><text:span text:style-name="T15">14) baŞkumandanlarI olan ‘büyük mehdİ’nİn kemal-İ adaletİnİ </text:span><text:span text:style-name="T10">(yüce adaletini)</text:span><text:span text:style-name="T15"> ve hakkanİyetİnİ </text:span><text:span text:style-name="T10">(haktan ve doğruluktan ayrılmayışını, doğruluğunu) </text:span><text:span text:style-name="T15">dünyaya göstermelerİ:</text:span></text:p>
      <text:p text:style-name="P21"><text:span text:style-name="T6">Bediüzzaman, Peygamberimiz (sav)'in hadislerinde de bildirildiği gibi, Hz. Mehdi'nin İslam ahlakını tüm dünyaya hakim kılmasıyla birlikte yeryüzünde görülmemiş bir adalet, huzur ve barış ortamının yaşanacağını belirtmektedir. Hz. Mehdi'nin bu yüce adaletine ve hakkaniyetine tüm dünya şahit olacaktır. Bediüzzaman, Hz. Mehdi'nin dünya çapında gerçekleştireceği bu görevi </text:span><text:span text:style-name="T5">“başkumandanlık”</text:span><text:span text:style-name="T6"> sıfatıyla gerçekleştireceğini ifade etmiştir. Bediüzzaman bu sözleriyle Hz. Mehdi'nin </text:span><text:span text:style-name="T5">“</text:span><text:span text:style-name="T9">tüm dünya Müslümanlarının liderliğini</text:span><text:span text:style-name="T5">”</text:span><text:span text:style-name="T6"> üstleneceğini bir kez daha açıklamaktadır. Bu konuda sorulacak birkaç soruya verilecek cevaplar, Hz. Mehdi'nin bu özelliğinin çok açık bir şekilde anlaşılmasını sağlayacaktır:</text:span></text:p>
      <text:p text:style-name="P1"><text:soft-page-break/>-Hz. Mehdi'nin “başkumandanlık” sıfatını taşıması ne anlama gelmektedir?</text:p>
      <text:p text:style-name="P21"><text:span text:style-name="T6">Bediüzzaman Hz. Mehdi'nin bu sıfatını hatırlatarak, Hz. Mehdi'nin tüm dünya Müslümanları üzerinde </text:span><text:span text:style-name="T5">“</text:span><text:span text:style-name="T9">yönetici</text:span><text:span text:style-name="T5">” </text:span><text:span text:style-name="T6">konumunda olacağını bir kez daha açıkça ifade etmektedir.</text:span></text:p>
      <text:p text:style-name="P1">-Hz. Mehdi'nin tüm dünyaya kemal-i adaletini ve hakkaniyetini göstermesi nasıl gerçekleşecektir?</text:p>
      <text:p text:style-name="P21"><text:span text:style-name="T6">Yüce bir adalet anlayışının ve haktan ayrılmayışın tüm dünyaya gösterilmesi ancak </text:span><text:span text:style-name="T5">“</text:span><text:span text:style-name="T9">dünya çapında bir idare gücüyle</text:span><text:span text:style-name="T5">”</text:span><text:span text:style-name="T6"> söz konusu olabilir. Tüm insanların Hz. Mehdi'nin adalet anlayışına şahit olmaları, Hz. Mehdi'nin </text:span><text:span text:style-name="T5">“</text:span><text:span text:style-name="T9">adalet sağlayabilecek yetkilere sahip bir konumda olacağını</text:span><text:span text:style-name="T5">”</text:span><text:span text:style-name="T6"> göstermektedir.</text:span></text:p>
      <text:p text:style-name="P8"/>
      <text:p text:style-name="P8"/>
      <text:p text:style-name="P44"/>
      <text:p text:style-name="P47">HZ. İSA YERYÜZÜNE İKİNCİ KEZ GELDİĞİNDE, </text:p>
      <text:p text:style-name="P42">TÜM MÜSLÜMAN VE HIRİSTİYAN ALEMİNİN MANEVİ </text:p>
      <text:p text:style-name="P42">LİDERi HZ. MEHDİ OLACAKTIR</text:p>
      <text:p text:style-name="P8"/>
      <text:p text:style-name="P21"><text:span text:style-name="T6">Hz. İsa'nın ikinci kez yeryüzüne gelişi, yukarıda açıklandığı gibi Hz. Mehdi'nin görevlerini yerine getirdiği </text:span><text:span text:style-name="T9">“</text:span><text:span text:style-name="T15">üçüncü safha</text:span><text:span text:style-name="T9">”</text:span><text:span text:style-name="T6">da gerçekleşecektir. Bu dönemde Hz. Mehdi, Peygamberimiz (sav)'in halifesi yani İslam aleminin manevi lideri sıfatıyla dünya çapındaki tüm Müslümanlar arasında İslam Birliği'ni sağlamış olacak ve lider konumunda olacaktır. Aynı dönemde iki ayrı şahsın Peygamberimiz (sav)'in halifesi yani Müslümanların manevi lideri vasfını taşıması ise söz konusu değildir. Nitekim Hz. İsa geldiğinde, Hz. Mehdi'nin bu durumunda bir değişiklik olmayacak, Hz. İsa da Hz. Mehdi'ye yardımcı olacaktır. </text:span></text:p>
      <text:p text:style-name="P21"><text:span text:style-name="T6">Peygamberimiz (sav)'in hadislerinde bu durum açıkça ifade edilmiş; Hz. Mehdi ve Hz. İsa'nın birlikte namaz kılacakları ve Hz. İsa'nın </text:span><text:span text:style-name="T5">“imamlık sana verilmiştir”</text:span><text:span text:style-name="T6"> diyerek Hz. Mehdi'yi imamlığa bizzat kendisinin geçireceği bildirilmiştir. Bu hadislerden bazıları şöyledir:</text:span></text:p>
      <text:p text:style-name="P21"><text:span text:style-name="T5">İmamları salih bir insan olan Mehdi olduğu halde, Beytü’l Makdis’e sığınırlar. Orada imamları kendilerine sabah namazını kıldırmak için öne geçtiği bir sırada, bir de bakarlar ki, Meryem oğlu İsa sabah vaktinde inmiştir. Mehdi, Hz. İsa'yı öne geçirmek için arkaya çekilir. </text:span><text:span text:style-name="T15">Hz. İsa onun omuzlarIna elİnİ koyar ve ona der kİ, "Geç öne namazI kIldIr. Zİra kamet</text:span><text:span text:style-name="T9"> </text:span><text:span text:style-name="T10">(namaza başlama işareti)</text:span><text:span text:style-name="T9"> </text:span><text:span text:style-name="T15">senİn İçİn getİrİlmİŞtİr</text:span><text:span text:style-name="T9">."</text:span><text:span text:style-name="T6"> (Ebu Rafi'den rivayet edilmiştir; İmam Şarani, Ölüm, Kıyamet, Ahiret ve Ahir Zaman Alametleri, Bedir Yayınevi, s. 495-496)</text:span></text:p>
      <text:p text:style-name="P21"><text:span text:style-name="T6">... </text:span><text:span text:style-name="T5">Nihayet Meryem oğlu İsa Müslümanların emiri</text:span><text:span text:style-name="T6"> (Hz. Mehdi) </text:span><text:span text:style-name="T5">ona: Gel bize namaz kıldır, der. Bunun üzerine </text:span><text:span text:style-name="T9">İsa: Hayır, Allah’ın bu ümmete bir ikramı olarak sizin bir kısmınız diğer bir kısım üzerine emirlersiniz</text:span><text:span text:style-name="T5">, der.</text:span><text:span text:style-name="T6"> (Sahih-i Müslim, c. 1, s. 209)</text:span></text:p>
      <text:p text:style-name="P8">Peygamberimiz (sav)'in bu hadisleri son derece anlaşılırdır. Açıktır ki Allah’ın takdiri gereği Hz. İsa, Hz. Mehdi de bir eftaliyet yani üstünlük görmekte ve ona tabi olmaktadır. Bu durum, Peygamberimiz (sav)'in hadislerinde önemle vurgulanmıştır. Bediüzzaman da eserlerinde bu konuyu açıklamış; yeryüzüne ikinci kez gelişinde Hz. İsa’nın Hz. Mehdi'ye tabi olacağını ifade etmiştir:</text:p>
      <text:p text:style-name="P23"><text:span text:style-name="T5">... Hattâ "Hazret-i İsa Aleyhisselâm gelir. Hazret-i Mehdi'ye namazda iktida eder </text:span><text:span text:style-name="T6">(uyar)</text:span><text:span text:style-name="T5">, tâbi' olur." diye rivayeti, bu ittifaka </text:span><text:span text:style-name="T6">(birleşmeye)</text:span><text:span text:style-name="T5"> ve hakikat-i Kur'aniyenin metbuiyetine </text:span><text:span text:style-name="T6">(Kur'an hakikatlerine uyulmasına, tabi olunmasına)</text:span><text:span text:style-name="T5"> ve hâkimiyetine işaret eder. </text:span><text:span text:style-name="T6">(Şualar, s. 587)<text:tab/></text:span></text:p>
      <text:p text:style-name="P21"><text:span text:style-name="T6">Bediüzzaman bu sözlerinde Peygamberimiz (sav)'in bahsi geçen hadisinde anlatılanların açıklamasını yapmıştır. Hz. İsa'nın namazda imamlığı Hz. Mehdi'ye vermesinin, </text:span><text:span text:style-name="T5">“Hz. Mehdi'nin üçüncü görevi gereği Hıristiyan dünyasıyla yapacağı ittifakın, Hıristiyan dünyasının Müslümanlığa dönmesi ve Kuran’a tabi olmasıyla sonuçlanacağını”</text:span><text:span text:style-name="T6"> açıklamıştır. </text:span></text:p>
      <text:p text:style-name="P21"><text:span text:style-name="T6">Bediüzzaman'ın yaptığı açıklamalara göre </text:span><text:span text:style-name="T5">“bu ittifak sırasında Hz. Mehdi İslam aleminin, Hz. İsa da Müslümanlığa dönmüş olan Hıristiyan aleminin manevi lideri olacaktır. Ama Hıristiyanlığın Kuran’a tabi olmasından dolayı, Peygamberimiz (sav)'in halifesi yani tüm Müslümanların manevi liderliği vasfını Hz. Mehdi taşıyacaktır</text:span><text:span text:style-name="T6">. </text:span><text:span text:style-name="T5">Dolayısıyla “</text:span><text:span text:style-name="T9">Hz. Mehdi, bu dönemde “hem Müslüman aleminin hem de Müslüman olmuş Hıristiyan dünyasının manevi lideri olacaktır</text:span><text:span text:style-name="T5">”</text:span><text:span text:style-name="T6">. </text:span></text:p>
      <text:p text:style-name="P42"/>
      <text:p text:style-name="P44"><text:soft-page-break/></text:p>
      <text:p text:style-name="P47">BEDİÜZZAMAN KENDİ YAŞADIĞI DÖNEMDE, </text:p>
      <text:p text:style-name="P42">HZ. MEHDİ’NİN ÜÇ GÖREVİNİN BİRARADA </text:p>
      <text:p text:style-name="P42">YERİNE GETİRİLMESİNİN MÜMKÜN </text:p>
      <text:p text:style-name="P42">OLMADIĞINI BELİRTMİŞTİR </text:p>
      <text:p text:style-name="P8"/>
      <text:p text:style-name="P21"><text:span text:style-name="T6">Bediüzzaman'ın yukarıda ele alınan sözleri, Hz. Mehdi'nin, siyaset ve saltanat alanında yerine getireceği çok büyük ve önemli faaliyetler olduğunu delilleriyle birlikte ispat etmektedir. Hz. Mehdi'yi, önceki müceddidlerden ayıracak ve insanlara tanıtacak en önemli alametlerden biri, </text:span><text:span text:style-name="T5">“</text:span><text:span text:style-name="T9">Hz. Mehdi'nin bu görevlerin tümünü birarada gerçekleştirmesi</text:span><text:span text:style-name="T5">”</text:span><text:span text:style-name="T6"> olacaktır. Peygamberimiz (sav)'in hadislerinde ve Bediüzzaman'ın eserlerinde tüm bunlar delilleriyle birlikte çok detaylı olarak açıklanmıştır. </text:span></text:p>
      <text:p text:style-name="P8">Bediüzzaman eserlerinde Hz. Mehdi'nin üç büyük görevinin kendi yaşadığı dönemde henüz gerçekleştirilmediğini ve hatta o dönemde ne bir şahıs ne de şahsı manevi olarak bir topluluk tarafından bu görevlerin yerine getirilmesinin mümkün olmadığını belirtmiştir. Bediüzzaman bu konuyu şöyle açıklamıştır:</text:p>
      <text:p text:style-name="P23"><text:span text:style-name="T12">Hem bu üç vezaİf</text:span><text:span text:style-name="T6"> (görevin) </text:span><text:span text:style-name="T12">bİrden bİr ŞahIsta yahut bİr cemaatte </text:span><text:span text:style-name="T15">bu zamanda</text:span><text:span text:style-name="T12"> bulunmasI ve mükemmel olmasI ve bİrbİrİnİ cerhetmemesİ</text:span><text:span text:style-name="T6"> (birbirine engel olmaması, zarar vermemesi), </text:span><text:span text:style-name="T15">pek uzak, âdeta kabİl</text:span><text:span text:style-name="T6"> (mümkün) </text:span><text:span text:style-name="T15">görülmüyor</text:span><text:span text:style-name="T6">, </text:span><text:span text:style-name="T5">âhir zamanda Al-i Beyt-i Nebevî’nin </text:span><text:span text:style-name="T6">(Peygamberimiz (sav)'in soyunun) </text:span><text:span text:style-name="T5">cemaat-ı nuraniyesini </text:span><text:span text:style-name="T6">(nurani cemaatini) </text:span><text:span text:style-name="T5">temsil eden Mehdi'de ve cemaatindeki şahs-ı mânevîde ancak</text:span><text:span text:style-name="T6"> </text:span><text:span text:style-name="T5">içtima' edebilir </text:span><text:span text:style-name="T6">(biraraya gelebilir, toplanabilir). (Kastamonu Lahikası, s. 139) <text:tab/></text:span></text:p>
      <text:p text:style-name="P21"><text:span text:style-name="T6">Bediüzzaman </text:span><text:span text:style-name="T5">“BU ZAMANDA”</text:span><text:span text:style-name="T6"> sözleriyle kendi yaşadığı dönemden bahsetmektedir. Ve kendi zamanında, Hz. Mehdi'nin yerine getireceği üç görevi tek bir şahsın aynı anda yerine getirmesinin ve bu üç vazifenin birbirini engellememesinin mümkün olmadığını söylemektedir. Bediüzzaman bu kanaatinin ne kadar güçlü olduğunu </text:span><text:span text:style-name="T5">“PEK UZAK”</text:span><text:span text:style-name="T6"> ve </text:span><text:span text:style-name="T5">“ADETA KABİL (MÜMKÜN) GÖRÜNMÜYOR”</text:span><text:span text:style-name="T6"> sözleriyle açıkça belirtmiştir. Bu da, Bediüzzaman'ın yaşadığı dönemde Hz. Mehdi'nin henüz gelmemiş olduğunu gösteren önemli bir delildir. Bediüzzaman'ın yaşadığı dönemde, üç görevin birden yerine getirilmesine imkan olmamıştır. Bediüzzaman ancak kendisinden bir asır sonra gelecek Büyük Mehdi'nin bu görevleri birarada yerine getirebileceğini bildirmektedir (Kastamonu Lahikası, s. 57). </text:span></text:p>
      <text:p text:style-name="P42"/>
      <text:p text:style-name="P42"/>
      <text:p text:style-name="P42">BEDİÜZZAMAN, “DİYANET, SALTANAT </text:p>
      <text:p text:style-name="P42">VE SİYASET ALANLARINDAKİ GÖREVLERİ </text:p>
      <text:p text:style-name="P42">BİRARADA YERİNE GETİREMEDİKLERİ İÇİN” </text:p>
      <text:p text:style-name="P42">ÖNCEKİ MÜCEDDİDLERİN AHİR ZAMANIN </text:p>
      <text:p text:style-name="P42">BÜYÜK MEHDİSİ OLAMADIKLARINI BELİRTMİŞTİR</text:p>
      <text:p text:style-name="P8"/>
      <text:p text:style-name="P8">Bediüzzaman sözlerinde pek çok kez, ne önceki yüzyıllarda gelen müceddidler zamanında ne de kendi yaşadığı dönemde, Hz. Mehdi'nin üç görevinin birarada yerine getirilemediğini ve bunu ancak Hz. Mehdi'nin gerçekleştirebileceğini belirtmiştir. Bediüzzaman'ın bu konuyu açıklayan sözlerinden biri şöyledir:</text:p>
      <text:p text:style-name="P23"><text:soft-page-break/><text:span text:style-name="T5">Gerçi her asırda hidayet edici, bir nevi Hz. Mehdi ve müceddid geliyor ve gelmiş. Fakat </text:span><text:span text:style-name="T15">her bİrİ üç vazİfelerden bİrİnİ bİr cİhette</text:span><text:span text:style-name="T5"> </text:span><text:span text:style-name="T6">(açıdan</text:span><text:span text:style-name="T13">)</text:span><text:span text:style-name="T12"> </text:span><text:span text:style-name="T15">yapmasI İtİbarIyla</text:span><text:span text:style-name="T5"> </text:span><text:span text:style-name="T6">(nedeniyle)</text:span><text:span text:style-name="T5"> AHİR </text:span><text:span text:style-name="T12">zamanIn Büyük Mehdİsİ unvanInI almamIŞlar</text:span><text:span text:style-name="T5">. </text:span><text:span text:style-name="T6">(Emirdağ Lahikası, s. 260) <text:tab/></text:span></text:p>
      <text:p text:style-name="P14"/>
      <text:p text:style-name="P14"/>
      <text:p text:style-name="P42">BEDİÜZZAMAN TALEBELERİNİN, HZ. MEHDİ’NİN </text:p>
      <text:p text:style-name="P42">YALNIZCA BİRİNCİ GÖREVİNİ DİKKATE ALDIKLARI İÇİN KENDİSİNE </text:p>
      <text:p text:style-name="P42">MEHDİLİK KONUSUNDA HÜSN-Ü ZAN BESLEDİKLERİNİ; </text:p>
      <text:p text:style-name="P42">ANCAK İKİNCİ VE ÜÇÜNCÜ GÖREVLERİNİ GÖZARDI ETTİKLERİ İÇİN “</text:p>
      <text:p text:style-name="P42">YANILDIKLARINI” BELİRTMEKTEDİR</text:p>
      <text:p text:style-name="P8"/>
      <text:p text:style-name="P23"><text:span text:style-name="T6">Ve </text:span><text:span text:style-name="T5">ONUN ÜÇ BÜYÜK VAZİFESİ OLACAK</text:span><text:span text:style-name="T6">. (Emirdağ Lahikası, s. 260)<text:tab/></text:span></text:p>
      <text:p text:style-name="P21"><text:span text:style-name="T6">Bediüzzaman eserlerinde </text:span><text:span text:style-name="T5">“Hz. Mehdi'nin </text:span><text:span text:style-name="T9">bir veya iki görevi değil</text:span><text:span text:style-name="T5">, tam olarak </text:span><text:span text:style-name="T15">üç görevi</text:span><text:span text:style-name="T5"> olduğunu”</text:span><text:span text:style-name="T6"> bildirmektedir. Bu üç görevi birarada yerine getirmeyen şahısların ise ahir zamanın Büyük Mehdisi olamayacağını ifade etmiştir. </text:span></text:p>
      <text:p text:style-name="P21"><text:span text:style-name="T6">Bediüzzaman'ın bu konudaki detaylı açıklamalarına rağmen, bu önemli gerçek gözardı edilerek Bediüzzaman'ın Mehdi olabileceği yönünde bazı fikirler öne sürülmektedir. Halbuki Bediüzzaman eserlerinde bu konuya bizzat açıklık getirmiş, Mehdi olmadığını sayfalar boyunca delilleriyle birlikte açıklamıştır. Bu konudaki tüm bu açık beyanlarına rağmen Risale-i Nur’a ve bu eserin yazarı olarak kendisine Mehdilik konusunda hüsn-ü zan besleyenlere ise, bu düşüncelerinin </text:span><text:span text:style-name="T5">“karıştırmadan kaynaklanan bir yanlışlık olduğunu”</text:span><text:span text:style-name="T6"> söylemiştir:</text:span></text:p>
      <text:p text:style-name="P23"><text:span text:style-name="T5">“Risale-i Nur’un şahs-ı manevisini </text:span><text:span text:style-name="T6">(cemaatini) </text:span><text:span text:style-name="T5">haklı olarak Hz. Mehdi telakki ediyorlar</text:span><text:span text:style-name="T6"> (şahsi bir görüş olarak kabul ediyorlar).</text:span><text:span text:style-name="T5"> O şahs-ı manevinin de bir mümessili </text:span><text:span text:style-name="T6">(temsilcisi)</text:span><text:span text:style-name="T5">, Nur şakirdlerinin </text:span><text:span text:style-name="T6">(talebelerinin) </text:span><text:span text:style-name="T5">tesanüdünden </text:span><text:span text:style-name="T6">(dayanışmasından) </text:span><text:span text:style-name="T5">gelen bir şahs-ı manevisi ve o şahs-ı maneviden bir nevi mümessili </text:span><text:span text:style-name="T6">(temsilcisi) </text:span><text:span text:style-name="T5">olan BİÇARE TERCÜMANINI ZANNETTİKLERİNDEN, BAZEN O İSMİ </text:span><text:span text:style-name="T6">(Hz. Mehdi ismini)</text:span><text:span text:style-name="T5"> O’NA VERİYORLAR. Gerçi BU, BİR İLTİBAS </text:span><text:span text:style-name="T6">(karıştırma) </text:span><text:span text:style-name="T5">BİR SEHİVDİR </text:span><text:span text:style-name="T6">(hatadır, yanılmadır), fakat onlar onda mes'ul değiller. </text:span><text:span text:style-name="T12">Çünkİ zİyade hÜsn-Ü zan, eskİden berİ cereyan edİyor ve İtİraz edİlmez. </text:span><text:span text:style-name="T6">Ben de o kardeşlerimin pek ziyade hüsn-ü zanlarını bir nevi dua ve bir temenni ve Nur talebelerinin kemal-i itikadlarının (imanlarının faziletinin) bir tereşşuhu (yansıması) gördüğümden onlara çok ilişmezdim... (Tılsımlar Mecmuası, s. 201) (Emirdağ Lahikası, s. 248) <text:tab/></text:span></text:p>
      <text:p text:style-name="P21"><text:span text:style-name="T6">Bediüzzaman Risale-i Nur’un şahsı manevisinin ve bu eserlerin yazarı olarak kendisinin kimi zaman Hz. Mehdi olabileceğinin düşünüldüğünü, ancak bunun bir karıştırma ve hata olduğunu belirtmiştir. Bir başka sözünde ise bu düşünceye sahip olan kimselerin iman hakikatlerini anlatma konusu yönünde bir değerlendirme yaptıklarını, ancak Hz. Mehdi'nin diğer iki vazifesi olan </text:span><text:span text:style-name="T5">“İslam birliğinin sağlanması, tüm İslam dünyasının lideri olması ve Hz. İsa ile birlikte İslam ahlakının dünyaya hakim kılınmasının kendisinde görünmediği hususunu dikkate almadıklarını”</text:span><text:span text:style-name="T6"> söylemiştir. Bundan dolayı da </text:span><text:span text:style-name="T5">Risale-i Nur’a ve kendisine yapılan Mehdilik yakıştırmasının yalnızca bir “zan”dan ibaret olduğunu belirtmiştir</text:span><text:span text:style-name="T6">: </text:span></text:p>
      <text:p text:style-name="P23"><text:span text:style-name="T5">... O GELECEK ZATA DAİR HABERLERİ VE İŞARETLERİ, RİSALE-İ NUR’UN ŞAHS-I MANEVİSİNE HATTA BAZEN TERCÜMANINA DA TATBİKE</text:span><text:span text:style-name="T6"> (uydurmaya) </text:span><text:span text:style-name="T5">ÇALIŞMIŞLAR</text:span><text:span text:style-name="T6"> ve Şeriatı </text:span><text:soft-page-break/><text:span text:style-name="T6">ihya (Kuran ahlakının esaslarını hatırlatarak yeniden hayata geçirme) ve hilafeti tatbik olan </text:span><text:span text:style-name="T9">ÇOK GENİŞ DAİREDE HÜKMEDEN BU MÜHİM VAZİFESİNİ NAZARA ALMAMIŞLAR</text:span><text:span text:style-name="T6"> (göz önünde bulundurmamışlar). (Tılsımlar Mecmuası, s. 168)<text:tab/></text:span></text:p>
      <text:p text:style-name="P8">Bediüzzaman, bu sözüyle Hz. Mehdi'ye dair haber ve işaretlerin Risale-i Nur cemaatiyle özdeşleştirilmeye çalışıldığını ancak bu benzetmenin Hz. Mehdi ile ilgili verilen bilgilere uygun düşmediğini belirtmiştir. Bediüzzaman bu benzetmeyi yapan kimselerin Hz. Mehdi'nin iki büyük ve önemli vazifesini gözardı ettikleri için böyle yanlış bir kanaate vardıklarını ifade etmektedir. İslam birliğinin sağlanması ve Hz. Mehdi'nin tüm Müslümanların liderliğini üstlenmesi, Hıristiyanlarla ittifak sağlanması ve Hz. İsa ile birlikte Kuran ahlakının tüm yeryüzüne hakim olması şu ana kadar henüz gerçekleşmemiştir. Bediüzzaman da dahil olmak üzere, Peygamberimiz (sav)'den sonraki dönemlerde gelen müceddidlerin hiçbiri bu büyük görevleri yerine getirmiş değildir. Dolayısıyla Bediüzzaman da bu gerçeği dile getirerek Risale-i Nur’un şahsı manevisini Mehdilikle vasıflandıranların yanıldıklarını ifade etmektedir. Nitekim bir konuda bir kişiye hüsn-ü zan beslenmesi, bu düşüncenin gerçeği yansıttığını gösteren bir delil değildir. Nitekim Bediüzzaman da risalelerinde bunu dile getirmiştir.</text:p>
      <text:p text:style-name="P20"/>
      <text:p text:style-name="P32">Bediüzzaman Eserlerinde,</text:p>
      <text:p text:style-name="P16">Kendisinin “Son Müceddid”</text:p>
      <text:p text:style-name="P16">Ve “Mehdi” Olmadığını</text:p>
      <text:p text:style-name="P16">Delilleriyle Birlikte Açıklamıştır</text:p>
      <text:p text:style-name="P1"/>
      <text:p text:style-name="P1"/>
      <text:p text:style-name="P42">RİSALE-İ NUR’UN GELECEK ASIRLARA IŞIK </text:p>
      <text:p text:style-name="P42">TUTAN BİR ESER OLMASI, BEDİÜZZAMAN’IN </text:p>
      <text:p text:style-name="P42">SON MÜCEDDİD YA DA MEHDİ OLDUĞUNU GÖSTEREN </text:p>
      <text:p text:style-name="P42">BİR DELİL DEĞİLDİR; TÜM İSLAM ALİMLERİNİN </text:p>
      <text:p text:style-name="P42">ESERLERİ GELECEK ASIRLARI AYDINLATMAKTADIR</text:p>
      <text:p text:style-name="P42"/>
      <text:p text:style-name="P21"><text:span text:style-name="T6">Büyük İslam alimi Bediüzzaman Said Nursi Risale-i Nur Külliyatı’nda, sahih hadislerle bildirilen Hz. Mehdi'nin çıkışı ve İslam ahlakını tüm dünyaya hakim kılması konusuna geniş yer vermiştir. Bediüzzaman bu açıklamalarında kendisinin Mehdi olmadığını da açıkça ifade etmiştir. Mehdiyet konusunda kendisine hüsn-ü zan besleyen kimselere </text:span><text:span text:style-name="T5">“kendisinin Hz. Mehdi olmadığını”</text:span><text:span text:style-name="T6"> </text:span><text:span text:style-name="T7">(Emirdağ Lahikası, s. 266)</text:span><text:span text:style-name="T6">, </text:span><text:span text:style-name="T5">“Hz. Mehdi'nin yalnızca bir eri, neferi ve öncüsü olduğunu”</text:span><text:span text:style-name="T6"> </text:span><text:span text:style-name="T7">(Barla Lahikası, s. 162)</text:span><text:span text:style-name="T6">, </text:span><text:span text:style-name="T5">“eserleri ve yaptığı çalışmalar ile Hz. Mehdi'ye zemin hazırladığını”</text:span><text:span text:style-name="T6"> </text:span><text:span text:style-name="T7">(Sikke-i Tasdik-i Gaybi, s. 189), </text:span><text:span text:style-name="T5">“Hz. Mehdi'nin kendisinden bir yüzyıl sonra geleceğini” </text:span><text:span text:style-name="T7">(Kastamonu Lahikası, s. 57)</text:span><text:span text:style-name="T6"> belirterek bu konuya açıklık kazandırmıştır.</text:span></text:p>
      <text:p text:style-name="P21"><text:span text:style-name="T6">Ancak Bediüzzaman eserlerinde bu konuyu hiçbir şüphe bırakmayacak şekilde, delilleriyle birlikte açıkladığı halde, Bediüzzaman'ın </text:span><text:span text:style-name="T8">“...Bu hakikatdan anlaşılıyor ki; sonra gelecek o mübarek zat Risale-i Nur’u bir programı olarak neşr ve tatbik edecek </text:span><text:span text:style-name="T7">(yazma ve dağıtma yoluyla yayacak ve uygulayacak). (Sikke-i Tasdik-i Gaybi, s. 9)</text:span><text:span text:style-name="T6"> sözleri doğrultusunda “</text:span><text:span text:style-name="T10">Hz. Mehdi'nin Risale-i Nur’u kendisine bir program yapmasının, Bediüzzaman'ın “son müceddid” olduğunu gösterdiği</text:span><text:span text:style-name="T6">” şeklinde bazı yanlış fikirler öne sürülmektedir. Bediüzzaman'ın </text:span><text:span text:style-name="T8">“Risale-i Nur, bu asrı ve gelecek asırları tenvir edecek </text:span><text:span text:style-name="T7">(aydınlatacak, nurlandıracak)</text:span><text:span text:style-name="T8"> olan bir mucize-i Kur'âniyedir </text:span><text:span text:style-name="T7">(Kuran mucizesidir)</text:span><text:span text:style-name="T8">."</text:span><text:span text:style-name="T6"> </text:span><text:span text:style-name="T7">(Tarihçe-i Hayat, s. 463)</text:span><text:span text:style-name="T6"> sözleri de bu doğrultuda yanlış şekillerde yorumlanmakta; “</text:span><text:span text:style-name="T10">Risale-i Nur’un gelecek asırlara yol gösterici özellikte olmasının, Bediüzzaman'ın Mehdi olabileceğinin işareti olduğu</text:span><text:span text:style-name="T6">” dile getirilmektedir. Oysa ki </text:span><text:span text:style-name="T5">“Hz. Mehdi'nin görevlerini yerine getirirken Risale-i Nur’dan istifade etmesi, Bediüzzaman'ın ya da Risale-i Nur’un Mehdiyet görevini üstlenmiş olduğunun bir göstergesi değildir.”</text:span><text:span text:style-name="T6"> </text:span></text:p>
      <text:p text:style-name="P8">Bediüzzaman'ın kaleme aldığı, hem çok derin bir Kuran tefsiri, hem de materyalist felsefeyi reddeden ve iman hakikatlerini en iyi şekilde ortaya koyan çok önemli bir eser olan Risale-i Nur Külliyatı, yüzlerce insanın iman etmesine, Allah’a yakınlaşmasına ve doğru yolu görmesine vesile olmuştur. Bediüzzaman, samimi ve hikmetli üslubuyla ahiret, kader, iman gibi birçok konuyu ülfet kırıcı ve düşündürücü bir üslupla anlatmış ve bu yolla yaratılış hakikatlerinin, akıllara ve vicdanlara yerleşmesine vesile olmuştur. Bediüzzaman Said Nursi’nin eserleri Müslümanlara yol gösterici bu nitelikleriyle son derece önemlidir.</text:p>
      <text:p text:style-name="P21"><text:soft-page-break/><text:span text:style-name="T6">Hz. Mehdi, görevlerini yerine getirirken hak kitabımız Kuran Kerim-i ve Peygamberimiz (sav)'in hadislerini kendisine rehber edinecektir. Ancak bunun yanı sıra, Peygamberimiz (sav)'den bu yana gelmiş geçmiş tüm büyük İslam alimlerinin, bugüne kadar yaşamış olan müceddidlerin eserlerinden ve fikirlerinden istifade edecektir. İmam Gazali, İmam Rabbani, Mevlana Halid, İmam Suyuti, Bediüzzaman Said Nursi gibi büyük İslam alimleri arkalarında Müslümanlara yol gösterici nitelikte önemli eserler bırakmışlardır. Hz. Mehdi, Risale-i Nur Külliyatı’ndan olduğu kadar, bu değerli mütefekkirlerin çalışmalarından da aynı şekilde faydalanacaktır. Bu eserlerin her biri Risale-i Nur Külliyatı gibi gelecek asırları tenvir edecek yani Müslümanlara ışık tutacak, yol gösterecek eserlerdir. Hz. Mehdi geldiğinde tüm bu eserlerin yürürlükten kalkması için hiçbir sebep yoktur. Elbette ki Müslümanlığın esasları hakkında derin tefekkürler içeren tüm bu eserlerden istifade edilecektir. Ancak </text:span><text:span text:style-name="T5">“Hz. Mehdi'nin, İmam Gazali’nin, İmam Rabbani’nin ya da Mevlana Halid’in eserlerinden istifade etmesi bu İslam alimlerinin son müceddid ya da Mehdi olduklarını nasıl göstermez ise, Risale-i Nur Külliyatı’ndan istifade etmesi de Bediüzzaman'ın son müceddid olduğunu gösteren bir delil değildir”</text:span><text:span text:style-name="T6">. </text:span></text:p>
      <text:p text:style-name="P8">Hz. Mehdi olmak ayrı, bir eserin gelecek nesillere ışık tutması, yol göstermesi ayrı bir konudur. Nitekim Hz. Mehdi görevlerini yerine getirirken, dünyadaki tüm bilimsel eserlerden; biyoloji ya da felsefe üzerine hazırlanmış çalışmalardan da faydalanacaktır. Ya da Materyalizmin geçersizliğini ortaya koyarken materyalist felsefe aleyhinde yazılmış bilimsel çalışmaları veya Darwinizm ile ilgili eserleri de kullanacaktır. Hz. Mehdi'nin bu bilimsel eserlerden faydalanması da herhangi bir şeyin göstergesi değildir. Önemli olan Hz. Mehdi'nin dünya çapında yapacağı icraatlardır.</text:p>
      <text:p text:style-name="P8">Bir şahsın Hz. Mehdi olabileceğinden bahsedilmek için, bu şahsın herşeyden önce Peygamberimiz (sav)'in hadislerinde belirtilen özelliklere uyması ve yerine getireceği bildirilen görevleri yerine getirmesi gerekmektedir. Peygamberimiz (sav)'in hadislerinde ve Bediüzzaman gibi büyük İslam alimlerinin eserlerinde Hz. Mehdi ortaya çıktığında gerçekleşmiş olması gereken pek çok alamet sayılmaktadır. Hz. Mehdi'nin soyu, fiziksel özellikleri, icraatları yüzlerce sahih hadis ile bildirilmiştir. Hz. Mehdi ortaya çıktığında tüm Müslümanlar arasında İslam Birliği'ni kuracak, Hıristiyan dünyasıyla ittifak yapacak, Hz. İsa'yla buluşacak ve birlikte namaz kılacak, Hz. İsa'yla beraber İslam ahlakını tüm dünyaya hakim kılacaktır. Bu özellikleri taşımayan ve bu büyük görevlerin hepsini birarada yerine getirmemiş bir şahsın Hz. Mehdi olmasından bahsedebilmek mümkün değildir. Bediüzzaman da yaşadığı yüzyılın kutbu olarak çok büyük bir iman hizmeti vermiştir ancak bu görevleri yerine getirmemiştir. Bu nedenle Hz. Mehdi olduğundan bahsedebilmek söz konusu değildir. Nitekim kendisi de eserlerinde bunu çok açık bir şekilde ifade etmiştir. </text:p>
      <text:p text:style-name="P1"/>
      <text:p text:style-name="P42"/>
      <text:p text:style-name="P42">BEDİÜZZAMAN, RİSALE-İ NUR’UN HZ. MEHDİ’NİN “BİRİNCİ VAZİFESİNE </text:p>
      <text:p text:style-name="P42">BAZI CİHETLERDE YALNIZCA ÖNCÜLÜK ETTİĞİNİ” BELİRTMİŞTİR; </text:p>
      <text:p text:style-name="P42">HZ. MEHDİ’NİN BU ESERLERDEN İSTİFADE ETMESİ BEDİÜZZAMAN’IN </text:p>
      <text:p text:style-name="P42">MEHDİ OLDUĞUNUN BİR GÖSTERGESİ DEĞİLDİR</text:p>
      <text:p text:style-name="P3"/>
      <text:p text:style-name="P23"><text:span text:style-name="T5">Kardeşlerimin ikinci iltibası</text:span><text:span text:style-name="T6"> (yanlışlığı): </text:span><text:span text:style-name="T5">Fâni </text:span><text:span text:style-name="T6">(geçici)</text:span><text:span text:style-name="T5"> ve çürütülebilir bir şahsiyeti, </text:span><text:span text:style-name="T15">bâzI cİhetlerle</text:span><text:span text:style-name="T5"> </text:span><text:span text:style-name="T6">(yönleriyle) </text:span><text:span text:style-name="T15">bİrİncİ vazİfede pİŞdarlIk</text:span><text:span text:style-name="T5"> </text:span><text:span text:style-name="T6">(öncülük) </text:span><text:span text:style-name="T15">eden</text:span><text:span text:style-name="T12"> </text:span><text:span text:style-name="T5">Nur Şâkirdlerinin</text:span><text:span text:style-name="T6"> </text:span><text:soft-page-break/><text:span text:style-name="T6">(talebelerinin) </text:span><text:span text:style-name="T5">şahs-ı mânevîsini temsil eden o âciz kardeşine veriyorlar. Halbuki bu iki iltibas </text:span><text:span text:style-name="T6">(yanlışlık, karıştırma) </text:span><text:span text:style-name="T5">da Risale-i Nurun hakikî ihlâsına ve hiçbir şey'e, hattâ mânevî ve uhrevî makamata dahi âlet olmamasına bir cihette </text:span><text:span text:style-name="T6">(yönden) </text:span><text:span text:style-name="T5">zarar verdiği gibi, ehl-i siyaseti de </text:span><text:span text:style-name="T6">(siyaset ehlini de) </text:span><text:span text:style-name="T5">evhama </text:span><text:span text:style-name="T6">(kuruntuya, vehime, olmayan bir şeyi olur zannı ile endişeye) </text:span><text:span text:style-name="T5">düşürüp Risale-i Nur’un neşrine </text:span><text:span text:style-name="T6">(yayınlanmasına, dağıtılmasına, duyurulmasına) </text:span><text:span text:style-name="T5">zarar gelir. Bu zaman, şahs-ı mânevi zamanı olduğu için, böyle büyük ve bâki </text:span><text:span text:style-name="T6">(ebedi) </text:span><text:span text:style-name="T5">hakikatlar, fâni </text:span><text:span text:style-name="T6">(geçici)</text:span><text:span text:style-name="T5"> ve âciz ve sukut edebilir </text:span><text:span text:style-name="T6">(kusur işleyebilen) </text:span><text:span text:style-name="T5">şahsiyetlere bina edilmez.</text:span><text:span text:style-name="T7"><text:tab/></text:span></text:p>
      <text:p text:style-name="P21"><text:span text:style-name="T6">Bediüzzaman Nur talebelerinin Mehdilik konusunda kendisine hüsn-ü zan beslediklerini ancak bunun, </text:span><text:span text:style-name="T5">“karıştırmadan kaynaklanan bir yanlışlık olduğunu”</text:span><text:span text:style-name="T6"> dile getirmektedir. Bu sebeple de </text:span><text:span text:style-name="T5">kendisi için, “bu şekilde söylemeyin; böyle bir Mehdilik iddiasında bulunmayın”</text:span><text:span text:style-name="T6"> demektedir. Bediüzzaman böyle yanlış bir hüsn-ü zanda bulunulmasının Mehdiyet konusunda </text:span><text:span text:style-name="T5">“yanlış bir zan” </text:span><text:span text:style-name="T6">oluşmasına ve böylece iman ehlinin yanlış yönlendirilmesine neden olacağını; sonuçta da bu durumun, Müslümanların gerçek Hz. Mehdi'yi fark etmelerine engel olabileceğini söylemektedir.</text:span></text:p>
      <text:p text:style-name="P21"><text:span text:style-name="T6">Dikkat edilirse Bediüzzaman bu sözlerinde ne kendisinin ne de Nur şakirtlerinin, Hz. Mehdi'nin birinci vazifesini yerine getirdiklerini söylememektedir. Kendisinin </text:span><text:span text:style-name="T5">“Hz. Mehdi'nin birinci vazifesi olan iman hakikatleri konusunda </text:span><text:span text:style-name="T15">Hz. Mehdİ'ye sadece öncülük ettİĞİnİ</text:span><text:span text:style-name="T5"> ve </text:span><text:span text:style-name="T15">bunu da yalnIzca “bazI cİhetlerde </text:span><text:span text:style-name="T16">(</text:span><text:span text:style-name="T10">yönlerde</text:span><text:span text:style-name="T16">)</text:span><text:span text:style-name="T15">” yerİne getİrdİĞİnİ</text:span><text:span text:style-name="T5">”</text:span><text:span text:style-name="T6"> ifade etmektedir. Hz. Mehdi'nin birinci vazifesi olan materyalist felsefenin </text:span><text:span text:style-name="T5">“</text:span><text:span text:style-name="T9">TÜM DÜNYADA</text:span><text:span text:style-name="T5"> VE </text:span><text:span text:style-name="T15">tam anlamIyla</text:span><text:span text:style-name="T12"> etkİsİz hale getİrİlEREK YIKILMASI</text:span><text:span text:style-name="T5">”</text:span><text:span text:style-name="T6">nın ise ancak Hz. Mehdi'nin yerine getireceği hizmetler neticesinde gerçekleştirileceğini belirtmektedir </text:span><text:span text:style-name="T7">(Emirdağ Lahikası, 259)</text:span><text:span text:style-name="T6">.</text:span></text:p>
      <text:p text:style-name="P21"><text:span text:style-name="T6">Önceki satırlarda da açıklandığı gibi Hz. Mehdi'ye birinci vazifesinde öncülük edecek olan bu çalışmalar, Hz. Mehdi'nin yararlanacağı pek çok ilmi eserden biri olacaktır. </text:span><text:span text:style-name="T9">Ancak nasıl ki İslam alimlerinin eserlerinden, bilimsel ya da felsefi çalışmalardan istifade etmesi, bu çalışmaların Mehdilik görevini üstlendiğinin bir delili değilse,</text:span><text:span text:style-name="T10"> </text:span><text:span text:style-name="T9">“Hz. Mehdi'nin Risale-i Nur’u kendine bir program yapması ve bunlardan yararlanması da bu eserlerin Mehdiyet görevini gördüğünün bir ifadesi değildir”</text:span><text:span text:style-name="T6">.</text:span></text:p>
      <text:p text:style-name="P8"/>
      <text:p text:style-name="P42"/>
      <text:p text:style-name="P42">BEDİÜZZAMAN’IN NEDEN MEHDİ OLAMAYACAĞINI </text:p>
      <text:p text:style-name="P42">YÜZLERCE SAYFA BOYUNCA DELİLLERİYLE BİRLİKTE </text:p>
      <text:p text:style-name="P42">AÇIKLAMIŞ OLMASI, “BEN MEHDİ DEĞİLİM” SÖZLERİNİ </text:p>
      <text:p text:style-name="P42">“USULEN” SÖYLEMEDİĞİNİ AÇIKÇA ORTAYA KOYMAKTADIR</text:p>
      <text:p text:style-name="P8"/>
      <text:p text:style-name="P21"><text:span text:style-name="T6">Yaşadığı dönemde yakın çevresinde Bediüzzaman'a Hz. Mehdi olup olmadığı yönünde sorular yöneltilmiştir. Bediüzzaman kendisine sorulan bu soruya “Hayır, ben Mehdi değilim” diyerek cevap vermiş, ancak bunun yanında yüzlerce sayfa boyunca neden Mehdi olamayacağını gerekçeleriyle birlikte delillendirerek açıklamıştır. Açıktır ki eğer Bediüzzaman Mehdi olsaydı, sadece “ben Mehdi değilim” derdi ve böylece konu kapanırdı. Aksini ispatlamak için yüzlerce sayfa boyunca uzun uzun açıklama yapmaya hiçbir şekilde ihtiyaç duymazdı. Onu böyle detaylı bir açıklamaya yapmaya ne zorlayabilirdi ki? Peygamberimiz (sav)'in hadislerinde, Hz. Mehdi'nin “Mehdilik iddiasıyla ortaya çıkmayacağı” belirtilmiştir. Ancak böyle bir şeyin gizlenmesi gerekiyorsa, bunun için sadece tek bir cümle ile “ben </text:span><text:soft-page-break/><text:span text:style-name="T6">Mehdi değilim” demek yeterlidir. Bu sözler neden ikna edici olmasın; reddetmek için uzun uzun yüzlerce sayfa yalan söylenmesine neden gerek olsun? Nitekim İmam Rabbani, Mevlana Halid gibi tarih boyunca yaşamış olan birçok İslam alimine ve müceddide Hz. Mehdi olup olmadıkları sorulduğunda, bu kişiler de “Ben Mehdi değilim” demişlerdir. Eserlerinde de Peygamberimiz (sav)’in hadisleri doğrultusunda ahir zamanda gelecek Hz. Mehdi’nin özellikleri detaylı olarak anlatmışlardır. </text:span></text:p>
      <text:p text:style-name="P8">Ancak Hz. Mehdi geldiğinde, ona da böyle bir soru yöneltildiğinde “ben Mehdilik iddiasında bulunmuyorum” diyecektir. Ama yüzlerce sayfa boyunca açıklama yapıp bunun aksini ispatlamaya da çalışmayacaktır. Hz. Mehdi seyyid olacak, ancak, “ben seyyid değilim, Hz. Mehdi şu özelliklere sahip olacak, şu görevleri yerine getirecek ben bu özellikleri taşımıyorum” gibi izahlar yapmayacaktır.</text:p>
      <text:p text:style-name="P21"><text:span text:style-name="T6">Ama eğer bu durumu açıklayabilmek için, “ben Hz. Mehdi değilim” denmesi yeterli değildir, yüzlerce sayfa yalan söylenmesi gerekiyor” deniyorsa, bunun mantığının da açıklanması gerekir. Bediüzzaman'ın risalelerdeki “Hz. Mehdi'nin kendisinden bir yüzyıl sonra geleceği, kendisinin Hz. Mehdi'nin sadece bir eri, neferi ve öncüsü olduğu, yaptığı çalışmalarla Hz. Mehdi'nin hizmetleri için zemin hazırladığı, Hz. Mehdi'nin üç büyük vazifesini birarada yerine getirmesiyle tanınacağını, kendisinin ise bunu gerçekleştirmediği” yönündeki yüzlerce sayfa açıklamalarının tümünün yalnızca “Mehdiliğini kabul etmemek için usulen söylenmiş sözler” olduğunu iddia etmenin hiçbir mantığı yoktur. </text:span><text:span text:style-name="T5">Bediüzzaman gibi büyük bir İslam aliminin, ‘</text:span><text:span text:style-name="T9">sırf usulen söylenmiş olması için</text:span><text:span text:style-name="T5">’ yüzlerce sayfa boyunca tüm İslam ümmetini aldatacak izahlara yer vermesi, üstelik de tüm bunları Peygamberimiz (sav)'in sahih hadislerine dayandırması hiçbir şekilde söz konusu değildir.</text:span><text:span text:style-name="T6"> Bediüzzaman'ın Mehdiliğini kabul etmemek için yüzlerce sayfa boyunca yalan söylediğini ve Müslümanları yanlış bilgilendirdiğini iddia etmek, çok açıktır ki, derin bir Allah korkusuna ve güçlü bir imana sahip böyle değerli bir İslam alimine karşı çok büyük bir bühtan ve iftira olur. Vefatından yıllar sonra böyle bir iddia ile ortaya çıkılması ise, her ne kadar iyilik adına ve Bediüzzaman’a duyulan sevgi adına da yapılmış olsa, vicdanen hiçbir şekilde kabul edilemez. Bu nedenle Bediüzzaman'ın Mehdiyet konusundaki gerçek düşüncelerinin tam anlamıyla ortaya konmasında fayda vardır. </text:span></text:p>
      <text:p text:style-name="P8">Bu kitap boyunca yer verilen, Bediüzzaman'ın eserlerinde yüzlerce sayfa boyunca anlattığı Mehdiyet konusuyla ilgili tüm izahları, Bediüzzaman'ın Hz. Mehdi olmadığını delilleriyle birlikte ortaya koymaktadır. Bu gerçeğin anlaşılması için Bediüzzaman'ın bu konuda verdiği delillerden bazılarını kısaca şöyle sıralayabiliriz:</text:p>
      <text:p text:style-name="P10"/>
      <text:p text:style-name="P26"><text:span text:style-name="T5">1.</text:span><text:span text:style-name="T6"><text:tab/>Bediüzzaman </text:span><text:span text:style-name="T5">“Hz. Mehdi'nin seyyid olacağını; kendisinin ise seyyid değil Kürt olduğunu”</text:span><text:span text:style-name="T6"> </text:span><text:span text:style-name="T7">(Emirdağ Lâhikası, s. 266)</text:span><text:span text:style-name="T6">, </text:span><text:span text:style-name="T7">(Tenvir, Şualar, s. 365)</text:span><text:span text:style-name="T6"> </text:span><text:span text:style-name="T7">(Münazarat, s.84; Tarihçe-i Hayat, s.228; Bediüzzaman ve Talebelerinin Mahkeme Müdafaları, s.18);</text:span></text:p>
      <text:p text:style-name="P26"><text:span text:style-name="T5">2.<text:tab/> “kendisinin Hz. Mehdi'nin bir eri, neferi ve öncüsü olduğunu”</text:span><text:span text:style-name="T6"> </text:span><text:span text:style-name="T7">(Barla Lâhikası, s. 162)</text:span><text:span text:style-name="T6">;</text:span></text:p>
      <text:p text:style-name="P26"><text:span text:style-name="T5">3.<text:tab/> “eserleri ve yaptığı çalışmalar ile Hz. Mehdi'ye zemin hazırladığını”</text:span><text:span text:style-name="T6"> </text:span><text:span text:style-name="T7">(Sikke-i Tasdik-ı Gaybî, s. 189);</text:span></text:p>
      <text:p text:style-name="P26"><text:span text:style-name="T5">4.<text:tab/>“Hz. Mehdi'nin kendi yaşadığı dönemden bir yüz yıl sonra geleceğini”</text:span><text:span text:style-name="T6"> </text:span><text:span text:style-name="T7">(Kastamonu Lâhikası, s. 57);</text:span></text:p>
      <text:p text:style-name="P26"><text:span text:style-name="T5">5.<text:tab/>“Hz. Mehdi geldiğinde kendisinin vefat etmiş olacağını” </text:span><text:span text:style-name="T7">(Sikke-i Tasdik-i Gaybi, sf. 172) </text:span></text:p>
      <text:p text:style-name="P26"><text:soft-page-break/><text:span text:style-name="T5">6.<text:tab/> “kendisinin ve Risale-i Nur’un Mehdi sanılmasının bir hata ve karıştırma olduğunu”</text:span><text:span text:style-name="T6"> </text:span><text:span text:style-name="T7">(Emirdağ Lahikası, s. 266)</text:span><text:span text:style-name="T6"> </text:span><text:span text:style-name="T5">açıklayarak Mehdi olmadığını ifade etmiştir.</text:span></text:p>
      <text:p text:style-name="P26"><text:span text:style-name="T5">7.<text:tab/>“Hz. Mehdi'nin siyaset, saltanat ve diyanet aleminde üç büyük vazifeyi birarada yerine getireceğini”</text:span><text:span text:style-name="T6"> </text:span><text:span text:style-name="T7">(Şualar, s. 456), (Şualar, s. 590), (Emirdağ Lahikası, s. 259-260) </text:span><text:span text:style-name="T5">belirtmiştir; ancak</text:span><text:span text:style-name="T6"> </text:span><text:span text:style-name="T5">kendisi bu üç görevi birarada yerine getirmemiştir.</text:span></text:p>
      <text:p text:style-name="P26"><text:span text:style-name="T5">8.<text:tab/> “Hz. Mehdi'nin “materyalizm, ateizm ve Darwinizm gibi temeli Allah’ı inkar etme üzerine kurulmuş olan dinsiz akımları “</text:span><text:span text:style-name="T9">tam anlamıyla</text:span><text:span text:style-name="T5">” etkisiz hale getirerek insanların imanını kurtaracağını” </text:span><text:span text:style-name="T7">(Sikke-i Tasdik-i Gaybi, s. 9), (Emirdağ Lahikası, s. 259)</text:span><text:span text:style-name="T5"> belirtmiştir; ancak bu dinsiz akımların ortadan kalkması Bediüzzaman hayattayken “</text:span><text:span text:style-name="T9">tam anlamıyla</text:span><text:span text:style-name="T5">” gerçekleşmemiştir.</text:span></text:p>
      <text:p text:style-name="P26"><text:span text:style-name="T5">9.<text:tab/>“Hz. Mehdi'nin, “Peygamberimiz (sav)’in halifesi ve tüm Müslümanların manevi lideri” ünvanını taşıyarak İslam ahlakının esaslarını yeniden canlandıracağını” </text:span><text:span text:style-name="T7">(Sikke-i Tasdik-i Gaybi, s. 9)</text:span><text:span text:style-name="T6">, </text:span><text:span text:style-name="T5">açıklamıştır;</text:span><text:span text:style-name="T6"> </text:span><text:span text:style-name="T5">ancak kendisi tüm inananların halifesi (manevi lideri) vasfını taşımamıştır.</text:span></text:p>
      <text:p text:style-name="P26"><text:span text:style-name="T5">10.<text:tab/> “Hz. Mehdi'nin tüm dünyaya barış, adalet ve hakkaniyet getireceğini ve İslam alemi üzerindeki zulmü kaldıracağını” </text:span><text:span text:style-name="T7">(Emirdağ Lahikası, s. 259), (Mektubat, s. 411-412),</text:span><text:span text:style-name="T6"> </text:span><text:span text:style-name="T7">(Mektubat, s. 440), (Şualar, s. 456) </text:span><text:span text:style-name="T5">belirtmiştir; ancak</text:span><text:span text:style-name="T6"> </text:span><text:span text:style-name="T5">bu durum Bediüzzaman hayattayken gerçekleşmemiştir.</text:span></text:p>
      <text:p text:style-name="P26"><text:span text:style-name="T5">11.<text:tab/> “Hz. Mehdi'nin ‘Müceddid-i Ekber’ yani ‘en büyük müceddid’ vasfını taşıyacağını”</text:span><text:span text:style-name="T6"> </text:span><text:span text:style-name="T7">(Tılsımlar Mecmuası, s. 168) </text:span><text:span text:style-name="T5">bildirmiştir; ancak</text:span><text:span text:style-name="T6"> </text:span><text:span text:style-name="T5">Bediüzzaman bu ünvana sahip olmamıştır.</text:span></text:p>
      <text:p text:style-name="P26"><text:span text:style-name="T5">12.<text:tab/> “Hz. Mehdi'nin tüm mezhepleri kaldıracağını ve “en büyük müçtehid” </text:span><text:span text:style-name="T7">(ihtiyaç oluştuğunda ayetlerden hüküm çıkaran büyük İslam alimi ve önderi)</text:span><text:span text:style-name="T5"> olarak içtihad yapacağını </text:span><text:span text:style-name="T7">(Tılsımlar Mecmuası, s. 168), (Mektubat, s. 411-412) </text:span><text:span text:style-name="T5">belirtmiştir</text:span><text:span text:style-name="T6">; </text:span><text:span text:style-name="T5">ancak Bediüzzaman mezhepleri kaldırmamış, Şafi mezhebine uymuştur.</text:span><text:span text:style-name="T6"> </text:span><text:span text:style-name="T7">(Emirdağ Lahikası, s. 38), (Büyük Tarihçe-İ Hayat, s.202), (Büyük Tarihçe-İ Hayat, s. 206) (Emirdağ Lahikası, s.573)</text:span></text:p>
      <text:p text:style-name="P26"><text:span text:style-name="T5">13.<text:tab/>“Hz. Mehdi'nin İslam Birliği’ni sağlayacağını” </text:span><text:span text:style-name="T7">(Emirdağ Lahikası, s. 260)</text:span><text:span text:style-name="T6"> </text:span><text:span text:style-name="T5">belirtmiştir; ancak Bediüzzaman yaşadığı dönemde</text:span><text:span text:style-name="T6"> </text:span><text:span text:style-name="T5">tüm dünya Müslümanlarını tek bir çatı altında toplayarak İslam Birliği’ni oluşturmamıştır.</text:span></text:p>
      <text:p text:style-name="P26"><text:span text:style-name="T5">14.<text:tab/> “Hz. Mehdi'nin, tüm İslam alimlerinin, Peygamberimiz (sav)'in soyundan gelen seyyidlerin ve tüm Müslümanların desteğini alacağını” </text:span><text:span text:style-name="T7">(Emirdağ Lahikası, s. 260) </text:span><text:span text:style-name="T5">açıklamıştır; ancak</text:span><text:span text:style-name="T6"> </text:span><text:span text:style-name="T5">Bediüzzaman yaşadığı dönemde böyle geniş bir kesimin desteğini almamıştır.</text:span><text:span text:style-name="T7"> </text:span></text:p>
      <text:p text:style-name="P26"><text:span text:style-name="T5">15.<text:tab/> “Hz. Mehdi'nin “üç büyük vazifesini” yerine getirirken çok büyük bir maddi güç ve hakimiyet sahibi olacağını” </text:span><text:span text:style-name="T7">(Sikke-i Tasdik-i Gaybi, sf. 9) </text:span><text:span text:style-name="T5">belirtmiştir; ancak Bediüzzaman böyle büyük bir maddi kuvvet ve hakimiyet elde etmemiştir.</text:span></text:p>
      <text:p text:style-name="P26"><text:span text:style-name="T5">16.<text:tab/> “Hz. Mehdi'nin Hıristiyan dünyasıyla ittifak yapacağını” </text:span><text:span text:style-name="T7">(Sikke-i Tasdik-i Gaybi, s. 9)</text:span><text:span text:style-name="T6"> </text:span><text:span text:style-name="T5">bildirmiştir; ancak</text:span><text:span text:style-name="T6"> </text:span><text:span text:style-name="T5">Bediüzzaman böyle bir ittifakı gerçekleştirmemiştir.</text:span></text:p>
      <text:p text:style-name="P26"><text:span text:style-name="T5">17.<text:tab/> “Hz. Mehdi'nin Hz. İsa’yla birlikte namaz kılacaklarını” </text:span><text:span text:style-name="T7">(Şualar, s. 493)</text:span><text:span text:style-name="T6"> </text:span><text:span text:style-name="T5">belirtmiştir; ancak</text:span><text:span text:style-name="T6"> </text:span><text:span text:style-name="T5">Bediüzzaman yaşadığı süre içerisinde Hz. İsa'yla birlikte olmamış ve birlikte namaz kılmamıştır.</text:span></text:p>
      <text:p text:style-name="P26"><text:span text:style-name="T5">18.<text:tab/>“Hz. Mehdi'nin Kuran ahlakını tüm dünyaya yerleşik kılacağını ve tüm insanları doğru yola sevk edeceğini” </text:span><text:span text:style-name="T7">(Sikke-i Tasdik-i Gaybi, s. 9) (Mektubat, s. 473) </text:span><text:span text:style-name="T5">söylemiştir; ancak</text:span><text:span text:style-name="T6"> </text:span><text:span text:style-name="T5">İslam ahlakının dünya hakimiyeti de Bediüzzaman hayattayken gerçekleşmemiştir.</text:span></text:p>
      <text:p text:style-name="P5"><text:soft-page-break/>19.<text:tab/>“Hz. Mehdi'nin, Hz. İsa ile birlikte Süfyaniyet ve Deccaliyet’in fikir sistemini etkisiz hale getireceklerini” açıklamıştır; ancak Bediüzzaman Hz. İsa ile biraraya gelmemiş ve bu fikir sistemleri etkisiz hale getirilmemiştir.</text:p>
      <text:p text:style-name="P8"/>
      <text:p text:style-name="P44"/>
      <text:p text:style-name="P47">BEDİÜZZAMAN’IN SÖZLERİ AÇIKTIR; </text:p>
      <text:p text:style-name="P42">TÜM BUNLARIN “BATINİ TEFSİR” </text:p>
      <text:p text:style-name="P42">ADI ALTINDA FARKLI ŞEKİLLERDE YORUMLANMASI </text:p>
      <text:p text:style-name="P42">GEREKTİĞİ MANTIĞI, BEDİÜZZAMAN’IN </text:p>
      <text:p text:style-name="P42">İZAHLARIYLA ÇELİŞMEKTEDİR</text:p>
      <text:p text:style-name="P8"/>
      <text:p text:style-name="P21"><text:span text:style-name="T6">Bir kimsenin Hz. Mehdi olabileceğinden bahsedebilmek için Bediüzzaman'ın yukarıda sayılan sözlerindeki tüm özelliklerin </text:span><text:span text:style-name="T5">“tek bir şahıs”</text:span><text:span text:style-name="T6"> üzerinde görülmesi gerekmektedir. Bediüzzaman hayatını İslam ahlakının tebliğine adamış, bu doğrultuda çok büyük ve şerefli bir mücadele vermiştir. Ancak Hz. Mehdi'nin bu özelliklerine sahip olmamış, dünya çapında yerine getireceği görevleri yerine getirmemiştir.</text:span></text:p>
      <text:p text:style-name="P21"><text:span text:style-name="T6">Bediüzzaman'ın sözleri ve Hz. Mehdi'ye dair henüz gerçekleşmemiş alametler, Bediüzzaman'ın Mehdi olmadığını açıkça ortaya koymaktadır. Ancak bu gerçek, zaman zaman çeşitli şekillerde tevil edilmeye çalışılmakta; Bediüzzaman'ın sözlerine gerçek anlamlarının dışında birtakım yorumlar eklenerek farklı düşünceler gündeme getirilebilmektedir. Hatta bu bakış açısı öyle bir dereceye gelebilmektedir ki, Bediüzzaman'a büyük bir sevgi ve saygı duyan kimseler dahi, Bediüzzaman’ın söylediklerinin anlaşılabilmesi için </text:span><text:span text:style-name="T5">“risalelerdeki sözlerinin yeterli olmayacağını” </text:span><text:span text:style-name="T6">öne sürebilmektedirler. Bu sözleri, yalnızca özel sırlara vakıf, özel tefsir gücü olan, özel yeteneklere ve hislere sahip bazı özel kişilerin </text:span><text:span text:style-name="T5">“batıni tefsir”</text:span><text:span text:style-name="T6"> yaparak anlayabileceğini savunmaktadırlar. Oysa bu gibi iddialar, böylesine değerli bir müceddidin kaleme aldığı risalelerin tümünü şüpheli hale getirecek son derece tehlikeli girişimlerdir. </text:span></text:p>
      <text:p text:style-name="P21"><text:span text:style-name="T6">Bediüzzaman’ın bizzat kendisi eserlerinde pek çok kez bu konunun önemini ifade etmiş; böylesi bir anlayışa karşı olduğu yönündeki fikirlerini beyan etmiştir. Eğer risalelerdeki metinlerin tefsire ihtiyacı varsa, bunu yine bu metinler üzerinde yapılacak ek açıklamalarla açıklamanın uygun olacağını belirtmiştir. Bu sözlerinden birinde </text:span><text:span text:style-name="T5">“Bediüzzaman böyle bir tefsir anlayışına gidilecek olunursa, bunun nasıl suistimale açık hale geleceğini ve bu yolla risalelerde anlatılan hakikatlerin nasıl aslından uzaklaşıp değişeceğini”</text:span><text:span text:style-name="T6"> şöyle hatırlatmıştır:</text:span></text:p>
      <text:p text:style-name="P21"><text:span text:style-name="T9">Nur’un metni, izaha ihtiyacı olsa</text:span><text:span text:style-name="T6">, </text:span><text:span text:style-name="T9">ya satırın üstünde, ya kenarda hâşiyecikler</text:span><text:span text:style-name="T6"> (açıklamalar) </text:span><text:span text:style-name="T9">yazılsa daha münasiptir</text:span><text:span text:style-name="T6"> (uygundur). Çünkü metin içine girse, teksir edilen nüshalar ayrı ayrı olur, tashih (düzeltme) lazım gelir. </text:span><text:span text:style-name="T9">Hem </text:span><text:span text:style-name="T15">su-İ İstİ’male kapI açIlIr, muarIzlar</text:span><text:span text:style-name="T16"> </text:span><text:span text:style-name="T10">(karşı çıkanlar)</text:span><text:span text:style-name="T9"> istifade ederler. Hem herkes senin gibi muhakkik </text:span><text:span text:style-name="T10">(hakikati araştırıp inceleyip bulan) </text:span><text:span text:style-name="T9">müdakkik </text:span><text:span text:style-name="T10">(inceden inceye tetkik eden, en ufak gizli şeyleri bile görmeye çalışan) </text:span><text:span text:style-name="T9">olmaz, </text:span><text:span text:style-name="T15">yanlIŞ mana verİr</text:span><text:span text:style-name="T9">, </text:span><text:span text:style-name="T15">bİr kelİme İlave eder, ehemmİyetlİ bİr hakİkatI kaybetmeye sebeb olur</text:span><text:span text:style-name="T6">. Ben tashihatımda (düzeltmelerimde) böyle zararlı ilaveleri çok gördüm... (Emirdağ Lâhikası Elyazma, s. 661)</text:span></text:p>
      <text:p text:style-name="P8">Yaşadığı yüzyılın müceddidi olan böyle mübarek bir şahsın, tüm dünya Müslümanlarını yakından ilgilendiren Mehdiyet konusundaki önemli açıklamalarının da batıni tefsir adı altında yanlış yorumlanmaması son derece önemlidir. Böyle bir bakış açısı, Risalelerin orijinal halinden uzaklaşmasına ve Müslümanların yanlış bilgilendirilmelerine neden olacaktır. Bu da, Bediüzzaman’ın hikmetli sözlerinin ve kıymetli açıklamalarının gereği gibi takdir edilememesine yol açacaktır.</text:p>
      <text:p text:style-name="P18"><text:soft-page-break/>Bediüzzaman eserlerinde “Risale-i Nur’un her bir kitabı bir Said’dir. Siz hangi kitaba baksanız benimle karşı karşıya görüşmekten on defa ziyade hem faydalanır, hem hakiki bir surette benimle görüşmüş olursunuz. Risale-i Nur bana hiçbir ihtiyaç bırakmıyor.” (Emirdağ Lahikası, s. 159) şeklinde bildirmiştir. Demek ki risaleler, herhangi bir konuda Bediüzzaman'ın tüm kanaatlerini en açık ve doğru şekilde yansıtmaktadır. Mehdiyet konusunda da Bediüzzaman çok anlaşılır açıklamalarda bulunmuş, “kendisinin ya da onun şahsı manevisi olarak Risale-i Nur’un Mehdiyet vazifesini üstlenmemiş olduğunu; ahir zamanın “Büyük Mehdi”sinin, Peygamberimiz (sav)'in hadislerinde ve risalelerde yüzlerce sayfa boyunca anlatılan özelliklere sahip olmasıyla tanınacağını” hiçbir tartışmaya yer bırakmayacak şekilde izah etmiştir.</text:p>
      <text:p text:style-name="P18"/>
      <text:p text:style-name="P20"/>
      <text:p text:style-name="P32">EK BÖLÜM:</text:p>
      <text:p text:style-name="P35">Evrim Teorisinin Sonu</text:p>
      <text:p text:style-name="P34"/>
      <text:p text:style-name="P34"/>
      <text:p text:style-name="P53"><text:span text:style-name="T6">Darwinizm; ara fosil olmadığı halde varmış telkini yapar… Geçersiz deliller sunar… Bulunan bütün fosiller yaratılışı ispat ettiği halde bunun tam aksini savunur… Tesadüfler sonucu oluşma ihtimali ancak 10 </text:span><text:span text:style-name="T4">950</text:span><text:span text:style-name="T6">'de 1 olan, -yani "oluşması imkansız olan" proteinlerle- yine tesadüfler sonucunda, sanatçılar, bilim adamları, profesörler meydana geleceğine inandırmaya çalışır. Hatta meydana gelen profesörlerin, kendilerinin nasıl tesadüfen meydana geldiğini üniversiteler kurarak araştırdığına da inandırmaya çalışır…</text:span></text:p>
      <text:p text:style-name="P48">Darwinizm; bir canlı hücre kromozomunda dev bir kütüphaneden daha fazla bilgi kodlanmış olmasını, kör tesadüflerin mucizesi olarak görür… Görmeyen, duymayan, hissetmeyen, şuursuz atomların, gören, duyan, hisseden, düşünen şuurlu insanlar haline gelmesini, tesadüflerin ilahi gücünden olduğunu iddia eder… Tesadüf, Darwinizm'in mucizeler meydana getiren ilahıdır. </text:p>
      <text:p text:style-name="P48"/>
      <text:p text:style-name="P54"><text:span text:style-name="T5">1.<text:tab/>Darwinizm artık proteinlerin evrimle oluşabileceğini iddia edemiyor. </text:span><text:span text:style-name="T6">Çünkü tek bir proteinin bile tesadüfen doğru dizilimle oluşma ihtimali teorik olarak 10 </text:span><text:span text:style-name="T4">950</text:span><text:span text:style-name="T6">'de 1 dir. Bu ise gerçekleşmesi matematiksel olarak imkansız bir ihtimaldir.</text:span></text:p>
      <text:p text:style-name="P51"/>
      <text:p text:style-name="P54"><text:span text:style-name="T5">2.<text:tab/>Darwinizm artık fosilleri evrime delil olarak gösteremiyor.</text:span><text:span text:style-name="T6"> Çünkü 19. yüzyılın ortalarından bu yana dünyanın dört bir yanında yapılan arkeolojik çalışmalarda, evrimcilerin milyonlarca olduğunu iddia ettikleri "ara geçiş formu" fosillerinden tek bir tane bile bulunamadı. "Kayıp halkaların" bilim dışı bir efsane olduğu anlaşıldı. </text:span></text:p>
      <text:p text:style-name="P51"/>
      <text:p text:style-name="P54"><text:span text:style-name="T5">3.<text:tab/>Evrimciler bugüne kadar bulunmuş olan sayısız fosil karşısında çaresiz kalmışlardır.</text:span><text:span text:style-name="T6"> Çünkü bulunan tüm fosiller yaratılışı destekler, ispat eder mahiyettedir.</text:span></text:p>
      <text:p text:style-name="P51"/>
      <text:p text:style-name="P54"><text:span text:style-name="T5">4.<text:tab/>Evrimciler artık Archaopteryx'in kuşların atası olduğunu iddia edemiyor.</text:span><text:span text:style-name="T6"> Çünkü Archaopteryx fosilleri üzerinde yapılan son incelemeler bu canlının "yarım kuş" olduğu iddiasını çürütmüştür. Archaopteryx'in uçuş için gerekli anatomi ve beyin yapısını kusursuz olarak barındırdığı yani bir kuş olduğu anlaşılmış, böylece "kuşların evrimi masalı" evrimciler için savunulamaz olmuştur.</text:span></text:p>
      <text:p text:style-name="P51"/>
      <text:p text:style-name="P54"><text:span text:style-name="T5">5.<text:tab/>Darwinizm artık "At Serisi" diye ortaya konulan sahte dizilimi kullanamıyor.</text:span><text:span text:style-name="T6"> Çünkü bu sahte serinin dizilimi kullanamıyor. Çünkü bu sahte serinin geçmişte farklı devirlerde ve farklı coğrafyalarda yaşamış bağımsız canlı türlerinden ibaret olduğu anlaşıldı.</text:span></text:p>
      <text:p text:style-name="P51"/>
      <text:p text:style-name="P54"><text:span text:style-name="T5">6.<text:tab/>Darwinizm artık sudan karaya çıkış hikayesi için Coelecanth isimli fosili kullanamıyor.</text:span><text:span text:style-name="T6"> Çünkü soyu tükenmiş bir ara-form olduğu iddia edilen bu canlının halen yaşamakta olan bir dip balığı olduğu ortaya çıkmıştır ve bu canlı bugüne kadar 200'den fazla sayıda -canlı olarak- yakalanmıştır.</text:span></text:p>
      <text:p text:style-name="P51"/>
      <text:p text:style-name="P54"><text:soft-page-break/><text:span text:style-name="T5">7.<text:tab/>Darwinizm, Ramapithecus, Australopithecus Serisi (</text:span><text:span text:style-name="T8">A. Bosei, A Robustus, A. Aferensis, Africanus vb.</text:span><text:span text:style-name="T5">) gibi canlıların insanların ataları oldukları iddiasını artık savunamıyor.</text:span><text:span text:style-name="T6"> Çünkü bu fosiller üzerinde yapılan araştırmalar, bunların insan ile hiçbir ilgisi olmadığını ve tamamının geçmişte yaşamış maymun türlerinden ibaret olduğunu ortaya koymuştur.</text:span></text:p>
      <text:p text:style-name="P51"/>
      <text:p text:style-name="P54"><text:span text:style-name="T5">8.<text:tab/>Darwinizm rekonstrüksiyon (canlandırma) çizimlerle artık insanları kandıramayacak.</text:span><text:span text:style-name="T6"> Çünkü eskiden yaşamış hayvanların kalıntılarına dayanılarak yapılan bu canlandırmaların (rekonstrüksiyon) hiçbir bilimsel değere sahip olmadığı ve tamamen güvenilmez oldukları bilim adamlarınca açıkça ortaya konmuştur.</text:span></text:p>
      <text:p text:style-name="P51"/>
      <text:p text:style-name="P54"><text:span text:style-name="T5">9.<text:tab/>Darwinizm artık "Piltdown Adamı"nı evrime delil olarak gösteremiyor.</text:span><text:span text:style-name="T6"> Çünkü, yapılan araştırmalar "Piltdown Adamı" diye bir fosilin hiçbir zaman var olmadığını, insana ait bir kafatasına orangutan çenesi eklenerek insanların 40 yıl boyunca kandırıldığını ortaya çıkardı.</text:span></text:p>
      <text:p text:style-name="P51"/>
      <text:p text:style-name="P54"><text:span text:style-name="T5">10. Darwinizm "Nebraska Adamı"nın ve sözde ailesinin evrimi ispatladığını artık savunamıyor.</text:span><text:span text:style-name="T6"> Çünkü "Nebraska Adamı" hikayesinin dayandırıldığı azı diş kalıntısının aslında soyu tükenmiş yabani bir domuza ait olduğu tespit edildi.</text:span></text:p>
      <text:p text:style-name="P51"/>
      <text:p text:style-name="P54"><text:span text:style-name="T5">11. Darwinizm artık "Doğal Seleksiyonun evrime sebep olduğu iddiasını savunamıyor.</text:span><text:span text:style-name="T6"> Çünkü, söz konusu mekanizmanın canlıları evrimleştiremeyeceği, onlara yeni özellikler kazandırmayacağı bilimsel olarak ispatlanmıştır.</text:span></text:p>
      <text:p text:style-name="P49">Darwinistlerin yukarıda sayılanlardan başka daha pek çok yanlış bilgilendirmesi söz konusudur. Bunların tamamının geçersizliği zaman içinde ortaya çıkmıştır. Örneğin; evrimleştirici özelliği olduğu iddia edilen mutasyonların tamamen tahrip edici özelliğe sahip olduğu ve canlılara gelişme değil hastalık, sakatlık veya ölüm getirdiği görülmüştür… Darwinistlerin insan embriyosunda solungaç olarak gösterdiği yapının gerçekte insanın orta kulak kanalının, paratiroidlerinin ve timüs bezlerinin başlangıcı olduğu anlaşılmış, üstelik embriyo çizimlerinde evrimi desteklemek için değişiklikler yapıldığı da ortaya çıkmıştır. Bakterilerdeki antibiyotik direncine ait genetik bilginin bakterinin "var olduğu andan itibaren" DNA'sında bulunduğu ortaya çıkarılmıştır…</text:p>
      <text:p text:style-name="P57"/>
      <text:p text:style-name="P60"/>
      <text:p text:style-name="P58"/>
      <text:p text:style-name="P58"/>
      <text:p text:style-name="P59">Hicri 13. asrın müceddidi Bediüzzaman Said Nursi’nin Risale-i Nur Külliyatı’nda üzerinde durduğu konulardan biri, -Peygamberimiz (sav)’in Ahir Zaman’da tüm Müslümanlara bir rahmet ve bir hidayet önderi olarak gönderileceğini bildirdiği- Hz. Mehdi’dir.</text:p>
      <text:p text:style-name="P59">Bediüzzaman eserlerinde “şahsı manevi” kavramından bahsetmiştir. Ancak, bu kavramın kimi zaman, “Bedüzzaman’ın kullandığı anlamdan tamamen farklı” yorumlandığı görülmektedir.</text:p>
      <text:p text:style-name="P59">Bediüzzaman’ın, Peygamberimiz (sav) tarafından “Mehdi” olarak isimlendirilen bu mübarek kişinin gelişine yönelik izahları çok kesin, açık ve nettir.</text:p>
      <text:p text:style-name="P59">Bu nedenle elinizdeki kitapçığın ilk bölümünde Bediüzzaman’ın, Hz. Mehdi’nin bir şahıs olarak geleceğini anlattığı izahları ele alınmakta ve bu konudaki yanlış yorumlamalara açıklık kazandırılmaktadır.</text:p>
      <text:p text:style-name="P59">Kitabın diğer bölüm başlıkları ise şu şekildedir:</text:p>
      <text:p text:style-name="P59">“Bediüzzaman Hz. Mehdi’nin Siyaset Ve Saltanat Alanlarındaki Görevlerini Nasıl Açıklamıştır?”, “Bediüzzaman Eserlerinde, Kendisinin Son Müceddid Ve Mehdi Olmadığını Delilleriyle Birlikte Açıklamıştır.”</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neva1" svg:font-family="Genev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Geneva1" style:font-family-asian="Geneva"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Geneva1" style:font-family-asian="Geneva"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Title" style:family="paragraph" style:parent-style-name="Standard" style:default-outline-level="" style:class="chapter">
      <style:paragraph-properties fo:text-align="center" style:justify-single-word="false"/>
      <style:text-properties fo:color="#000000" style:font-name="Geneva" fo:font-family="Geneva" style:font-family-generic="roman" style:font-pitch="variable" fo:font-size="20pt" fo:letter-spacing="0.018cm" style:text-underline-style="solid" style:text-underline-width="auto" style:text-underline-color="font-color" fo:font-weight="bold" style:font-size-asian="20pt" style:font-weight-asian="bold" style:font-name-complex="Geneva1" style:font-family-complex="Geneva" style:font-family-generic-complex="system" style:font-pitch-complex="variable" style:font-size-complex="20pt" style:font-weight-complex="bold"/>
    </style:style>
    <style:style style:name="_30_0_20_ANA_20_METIN" style:display-name="00 ANA METIN" style:family="paragraph" style:parent-style-name="Standard" style:default-outline-level="">
      <style:paragraph-properties fo:margin-left="0cm" fo:margin-right="0cm" fo:line-height="0.459cm" fo:text-align="justify" style:justify-single-word="false" fo:text-indent="0.4cm" style:auto-text-indent="false"/>
      <style:text-properties fo:font-size="10pt" style:font-size-asian="10pt" style:font-size-complex="10pt"/>
    </style:style>
    <style:style style:name="ANA_20_METIN" style:display-name="ANA METIN" style:family="paragraph" style:parent-style-name="Standard" style:default-outline-level="">
      <style:paragraph-properties fo:margin-left="0cm" fo:margin-right="0cm" fo:line-height="0.409cm" fo:text-align="justify" style:justify-single-word="false" fo:text-indent="0.801cm" style:auto-text-indent="false"/>
      <style:text-properties fo:font-size="9pt" style:font-size-asian="9pt" style:font-size-complex="9pt"/>
    </style:style>
    <style:style style:name="_30_0_20_KONU_20_BASLIGI" style:display-name="00 KONU BASLIGI" style:family="paragraph" style:parent-style-name="Standard" style:default-outline-level="">
      <style:paragraph-properties fo:margin-left="0cm" fo:margin-right="0cm" fo:text-align="end" style:justify-single-word="false" fo:text-indent="0.4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_30_0_20_ARA_20_BASLIK" style:display-name="00 ARA BASLIK" style:family="paragraph" style:parent-style-name="Standard" style:default-outline-level="">
      <style:paragraph-properties fo:margin-left="0.4cm" fo:margin-right="0cm" fo:line-height="0.459cm" fo:text-indent="0cm" style:auto-text-indent="false"/>
      <style:text-properties fo:font-size="10pt" fo:letter-spacing="0.018cm" fo:font-weight="bold" style:font-size-asian="10pt" style:font-weight-asian="bold" style:font-size-complex="10pt" style:font-weight-complex="bold"/>
    </style:style>
    <style:style style:name="_30_0_20_HADIS" style:display-name="00 HADIS" style:family="paragraph" style:parent-style-name="Standard" style:default-outline-level="">
      <style:paragraph-properties fo:margin-left="0.199cm" fo:margin-right="0.199cm" fo:margin-top="0.15cm" fo:margin-bottom="0.15cm" loext:contextual-spacing="false" fo:line-height="0.459cm" fo:text-align="justify" style:justify-single-word="false" fo:text-indent="0cm" style:auto-text-indent="false"/>
      <style:text-properties fo:font-size="9pt" style:font-size-asian="9pt" style:font-size-complex="9pt"/>
    </style:style>
    <style:style style:name="_30_0_20_KONU_20_GIRISI2" style:display-name="00 KONU GIRISI2" style:family="paragraph" style:parent-style-name="Standard" style:default-outline-level="">
      <style:paragraph-properties fo:line-height="0.459cm" fo:text-align="justify"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_30__20_KELIMELER" style:display-name="0 KELIMELER" style:family="paragraph" style:parent-style-name="Standard" style:default-outline-level="">
      <style:paragraph-properties fo:margin-left="0.499cm" fo:margin-right="0cm" fo:line-height="0.459cm" fo:text-indent="0cm" style:auto-text-indent="false">
        <style:tab-stops>
          <style:tab-stop style:position="1.588cm"/>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HİR ZAMAN'I BEDİÜZZAMAN İLE ANLAMAK</dc:title>
    <meta:creation-date>2005-08-02T17:00:00</meta:creation-date>
    <dc:date>2019-10-11T16:55:42.845031498</dc:date>
    <meta:editing-cycles>17</meta:editing-cycles>
    <meta:editing-duration>PT5M2S</meta:editing-duration>
    <meta:generator>LibreOffice/6.3.2.2$Linux_X86_64 LibreOffice_project/ddcf6633b674837c71d3649d97a9cb3c0d392a84</meta:generator>
    <dc:subject>AHİR ZAMAN'I BEDİÜZZAMAN İLE ANLAMAK</dc:subject>
    <meta:document-statistic meta:table-count="0" meta:image-count="0" meta:object-count="0" meta:page-count="73" meta:paragraph-count="656" meta:word-count="23266" meta:character-count="182819" meta:non-whitespace-character-count="159940"/>
    <meta:user-defined meta:name="Operator">2001</meta:user-defined>
  </office:meta>
</office:document-meta>
</file>